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1, 1)</text:p>
          </table:table-cell>
          <table:table-cell office:value-type="float" office:value="1.08150844516754" calcext:value-type="float">
            <text:p>1.08150844516754</text:p>
          </table:table-cell>
          <table:table-cell table:formula="of:=[.D1]" office:value-type="float" office:value="1.08150844516754" calcext:value-type="float">
            <text:p>1.08150844516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1, 1)</text:p>
          </table:table-cell>
          <table:table-cell office:value-type="float" office:value="0.6268" calcext:value-type="float">
            <text:p>0.6268</text:p>
          </table:table-cell>
          <table:table-cell/>
          <table:table-cell table:formula="of:=[.D2]" office:value-type="float" office:value="0.6268" calcext:value-type="float">
            <text:p>0.626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1.27224978694916" calcext:value-type="float">
            <text:p>1.27224978694916</text:p>
          </table:table-cell>
          <table:table-cell table:formula="of:=[.D4]" office:value-type="float" office:value="1.27224978694916" calcext:value-type="float">
            <text:p>1.27224978694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557" calcext:value-type="float">
            <text:p>0.557</text:p>
          </table:table-cell>
          <table:table-cell/>
          <table:table-cell table:formula="of:=[.D5]" office:value-type="float" office:value="0.557" calcext:value-type="float">
            <text:p>0.55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2, 2)</text:p>
          </table:table-cell>
          <table:table-cell office:value-type="float" office:value="1.86818163871765" calcext:value-type="float">
            <text:p>1.86818163871765</text:p>
          </table:table-cell>
          <table:table-cell table:formula="of:=[.D7]" office:value-type="float" office:value="1.86818163871765" calcext:value-type="float">
            <text:p>1.86818163871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2, 2)</text:p>
          </table:table-cell>
          <table:table-cell office:value-type="float" office:value="0.3181" calcext:value-type="float">
            <text:p>0.3181</text:p>
          </table:table-cell>
          <table:table-cell/>
          <table:table-cell table:formula="of:=[.D8]" office:value-type="float" office:value="0.3181" calcext:value-type="float">
            <text:p>0.318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1.92639724311829" calcext:value-type="float">
            <text:p>1.92639724311829</text:p>
          </table:table-cell>
          <table:table-cell table:formula="of:=[.D10]" office:value-type="float" office:value="1.92639724311829" calcext:value-type="float">
            <text:p>1.92639724311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288" calcext:value-type="float">
            <text:p>0.288</text:p>
          </table:table-cell>
          <table:table-cell/>
          <table:table-cell table:formula="of:=[.D11]" office:value-type="float" office:value="0.288" calcext:value-type="float">
            <text:p>0.28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3, 3)</text:p>
          </table:table-cell>
          <table:table-cell office:value-type="float" office:value="1.79014697914124" calcext:value-type="float">
            <text:p>1.79014697914124</text:p>
          </table:table-cell>
          <table:table-cell table:formula="of:=[.D13]" office:value-type="float" office:value="1.79014697914124" calcext:value-type="float">
            <text:p>1.79014697914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3, 3)</text:p>
          </table:table-cell>
          <table:table-cell office:value-type="float" office:value="0.3509" calcext:value-type="float">
            <text:p>0.3509</text:p>
          </table:table-cell>
          <table:table-cell/>
          <table:table-cell table:formula="of:=[.D14]" office:value-type="float" office:value="0.3509" calcext:value-type="float">
            <text:p>0.350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1.85357802963257" calcext:value-type="float">
            <text:p>1.85357802963257</text:p>
          </table:table-cell>
          <table:table-cell table:formula="of:=[.D16]" office:value-type="float" office:value="1.85357802963257" calcext:value-type="float">
            <text:p>1.85357802963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0.3243" calcext:value-type="float">
            <text:p>0.3243</text:p>
          </table:table-cell>
          <table:table-cell/>
          <table:table-cell table:formula="of:=[.D17]" office:value-type="float" office:value="0.3243" calcext:value-type="float">
            <text:p>0.324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4, 4)</text:p>
          </table:table-cell>
          <table:table-cell office:value-type="float" office:value="2.01590262069702" calcext:value-type="float">
            <text:p>2.01590262069702</text:p>
          </table:table-cell>
          <table:table-cell table:formula="of:=[.D19]" office:value-type="float" office:value="2.01590262069702" calcext:value-type="float">
            <text:p>2.01590262069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4, 4)</text:p>
          </table:table-cell>
          <table:table-cell office:value-type="float" office:value="0.2494" calcext:value-type="float">
            <text:p>0.2494</text:p>
          </table:table-cell>
          <table:table-cell/>
          <table:table-cell table:formula="of:=[.D20]" office:value-type="float" office:value="0.2494" calcext:value-type="float">
            <text:p>0.249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2.04010485610962" calcext:value-type="float">
            <text:p>2.04010485610962</text:p>
          </table:table-cell>
          <table:table-cell table:formula="of:=[.D22]" office:value-type="float" office:value="2.04010485610962" calcext:value-type="float">
            <text:p>2.04010485610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0.2411" calcext:value-type="float">
            <text:p>0.2411</text:p>
          </table:table-cell>
          <table:table-cell/>
          <table:table-cell table:formula="of:=[.D23]" office:value-type="float" office:value="0.2411" calcext:value-type="float">
            <text:p>0.241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5, 5)</text:p>
          </table:table-cell>
          <table:table-cell office:value-type="float" office:value="1.99877021389008" calcext:value-type="float">
            <text:p>1.99877021389008</text:p>
          </table:table-cell>
          <table:table-cell table:formula="of:=[.D25]" office:value-type="float" office:value="1.99877021389008" calcext:value-type="float">
            <text:p>1.99877021389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5, 5)</text:p>
          </table:table-cell>
          <table:table-cell office:value-type="float" office:value="0.2526" calcext:value-type="float">
            <text:p>0.2526</text:p>
          </table:table-cell>
          <table:table-cell/>
          <table:table-cell table:formula="of:=[.D26]" office:value-type="float" office:value="0.2526" calcext:value-type="float">
            <text:p>0.252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2.01609922275543" calcext:value-type="float">
            <text:p>2.01609922275543</text:p>
          </table:table-cell>
          <table:table-cell table:formula="of:=[.D28]" office:value-type="float" office:value="2.01609922275543" calcext:value-type="float">
            <text:p>2.016099222755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0.2469" calcext:value-type="float">
            <text:p>0.2469</text:p>
          </table:table-cell>
          <table:table-cell/>
          <table:table-cell table:formula="of:=[.D29]" office:value-type="float" office:value="0.2469" calcext:value-type="float">
            <text:p>0.246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6, 6)</text:p>
          </table:table-cell>
          <table:table-cell office:value-type="float" office:value="1.98105845127106" calcext:value-type="float">
            <text:p>1.98105845127106</text:p>
          </table:table-cell>
          <table:table-cell table:formula="of:=[.D31]" office:value-type="float" office:value="1.98105845127106" calcext:value-type="float">
            <text:p>1.98105845127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6, 6)</text:p>
          </table:table-cell>
          <table:table-cell office:value-type="float" office:value="0.2615" calcext:value-type="float">
            <text:p>0.2615</text:p>
          </table:table-cell>
          <table:table-cell/>
          <table:table-cell table:formula="of:=[.D32]" office:value-type="float" office:value="0.2615" calcext:value-type="float">
            <text:p>0.261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2.00829056243896" calcext:value-type="float">
            <text:p>2.00829056243896</text:p>
          </table:table-cell>
          <table:table-cell table:formula="of:=[.D34]" office:value-type="float" office:value="2.00829056243896" calcext:value-type="float">
            <text:p>2.00829056243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0.2492" calcext:value-type="float">
            <text:p>0.2492</text:p>
          </table:table-cell>
          <table:table-cell/>
          <table:table-cell table:formula="of:=[.D35]" office:value-type="float" office:value="0.2492" calcext:value-type="float">
            <text:p>0.249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7, 7)</text:p>
          </table:table-cell>
          <table:table-cell office:value-type="float" office:value="1.97689575119019" calcext:value-type="float">
            <text:p>1.97689575119019</text:p>
          </table:table-cell>
          <table:table-cell table:formula="of:=[.D37]" office:value-type="float" office:value="1.97689575119019" calcext:value-type="float">
            <text:p>1.97689575119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7, 7)</text:p>
          </table:table-cell>
          <table:table-cell office:value-type="float" office:value="0.2626" calcext:value-type="float">
            <text:p>0.2626</text:p>
          </table:table-cell>
          <table:table-cell/>
          <table:table-cell table:formula="of:=[.D38]" office:value-type="float" office:value="0.2626" calcext:value-type="float">
            <text:p>0.262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1.99267464179993" calcext:value-type="float">
            <text:p>1.99267464179993</text:p>
          </table:table-cell>
          <table:table-cell table:formula="of:=[.D40]" office:value-type="float" office:value="1.99267464179993" calcext:value-type="float">
            <text:p>1.99267464179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0.2564" calcext:value-type="float">
            <text:p>0.2564</text:p>
          </table:table-cell>
          <table:table-cell/>
          <table:table-cell table:formula="of:=[.D41]" office:value-type="float" office:value="0.2564" calcext:value-type="float">
            <text:p>0.256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8, 8)</text:p>
          </table:table-cell>
          <table:table-cell office:value-type="float" office:value="1.96223638496399" calcext:value-type="float">
            <text:p>1.96223638496399</text:p>
          </table:table-cell>
          <table:table-cell table:formula="of:=[.D43]" office:value-type="float" office:value="1.96223638496399" calcext:value-type="float">
            <text:p>1.96223638496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8, 8)</text:p>
          </table:table-cell>
          <table:table-cell office:value-type="float" office:value="0.2695" calcext:value-type="float">
            <text:p>0.2695</text:p>
          </table:table-cell>
          <table:table-cell/>
          <table:table-cell table:formula="of:=[.D44]" office:value-type="float" office:value="0.2695" calcext:value-type="float">
            <text:p>0.269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1.98184348049164" calcext:value-type="float">
            <text:p>1.98184348049164</text:p>
          </table:table-cell>
          <table:table-cell table:formula="of:=[.D46]" office:value-type="float" office:value="1.98184348049164" calcext:value-type="float">
            <text:p>1.98184348049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1, 1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0.2627" calcext:value-type="float">
            <text:p>0.2627</text:p>
          </table:table-cell>
          <table:table-cell/>
          <table:table-cell table:formula="of:=[.D47]" office:value-type="float" office:value="0.2627" calcext:value-type="float">
            <text:p>0.262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1, 1)</text:p>
          </table:table-cell>
          <table:table-cell office:value-type="float" office:value="1.06802836856842" calcext:value-type="float">
            <text:p>1.06802836856842</text:p>
          </table:table-cell>
          <table:table-cell table:formula="of:=[.D49]" office:value-type="float" office:value="1.06802836856842" calcext:value-type="float">
            <text:p>1.06802836856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1, 1)</text:p>
          </table:table-cell>
          <table:table-cell office:value-type="float" office:value="0.7074" calcext:value-type="float">
            <text:p>0.7074</text:p>
          </table:table-cell>
          <table:table-cell/>
          <table:table-cell table:formula="of:=[.D50]" office:value-type="float" office:value="0.7074" calcext:value-type="float">
            <text:p>0.707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782901612949371" calcext:value-type="float">
            <text:p>0.782901612949371</text:p>
          </table:table-cell>
          <table:table-cell table:formula="of:=[.D52]" office:value-type="float" office:value="0.782901612949371" calcext:value-type="float">
            <text:p>0.782901612949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7329" calcext:value-type="float">
            <text:p>0.7329</text:p>
          </table:table-cell>
          <table:table-cell/>
          <table:table-cell table:formula="of:=[.D53]" office:value-type="float" office:value="0.7329" calcext:value-type="float">
            <text:p>0.732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2, 2)</text:p>
          </table:table-cell>
          <table:table-cell office:value-type="float" office:value="1.14689784536362" calcext:value-type="float">
            <text:p>1.14689784536362</text:p>
          </table:table-cell>
          <table:table-cell table:formula="of:=[.D55]" office:value-type="float" office:value="1.14689784536362" calcext:value-type="float">
            <text:p>1.14689784536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2, 2)</text:p>
          </table:table-cell>
          <table:table-cell office:value-type="float" office:value="0.5965" calcext:value-type="float">
            <text:p>0.5965</text:p>
          </table:table-cell>
          <table:table-cell/>
          <table:table-cell table:formula="of:=[.D56]" office:value-type="float" office:value="0.5965" calcext:value-type="float">
            <text:p>0.596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1.16125114936829" calcext:value-type="float">
            <text:p>1.16125114936829</text:p>
          </table:table-cell>
          <table:table-cell table:formula="of:=[.D58]" office:value-type="float" office:value="1.16125114936829" calcext:value-type="float">
            <text:p>1.16125114936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5787" calcext:value-type="float">
            <text:p>0.5787</text:p>
          </table:table-cell>
          <table:table-cell/>
          <table:table-cell table:formula="of:=[.D59]" office:value-type="float" office:value="0.5787" calcext:value-type="float">
            <text:p>0.578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3, 3)</text:p>
          </table:table-cell>
          <table:table-cell office:value-type="float" office:value="1.44023822746277" calcext:value-type="float">
            <text:p>1.44023822746277</text:p>
          </table:table-cell>
          <table:table-cell table:formula="of:=[.D61]" office:value-type="float" office:value="1.44023822746277" calcext:value-type="float">
            <text:p>1.44023822746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3, 3)</text:p>
          </table:table-cell>
          <table:table-cell office:value-type="float" office:value="0.4838" calcext:value-type="float">
            <text:p>0.4838</text:p>
          </table:table-cell>
          <table:table-cell/>
          <table:table-cell table:formula="of:=[.D62]" office:value-type="float" office:value="0.4838" calcext:value-type="float">
            <text:p>0.483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1.51581599159241" calcext:value-type="float">
            <text:p>1.51581599159241</text:p>
          </table:table-cell>
          <table:table-cell table:formula="of:=[.D64]" office:value-type="float" office:value="1.51581599159241" calcext:value-type="float">
            <text:p>1.51581599159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0.4544" calcext:value-type="float">
            <text:p>0.4544</text:p>
          </table:table-cell>
          <table:table-cell/>
          <table:table-cell table:formula="of:=[.D65]" office:value-type="float" office:value="0.4544" calcext:value-type="float">
            <text:p>0.454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4, 4)</text:p>
          </table:table-cell>
          <table:table-cell office:value-type="float" office:value="1.67402789268494" calcext:value-type="float">
            <text:p>1.67402789268494</text:p>
          </table:table-cell>
          <table:table-cell table:formula="of:=[.D67]" office:value-type="float" office:value="1.67402789268494" calcext:value-type="float">
            <text:p>1.67402789268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4, 4)</text:p>
          </table:table-cell>
          <table:table-cell office:value-type="float" office:value="0.4037" calcext:value-type="float">
            <text:p>0.4037</text:p>
          </table:table-cell>
          <table:table-cell/>
          <table:table-cell table:formula="of:=[.D68]" office:value-type="float" office:value="0.4037" calcext:value-type="float">
            <text:p>0.403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1.71725793571472" calcext:value-type="float">
            <text:p>1.71725793571472</text:p>
          </table:table-cell>
          <table:table-cell table:formula="of:=[.D70]" office:value-type="float" office:value="1.71725793571472" calcext:value-type="float">
            <text:p>1.71725793571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0.3827" calcext:value-type="float">
            <text:p>0.3827</text:p>
          </table:table-cell>
          <table:table-cell/>
          <table:table-cell table:formula="of:=[.D71]" office:value-type="float" office:value="0.3827" calcext:value-type="float">
            <text:p>0.382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5, 5)</text:p>
          </table:table-cell>
          <table:table-cell office:value-type="float" office:value="1.55813943004608" calcext:value-type="float">
            <text:p>1.55813943004608</text:p>
          </table:table-cell>
          <table:table-cell table:formula="of:=[.D73]" office:value-type="float" office:value="1.55813943004608" calcext:value-type="float">
            <text:p>1.55813943004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5, 5)</text:p>
          </table:table-cell>
          <table:table-cell office:value-type="float" office:value="0.4467" calcext:value-type="float">
            <text:p>0.4467</text:p>
          </table:table-cell>
          <table:table-cell/>
          <table:table-cell table:formula="of:=[.D74]" office:value-type="float" office:value="0.4467" calcext:value-type="float">
            <text:p>0.446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1.60758343315125" calcext:value-type="float">
            <text:p>1.60758343315125</text:p>
          </table:table-cell>
          <table:table-cell table:formula="of:=[.D76]" office:value-type="float" office:value="1.60758343315125" calcext:value-type="float">
            <text:p>1.60758343315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0.4316" calcext:value-type="float">
            <text:p>0.4316</text:p>
          </table:table-cell>
          <table:table-cell/>
          <table:table-cell table:formula="of:=[.D77]" office:value-type="float" office:value="0.4316" calcext:value-type="float">
            <text:p>0.431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6, 6)</text:p>
          </table:table-cell>
          <table:table-cell office:value-type="float" office:value="1.56270534706116" calcext:value-type="float">
            <text:p>1.56270534706116</text:p>
          </table:table-cell>
          <table:table-cell table:formula="of:=[.D79]" office:value-type="float" office:value="1.56270534706116" calcext:value-type="float">
            <text:p>1.56270534706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6, 6)</text:p>
          </table:table-cell>
          <table:table-cell office:value-type="float" office:value="0.444" calcext:value-type="float">
            <text:p>0.444</text:p>
          </table:table-cell>
          <table:table-cell/>
          <table:table-cell table:formula="of:=[.D80]" office:value-type="float" office:value="0.444" calcext:value-type="float">
            <text:p>0.44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1.58239267730713" calcext:value-type="float">
            <text:p>1.58239267730713</text:p>
          </table:table-cell>
          <table:table-cell table:formula="of:=[.D82]" office:value-type="float" office:value="1.58239267730713" calcext:value-type="float">
            <text:p>1.58239267730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0.4304" calcext:value-type="float">
            <text:p>0.4304</text:p>
          </table:table-cell>
          <table:table-cell/>
          <table:table-cell table:formula="of:=[.D83]" office:value-type="float" office:value="0.4304" calcext:value-type="float">
            <text:p>0.430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7, 7)</text:p>
          </table:table-cell>
          <table:table-cell office:value-type="float" office:value="1.55609832515717" calcext:value-type="float">
            <text:p>1.55609832515717</text:p>
          </table:table-cell>
          <table:table-cell table:formula="of:=[.D85]" office:value-type="float" office:value="1.55609832515717" calcext:value-type="float">
            <text:p>1.55609832515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7, 7)</text:p>
          </table:table-cell>
          <table:table-cell office:value-type="float" office:value="0.4366" calcext:value-type="float">
            <text:p>0.4366</text:p>
          </table:table-cell>
          <table:table-cell/>
          <table:table-cell table:formula="of:=[.D86]" office:value-type="float" office:value="0.4366" calcext:value-type="float">
            <text:p>0.436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1.59238636341095" calcext:value-type="float">
            <text:p>1.59238636341095</text:p>
          </table:table-cell>
          <table:table-cell table:formula="of:=[.D88]" office:value-type="float" office:value="1.59238636341095" calcext:value-type="float">
            <text:p>1.59238636341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0.4265" calcext:value-type="float">
            <text:p>0.4265</text:p>
          </table:table-cell>
          <table:table-cell/>
          <table:table-cell table:formula="of:=[.D89]" office:value-type="float" office:value="0.4265" calcext:value-type="float">
            <text:p>0.426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8, 8)</text:p>
          </table:table-cell>
          <table:table-cell office:value-type="float" office:value="1.54560891551971" calcext:value-type="float">
            <text:p>1.54560891551971</text:p>
          </table:table-cell>
          <table:table-cell table:formula="of:=[.D91]" office:value-type="float" office:value="1.54560891551971" calcext:value-type="float">
            <text:p>1.54560891551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8, 8)</text:p>
          </table:table-cell>
          <table:table-cell office:value-type="float" office:value="0.4489" calcext:value-type="float">
            <text:p>0.4489</text:p>
          </table:table-cell>
          <table:table-cell/>
          <table:table-cell table:formula="of:=[.D92]" office:value-type="float" office:value="0.4489" calcext:value-type="float">
            <text:p>0.448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1.60909883556366" calcext:value-type="float">
            <text:p>1.60909883556366</text:p>
          </table:table-cell>
          <table:table-cell table:formula="of:=[.D94]" office:value-type="float" office:value="1.60909883556366" calcext:value-type="float">
            <text:p>1.60909883556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2, 2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0.4193" calcext:value-type="float">
            <text:p>0.4193</text:p>
          </table:table-cell>
          <table:table-cell/>
          <table:table-cell table:formula="of:=[.D95]" office:value-type="float" office:value="0.4193" calcext:value-type="float">
            <text:p>0.419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1, 1)</text:p>
          </table:table-cell>
          <table:table-cell office:value-type="float" office:value="1.60534800605774" calcext:value-type="float">
            <text:p>1.60534800605774</text:p>
          </table:table-cell>
          <table:table-cell table:formula="of:=[.D97]" office:value-type="float" office:value="1.60534800605774" calcext:value-type="float">
            <text:p>1.60534800605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1, 1)</text:p>
          </table:table-cell>
          <table:table-cell office:value-type="float" office:value="0.7064" calcext:value-type="float">
            <text:p>0.7064</text:p>
          </table:table-cell>
          <table:table-cell/>
          <table:table-cell table:formula="of:=[.D98]" office:value-type="float" office:value="0.7064" calcext:value-type="float">
            <text:p>0.706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656766930103302" calcext:value-type="float">
            <text:p>0.656766930103302</text:p>
          </table:table-cell>
          <table:table-cell table:formula="of:=[.D100]" office:value-type="float" office:value="0.656766930103302" calcext:value-type="float">
            <text:p>0.656766930103302</text:p>
          </table:table-cell>
          <table:table-cell table:number-columns-repeated="4"/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7814" calcext:value-type="float">
            <text:p>0.7814</text:p>
          </table:table-cell>
          <table:table-cell/>
          <table:table-cell table:formula="of:=[.D101]" office:value-type="float" office:value="0.7814" calcext:value-type="float">
            <text:p>0.7814</text:p>
          </table:table-cell>
          <table:table-cell table:number-columns-repeated="3"/>
          <table:table-cell office:value-type="string" calcext:value-type="string">
            <text:p>BES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2, 2)</text:p>
          </table:table-cell>
          <table:table-cell office:value-type="float" office:value="1.07912825689316" calcext:value-type="float">
            <text:p>1.07912825689316</text:p>
          </table:table-cell>
          <table:table-cell table:formula="of:=[.D103]" office:value-type="float" office:value="1.07912825689316" calcext:value-type="float">
            <text:p>1.07912825689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2, 2)</text:p>
          </table:table-cell>
          <table:table-cell office:value-type="float" office:value="0.6368" calcext:value-type="float">
            <text:p>0.6368</text:p>
          </table:table-cell>
          <table:table-cell/>
          <table:table-cell table:formula="of:=[.D104]" office:value-type="float" office:value="0.6368" calcext:value-type="float">
            <text:p>0.636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1.00507943401337" calcext:value-type="float">
            <text:p>1.00507943401337</text:p>
          </table:table-cell>
          <table:table-cell table:formula="of:=[.D106]" office:value-type="float" office:value="1.00507943401337" calcext:value-type="float">
            <text:p>1.00507943401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6432" calcext:value-type="float">
            <text:p>0.6432</text:p>
          </table:table-cell>
          <table:table-cell/>
          <table:table-cell table:formula="of:=[.D107]" office:value-type="float" office:value="0.6432" calcext:value-type="float">
            <text:p>0.643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3, 3)</text:p>
          </table:table-cell>
          <table:table-cell office:value-type="float" office:value="1.16683575973511" calcext:value-type="float">
            <text:p>1.16683575973511</text:p>
          </table:table-cell>
          <table:table-cell table:formula="of:=[.D109]" office:value-type="float" office:value="1.16683575973511" calcext:value-type="float">
            <text:p>1.166835759735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3, 3)</text:p>
          </table:table-cell>
          <table:table-cell office:value-type="float" office:value="0.5884" calcext:value-type="float">
            <text:p>0.5884</text:p>
          </table:table-cell>
          <table:table-cell/>
          <table:table-cell table:formula="of:=[.D110]" office:value-type="float" office:value="0.5884" calcext:value-type="float">
            <text:p>0.588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1.17924958972931" calcext:value-type="float">
            <text:p>1.17924958972931</text:p>
          </table:table-cell>
          <table:table-cell table:formula="of:=[.D112]" office:value-type="float" office:value="1.17924958972931" calcext:value-type="float">
            <text:p>1.179249589729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0.5748" calcext:value-type="float">
            <text:p>0.5748</text:p>
          </table:table-cell>
          <table:table-cell/>
          <table:table-cell table:formula="of:=[.D113]" office:value-type="float" office:value="0.5748" calcext:value-type="float">
            <text:p>0.574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4, 4)</text:p>
          </table:table-cell>
          <table:table-cell office:value-type="float" office:value="1.35856289157867" calcext:value-type="float">
            <text:p>1.35856289157867</text:p>
          </table:table-cell>
          <table:table-cell table:formula="of:=[.D115]" office:value-type="float" office:value="1.35856289157867" calcext:value-type="float">
            <text:p>1.35856289157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4, 4)</text:p>
          </table:table-cell>
          <table:table-cell office:value-type="float" office:value="0.5218" calcext:value-type="float">
            <text:p>0.5218</text:p>
          </table:table-cell>
          <table:table-cell/>
          <table:table-cell table:formula="of:=[.D116]" office:value-type="float" office:value="0.5218" calcext:value-type="float">
            <text:p>0.521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1.35565987787247" calcext:value-type="float">
            <text:p>1.35565987787247</text:p>
          </table:table-cell>
          <table:table-cell table:formula="of:=[.D118]" office:value-type="float" office:value="1.35565987787247" calcext:value-type="float">
            <text:p>1.35565987787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0.518" calcext:value-type="float">
            <text:p>0.518</text:p>
          </table:table-cell>
          <table:table-cell/>
          <table:table-cell table:formula="of:=[.D119]" office:value-type="float" office:value="0.518" calcext:value-type="float">
            <text:p>0.51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5, 5)</text:p>
          </table:table-cell>
          <table:table-cell office:value-type="float" office:value="1.27750652484894" calcext:value-type="float">
            <text:p>1.27750652484894</text:p>
          </table:table-cell>
          <table:table-cell table:formula="of:=[.D121]" office:value-type="float" office:value="1.27750652484894" calcext:value-type="float">
            <text:p>1.27750652484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5, 5)</text:p>
          </table:table-cell>
          <table:table-cell office:value-type="float" office:value="0.5478" calcext:value-type="float">
            <text:p>0.5478</text:p>
          </table:table-cell>
          <table:table-cell/>
          <table:table-cell table:formula="of:=[.D122]" office:value-type="float" office:value="0.5478" calcext:value-type="float">
            <text:p>0.547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1.30022172889709" calcext:value-type="float">
            <text:p>1.30022172889709</text:p>
          </table:table-cell>
          <table:table-cell table:formula="of:=[.D124]" office:value-type="float" office:value="1.30022172889709" calcext:value-type="float">
            <text:p>1.30022172889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0.5404" calcext:value-type="float">
            <text:p>0.5404</text:p>
          </table:table-cell>
          <table:table-cell/>
          <table:table-cell table:formula="of:=[.D125]" office:value-type="float" office:value="0.5404" calcext:value-type="float">
            <text:p>0.540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6, 6)</text:p>
          </table:table-cell>
          <table:table-cell office:value-type="float" office:value="1.30015241498947" calcext:value-type="float">
            <text:p>1.30015241498947</text:p>
          </table:table-cell>
          <table:table-cell table:formula="of:=[.D127]" office:value-type="float" office:value="1.30015241498947" calcext:value-type="float">
            <text:p>1.30015241498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6, 6)</text:p>
          </table:table-cell>
          <table:table-cell office:value-type="float" office:value="0.5364" calcext:value-type="float">
            <text:p>0.5364</text:p>
          </table:table-cell>
          <table:table-cell/>
          <table:table-cell table:formula="of:=[.D128]" office:value-type="float" office:value="0.5364" calcext:value-type="float">
            <text:p>0.536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1.31816575393677" calcext:value-type="float">
            <text:p>1.31816575393677</text:p>
          </table:table-cell>
          <table:table-cell table:formula="of:=[.D130]" office:value-type="float" office:value="1.31816575393677" calcext:value-type="float">
            <text:p>1.318165753936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0.5316" calcext:value-type="float">
            <text:p>0.5316</text:p>
          </table:table-cell>
          <table:table-cell/>
          <table:table-cell table:formula="of:=[.D131]" office:value-type="float" office:value="0.5316" calcext:value-type="float">
            <text:p>0.531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7, 7)</text:p>
          </table:table-cell>
          <table:table-cell office:value-type="float" office:value="1.37304288463593" calcext:value-type="float">
            <text:p>1.37304288463593</text:p>
          </table:table-cell>
          <table:table-cell table:formula="of:=[.D133]" office:value-type="float" office:value="1.37304288463593" calcext:value-type="float">
            <text:p>1.37304288463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7, 7)</text:p>
          </table:table-cell>
          <table:table-cell office:value-type="float" office:value="0.5084" calcext:value-type="float">
            <text:p>0.5084</text:p>
          </table:table-cell>
          <table:table-cell/>
          <table:table-cell table:formula="of:=[.D134]" office:value-type="float" office:value="0.5084" calcext:value-type="float">
            <text:p>0.508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1.35187407550812" calcext:value-type="float">
            <text:p>1.35187407550812</text:p>
          </table:table-cell>
          <table:table-cell table:formula="of:=[.D136]" office:value-type="float" office:value="1.35187407550812" calcext:value-type="float">
            <text:p>1.3518740755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0.5125" calcext:value-type="float">
            <text:p>0.5125</text:p>
          </table:table-cell>
          <table:table-cell/>
          <table:table-cell table:formula="of:=[.D137]" office:value-type="float" office:value="0.5125" calcext:value-type="float">
            <text:p>0.512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8, 8)</text:p>
          </table:table-cell>
          <table:table-cell office:value-type="float" office:value="1.5151134311676" calcext:value-type="float">
            <text:p>1.5151134311676</text:p>
          </table:table-cell>
          <table:table-cell table:formula="of:=[.D139]" office:value-type="float" office:value="1.5151134311676" calcext:value-type="float">
            <text:p>1.51511343116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8, 8)</text:p>
          </table:table-cell>
          <table:table-cell office:value-type="float" office:value="0.4541" calcext:value-type="float">
            <text:p>0.4541</text:p>
          </table:table-cell>
          <table:table-cell/>
          <table:table-cell table:formula="of:=[.D140]" office:value-type="float" office:value="0.4541" calcext:value-type="float">
            <text:p>0.454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1.55790743904114" calcext:value-type="float">
            <text:p>1.55790743904114</text:p>
          </table:table-cell>
          <table:table-cell table:formula="of:=[.D142]" office:value-type="float" office:value="1.55790743904114" calcext:value-type="float">
            <text:p>1.55790743904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3, 3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0.4339" calcext:value-type="float">
            <text:p>0.4339</text:p>
          </table:table-cell>
          <table:table-cell/>
          <table:table-cell table:formula="of:=[.D143]" office:value-type="float" office:value="0.4339" calcext:value-type="float">
            <text:p>0.43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1, 1)</text:p>
          </table:table-cell>
          <table:table-cell office:value-type="float" office:value="1.97497186851501" calcext:value-type="float">
            <text:p>1.97497186851501</text:p>
          </table:table-cell>
          <table:table-cell table:formula="of:=[.D145]" office:value-type="float" office:value="1.97497186851501" calcext:value-type="float">
            <text:p>1.97497186851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1, 1)</text:p>
          </table:table-cell>
          <table:table-cell office:value-type="float" office:value="0.7194" calcext:value-type="float">
            <text:p>0.7194</text:p>
          </table:table-cell>
          <table:table-cell/>
          <table:table-cell table:formula="of:=[.D146]" office:value-type="float" office:value="0.7194" calcext:value-type="float">
            <text:p>0.719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739379170894623" calcext:value-type="float">
            <text:p>0.739379170894623</text:p>
          </table:table-cell>
          <table:table-cell table:formula="of:=[.D148]" office:value-type="float" office:value="0.739379170894623" calcext:value-type="float">
            <text:p>0.739379170894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7687" calcext:value-type="float">
            <text:p>0.7687</text:p>
          </table:table-cell>
          <table:table-cell/>
          <table:table-cell table:formula="of:=[.D149]" office:value-type="float" office:value="0.7687" calcext:value-type="float">
            <text:p>0.768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2, 2)</text:p>
          </table:table-cell>
          <table:table-cell office:value-type="float" office:value="1.08951636285782" calcext:value-type="float">
            <text:p>1.08951636285782</text:p>
          </table:table-cell>
          <table:table-cell table:formula="of:=[.D151]" office:value-type="float" office:value="1.08951636285782" calcext:value-type="float">
            <text:p>1.08951636285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2, 2)</text:p>
          </table:table-cell>
          <table:table-cell office:value-type="float" office:value="0.6517" calcext:value-type="float">
            <text:p>0.6517</text:p>
          </table:table-cell>
          <table:table-cell/>
          <table:table-cell table:formula="of:=[.D152]" office:value-type="float" office:value="0.6517" calcext:value-type="float">
            <text:p>0.651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921727094459534" calcext:value-type="float">
            <text:p>0.921727094459534</text:p>
          </table:table-cell>
          <table:table-cell table:formula="of:=[.D154]" office:value-type="float" office:value="0.921727094459534" calcext:value-type="float">
            <text:p>0.921727094459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6739" calcext:value-type="float">
            <text:p>0.6739</text:p>
          </table:table-cell>
          <table:table-cell/>
          <table:table-cell table:formula="of:=[.D155]" office:value-type="float" office:value="0.6739" calcext:value-type="float">
            <text:p>0.67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3, 3)</text:p>
          </table:table-cell>
          <table:table-cell office:value-type="float" office:value="1.19241986694336" calcext:value-type="float">
            <text:p>1.19241986694336</text:p>
          </table:table-cell>
          <table:table-cell table:formula="of:=[.D157]" office:value-type="float" office:value="1.19241986694336" calcext:value-type="float">
            <text:p>1.192419866943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3, 3)</text:p>
          </table:table-cell>
          <table:table-cell office:value-type="float" office:value="0.5928" calcext:value-type="float">
            <text:p>0.5928</text:p>
          </table:table-cell>
          <table:table-cell/>
          <table:table-cell table:formula="of:=[.D158]" office:value-type="float" office:value="0.5928" calcext:value-type="float">
            <text:p>0.592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1.07680459423065" calcext:value-type="float">
            <text:p>1.07680459423065</text:p>
          </table:table-cell>
          <table:table-cell table:formula="of:=[.D160]" office:value-type="float" office:value="1.07680459423065" calcext:value-type="float">
            <text:p>1.07680459423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0.6154" calcext:value-type="float">
            <text:p>0.6154</text:p>
          </table:table-cell>
          <table:table-cell/>
          <table:table-cell table:formula="of:=[.D161]" office:value-type="float" office:value="0.6154" calcext:value-type="float">
            <text:p>0.615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4, 4)</text:p>
          </table:table-cell>
          <table:table-cell office:value-type="float" office:value="1.1364858839035" calcext:value-type="float">
            <text:p>1.1364858839035</text:p>
          </table:table-cell>
          <table:table-cell table:formula="of:=[.D163]" office:value-type="float" office:value="1.1364858839035" calcext:value-type="float">
            <text:p>1.1364858839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4, 4)</text:p>
          </table:table-cell>
          <table:table-cell office:value-type="float" office:value="0.6042" calcext:value-type="float">
            <text:p>0.6042</text:p>
          </table:table-cell>
          <table:table-cell/>
          <table:table-cell table:formula="of:=[.D164]" office:value-type="float" office:value="0.6042" calcext:value-type="float">
            <text:p>0.604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1.13134230880737" calcext:value-type="float">
            <text:p>1.13134230880737</text:p>
          </table:table-cell>
          <table:table-cell table:formula="of:=[.D166]" office:value-type="float" office:value="1.13134230880737" calcext:value-type="float">
            <text:p>1.13134230880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0.6007" calcext:value-type="float">
            <text:p>0.6007</text:p>
          </table:table-cell>
          <table:table-cell/>
          <table:table-cell table:formula="of:=[.D167]" office:value-type="float" office:value="0.6007" calcext:value-type="float">
            <text:p>0.600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5, 5)</text:p>
          </table:table-cell>
          <table:table-cell office:value-type="float" office:value="1.21016605949402" calcext:value-type="float">
            <text:p>1.21016605949402</text:p>
          </table:table-cell>
          <table:table-cell table:formula="of:=[.D169]" office:value-type="float" office:value="1.21016605949402" calcext:value-type="float">
            <text:p>1.21016605949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5, 5)</text:p>
          </table:table-cell>
          <table:table-cell office:value-type="float" office:value="0.5757" calcext:value-type="float">
            <text:p>0.5757</text:p>
          </table:table-cell>
          <table:table-cell/>
          <table:table-cell table:formula="of:=[.D170]" office:value-type="float" office:value="0.5757" calcext:value-type="float">
            <text:p>0.575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1.20142005119324" calcext:value-type="float">
            <text:p>1.20142005119324</text:p>
          </table:table-cell>
          <table:table-cell table:formula="of:=[.D172]" office:value-type="float" office:value="1.20142005119324" calcext:value-type="float">
            <text:p>1.2014200511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0.5686" calcext:value-type="float">
            <text:p>0.5686</text:p>
          </table:table-cell>
          <table:table-cell/>
          <table:table-cell table:formula="of:=[.D173]" office:value-type="float" office:value="0.5686" calcext:value-type="float">
            <text:p>0.568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6, 6)</text:p>
          </table:table-cell>
          <table:table-cell office:value-type="float" office:value="1.25776485977173" calcext:value-type="float">
            <text:p>1.25776485977173</text:p>
          </table:table-cell>
          <table:table-cell table:formula="of:=[.D175]" office:value-type="float" office:value="1.25776485977173" calcext:value-type="float">
            <text:p>1.257764859771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6, 6)</text:p>
          </table:table-cell>
          <table:table-cell office:value-type="float" office:value="0.5545" calcext:value-type="float">
            <text:p>0.5545</text:p>
          </table:table-cell>
          <table:table-cell/>
          <table:table-cell table:formula="of:=[.D176]" office:value-type="float" office:value="0.5545" calcext:value-type="float">
            <text:p>0.554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1.29818884010315" calcext:value-type="float">
            <text:p>1.29818884010315</text:p>
          </table:table-cell>
          <table:table-cell table:formula="of:=[.D178]" office:value-type="float" office:value="1.29818884010315" calcext:value-type="float">
            <text:p>1.29818884010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0.538" calcext:value-type="float">
            <text:p>0.538</text:p>
          </table:table-cell>
          <table:table-cell/>
          <table:table-cell table:formula="of:=[.D179]" office:value-type="float" office:value="0.538" calcext:value-type="float">
            <text:p>0.53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7, 7)</text:p>
          </table:table-cell>
          <table:table-cell office:value-type="float" office:value="1.33868940734863" calcext:value-type="float">
            <text:p>1.33868940734863</text:p>
          </table:table-cell>
          <table:table-cell table:formula="of:=[.D181]" office:value-type="float" office:value="1.33868940734863" calcext:value-type="float">
            <text:p>1.33868940734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7, 7)</text:p>
          </table:table-cell>
          <table:table-cell office:value-type="float" office:value="0.5293" calcext:value-type="float">
            <text:p>0.5293</text:p>
          </table:table-cell>
          <table:table-cell/>
          <table:table-cell table:formula="of:=[.D182]" office:value-type="float" office:value="0.5293" calcext:value-type="float">
            <text:p>0.529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1.35850502624512" calcext:value-type="float">
            <text:p>1.35850502624512</text:p>
          </table:table-cell>
          <table:table-cell table:formula="of:=[.D184]" office:value-type="float" office:value="1.35850502624512" calcext:value-type="float">
            <text:p>1.35850502624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0.5119" calcext:value-type="float">
            <text:p>0.5119</text:p>
          </table:table-cell>
          <table:table-cell/>
          <table:table-cell table:formula="of:=[.D185]" office:value-type="float" office:value="0.5119" calcext:value-type="float">
            <text:p>0.511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8, 8)</text:p>
          </table:table-cell>
          <table:table-cell office:value-type="float" office:value="1.50316199455261" calcext:value-type="float">
            <text:p>1.50316199455261</text:p>
          </table:table-cell>
          <table:table-cell table:formula="of:=[.D187]" office:value-type="float" office:value="1.50316199455261" calcext:value-type="float">
            <text:p>1.50316199455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8, 8)</text:p>
          </table:table-cell>
          <table:table-cell office:value-type="float" office:value="0.4502" calcext:value-type="float">
            <text:p>0.4502</text:p>
          </table:table-cell>
          <table:table-cell/>
          <table:table-cell table:formula="of:=[.D188]" office:value-type="float" office:value="0.4502" calcext:value-type="float">
            <text:p>0.450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1.5499729057312" calcext:value-type="float">
            <text:p>1.5499729057312</text:p>
          </table:table-cell>
          <table:table-cell table:formula="of:=[.D190]" office:value-type="float" office:value="1.5499729057312" calcext:value-type="float">
            <text:p>1.5499729057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4, 4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0.4373" calcext:value-type="float">
            <text:p>0.4373</text:p>
          </table:table-cell>
          <table:table-cell/>
          <table:table-cell table:formula="of:=[.D191]" office:value-type="float" office:value="0.4373" calcext:value-type="float">
            <text:p>0.437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1, 1)</text:p>
          </table:table-cell>
          <table:table-cell office:value-type="float" office:value="2.02327100114822" calcext:value-type="float">
            <text:p>2.02327100114822</text:p>
          </table:table-cell>
          <table:table-cell table:formula="of:=[.D193]" office:value-type="float" office:value="2.02327100114822" calcext:value-type="float">
            <text:p>2.023271001148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1, 1)</text:p>
          </table:table-cell>
          <table:table-cell office:value-type="float" office:value="0.7235" calcext:value-type="float">
            <text:p>0.7235</text:p>
          </table:table-cell>
          <table:table-cell/>
          <table:table-cell table:formula="of:=[.D194]" office:value-type="float" office:value="0.7235" calcext:value-type="float">
            <text:p>0.72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759838412094116" calcext:value-type="float">
            <text:p>0.759838412094116</text:p>
          </table:table-cell>
          <table:table-cell table:formula="of:=[.D196]" office:value-type="float" office:value="0.759838412094116" calcext:value-type="float">
            <text:p>0.759838412094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7722" calcext:value-type="float">
            <text:p>0.7722</text:p>
          </table:table-cell>
          <table:table-cell/>
          <table:table-cell table:formula="of:=[.D197]" office:value-type="float" office:value="0.7722" calcext:value-type="float">
            <text:p>0.772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2, 2)</text:p>
          </table:table-cell>
          <table:table-cell office:value-type="float" office:value="1.18253109149933" calcext:value-type="float">
            <text:p>1.18253109149933</text:p>
          </table:table-cell>
          <table:table-cell table:formula="of:=[.D199]" office:value-type="float" office:value="1.18253109149933" calcext:value-type="float">
            <text:p>1.18253109149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2, 2)</text:p>
          </table:table-cell>
          <table:table-cell office:value-type="float" office:value="0.6487" calcext:value-type="float">
            <text:p>0.6487</text:p>
          </table:table-cell>
          <table:table-cell/>
          <table:table-cell table:formula="of:=[.D200]" office:value-type="float" office:value="0.6487" calcext:value-type="float">
            <text:p>0.648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892187473392487" calcext:value-type="float">
            <text:p>0.892187473392487</text:p>
          </table:table-cell>
          <table:table-cell table:formula="of:=[.D202]" office:value-type="float" office:value="0.892187473392487" calcext:value-type="float">
            <text:p>0.892187473392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6894" calcext:value-type="float">
            <text:p>0.6894</text:p>
          </table:table-cell>
          <table:table-cell/>
          <table:table-cell table:formula="of:=[.D203]" office:value-type="float" office:value="0.6894" calcext:value-type="float">
            <text:p>0.689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3, 3)</text:p>
          </table:table-cell>
          <table:table-cell office:value-type="float" office:value="1.29333708076477" calcext:value-type="float">
            <text:p>1.29333708076477</text:p>
          </table:table-cell>
          <table:table-cell table:formula="of:=[.D205]" office:value-type="float" office:value="1.29333708076477" calcext:value-type="float">
            <text:p>1.293337080764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3, 3)</text:p>
          </table:table-cell>
          <table:table-cell office:value-type="float" office:value="0.5953" calcext:value-type="float">
            <text:p>0.5953</text:p>
          </table:table-cell>
          <table:table-cell/>
          <table:table-cell table:formula="of:=[.D206]" office:value-type="float" office:value="0.5953" calcext:value-type="float">
            <text:p>0.595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1.06999093265533" calcext:value-type="float">
            <text:p>1.06999093265533</text:p>
          </table:table-cell>
          <table:table-cell table:formula="of:=[.D208]" office:value-type="float" office:value="1.06999093265533" calcext:value-type="float">
            <text:p>1.069990932655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0.6158" calcext:value-type="float">
            <text:p>0.6158</text:p>
          </table:table-cell>
          <table:table-cell/>
          <table:table-cell table:formula="of:=[.D209]" office:value-type="float" office:value="0.6158" calcext:value-type="float">
            <text:p>0.615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4, 4)</text:p>
          </table:table-cell>
          <table:table-cell office:value-type="float" office:value="1.24280705966949" calcext:value-type="float">
            <text:p>1.24280705966949</text:p>
          </table:table-cell>
          <table:table-cell table:formula="of:=[.D211]" office:value-type="float" office:value="1.24280705966949" calcext:value-type="float">
            <text:p>1.24280705966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4, 4)</text:p>
          </table:table-cell>
          <table:table-cell office:value-type="float" office:value="0.5806" calcext:value-type="float">
            <text:p>0.5806</text:p>
          </table:table-cell>
          <table:table-cell/>
          <table:table-cell table:formula="of:=[.D212]" office:value-type="float" office:value="0.5806" calcext:value-type="float">
            <text:p>0.580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1.13482670021057" calcext:value-type="float">
            <text:p>1.13482670021057</text:p>
          </table:table-cell>
          <table:table-cell table:formula="of:=[.D214]" office:value-type="float" office:value="1.13482670021057" calcext:value-type="float">
            <text:p>1.13482670021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0.5952" calcext:value-type="float">
            <text:p>0.5952</text:p>
          </table:table-cell>
          <table:table-cell/>
          <table:table-cell table:formula="of:=[.D215]" office:value-type="float" office:value="0.5952" calcext:value-type="float">
            <text:p>0.595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5, 5)</text:p>
          </table:table-cell>
          <table:table-cell office:value-type="float" office:value="1.17887491025925" calcext:value-type="float">
            <text:p>1.17887491025925</text:p>
          </table:table-cell>
          <table:table-cell table:formula="of:=[.D217]" office:value-type="float" office:value="1.17887491025925" calcext:value-type="float">
            <text:p>1.17887491025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5, 5)</text:p>
          </table:table-cell>
          <table:table-cell office:value-type="float" office:value="0.5902" calcext:value-type="float">
            <text:p>0.5902</text:p>
          </table:table-cell>
          <table:table-cell/>
          <table:table-cell table:formula="of:=[.D218]" office:value-type="float" office:value="0.5902" calcext:value-type="float">
            <text:p>0.590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1.16211341724396" calcext:value-type="float">
            <text:p>1.16211341724396</text:p>
          </table:table-cell>
          <table:table-cell table:formula="of:=[.D220]" office:value-type="float" office:value="1.16211341724396" calcext:value-type="float">
            <text:p>1.16211341724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0.5839" calcext:value-type="float">
            <text:p>0.5839</text:p>
          </table:table-cell>
          <table:table-cell/>
          <table:table-cell table:formula="of:=[.D221]" office:value-type="float" office:value="0.5839" calcext:value-type="float">
            <text:p>0.58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6, 6)</text:p>
          </table:table-cell>
          <table:table-cell office:value-type="float" office:value="1.28097315330505" calcext:value-type="float">
            <text:p>1.28097315330505</text:p>
          </table:table-cell>
          <table:table-cell table:formula="of:=[.D223]" office:value-type="float" office:value="1.28097315330505" calcext:value-type="float">
            <text:p>1.28097315330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6, 6)</text:p>
          </table:table-cell>
          <table:table-cell office:value-type="float" office:value="0.5474" calcext:value-type="float">
            <text:p>0.5474</text:p>
          </table:table-cell>
          <table:table-cell/>
          <table:table-cell table:formula="of:=[.D224]" office:value-type="float" office:value="0.5474" calcext:value-type="float">
            <text:p>0.547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1.28984186344147" calcext:value-type="float">
            <text:p>1.28984186344147</text:p>
          </table:table-cell>
          <table:table-cell table:formula="of:=[.D226]" office:value-type="float" office:value="1.28984186344147" calcext:value-type="float">
            <text:p>1.28984186344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0.5413" calcext:value-type="float">
            <text:p>0.5413</text:p>
          </table:table-cell>
          <table:table-cell/>
          <table:table-cell table:formula="of:=[.D227]" office:value-type="float" office:value="0.5413" calcext:value-type="float">
            <text:p>0.541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7, 7)</text:p>
          </table:table-cell>
          <table:table-cell office:value-type="float" office:value="1.32007923870087" calcext:value-type="float">
            <text:p>1.32007923870087</text:p>
          </table:table-cell>
          <table:table-cell table:formula="of:=[.D229]" office:value-type="float" office:value="1.32007923870087" calcext:value-type="float">
            <text:p>1.3200792387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7, 7)</text:p>
          </table:table-cell>
          <table:table-cell office:value-type="float" office:value="0.5285" calcext:value-type="float">
            <text:p>0.5285</text:p>
          </table:table-cell>
          <table:table-cell/>
          <table:table-cell table:formula="of:=[.D230]" office:value-type="float" office:value="0.5285" calcext:value-type="float">
            <text:p>0.52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1.33333339767456" calcext:value-type="float">
            <text:p>1.33333339767456</text:p>
          </table:table-cell>
          <table:table-cell table:formula="of:=[.D232]" office:value-type="float" office:value="1.33333339767456" calcext:value-type="float">
            <text:p>1.33333339767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0.5187" calcext:value-type="float">
            <text:p>0.5187</text:p>
          </table:table-cell>
          <table:table-cell/>
          <table:table-cell table:formula="of:=[.D233]" office:value-type="float" office:value="0.5187" calcext:value-type="float">
            <text:p>0.518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8, 8)</text:p>
          </table:table-cell>
          <table:table-cell office:value-type="float" office:value="1.44930590324402" calcext:value-type="float">
            <text:p>1.44930590324402</text:p>
          </table:table-cell>
          <table:table-cell table:formula="of:=[.D235]" office:value-type="float" office:value="1.44930590324402" calcext:value-type="float">
            <text:p>1.44930590324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8, 8)</text:p>
          </table:table-cell>
          <table:table-cell office:value-type="float" office:value="0.4739" calcext:value-type="float">
            <text:p>0.4739</text:p>
          </table:table-cell>
          <table:table-cell/>
          <table:table-cell table:formula="of:=[.D236]" office:value-type="float" office:value="0.4739" calcext:value-type="float">
            <text:p>0.47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1.49502222099304" calcext:value-type="float">
            <text:p>1.49502222099304</text:p>
          </table:table-cell>
          <table:table-cell table:formula="of:=[.D238]" office:value-type="float" office:value="1.49502222099304" calcext:value-type="float">
            <text:p>1.49502222099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5, 5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0.46" calcext:value-type="float">
            <text:p>0.46</text:p>
          </table:table-cell>
          <table:table-cell/>
          <table:table-cell table:formula="of:=[.D239]"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1, 1)</text:p>
          </table:table-cell>
          <table:table-cell office:value-type="float" office:value="2.18736335010529" calcext:value-type="float">
            <text:p>2.18736335010529</text:p>
          </table:table-cell>
          <table:table-cell table:formula="of:=[.D241]" office:value-type="float" office:value="2.18736335010529" calcext:value-type="float">
            <text:p>2.18736335010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1, 1)</text:p>
          </table:table-cell>
          <table:table-cell office:value-type="float" office:value="0.7092" calcext:value-type="float">
            <text:p>0.7092</text:p>
          </table:table-cell>
          <table:table-cell/>
          <table:table-cell table:formula="of:=[.D242]" office:value-type="float" office:value="0.7092" calcext:value-type="float">
            <text:p>0.709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79997964143753" calcext:value-type="float">
            <text:p>0.79997964143753</text:p>
          </table:table-cell>
          <table:table-cell table:formula="of:=[.D244]" office:value-type="float" office:value="0.79997964143753" calcext:value-type="float">
            <text:p>0.799979641437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7659" calcext:value-type="float">
            <text:p>0.7659</text:p>
          </table:table-cell>
          <table:table-cell/>
          <table:table-cell table:formula="of:=[.D245]" office:value-type="float" office:value="0.7659" calcext:value-type="float">
            <text:p>0.765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2, 2)</text:p>
          </table:table-cell>
          <table:table-cell office:value-type="float" office:value="1.4609178155899" calcext:value-type="float">
            <text:p>1.4609178155899</text:p>
          </table:table-cell>
          <table:table-cell table:formula="of:=[.D247]" office:value-type="float" office:value="1.4609178155899" calcext:value-type="float">
            <text:p>1.4609178155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2, 2)</text:p>
          </table:table-cell>
          <table:table-cell office:value-type="float" office:value="0.6405" calcext:value-type="float">
            <text:p>0.6405</text:p>
          </table:table-cell>
          <table:table-cell/>
          <table:table-cell table:formula="of:=[.D248]" office:value-type="float" office:value="0.6405" calcext:value-type="float">
            <text:p>0.640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911052762889862" calcext:value-type="float">
            <text:p>0.911052762889862</text:p>
          </table:table-cell>
          <table:table-cell table:formula="of:=[.D250]" office:value-type="float" office:value="0.911052762889862" calcext:value-type="float">
            <text:p>0.911052762889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6776" calcext:value-type="float">
            <text:p>0.6776</text:p>
          </table:table-cell>
          <table:table-cell/>
          <table:table-cell table:formula="of:=[.D251]" office:value-type="float" office:value="0.6776" calcext:value-type="float">
            <text:p>0.677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3, 3)</text:p>
          </table:table-cell>
          <table:table-cell office:value-type="float" office:value="1.39595727310181" calcext:value-type="float">
            <text:p>1.39595727310181</text:p>
          </table:table-cell>
          <table:table-cell table:formula="of:=[.D253]" office:value-type="float" office:value="1.39595727310181" calcext:value-type="float">
            <text:p>1.39595727310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3, 3)</text:p>
          </table:table-cell>
          <table:table-cell office:value-type="float" office:value="0.6045" calcext:value-type="float">
            <text:p>0.6045</text:p>
          </table:table-cell>
          <table:table-cell/>
          <table:table-cell table:formula="of:=[.D254]" office:value-type="float" office:value="0.6045" calcext:value-type="float">
            <text:p>0.604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0.996637112522125" calcext:value-type="float">
            <text:p>0.996637112522125</text:p>
          </table:table-cell>
          <table:table-cell table:formula="of:=[.D256]" office:value-type="float" office:value="0.996637112522125" calcext:value-type="float">
            <text:p>0.996637112522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0.6491" calcext:value-type="float">
            <text:p>0.6491</text:p>
          </table:table-cell>
          <table:table-cell/>
          <table:table-cell table:formula="of:=[.D257]" office:value-type="float" office:value="0.6491" calcext:value-type="float">
            <text:p>0.649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4, 4)</text:p>
          </table:table-cell>
          <table:table-cell office:value-type="float" office:value="1.13182968254089" calcext:value-type="float">
            <text:p>1.13182968254089</text:p>
          </table:table-cell>
          <table:table-cell table:formula="of:=[.D259]" office:value-type="float" office:value="1.13182968254089" calcext:value-type="float">
            <text:p>1.131829682540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4, 4)</text:p>
          </table:table-cell>
          <table:table-cell office:value-type="float" office:value="0.6064" calcext:value-type="float">
            <text:p>0.6064</text:p>
          </table:table-cell>
          <table:table-cell/>
          <table:table-cell table:formula="of:=[.D260]" office:value-type="float" office:value="0.6064" calcext:value-type="float">
            <text:p>0.606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1.12383021011353" calcext:value-type="float">
            <text:p>1.12383021011353</text:p>
          </table:table-cell>
          <table:table-cell table:formula="of:=[.D262]" office:value-type="float" office:value="1.12383021011353" calcext:value-type="float">
            <text:p>1.12383021011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0.5995" calcext:value-type="float">
            <text:p>0.5995</text:p>
          </table:table-cell>
          <table:table-cell/>
          <table:table-cell table:formula="of:=[.D263]" office:value-type="float" office:value="0.5995" calcext:value-type="float">
            <text:p>0.599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5, 5)</text:p>
          </table:table-cell>
          <table:table-cell office:value-type="float" office:value="1.16627731704712" calcext:value-type="float">
            <text:p>1.16627731704712</text:p>
          </table:table-cell>
          <table:table-cell table:formula="of:=[.D265]" office:value-type="float" office:value="1.16627731704712" calcext:value-type="float">
            <text:p>1.16627731704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5, 5)</text:p>
          </table:table-cell>
          <table:table-cell office:value-type="float" office:value="0.5921" calcext:value-type="float">
            <text:p>0.5921</text:p>
          </table:table-cell>
          <table:table-cell/>
          <table:table-cell table:formula="of:=[.D266]" office:value-type="float" office:value="0.5921" calcext:value-type="float">
            <text:p>0.592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1.16228865184784" calcext:value-type="float">
            <text:p>1.16228865184784</text:p>
          </table:table-cell>
          <table:table-cell table:formula="of:=[.D268]" office:value-type="float" office:value="1.16228865184784" calcext:value-type="float">
            <text:p>1.16228865184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0.5864" calcext:value-type="float">
            <text:p>0.5864</text:p>
          </table:table-cell>
          <table:table-cell/>
          <table:table-cell table:formula="of:=[.D269]" office:value-type="float" office:value="0.5864" calcext:value-type="float">
            <text:p>0.586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6, 6)</text:p>
          </table:table-cell>
          <table:table-cell office:value-type="float" office:value="1.21058367929459" calcext:value-type="float">
            <text:p>1.21058367929459</text:p>
          </table:table-cell>
          <table:table-cell table:formula="of:=[.D271]" office:value-type="float" office:value="1.21058367929459" calcext:value-type="float">
            <text:p>1.21058367929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6, 6)</text:p>
          </table:table-cell>
          <table:table-cell office:value-type="float" office:value="0.573" calcext:value-type="float">
            <text:p>0.573</text:p>
          </table:table-cell>
          <table:table-cell/>
          <table:table-cell table:formula="of:=[.D272]" office:value-type="float" office:value="0.573" calcext:value-type="float">
            <text:p>0.57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1.27450069217682" calcext:value-type="float">
            <text:p>1.27450069217682</text:p>
          </table:table-cell>
          <table:table-cell table:formula="of:=[.D274]" office:value-type="float" office:value="1.27450069217682" calcext:value-type="float">
            <text:p>1.27450069217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0.541" calcext:value-type="float">
            <text:p>0.541</text:p>
          </table:table-cell>
          <table:table-cell/>
          <table:table-cell table:formula="of:=[.D275]" office:value-type="float" office:value="0.541" calcext:value-type="float">
            <text:p>0.54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7, 7)</text:p>
          </table:table-cell>
          <table:table-cell office:value-type="float" office:value="1.26968518733978" calcext:value-type="float">
            <text:p>1.26968518733978</text:p>
          </table:table-cell>
          <table:table-cell table:formula="of:=[.D277]" office:value-type="float" office:value="1.26968518733978" calcext:value-type="float">
            <text:p>1.26968518733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7, 7)</text:p>
          </table:table-cell>
          <table:table-cell office:value-type="float" office:value="0.5454" calcext:value-type="float">
            <text:p>0.5454</text:p>
          </table:table-cell>
          <table:table-cell/>
          <table:table-cell table:formula="of:=[.D278]" office:value-type="float" office:value="0.5454" calcext:value-type="float">
            <text:p>0.545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1.29165038871765" calcext:value-type="float">
            <text:p>1.29165038871765</text:p>
          </table:table-cell>
          <table:table-cell table:formula="of:=[.D280]" office:value-type="float" office:value="1.29165038871765" calcext:value-type="float">
            <text:p>1.29165038871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0.539" calcext:value-type="float">
            <text:p>0.539</text:p>
          </table:table-cell>
          <table:table-cell/>
          <table:table-cell table:formula="of:=[.D281]" office:value-type="float" office:value="0.539" calcext:value-type="float">
            <text:p>0.5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8, 8)</text:p>
          </table:table-cell>
          <table:table-cell office:value-type="float" office:value="1.40913573551178" calcext:value-type="float">
            <text:p>1.40913573551178</text:p>
          </table:table-cell>
          <table:table-cell table:formula="of:=[.D283]" office:value-type="float" office:value="1.40913573551178" calcext:value-type="float">
            <text:p>1.40913573551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8, 8)</text:p>
          </table:table-cell>
          <table:table-cell office:value-type="float" office:value="0.4925" calcext:value-type="float">
            <text:p>0.4925</text:p>
          </table:table-cell>
          <table:table-cell/>
          <table:table-cell table:formula="of:=[.D284]" office:value-type="float" office:value="0.4925" calcext:value-type="float">
            <text:p>0.492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1.48847068405151" calcext:value-type="float">
            <text:p>1.48847068405151</text:p>
          </table:table-cell>
          <table:table-cell table:formula="of:=[.D286]" office:value-type="float" office:value="1.48847068405151" calcext:value-type="float">
            <text:p>1.48847068405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6, 6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0.46" calcext:value-type="float">
            <text:p>0.46</text:p>
          </table:table-cell>
          <table:table-cell/>
          <table:table-cell table:formula="of:=[.D287]"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1, 1)</text:p>
          </table:table-cell>
          <table:table-cell office:value-type="float" office:value="2.22889565238953" calcext:value-type="float">
            <text:p>2.22889565238953</text:p>
          </table:table-cell>
          <table:table-cell table:formula="of:=[.D289]" office:value-type="float" office:value="2.22889565238953" calcext:value-type="float">
            <text:p>2.22889565238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1, 1)</text:p>
          </table:table-cell>
          <table:table-cell office:value-type="float" office:value="0.7079" calcext:value-type="float">
            <text:p>0.7079</text:p>
          </table:table-cell>
          <table:table-cell/>
          <table:table-cell table:formula="of:=[.D290]" office:value-type="float" office:value="0.7079" calcext:value-type="float">
            <text:p>0.707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990271756410599" calcext:value-type="float">
            <text:p>0.990271756410599</text:p>
          </table:table-cell>
          <table:table-cell table:formula="of:=[.D292]" office:value-type="float" office:value="0.990271756410599" calcext:value-type="float">
            <text:p>0.9902717564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7417" calcext:value-type="float">
            <text:p>0.7417</text:p>
          </table:table-cell>
          <table:table-cell/>
          <table:table-cell table:formula="of:=[.D293]" office:value-type="float" office:value="0.7417" calcext:value-type="float">
            <text:p>0.741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2, 2)</text:p>
          </table:table-cell>
          <table:table-cell office:value-type="float" office:value="1.87019460468292" calcext:value-type="float">
            <text:p>1.87019460468292</text:p>
          </table:table-cell>
          <table:table-cell table:formula="of:=[.D295]" office:value-type="float" office:value="1.87019460468292" calcext:value-type="float">
            <text:p>1.87019460468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2, 2)</text:p>
          </table:table-cell>
          <table:table-cell office:value-type="float" office:value="0.6301" calcext:value-type="float">
            <text:p>0.6301</text:p>
          </table:table-cell>
          <table:table-cell/>
          <table:table-cell table:formula="of:=[.D296]" office:value-type="float" office:value="0.6301" calcext:value-type="float">
            <text:p>0.63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896340146255493" calcext:value-type="float">
            <text:p>0.896340146255493</text:p>
          </table:table-cell>
          <table:table-cell table:formula="of:=[.D298]" office:value-type="float" office:value="0.896340146255493" calcext:value-type="float">
            <text:p>0.896340146255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6907" calcext:value-type="float">
            <text:p>0.6907</text:p>
          </table:table-cell>
          <table:table-cell/>
          <table:table-cell table:formula="of:=[.D299]" office:value-type="float" office:value="0.6907" calcext:value-type="float">
            <text:p>0.690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3, 3)</text:p>
          </table:table-cell>
          <table:table-cell office:value-type="float" office:value="1.7292348400116" calcext:value-type="float">
            <text:p>1.7292348400116</text:p>
          </table:table-cell>
          <table:table-cell table:formula="of:=[.D301]" office:value-type="float" office:value="1.7292348400116" calcext:value-type="float">
            <text:p>1.7292348400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3, 3)</text:p>
          </table:table-cell>
          <table:table-cell office:value-type="float" office:value="0.6017" calcext:value-type="float">
            <text:p>0.6017</text:p>
          </table:table-cell>
          <table:table-cell/>
          <table:table-cell table:formula="of:=[.D302]" office:value-type="float" office:value="0.6017" calcext:value-type="float">
            <text:p>0.601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1.00021487503052" calcext:value-type="float">
            <text:p>1.00021487503052</text:p>
          </table:table-cell>
          <table:table-cell table:formula="of:=[.D304]" office:value-type="float" office:value="1.00021487503052" calcext:value-type="float">
            <text:p>1.00021487503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0.6505" calcext:value-type="float">
            <text:p>0.6505</text:p>
          </table:table-cell>
          <table:table-cell/>
          <table:table-cell table:formula="of:=[.D305]" office:value-type="float" office:value="0.6505" calcext:value-type="float">
            <text:p>0.650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4, 4)</text:p>
          </table:table-cell>
          <table:table-cell office:value-type="float" office:value="1.15589733257294" calcext:value-type="float">
            <text:p>1.15589733257294</text:p>
          </table:table-cell>
          <table:table-cell table:formula="of:=[.D307]" office:value-type="float" office:value="1.15589733257294" calcext:value-type="float">
            <text:p>1.15589733257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4, 4)</text:p>
          </table:table-cell>
          <table:table-cell office:value-type="float" office:value="0.6078" calcext:value-type="float">
            <text:p>0.6078</text:p>
          </table:table-cell>
          <table:table-cell/>
          <table:table-cell table:formula="of:=[.D308]" office:value-type="float" office:value="0.6078" calcext:value-type="float">
            <text:p>0.607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1.08729396419525" calcext:value-type="float">
            <text:p>1.08729396419525</text:p>
          </table:table-cell>
          <table:table-cell table:formula="of:=[.D310]" office:value-type="float" office:value="1.08729396419525" calcext:value-type="float">
            <text:p>1.08729396419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0.614" calcext:value-type="float">
            <text:p>0.614</text:p>
          </table:table-cell>
          <table:table-cell/>
          <table:table-cell table:formula="of:=[.D311]" office:value-type="float" office:value="0.614" calcext:value-type="float">
            <text:p>0.61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5, 5)</text:p>
          </table:table-cell>
          <table:table-cell office:value-type="float" office:value="1.14931088962555" calcext:value-type="float">
            <text:p>1.14931088962555</text:p>
          </table:table-cell>
          <table:table-cell table:formula="of:=[.D313]" office:value-type="float" office:value="1.14931088962555" calcext:value-type="float">
            <text:p>1.14931088962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5, 5)</text:p>
          </table:table-cell>
          <table:table-cell office:value-type="float" office:value="0.5994" calcext:value-type="float">
            <text:p>0.5994</text:p>
          </table:table-cell>
          <table:table-cell/>
          <table:table-cell table:formula="of:=[.D314]" office:value-type="float" office:value="0.5994" calcext:value-type="float">
            <text:p>0.599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1.16236258869171" calcext:value-type="float">
            <text:p>1.16236258869171</text:p>
          </table:table-cell>
          <table:table-cell table:formula="of:=[.D316]" office:value-type="float" office:value="1.16236258869171" calcext:value-type="float">
            <text:p>1.16236258869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0.5795" calcext:value-type="float">
            <text:p>0.5795</text:p>
          </table:table-cell>
          <table:table-cell/>
          <table:table-cell table:formula="of:=[.D317]" office:value-type="float" office:value="0.5795" calcext:value-type="float">
            <text:p>0.579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6, 6)</text:p>
          </table:table-cell>
          <table:table-cell office:value-type="float" office:value="1.21545632743835" calcext:value-type="float">
            <text:p>1.21545632743835</text:p>
          </table:table-cell>
          <table:table-cell table:formula="of:=[.D319]" office:value-type="float" office:value="1.21545632743835" calcext:value-type="float">
            <text:p>1.21545632743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6, 6)</text:p>
          </table:table-cell>
          <table:table-cell office:value-type="float" office:value="0.5618" calcext:value-type="float">
            <text:p>0.5618</text:p>
          </table:table-cell>
          <table:table-cell/>
          <table:table-cell table:formula="of:=[.D320]" office:value-type="float" office:value="0.5618" calcext:value-type="float">
            <text:p>0.561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1.27109917182922" calcext:value-type="float">
            <text:p>1.27109917182922</text:p>
          </table:table-cell>
          <table:table-cell table:formula="of:=[.D322]" office:value-type="float" office:value="1.27109917182922" calcext:value-type="float">
            <text:p>1.27109917182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0.5465" calcext:value-type="float">
            <text:p>0.5465</text:p>
          </table:table-cell>
          <table:table-cell/>
          <table:table-cell table:formula="of:=[.D323]" office:value-type="float" office:value="0.5465" calcext:value-type="float">
            <text:p>0.546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7, 7)</text:p>
          </table:table-cell>
          <table:table-cell office:value-type="float" office:value="1.30710950279236" calcext:value-type="float">
            <text:p>1.30710950279236</text:p>
          </table:table-cell>
          <table:table-cell table:formula="of:=[.D325]" office:value-type="float" office:value="1.30710950279236" calcext:value-type="float">
            <text:p>1.30710950279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7, 7)</text:p>
          </table:table-cell>
          <table:table-cell office:value-type="float" office:value="0.5333" calcext:value-type="float">
            <text:p>0.5333</text:p>
          </table:table-cell>
          <table:table-cell/>
          <table:table-cell table:formula="of:=[.D326]" office:value-type="float" office:value="0.5333" calcext:value-type="float">
            <text:p>0.533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1.3035701089859" calcext:value-type="float">
            <text:p>1.3035701089859</text:p>
          </table:table-cell>
          <table:table-cell table:formula="of:=[.D328]" office:value-type="float" office:value="1.3035701089859" calcext:value-type="float">
            <text:p>1.3035701089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0.5332" calcext:value-type="float">
            <text:p>0.5332</text:p>
          </table:table-cell>
          <table:table-cell/>
          <table:table-cell table:formula="of:=[.D329]" office:value-type="float" office:value="0.5332" calcext:value-type="float">
            <text:p>0.533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8, 8)</text:p>
          </table:table-cell>
          <table:table-cell office:value-type="float" office:value="1.42693423957825" calcext:value-type="float">
            <text:p>1.42693423957825</text:p>
          </table:table-cell>
          <table:table-cell table:formula="of:=[.D331]" office:value-type="float" office:value="1.42693423957825" calcext:value-type="float">
            <text:p>1.42693423957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8, 8)</text:p>
          </table:table-cell>
          <table:table-cell office:value-type="float" office:value="0.4945" calcext:value-type="float">
            <text:p>0.4945</text:p>
          </table:table-cell>
          <table:table-cell/>
          <table:table-cell table:formula="of:=[.D332]" office:value-type="float" office:value="0.4945" calcext:value-type="float">
            <text:p>0.494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1.44229438171387" calcext:value-type="float">
            <text:p>1.44229438171387</text:p>
          </table:table-cell>
          <table:table-cell table:formula="of:=[.D334]" office:value-type="float" office:value="1.44229438171387" calcext:value-type="float">
            <text:p>1.442294381713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7, 7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0.4774" calcext:value-type="float">
            <text:p>0.4774</text:p>
          </table:table-cell>
          <table:table-cell/>
          <table:table-cell table:formula="of:=[.D335]" office:value-type="float" office:value="0.4774" calcext:value-type="float">
            <text:p>0.477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1, 1)</text:p>
          </table:table-cell>
          <table:table-cell office:value-type="float" office:value="2.53257213172913" calcext:value-type="float">
            <text:p>2.53257213172913</text:p>
          </table:table-cell>
          <table:table-cell table:formula="of:=[.D337]" office:value-type="float" office:value="2.53257213172913" calcext:value-type="float">
            <text:p>2.53257213172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1, 1)</text:p>
          </table:table-cell>
          <table:table-cell office:value-type="float" office:value="0.6697" calcext:value-type="float">
            <text:p>0.6697</text:p>
          </table:table-cell>
          <table:table-cell/>
          <table:table-cell table:formula="of:=[.D338]" office:value-type="float" office:value="0.6697" calcext:value-type="float">
            <text:p>0.669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1.10191913337708" calcext:value-type="float">
            <text:p>1.10191913337708</text:p>
          </table:table-cell>
          <table:table-cell table:formula="of:=[.D340]" office:value-type="float" office:value="1.10191913337708" calcext:value-type="float">
            <text:p>1.10191913337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1, 1) dropout</text:p>
          </table:table-cell>
          <table:table-cell office:value-type="float" office:value="0.7346" calcext:value-type="float">
            <text:p>0.7346</text:p>
          </table:table-cell>
          <table:table-cell/>
          <table:table-cell table:formula="of:=[.D341]" office:value-type="float" office:value="0.7346" calcext:value-type="float">
            <text:p>0.734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2, 2)</text:p>
          </table:table-cell>
          <table:table-cell office:value-type="float" office:value="2.36679917240143" calcext:value-type="float">
            <text:p>2.36679917240143</text:p>
          </table:table-cell>
          <table:table-cell table:formula="of:=[.D343]" office:value-type="float" office:value="2.36679917240143" calcext:value-type="float">
            <text:p>2.3667991724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2, 2)</text:p>
          </table:table-cell>
          <table:table-cell office:value-type="float" office:value="0.6192" calcext:value-type="float">
            <text:p>0.6192</text:p>
          </table:table-cell>
          <table:table-cell/>
          <table:table-cell table:formula="of:=[.D344]" office:value-type="float" office:value="0.6192" calcext:value-type="float">
            <text:p>0.619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911516784286499" calcext:value-type="float">
            <text:p>0.911516784286499</text:p>
          </table:table-cell>
          <table:table-cell table:formula="of:=[.D346]" office:value-type="float" office:value="0.911516784286499" calcext:value-type="float">
            <text:p>0.911516784286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2, 2) dropout</text:p>
          </table:table-cell>
          <table:table-cell office:value-type="float" office:value="0.6851" calcext:value-type="float">
            <text:p>0.6851</text:p>
          </table:table-cell>
          <table:table-cell/>
          <table:table-cell table:formula="of:=[.D347]" office:value-type="float" office:value="0.6851" calcext:value-type="float">
            <text:p>0.685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3, 3)</text:p>
          </table:table-cell>
          <table:table-cell office:value-type="float" office:value="2.03429806861877" calcext:value-type="float">
            <text:p>2.03429806861877</text:p>
          </table:table-cell>
          <table:table-cell table:formula="of:=[.D349]" office:value-type="float" office:value="2.03429806861877" calcext:value-type="float">
            <text:p>2.034298068618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3, 3)</text:p>
          </table:table-cell>
          <table:table-cell office:value-type="float" office:value="0.6012" calcext:value-type="float">
            <text:p>0.6012</text:p>
          </table:table-cell>
          <table:table-cell/>
          <table:table-cell table:formula="of:=[.D350]" office:value-type="float" office:value="0.6012" calcext:value-type="float">
            <text:p>0.60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1.01829633769989" calcext:value-type="float">
            <text:p>1.01829633769989</text:p>
          </table:table-cell>
          <table:table-cell table:formula="of:=[.D352]" office:value-type="float" office:value="1.01829633769989" calcext:value-type="float">
            <text:p>1.01829633769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3, 3) dropout</text:p>
          </table:table-cell>
          <table:table-cell office:value-type="float" office:value="0.6507" calcext:value-type="float">
            <text:p>0.6507</text:p>
          </table:table-cell>
          <table:table-cell/>
          <table:table-cell table:formula="of:=[.D353]" office:value-type="float" office:value="0.6507" calcext:value-type="float">
            <text:p>0.650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4, 4)</text:p>
          </table:table-cell>
          <table:table-cell office:value-type="float" office:value="1.14418932971954" calcext:value-type="float">
            <text:p>1.14418932971954</text:p>
          </table:table-cell>
          <table:table-cell table:formula="of:=[.D355]" office:value-type="float" office:value="1.14418932971954" calcext:value-type="float">
            <text:p>1.144189329719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4, 4)</text:p>
          </table:table-cell>
          <table:table-cell office:value-type="float" office:value="0.6045" calcext:value-type="float">
            <text:p>0.6045</text:p>
          </table:table-cell>
          <table:table-cell/>
          <table:table-cell table:formula="of:=[.D356]" office:value-type="float" office:value="0.6045" calcext:value-type="float">
            <text:p>0.604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1.08701035175323" calcext:value-type="float">
            <text:p>1.08701035175323</text:p>
          </table:table-cell>
          <table:table-cell table:formula="of:=[.D358]" office:value-type="float" office:value="1.08701035175323" calcext:value-type="float">
            <text:p>1.087010351753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4, 4) dropout</text:p>
          </table:table-cell>
          <table:table-cell office:value-type="float" office:value="0.6148" calcext:value-type="float">
            <text:p>0.6148</text:p>
          </table:table-cell>
          <table:table-cell/>
          <table:table-cell table:formula="of:=[.D359]" office:value-type="float" office:value="0.6148" calcext:value-type="float">
            <text:p>0.614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5, 5)</text:p>
          </table:table-cell>
          <table:table-cell office:value-type="float" office:value="1.17281978225708" calcext:value-type="float">
            <text:p>1.17281978225708</text:p>
          </table:table-cell>
          <table:table-cell table:formula="of:=[.D361]" office:value-type="float" office:value="1.17281978225708" calcext:value-type="float">
            <text:p>1.17281978225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5, 5)</text:p>
          </table:table-cell>
          <table:table-cell office:value-type="float" office:value="0.5928" calcext:value-type="float">
            <text:p>0.5928</text:p>
          </table:table-cell>
          <table:table-cell/>
          <table:table-cell table:formula="of:=[.D362]" office:value-type="float" office:value="0.5928" calcext:value-type="float">
            <text:p>0.592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1.15881307296753" calcext:value-type="float">
            <text:p>1.15881307296753</text:p>
          </table:table-cell>
          <table:table-cell table:formula="of:=[.D364]" office:value-type="float" office:value="1.15881307296753" calcext:value-type="float">
            <text:p>1.158813072967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5, 5) dropout</text:p>
          </table:table-cell>
          <table:table-cell office:value-type="float" office:value="0.5863" calcext:value-type="float">
            <text:p>0.5863</text:p>
          </table:table-cell>
          <table:table-cell/>
          <table:table-cell table:formula="of:=[.D365]" office:value-type="float" office:value="0.5863" calcext:value-type="float">
            <text:p>0.586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6, 6)</text:p>
          </table:table-cell>
          <table:table-cell office:value-type="float" office:value="1.28397116107941" calcext:value-type="float">
            <text:p>1.28397116107941</text:p>
          </table:table-cell>
          <table:table-cell table:formula="of:=[.D367]" office:value-type="float" office:value="1.28397116107941" calcext:value-type="float">
            <text:p>1.28397116107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6, 6)</text:p>
          </table:table-cell>
          <table:table-cell office:value-type="float" office:value="0.5495" calcext:value-type="float">
            <text:p>0.5495</text:p>
          </table:table-cell>
          <table:table-cell/>
          <table:table-cell table:formula="of:=[.D368]" office:value-type="float" office:value="0.5495" calcext:value-type="float">
            <text:p>0.549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1.24204980354309" calcext:value-type="float">
            <text:p>1.24204980354309</text:p>
          </table:table-cell>
          <table:table-cell table:formula="of:=[.D370]" office:value-type="float" office:value="1.24204980354309" calcext:value-type="float">
            <text:p>1.242049803543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6, 6) dropout</text:p>
          </table:table-cell>
          <table:table-cell office:value-type="float" office:value="0.5502" calcext:value-type="float">
            <text:p>0.5502</text:p>
          </table:table-cell>
          <table:table-cell/>
          <table:table-cell table:formula="of:=[.D371]" office:value-type="float" office:value="0.5502" calcext:value-type="float">
            <text:p>0.550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7, 7)</text:p>
          </table:table-cell>
          <table:table-cell office:value-type="float" office:value="1.30594928836823" calcext:value-type="float">
            <text:p>1.30594928836823</text:p>
          </table:table-cell>
          <table:table-cell table:formula="of:=[.D373]" office:value-type="float" office:value="1.30594928836823" calcext:value-type="float">
            <text:p>1.30594928836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7, 7)</text:p>
          </table:table-cell>
          <table:table-cell office:value-type="float" office:value="0.5396" calcext:value-type="float">
            <text:p>0.5396</text:p>
          </table:table-cell>
          <table:table-cell/>
          <table:table-cell table:formula="of:=[.D374]" office:value-type="float" office:value="0.5396" calcext:value-type="float">
            <text:p>0.539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1.29610264110565" calcext:value-type="float">
            <text:p>1.29610264110565</text:p>
          </table:table-cell>
          <table:table-cell table:formula="of:=[.D376]" office:value-type="float" office:value="1.29610264110565" calcext:value-type="float">
            <text:p>1.29610264110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7, 7) dropout</text:p>
          </table:table-cell>
          <table:table-cell office:value-type="float" office:value="0.5333" calcext:value-type="float">
            <text:p>0.5333</text:p>
          </table:table-cell>
          <table:table-cell/>
          <table:table-cell table:formula="of:=[.D377]" office:value-type="float" office:value="0.5333" calcext:value-type="float">
            <text:p>0.533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8, 8)</text:p>
          </table:table-cell>
          <table:table-cell office:value-type="float" office:value="1.38090068206787" calcext:value-type="float">
            <text:p>1.38090068206787</text:p>
          </table:table-cell>
          <table:table-cell table:formula="of:=[.D379]" office:value-type="float" office:value="1.38090068206787" calcext:value-type="float">
            <text:p>1.38090068206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8, 8)</text:p>
          </table:table-cell>
          <table:table-cell office:value-type="float" office:value="0.5109" calcext:value-type="float">
            <text:p>0.5109</text:p>
          </table:table-cell>
          <table:table-cell/>
          <table:table-cell table:formula="of:=[.D380]" office:value-type="float" office:value="0.5109" calcext:value-type="float">
            <text:p>0.510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loss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1.46053330936432" calcext:value-type="float">
            <text:p>1.46053330936432</text:p>
          </table:table-cell>
          <table:table-cell table:formula="of:=[.D382]" office:value-type="float" office:value="1.46053330936432" calcext:value-type="float">
            <text:p>1.46053330936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accuracy kernel</text:p>
          </table:table-cell>
          <table:table-cell office:value-type="string" calcext:value-type="string">
            <text:p><text:s/>(8, 8) stride</text:p>
          </table:table-cell>
          <table:table-cell office:value-type="string" calcext:value-type="string">
            <text:p><text:s/>(8, 8) dropout</text:p>
          </table:table-cell>
          <table:table-cell office:value-type="float" office:value="0.4698" calcext:value-type="float">
            <text:p>0.4698</text:p>
          </table:table-cell>
          <table:table-cell/>
          <table:table-cell table:formula="of:=[.D383]" office:value-type="float" office:value="0.4698" calcext:value-type="float">
            <text:p>0.469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MIN([.E1:.E383])" office:value-type="float" office:value="0.656766930103302" calcext:value-type="float">
            <text:p>0.656766930103302</text:p>
          </table:table-cell>
          <table:table-cell table:formula="of:=MAX([.F1:.F383])" office:value-type="float" office:value="0.7814" calcext:value-type="float">
            <text:p>0.7814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MAX([.E1:.E383])" office:value-type="float" office:value="2.53257213172913" calcext:value-type="float">
            <text:p>2.53257213172913</text:p>
          </table:table-cell>
          <table:table-cell table:formula="of:=MIN([.F1:.F383])" office:value-type="float" office:value="0.2411" calcext:value-type="float">
            <text:p>0.2411</text:p>
          </table:table-cell>
          <table:table-cell table:number-columns-repeated="4"/>
        </table:table-row>
      </table:table>
      <table:table table:name="Sheet2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est loss kernel: (6, 6) stride: (1, 1): <text:s/>2.1873633501052856</text:p>
          </table:table-cell>
          <table:table-cell table:number-columns-repeated="4"/>
          <table:table-cell table:formula="of:=IF(ISNUMBER(SEARCH(&quot;Test&quot;;[.A1]));[.A1];&quot;&quot;)" office:value-type="string" office:string-value="Test loss kernel: (6, 6) stride: (1, 1):  2.1873633501052856" calcext:value-type="string">
            <text:p>Test loss kernel: (6, 6) stride: (1, 1): <text:s/>2.1873633501052856</text:p>
          </table:table-cell>
        </table:table-row>
        <table:table-row table:style-name="ro1">
          <table:table-cell office:value-type="string" calcext:value-type="string">
            <text:p>Test accuracy kernel: (6, 6) stride: (1, 1): <text:s/>0.7092</text:p>
          </table:table-cell>
          <table:table-cell table:number-columns-repeated="4"/>
          <table:table-cell table:formula="of:=IF(ISNUMBER(SEARCH(&quot;Test&quot;;[.A2]));[.A2];&quot;&quot;)" office:value-type="string" office:string-value="Test accuracy kernel: (6, 6) stride: (1, 1):  0.7092" calcext:value-type="string">
            <text:p>Test accuracy kernel: (6, 6) stride: (1, 1): <text:s/>0.7092</text:p>
          </table:table-cell>
        </table:table-row>
        <table:table-row table:style-name="ro1">
          <table:table-cell table:number-columns-repeated="5"/>
          <table:table-cell table:formula="of:=IF(ISNUMBER(SEARCH(&quot;Test&quot;;[.A3]));[.A3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2s</text:p>
          </table:table-cell>
          <table:table-cell table:number-columns-repeated="4"/>
          <table:table-cell table:formula="of:=IF(ISNUMBER(SEARCH(&quot;Test&quot;;[.A4]));[.A4];&quot;&quot;)">
            <text:p/>
          </table:table-cell>
        </table:table-row>
        <table:table-row table:style-name="ro1">
          <table:table-cell office:value-type="string" calcext:value-type="string">
            <text:p><text:s text:c="2"/>384/10000 [&gt;.............................] - ETA: 1s</text:p>
          </table:table-cell>
          <table:table-cell table:number-columns-repeated="4"/>
          <table:table-cell table:formula="of:=IF(ISNUMBER(SEARCH(&quot;Test&quot;;[.A5]));[.A5];&quot;&quot;)">
            <text:p/>
          </table:table-cell>
        </table:table-row>
        <table:table-row table:style-name="ro1">
          <table:table-cell office:value-type="string" calcext:value-type="string">
            <text:p><text:s text:c="2"/>640/10000 [&gt;.............................] - ETA: 1s</text:p>
          </table:table-cell>
          <table:table-cell table:number-columns-repeated="4"/>
          <table:table-cell table:formula="of:=IF(ISNUMBER(SEARCH(&quot;Test&quot;;[.A6]));[.A6];&quot;&quot;)">
            <text:p/>
          </table:table-cell>
        </table:table-row>
        <table:table-row table:style-name="ro1">
          <table:table-cell office:value-type="string" calcext:value-type="string">
            <text:p><text:s text:c="2"/>896/10000 [=&gt;............................] - ETA: 1s</text:p>
          </table:table-cell>
          <table:table-cell table:number-columns-repeated="4"/>
          <table:table-cell table:formula="of:=IF(ISNUMBER(SEARCH(&quot;Test&quot;;[.A7]));[.A7];&quot;&quot;)">
            <text:p/>
          </table:table-cell>
        </table:table-row>
        <table:table-row table:style-name="ro1">
          <table:table-cell office:value-type="string" calcext:value-type="string">
            <text:p><text:s/>1248/10000 [==&gt;...........................] - ETA: 1s</text:p>
          </table:table-cell>
          <table:table-cell table:number-columns-repeated="4"/>
          <table:table-cell table:formula="of:=IF(ISNUMBER(SEARCH(&quot;Test&quot;;[.A8]));[.A8];&quot;&quot;)">
            <text:p/>
          </table:table-cell>
        </table:table-row>
        <table:table-row table:style-name="ro1">
          <table:table-cell office:value-type="string" calcext:value-type="string">
            <text:p><text:s/>1600/10000 [===&gt;..........................] - ETA: 1s</text:p>
          </table:table-cell>
          <table:table-cell table:number-columns-repeated="4"/>
          <table:table-cell table:formula="of:=IF(ISNUMBER(SEARCH(&quot;Test&quot;;[.A9]));[.A9];&quot;&quot;)">
            <text:p/>
          </table:table-cell>
        </table:table-row>
        <table:table-row table:style-name="ro1">
          <table:table-cell office:value-type="string" calcext:value-type="string">
            <text:p><text:s/>1952/10000 [====&gt;.........................] - ETA: 1s</text:p>
          </table:table-cell>
          <table:table-cell table:number-columns-repeated="4"/>
          <table:table-cell table:formula="of:=IF(ISNUMBER(SEARCH(&quot;Test&quot;;[.A10]));[.A10];&quot;&quot;)">
            <text:p/>
          </table:table-cell>
        </table:table-row>
        <table:table-row table:style-name="ro1">
          <table:table-cell office:value-type="string" calcext:value-type="string">
            <text:p><text:s/>2304/10000 [=====&gt;........................] - ETA: 1s</text:p>
          </table:table-cell>
          <table:table-cell table:number-columns-repeated="4"/>
          <table:table-cell table:formula="of:=IF(ISNUMBER(SEARCH(&quot;Test&quot;;[.A11]));[.A11];&quot;&quot;)">
            <text:p/>
          </table:table-cell>
        </table:table-row>
        <table:table-row table:style-name="ro1">
          <table:table-cell office:value-type="string" calcext:value-type="string">
            <text:p><text:s/>2624/10000 [======&gt;.......................] - ETA: 1s</text:p>
          </table:table-cell>
          <table:table-cell table:number-columns-repeated="4"/>
          <table:table-cell table:formula="of:=IF(ISNUMBER(SEARCH(&quot;Test&quot;;[.A12]));[.A12];&quot;&quot;)">
            <text:p/>
          </table:table-cell>
        </table:table-row>
        <table:table-row table:style-name="ro1">
          <table:table-cell office:value-type="string" calcext:value-type="string">
            <text:p><text:s/>2880/10000 [=======&gt;......................] - ETA: 1s</text:p>
          </table:table-cell>
          <table:table-cell table:number-columns-repeated="4"/>
          <table:table-cell table:formula="of:=IF(ISNUMBER(SEARCH(&quot;Test&quot;;[.A13]));[.A13];&quot;&quot;)">
            <text:p/>
          </table:table-cell>
        </table:table-row>
        <table:table-row table:style-name="ro1">
          <table:table-cell office:value-type="string" calcext:value-type="string">
            <text:p><text:s/>3104/10000 [========&gt;.....................] - ETA: 1s</text:p>
          </table:table-cell>
          <table:table-cell table:number-columns-repeated="4"/>
          <table:table-cell table:formula="of:=IF(ISNUMBER(SEARCH(&quot;Test&quot;;[.A14]));[.A14];&quot;&quot;)">
            <text:p/>
          </table:table-cell>
        </table:table-row>
        <table:table-row table:style-name="ro1">
          <table:table-cell office:value-type="string" calcext:value-type="string">
            <text:p><text:s/>3328/10000 [========&gt;.....................] - ETA: 1s</text:p>
          </table:table-cell>
          <table:table-cell table:number-columns-repeated="4"/>
          <table:table-cell table:formula="of:=IF(ISNUMBER(SEARCH(&quot;Test&quot;;[.A15]));[.A15];&quot;&quot;)">
            <text:p/>
          </table:table-cell>
        </table:table-row>
        <table:table-row table:style-name="ro1">
          <table:table-cell office:value-type="string" calcext:value-type="string">
            <text:p><text:s/>3520/10000 [=========&gt;....................] - ETA: 1s</text:p>
          </table:table-cell>
          <table:table-cell table:number-columns-repeated="4"/>
          <table:table-cell table:formula="of:=IF(ISNUMBER(SEARCH(&quot;Test&quot;;[.A16]));[.A16];&quot;&quot;)">
            <text:p/>
          </table:table-cell>
        </table:table-row>
        <table:table-row table:style-name="ro1">
          <table:table-cell office:value-type="string" calcext:value-type="string">
            <text:p><text:s/>3776/10000 [==========&gt;...................] - ETA: 1s</text:p>
          </table:table-cell>
          <table:table-cell table:number-columns-repeated="4"/>
          <table:table-cell table:formula="of:=IF(ISNUMBER(SEARCH(&quot;Test&quot;;[.A17]));[.A17];&quot;&quot;)">
            <text:p/>
          </table:table-cell>
        </table:table-row>
        <table:table-row table:style-name="ro1">
          <table:table-cell office:value-type="string" calcext:value-type="string">
            <text:p><text:s/>4032/10000 [===========&gt;..................] - ETA: 1s</text:p>
          </table:table-cell>
          <table:table-cell table:number-columns-repeated="4"/>
          <table:table-cell table:formula="of:=IF(ISNUMBER(SEARCH(&quot;Test&quot;;[.A18]));[.A18];&quot;&quot;)">
            <text:p/>
          </table:table-cell>
        </table:table-row>
        <table:table-row table:style-name="ro1">
          <table:table-cell office:value-type="string" calcext:value-type="string">
            <text:p><text:s/>4256/10000 [===========&gt;..................] - ETA: 1s</text:p>
          </table:table-cell>
          <table:table-cell table:number-columns-repeated="4"/>
          <table:table-cell table:formula="of:=IF(ISNUMBER(SEARCH(&quot;Test&quot;;[.A19]));[.A19];&quot;&quot;)">
            <text:p/>
          </table:table-cell>
        </table:table-row>
        <table:table-row table:style-name="ro1">
          <table:table-cell office:value-type="string" calcext:value-type="string">
            <text:p><text:s/>4544/10000 [============&gt;.................] - ETA: 1s</text:p>
          </table:table-cell>
          <table:table-cell table:number-columns-repeated="4"/>
          <table:table-cell table:formula="of:=IF(ISNUMBER(SEARCH(&quot;Test&quot;;[.A20]));[.A20];&quot;&quot;)">
            <text:p/>
          </table:table-cell>
        </table:table-row>
        <table:table-row table:style-name="ro1">
          <table:table-cell office:value-type="string" calcext:value-type="string">
            <text:p><text:s/>4832/10000 [=============&gt;................] - ETA: 0s</text:p>
          </table:table-cell>
          <table:table-cell table:number-columns-repeated="4"/>
          <table:table-cell table:formula="of:=IF(ISNUMBER(SEARCH(&quot;Test&quot;;[.A21]));[.A21];&quot;&quot;)">
            <text:p/>
          </table:table-cell>
        </table:table-row>
        <table:table-row table:style-name="ro1">
          <table:table-cell office:value-type="string" calcext:value-type="string">
            <text:p><text:s/>5120/10000 [==============&gt;...............] - ETA: 0s</text:p>
          </table:table-cell>
          <table:table-cell table:number-columns-repeated="4"/>
          <table:table-cell table:formula="of:=IF(ISNUMBER(SEARCH(&quot;Test&quot;;[.A22]));[.A22];&quot;&quot;)">
            <text:p/>
          </table:table-cell>
        </table:table-row>
        <table:table-row table:style-name="ro1">
          <table:table-cell office:value-type="string" calcext:value-type="string">
            <text:p><text:s/>5440/10000 [===============&gt;..............] - ETA: 0s</text:p>
          </table:table-cell>
          <table:table-cell table:number-columns-repeated="4"/>
          <table:table-cell table:formula="of:=IF(ISNUMBER(SEARCH(&quot;Test&quot;;[.A23]));[.A23];&quot;&quot;)">
            <text:p/>
          </table:table-cell>
        </table:table-row>
        <table:table-row table:style-name="ro1">
          <table:table-cell office:value-type="string" calcext:value-type="string">
            <text:p><text:s/>5760/10000 [================&gt;.............] - ETA: 0s</text:p>
          </table:table-cell>
          <table:table-cell table:number-columns-repeated="4"/>
          <table:table-cell table:formula="of:=IF(ISNUMBER(SEARCH(&quot;Test&quot;;[.A24]));[.A24];&quot;&quot;)">
            <text:p/>
          </table:table-cell>
        </table:table-row>
        <table:table-row table:style-name="ro1">
          <table:table-cell office:value-type="string" calcext:value-type="string">
            <text:p><text:s/>5952/10000 [================&gt;.............] - ETA: 0s</text:p>
          </table:table-cell>
          <table:table-cell table:number-columns-repeated="4"/>
          <table:table-cell table:formula="of:=IF(ISNUMBER(SEARCH(&quot;Test&quot;;[.A25]));[.A25];&quot;&quot;)">
            <text:p/>
          </table:table-cell>
        </table:table-row>
        <table:table-row table:style-name="ro1">
          <table:table-cell office:value-type="string" calcext:value-type="string">
            <text:p><text:s/>6208/10000 [=================&gt;............] - ETA: 0s</text:p>
          </table:table-cell>
          <table:table-cell table:number-columns-repeated="4"/>
          <table:table-cell table:formula="of:=IF(ISNUMBER(SEARCH(&quot;Test&quot;;[.A26]));[.A26];&quot;&quot;)">
            <text:p/>
          </table:table-cell>
        </table:table-row>
        <table:table-row table:style-name="ro1">
          <table:table-cell office:value-type="string" calcext:value-type="string">
            <text:p><text:s/>6464/10000 [==================&gt;...........] - ETA: 0s</text:p>
          </table:table-cell>
          <table:table-cell table:number-columns-repeated="4"/>
          <table:table-cell table:formula="of:=IF(ISNUMBER(SEARCH(&quot;Test&quot;;[.A27]));[.A27];&quot;&quot;)">
            <text:p/>
          </table:table-cell>
        </table:table-row>
        <table:table-row table:style-name="ro1">
          <table:table-cell office:value-type="string" calcext:value-type="string">
            <text:p><text:s/>6752/10000 [===================&gt;..........] - ETA: 0s</text:p>
          </table:table-cell>
          <table:table-cell table:number-columns-repeated="4"/>
          <table:table-cell table:formula="of:=IF(ISNUMBER(SEARCH(&quot;Test&quot;;[.A28]));[.A28];&quot;&quot;)">
            <text:p/>
          </table:table-cell>
        </table:table-row>
        <table:table-row table:style-name="ro1">
          <table:table-cell office:value-type="string" calcext:value-type="string">
            <text:p><text:s/>7072/10000 [====================&gt;.........] - ETA: 0s</text:p>
          </table:table-cell>
          <table:table-cell table:number-columns-repeated="4"/>
          <table:table-cell table:formula="of:=IF(ISNUMBER(SEARCH(&quot;Test&quot;;[.A29]));[.A29];&quot;&quot;)">
            <text:p/>
          </table:table-cell>
        </table:table-row>
        <table:table-row table:style-name="ro1">
          <table:table-cell office:value-type="string" calcext:value-type="string">
            <text:p><text:s/>7392/10000 [=====================&gt;........] - ETA: 0s</text:p>
          </table:table-cell>
          <table:table-cell table:number-columns-repeated="4"/>
          <table:table-cell table:formula="of:=IF(ISNUMBER(SEARCH(&quot;Test&quot;;[.A30]));[.A30];&quot;&quot;)">
            <text:p/>
          </table:table-cell>
        </table:table-row>
        <table:table-row table:style-name="ro1">
          <table:table-cell office:value-type="string" calcext:value-type="string">
            <text:p><text:s/>7776/10000 [======================&gt;.......] - ETA: 0s</text:p>
          </table:table-cell>
          <table:table-cell table:number-columns-repeated="4"/>
          <table:table-cell table:formula="of:=IF(ISNUMBER(SEARCH(&quot;Test&quot;;[.A31]));[.A31];&quot;&quot;)">
            <text:p/>
          </table:table-cell>
        </table:table-row>
        <table:table-row table:style-name="ro1">
          <table:table-cell office:value-type="string" calcext:value-type="string">
            <text:p><text:s/>8192/10000 [=======================&gt;......] - ETA: 0s</text:p>
          </table:table-cell>
          <table:table-cell table:number-columns-repeated="4"/>
          <table:table-cell table:formula="of:=IF(ISNUMBER(SEARCH(&quot;Test&quot;;[.A32]));[.A32];&quot;&quot;)">
            <text:p/>
          </table:table-cell>
        </table:table-row>
        <table:table-row table:style-name="ro1">
          <table:table-cell office:value-type="string" calcext:value-type="string">
            <text:p><text:s/>8544/10000 [========================&gt;.....] - ETA: 0s</text:p>
          </table:table-cell>
          <table:table-cell table:number-columns-repeated="4"/>
          <table:table-cell table:formula="of:=IF(ISNUMBER(SEARCH(&quot;Test&quot;;[.A33]));[.A33];&quot;&quot;)">
            <text:p/>
          </table:table-cell>
        </table:table-row>
        <table:table-row table:style-name="ro1">
          <table:table-cell office:value-type="string" calcext:value-type="string">
            <text:p><text:s/>8928/10000 [=========================&gt;....] - ETA: 0s</text:p>
          </table:table-cell>
          <table:table-cell table:number-columns-repeated="4"/>
          <table:table-cell table:formula="of:=IF(ISNUMBER(SEARCH(&quot;Test&quot;;[.A34]));[.A34];&quot;&quot;)">
            <text:p/>
          </table:table-cell>
        </table:table-row>
        <table:table-row table:style-name="ro1">
          <table:table-cell office:value-type="string" calcext:value-type="string">
            <text:p><text:s/>9344/10000 [===========================&gt;..] - ETA: 0s</text:p>
          </table:table-cell>
          <table:table-cell table:number-columns-repeated="4"/>
          <table:table-cell table:formula="of:=IF(ISNUMBER(SEARCH(&quot;Test&quot;;[.A35]));[.A35];&quot;&quot;)">
            <text:p/>
          </table:table-cell>
        </table:table-row>
        <table:table-row table:style-name="ro1">
          <table:table-cell office:value-type="string" calcext:value-type="string">
            <text:p><text:s/>9760/10000 [============================&gt;.] - ETA: 0s</text:p>
          </table:table-cell>
          <table:table-cell table:number-columns-repeated="4"/>
          <table:table-cell table:formula="of:=IF(ISNUMBER(SEARCH(&quot;Test&quot;;[.A36]));[.A36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2s 174us/step</text:p>
          </table:table-cell>
          <table:table-cell table:number-columns-repeated="4"/>
          <table:table-cell table:formula="of:=IF(ISNUMBER(SEARCH(&quot;Test&quot;;[.A37]));[.A37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1, 1) dropout: <text:s/>0.7999796414375305</text:p>
          </table:table-cell>
          <table:table-cell table:number-columns-repeated="4"/>
          <table:table-cell table:formula="of:=IF(ISNUMBER(SEARCH(&quot;Test&quot;;[.A38]));[.A38];&quot;&quot;)" office:value-type="string" office:string-value="Test loss kernel: (6, 6) stride: (1, 1) dropout:  0.7999796414375305" calcext:value-type="string">
            <text:p>Test loss kernel: (6, 6) stride: (1, 1) dropout: <text:s/>0.7999796414375305</text:p>
          </table:table-cell>
        </table:table-row>
        <table:table-row table:style-name="ro1">
          <table:table-cell office:value-type="string" calcext:value-type="string">
            <text:p>Test accuracy kernel: (6, 6) stride: (1, 1) dropout: <text:s/>0.7659</text:p>
          </table:table-cell>
          <table:table-cell table:number-columns-repeated="4"/>
          <table:table-cell table:formula="of:=IF(ISNUMBER(SEARCH(&quot;Test&quot;;[.A39]));[.A39];&quot;&quot;)" office:value-type="string" office:string-value="Test accuracy kernel: (6, 6) stride: (1, 1) dropout:  0.7659" calcext:value-type="string">
            <text:p>Test accuracy kernel: (6, 6) stride: (1, 1) dropout: <text:s/>0.7659</text:p>
          </table:table-cell>
        </table:table-row>
        <table:table-row table:style-name="ro1">
          <table:table-cell table:number-columns-repeated="5"/>
          <table:table-cell table:formula="of:=IF(ISNUMBER(SEARCH(&quot;Test&quot;;[.A40]));[.A40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2s</text:p>
          </table:table-cell>
          <table:table-cell table:number-columns-repeated="4"/>
          <table:table-cell table:formula="of:=IF(ISNUMBER(SEARCH(&quot;Test&quot;;[.A41]));[.A41];&quot;&quot;)">
            <text:p/>
          </table:table-cell>
        </table:table-row>
        <table:table-row table:style-name="ro1">
          <table:table-cell office:value-type="string" calcext:value-type="string">
            <text:p><text:s text:c="2"/>448/10000 [&gt;.............................] - ETA: 1s</text:p>
          </table:table-cell>
          <table:table-cell table:number-columns-repeated="4"/>
          <table:table-cell table:formula="of:=IF(ISNUMBER(SEARCH(&quot;Test&quot;;[.A42]));[.A42];&quot;&quot;)">
            <text:p/>
          </table:table-cell>
        </table:table-row>
        <table:table-row table:style-name="ro1">
          <table:table-cell office:value-type="string" calcext:value-type="string">
            <text:p><text:s text:c="2"/>896/10000 [=&gt;............................] - ETA: 1s</text:p>
          </table:table-cell>
          <table:table-cell table:number-columns-repeated="4"/>
          <table:table-cell table:formula="of:=IF(ISNUMBER(SEARCH(&quot;Test&quot;;[.A43]));[.A43];&quot;&quot;)">
            <text:p/>
          </table:table-cell>
        </table:table-row>
        <table:table-row table:style-name="ro1">
          <table:table-cell office:value-type="string" calcext:value-type="string">
            <text:p><text:s/>1408/10000 [===&gt;..........................] - ETA: 1s</text:p>
          </table:table-cell>
          <table:table-cell table:number-columns-repeated="4"/>
          <table:table-cell table:formula="of:=IF(ISNUMBER(SEARCH(&quot;Test&quot;;[.A44]));[.A44];&quot;&quot;)">
            <text:p/>
          </table:table-cell>
        </table:table-row>
        <table:table-row table:style-name="ro1">
          <table:table-cell office:value-type="string" calcext:value-type="string">
            <text:p><text:s/>2080/10000 [=====&gt;........................] - ETA: 0s</text:p>
          </table:table-cell>
          <table:table-cell table:number-columns-repeated="4"/>
          <table:table-cell table:formula="of:=IF(ISNUMBER(SEARCH(&quot;Test&quot;;[.A45]));[.A45];&quot;&quot;)">
            <text:p/>
          </table:table-cell>
        </table:table-row>
        <table:table-row table:style-name="ro1">
          <table:table-cell office:value-type="string" calcext:value-type="string">
            <text:p><text:s/>2752/10000 [=======&gt;......................] - ETA: 0s</text:p>
          </table:table-cell>
          <table:table-cell table:number-columns-repeated="4"/>
          <table:table-cell table:formula="of:=IF(ISNUMBER(SEARCH(&quot;Test&quot;;[.A46]));[.A46];&quot;&quot;)">
            <text:p/>
          </table:table-cell>
        </table:table-row>
        <table:table-row table:style-name="ro1">
          <table:table-cell office:value-type="string" calcext:value-type="string">
            <text:p><text:s/>3392/10000 [=========&gt;....................] - ETA: 0s</text:p>
          </table:table-cell>
          <table:table-cell table:number-columns-repeated="4"/>
          <table:table-cell table:formula="of:=IF(ISNUMBER(SEARCH(&quot;Test&quot;;[.A47]));[.A47];&quot;&quot;)">
            <text:p/>
          </table:table-cell>
        </table:table-row>
        <table:table-row table:style-name="ro1">
          <table:table-cell office:value-type="string" calcext:value-type="string">
            <text:p><text:s/>3808/10000 [==========&gt;...................] - ETA: 0s</text:p>
          </table:table-cell>
          <table:table-cell table:number-columns-repeated="4"/>
          <table:table-cell table:formula="of:=IF(ISNUMBER(SEARCH(&quot;Test&quot;;[.A48]));[.A48];&quot;&quot;)">
            <text:p/>
          </table:table-cell>
        </table:table-row>
        <table:table-row table:style-name="ro1">
          <table:table-cell office:value-type="string" calcext:value-type="string">
            <text:p><text:s/>4288/10000 [===========&gt;..................] - ETA: 0s</text:p>
          </table:table-cell>
          <table:table-cell table:number-columns-repeated="4"/>
          <table:table-cell table:formula="of:=IF(ISNUMBER(SEARCH(&quot;Test&quot;;[.A49]));[.A49];&quot;&quot;)">
            <text:p/>
          </table:table-cell>
        </table:table-row>
        <table:table-row table:style-name="ro1">
          <table:table-cell office:value-type="string" calcext:value-type="string">
            <text:p><text:s/>4576/10000 [============&gt;.................] - ETA: 0s</text:p>
          </table:table-cell>
          <table:table-cell table:number-columns-repeated="4"/>
          <table:table-cell table:formula="of:=IF(ISNUMBER(SEARCH(&quot;Test&quot;;[.A50]));[.A50];&quot;&quot;)">
            <text:p/>
          </table:table-cell>
        </table:table-row>
        <table:table-row table:style-name="ro1">
          <table:table-cell office:value-type="string" calcext:value-type="string">
            <text:p><text:s/>4928/10000 [=============&gt;................] - ETA: 0s</text:p>
          </table:table-cell>
          <table:table-cell table:number-columns-repeated="4"/>
          <table:table-cell table:formula="of:=IF(ISNUMBER(SEARCH(&quot;Test&quot;;[.A51]));[.A51];&quot;&quot;)">
            <text:p/>
          </table:table-cell>
        </table:table-row>
        <table:table-row table:style-name="ro1">
          <table:table-cell office:value-type="string" calcext:value-type="string">
            <text:p><text:s/>5152/10000 [==============&gt;...............] - ETA: 0s</text:p>
          </table:table-cell>
          <table:table-cell table:number-columns-repeated="4"/>
          <table:table-cell table:formula="of:=IF(ISNUMBER(SEARCH(&quot;Test&quot;;[.A52]));[.A52];&quot;&quot;)">
            <text:p/>
          </table:table-cell>
        </table:table-row>
        <table:table-row table:style-name="ro1">
          <table:table-cell office:value-type="string" calcext:value-type="string">
            <text:p><text:s/>5344/10000 [===============&gt;..............] - ETA: 0s</text:p>
          </table:table-cell>
          <table:table-cell table:number-columns-repeated="4"/>
          <table:table-cell table:formula="of:=IF(ISNUMBER(SEARCH(&quot;Test&quot;;[.A53]));[.A53];&quot;&quot;)">
            <text:p/>
          </table:table-cell>
        </table:table-row>
        <table:table-row table:style-name="ro1">
          <table:table-cell office:value-type="string" calcext:value-type="string">
            <text:p><text:s/>5664/10000 [===============&gt;..............] - ETA: 0s</text:p>
          </table:table-cell>
          <table:table-cell table:number-columns-repeated="4"/>
          <table:table-cell table:formula="of:=IF(ISNUMBER(SEARCH(&quot;Test&quot;;[.A54]));[.A54];&quot;&quot;)">
            <text:p/>
          </table:table-cell>
        </table:table-row>
        <table:table-row table:style-name="ro1">
          <table:table-cell office:value-type="string" calcext:value-type="string">
            <text:p><text:s/>5952/10000 [================&gt;.............] - ETA: 0s</text:p>
          </table:table-cell>
          <table:table-cell table:number-columns-repeated="4"/>
          <table:table-cell table:formula="of:=IF(ISNUMBER(SEARCH(&quot;Test&quot;;[.A55]));[.A55];&quot;&quot;)">
            <text:p/>
          </table:table-cell>
        </table:table-row>
        <table:table-row table:style-name="ro1">
          <table:table-cell office:value-type="string" calcext:value-type="string">
            <text:p><text:s/>6272/10000 [=================&gt;............] - ETA: 0s</text:p>
          </table:table-cell>
          <table:table-cell table:number-columns-repeated="4"/>
          <table:table-cell table:formula="of:=IF(ISNUMBER(SEARCH(&quot;Test&quot;;[.A56]));[.A56];&quot;&quot;)">
            <text:p/>
          </table:table-cell>
        </table:table-row>
        <table:table-row table:style-name="ro1">
          <table:table-cell office:value-type="string" calcext:value-type="string">
            <text:p><text:s/>6592/10000 [==================&gt;...........] - ETA: 0s</text:p>
          </table:table-cell>
          <table:table-cell table:number-columns-repeated="4"/>
          <table:table-cell table:formula="of:=IF(ISNUMBER(SEARCH(&quot;Test&quot;;[.A57]));[.A57];&quot;&quot;)">
            <text:p/>
          </table:table-cell>
        </table:table-row>
        <table:table-row table:style-name="ro1">
          <table:table-cell office:value-type="string" calcext:value-type="string">
            <text:p><text:s/>6976/10000 [===================&gt;..........] - ETA: 0s</text:p>
          </table:table-cell>
          <table:table-cell table:number-columns-repeated="4"/>
          <table:table-cell table:formula="of:=IF(ISNUMBER(SEARCH(&quot;Test&quot;;[.A58]));[.A58];&quot;&quot;)">
            <text:p/>
          </table:table-cell>
        </table:table-row>
        <table:table-row table:style-name="ro1">
          <table:table-cell office:value-type="string" calcext:value-type="string">
            <text:p><text:s/>7296/10000 [====================&gt;.........] - ETA: 0s</text:p>
          </table:table-cell>
          <table:table-cell table:number-columns-repeated="4"/>
          <table:table-cell table:formula="of:=IF(ISNUMBER(SEARCH(&quot;Test&quot;;[.A59]));[.A59];&quot;&quot;)">
            <text:p/>
          </table:table-cell>
        </table:table-row>
        <table:table-row table:style-name="ro1">
          <table:table-cell office:value-type="string" calcext:value-type="string">
            <text:p><text:s/>7712/10000 [======================&gt;.......] - ETA: 0s</text:p>
          </table:table-cell>
          <table:table-cell table:number-columns-repeated="4"/>
          <table:table-cell table:formula="of:=IF(ISNUMBER(SEARCH(&quot;Test&quot;;[.A60]));[.A60];&quot;&quot;)">
            <text:p/>
          </table:table-cell>
        </table:table-row>
        <table:table-row table:style-name="ro1">
          <table:table-cell office:value-type="string" calcext:value-type="string">
            <text:p><text:s/>8128/10000 [=======================&gt;......] - ETA: 0s</text:p>
          </table:table-cell>
          <table:table-cell table:number-columns-repeated="4"/>
          <table:table-cell table:formula="of:=IF(ISNUMBER(SEARCH(&quot;Test&quot;;[.A61]));[.A61];&quot;&quot;)">
            <text:p/>
          </table:table-cell>
        </table:table-row>
        <table:table-row table:style-name="ro1">
          <table:table-cell office:value-type="string" calcext:value-type="string">
            <text:p><text:s/>8512/10000 [========================&gt;.....] - ETA: 0s</text:p>
          </table:table-cell>
          <table:table-cell table:number-columns-repeated="4"/>
          <table:table-cell table:formula="of:=IF(ISNUMBER(SEARCH(&quot;Test&quot;;[.A62]));[.A62];&quot;&quot;)">
            <text:p/>
          </table:table-cell>
        </table:table-row>
        <table:table-row table:style-name="ro1">
          <table:table-cell office:value-type="string" calcext:value-type="string">
            <text:p><text:s/>8864/10000 [=========================&gt;....] - ETA: 0s</text:p>
          </table:table-cell>
          <table:table-cell table:number-columns-repeated="4"/>
          <table:table-cell table:formula="of:=IF(ISNUMBER(SEARCH(&quot;Test&quot;;[.A63]));[.A63];&quot;&quot;)">
            <text:p/>
          </table:table-cell>
        </table:table-row>
        <table:table-row table:style-name="ro1">
          <table:table-cell office:value-type="string" calcext:value-type="string">
            <text:p><text:s/>9088/10000 [==========================&gt;...] - ETA: 0s</text:p>
          </table:table-cell>
          <table:table-cell table:number-columns-repeated="4"/>
          <table:table-cell table:formula="of:=IF(ISNUMBER(SEARCH(&quot;Test&quot;;[.A64]));[.A64];&quot;&quot;)">
            <text:p/>
          </table:table-cell>
        </table:table-row>
        <table:table-row table:style-name="ro1">
          <table:table-cell office:value-type="string" calcext:value-type="string">
            <text:p><text:s/>9312/10000 [==========================&gt;...] - ETA: 0s</text:p>
          </table:table-cell>
          <table:table-cell table:number-columns-repeated="4"/>
          <table:table-cell table:formula="of:=IF(ISNUMBER(SEARCH(&quot;Test&quot;;[.A65]));[.A65];&quot;&quot;)">
            <text:p/>
          </table:table-cell>
        </table:table-row>
        <table:table-row table:style-name="ro1">
          <table:table-cell office:value-type="string" calcext:value-type="string">
            <text:p><text:s/>9664/10000 [===========================&gt;..] - ETA: 0s</text:p>
          </table:table-cell>
          <table:table-cell table:number-columns-repeated="4"/>
          <table:table-cell table:formula="of:=IF(ISNUMBER(SEARCH(&quot;Test&quot;;[.A66]));[.A66];&quot;&quot;)">
            <text:p/>
          </table:table-cell>
        </table:table-row>
        <table:table-row table:style-name="ro1">
          <table:table-cell office:value-type="string" calcext:value-type="string">
            <text:p><text:s/>9824/10000 [============================&gt;.] - ETA: 0s</text:p>
          </table:table-cell>
          <table:table-cell table:number-columns-repeated="4"/>
          <table:table-cell table:formula="of:=IF(ISNUMBER(SEARCH(&quot;Test&quot;;[.A67]));[.A67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45us/step</text:p>
          </table:table-cell>
          <table:table-cell table:number-columns-repeated="4"/>
          <table:table-cell table:formula="of:=IF(ISNUMBER(SEARCH(&quot;Test&quot;;[.A68]));[.A68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2, 2): <text:s/>1.4609178155899047</text:p>
          </table:table-cell>
          <table:table-cell table:number-columns-repeated="4"/>
          <table:table-cell table:formula="of:=IF(ISNUMBER(SEARCH(&quot;Test&quot;;[.A69]));[.A69];&quot;&quot;)" office:value-type="string" office:string-value="Test loss kernel: (6, 6) stride: (2, 2):  1.4609178155899047" calcext:value-type="string">
            <text:p>Test loss kernel: (6, 6) stride: (2, 2): <text:s/>1.4609178155899047</text:p>
          </table:table-cell>
        </table:table-row>
        <table:table-row table:style-name="ro1">
          <table:table-cell office:value-type="string" calcext:value-type="string">
            <text:p>Test accuracy kernel: (6, 6) stride: (2, 2): <text:s/>0.6405</text:p>
          </table:table-cell>
          <table:table-cell table:number-columns-repeated="4"/>
          <table:table-cell table:formula="of:=IF(ISNUMBER(SEARCH(&quot;Test&quot;;[.A70]));[.A70];&quot;&quot;)" office:value-type="string" office:string-value="Test accuracy kernel: (6, 6) stride: (2, 2):  0.6405" calcext:value-type="string">
            <text:p>Test accuracy kernel: (6, 6) stride: (2, 2): <text:s/>0.6405</text:p>
          </table:table-cell>
        </table:table-row>
        <table:table-row table:style-name="ro1">
          <table:table-cell table:number-columns-repeated="5"/>
          <table:table-cell table:formula="of:=IF(ISNUMBER(SEARCH(&quot;Test&quot;;[.A71]));[.A71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0s</text:p>
          </table:table-cell>
          <table:table-cell table:number-columns-repeated="4"/>
          <table:table-cell table:formula="of:=IF(ISNUMBER(SEARCH(&quot;Test&quot;;[.A72]));[.A72];&quot;&quot;)">
            <text:p/>
          </table:table-cell>
        </table:table-row>
        <table:table-row table:style-name="ro1">
          <table:table-cell office:value-type="string" calcext:value-type="string">
            <text:p><text:s text:c="2"/>384/10000 [&gt;.............................] - ETA: 1s</text:p>
          </table:table-cell>
          <table:table-cell table:number-columns-repeated="4"/>
          <table:table-cell table:formula="of:=IF(ISNUMBER(SEARCH(&quot;Test&quot;;[.A73]));[.A73];&quot;&quot;)">
            <text:p/>
          </table:table-cell>
        </table:table-row>
        <table:table-row table:style-name="ro1">
          <table:table-cell office:value-type="string" calcext:value-type="string">
            <text:p><text:s text:c="2"/>928/10000 [=&gt;............................] - ETA: 1s</text:p>
          </table:table-cell>
          <table:table-cell table:number-columns-repeated="4"/>
          <table:table-cell table:formula="of:=IF(ISNUMBER(SEARCH(&quot;Test&quot;;[.A74]));[.A74];&quot;&quot;)">
            <text:p/>
          </table:table-cell>
        </table:table-row>
        <table:table-row table:style-name="ro1">
          <table:table-cell office:value-type="string" calcext:value-type="string">
            <text:p><text:s/>1504/10000 [===&gt;..........................] - ETA: 0s</text:p>
          </table:table-cell>
          <table:table-cell table:number-columns-repeated="4"/>
          <table:table-cell table:formula="of:=IF(ISNUMBER(SEARCH(&quot;Test&quot;;[.A75]));[.A75];&quot;&quot;)">
            <text:p/>
          </table:table-cell>
        </table:table-row>
        <table:table-row table:style-name="ro1">
          <table:table-cell office:value-type="string" calcext:value-type="string">
            <text:p><text:s/>2240/10000 [=====&gt;........................] - ETA: 0s</text:p>
          </table:table-cell>
          <table:table-cell table:number-columns-repeated="4"/>
          <table:table-cell table:formula="of:=IF(ISNUMBER(SEARCH(&quot;Test&quot;;[.A76]));[.A76];&quot;&quot;)">
            <text:p/>
          </table:table-cell>
        </table:table-row>
        <table:table-row table:style-name="ro1">
          <table:table-cell office:value-type="string" calcext:value-type="string">
            <text:p><text:s/>2912/10000 [=======&gt;......................] - ETA: 0s</text:p>
          </table:table-cell>
          <table:table-cell table:number-columns-repeated="4"/>
          <table:table-cell table:formula="of:=IF(ISNUMBER(SEARCH(&quot;Test&quot;;[.A77]));[.A77];&quot;&quot;)">
            <text:p/>
          </table:table-cell>
        </table:table-row>
        <table:table-row table:style-name="ro1">
          <table:table-cell office:value-type="string" calcext:value-type="string">
            <text:p><text:s/>3616/10000 [=========&gt;....................] - ETA: 0s</text:p>
          </table:table-cell>
          <table:table-cell table:number-columns-repeated="4"/>
          <table:table-cell table:formula="of:=IF(ISNUMBER(SEARCH(&quot;Test&quot;;[.A78]));[.A78];&quot;&quot;)">
            <text:p/>
          </table:table-cell>
        </table:table-row>
        <table:table-row table:style-name="ro1">
          <table:table-cell office:value-type="string" calcext:value-type="string">
            <text:p><text:s/>4192/10000 [===========&gt;..................] - ETA: 0s</text:p>
          </table:table-cell>
          <table:table-cell table:number-columns-repeated="4"/>
          <table:table-cell table:formula="of:=IF(ISNUMBER(SEARCH(&quot;Test&quot;;[.A79]));[.A79];&quot;&quot;)">
            <text:p/>
          </table:table-cell>
        </table:table-row>
        <table:table-row table:style-name="ro1">
          <table:table-cell office:value-type="string" calcext:value-type="string">
            <text:p><text:s/>4608/10000 [============&gt;.................] - ETA: 0s</text:p>
          </table:table-cell>
          <table:table-cell table:number-columns-repeated="4"/>
          <table:table-cell table:formula="of:=IF(ISNUMBER(SEARCH(&quot;Test&quot;;[.A80]));[.A80];&quot;&quot;)">
            <text:p/>
          </table:table-cell>
        </table:table-row>
        <table:table-row table:style-name="ro1">
          <table:table-cell office:value-type="string" calcext:value-type="string">
            <text:p><text:s/>4992/10000 [=============&gt;................] - ETA: 0s</text:p>
          </table:table-cell>
          <table:table-cell table:number-columns-repeated="4"/>
          <table:table-cell table:formula="of:=IF(ISNUMBER(SEARCH(&quot;Test&quot;;[.A81]));[.A81];&quot;&quot;)">
            <text:p/>
          </table:table-cell>
        </table:table-row>
        <table:table-row table:style-name="ro1">
          <table:table-cell office:value-type="string" calcext:value-type="string">
            <text:p><text:s/>5312/10000 [==============&gt;...............] - ETA: 0s</text:p>
          </table:table-cell>
          <table:table-cell table:number-columns-repeated="4"/>
          <table:table-cell table:formula="of:=IF(ISNUMBER(SEARCH(&quot;Test&quot;;[.A82]));[.A82];&quot;&quot;)">
            <text:p/>
          </table:table-cell>
        </table:table-row>
        <table:table-row table:style-name="ro1">
          <table:table-cell office:value-type="string" calcext:value-type="string">
            <text:p><text:s/>5760/10000 [================&gt;.............] - ETA: 0s</text:p>
          </table:table-cell>
          <table:table-cell table:number-columns-repeated="4"/>
          <table:table-cell table:formula="of:=IF(ISNUMBER(SEARCH(&quot;Test&quot;;[.A83]));[.A83];&quot;&quot;)">
            <text:p/>
          </table:table-cell>
        </table:table-row>
        <table:table-row table:style-name="ro1">
          <table:table-cell office:value-type="string" calcext:value-type="string">
            <text:p><text:s/>6336/10000 [==================&gt;...........] - ETA: 0s</text:p>
          </table:table-cell>
          <table:table-cell table:number-columns-repeated="4"/>
          <table:table-cell table:formula="of:=IF(ISNUMBER(SEARCH(&quot;Test&quot;;[.A84]));[.A84];&quot;&quot;)">
            <text:p/>
          </table:table-cell>
        </table:table-row>
        <table:table-row table:style-name="ro1">
          <table:table-cell office:value-type="string" calcext:value-type="string">
            <text:p><text:s/>6944/10000 [===================&gt;..........] - ETA: 0s</text:p>
          </table:table-cell>
          <table:table-cell table:number-columns-repeated="4"/>
          <table:table-cell table:formula="of:=IF(ISNUMBER(SEARCH(&quot;Test&quot;;[.A85]));[.A85];&quot;&quot;)">
            <text:p/>
          </table:table-cell>
        </table:table-row>
        <table:table-row table:style-name="ro1">
          <table:table-cell office:value-type="string" calcext:value-type="string">
            <text:p><text:s/>7424/10000 [=====================&gt;........] - ETA: 0s</text:p>
          </table:table-cell>
          <table:table-cell table:number-columns-repeated="4"/>
          <table:table-cell table:formula="of:=IF(ISNUMBER(SEARCH(&quot;Test&quot;;[.A86]));[.A86];&quot;&quot;)">
            <text:p/>
          </table:table-cell>
        </table:table-row>
        <table:table-row table:style-name="ro1">
          <table:table-cell office:value-type="string" calcext:value-type="string">
            <text:p><text:s/>7872/10000 [======================&gt;.......] - ETA: 0s</text:p>
          </table:table-cell>
          <table:table-cell table:number-columns-repeated="4"/>
          <table:table-cell table:formula="of:=IF(ISNUMBER(SEARCH(&quot;Test&quot;;[.A87]));[.A87];&quot;&quot;)">
            <text:p/>
          </table:table-cell>
        </table:table-row>
        <table:table-row table:style-name="ro1">
          <table:table-cell office:value-type="string" calcext:value-type="string">
            <text:p><text:s/>8160/10000 [=======================&gt;......] - ETA: 0s</text:p>
          </table:table-cell>
          <table:table-cell table:number-columns-repeated="4"/>
          <table:table-cell table:formula="of:=IF(ISNUMBER(SEARCH(&quot;Test&quot;;[.A88]));[.A88];&quot;&quot;)">
            <text:p/>
          </table:table-cell>
        </table:table-row>
        <table:table-row table:style-name="ro1">
          <table:table-cell office:value-type="string" calcext:value-type="string">
            <text:p><text:s/>8576/10000 [========================&gt;.....] - ETA: 0s</text:p>
          </table:table-cell>
          <table:table-cell table:number-columns-repeated="4"/>
          <table:table-cell table:formula="of:=IF(ISNUMBER(SEARCH(&quot;Test&quot;;[.A89]));[.A89];&quot;&quot;)">
            <text:p/>
          </table:table-cell>
        </table:table-row>
        <table:table-row table:style-name="ro1">
          <table:table-cell office:value-type="string" calcext:value-type="string">
            <text:p><text:s/>9088/10000 [==========================&gt;...] - ETA: 0s</text:p>
          </table:table-cell>
          <table:table-cell table:number-columns-repeated="4"/>
          <table:table-cell table:formula="of:=IF(ISNUMBER(SEARCH(&quot;Test&quot;;[.A90]));[.A90];&quot;&quot;)">
            <text:p/>
          </table:table-cell>
        </table:table-row>
        <table:table-row table:style-name="ro1">
          <table:table-cell office:value-type="string" calcext:value-type="string">
            <text:p><text:s/>9600/10000 [===========================&gt;..] - ETA: 0s</text:p>
          </table:table-cell>
          <table:table-cell table:number-columns-repeated="4"/>
          <table:table-cell table:formula="of:=IF(ISNUMBER(SEARCH(&quot;Test&quot;;[.A91]));[.A91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04us/step</text:p>
          </table:table-cell>
          <table:table-cell table:number-columns-repeated="4"/>
          <table:table-cell table:formula="of:=IF(ISNUMBER(SEARCH(&quot;Test&quot;;[.A92]));[.A92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2, 2) dropout: <text:s/>0.911052762889862</text:p>
          </table:table-cell>
          <table:table-cell table:number-columns-repeated="4"/>
          <table:table-cell table:formula="of:=IF(ISNUMBER(SEARCH(&quot;Test&quot;;[.A93]));[.A93];&quot;&quot;)" office:value-type="string" office:string-value="Test loss kernel: (6, 6) stride: (2, 2) dropout:  0.911052762889862" calcext:value-type="string">
            <text:p>Test loss kernel: (6, 6) stride: (2, 2) dropout: <text:s/>0.911052762889862</text:p>
          </table:table-cell>
        </table:table-row>
        <table:table-row table:style-name="ro1">
          <table:table-cell office:value-type="string" calcext:value-type="string">
            <text:p>Test accuracy kernel: (6, 6) stride: (2, 2) dropout: <text:s/>0.6776</text:p>
          </table:table-cell>
          <table:table-cell table:number-columns-repeated="4"/>
          <table:table-cell table:formula="of:=IF(ISNUMBER(SEARCH(&quot;Test&quot;;[.A94]));[.A94];&quot;&quot;)" office:value-type="string" office:string-value="Test accuracy kernel: (6, 6) stride: (2, 2) dropout:  0.6776" calcext:value-type="string">
            <text:p>Test accuracy kernel: (6, 6) stride: (2, 2) dropout: <text:s/>0.6776</text:p>
          </table:table-cell>
        </table:table-row>
        <table:table-row table:style-name="ro1">
          <table:table-cell table:number-columns-repeated="5"/>
          <table:table-cell table:formula="of:=IF(ISNUMBER(SEARCH(&quot;Test&quot;;[.A95]));[.A95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96]));[.A96];&quot;&quot;)">
            <text:p/>
          </table:table-cell>
        </table:table-row>
        <table:table-row table:style-name="ro1">
          <table:table-cell office:value-type="string" calcext:value-type="string">
            <text:p><text:s text:c="2"/>448/10000 [&gt;.............................] - ETA: 1s</text:p>
          </table:table-cell>
          <table:table-cell table:number-columns-repeated="4"/>
          <table:table-cell table:formula="of:=IF(ISNUMBER(SEARCH(&quot;Test&quot;;[.A97]));[.A97];&quot;&quot;)">
            <text:p/>
          </table:table-cell>
        </table:table-row>
        <table:table-row table:style-name="ro1">
          <table:table-cell office:value-type="string" calcext:value-type="string">
            <text:p><text:s text:c="2"/>992/10000 [=&gt;............................] - ETA: 0s</text:p>
          </table:table-cell>
          <table:table-cell table:number-columns-repeated="4"/>
          <table:table-cell table:formula="of:=IF(ISNUMBER(SEARCH(&quot;Test&quot;;[.A98]));[.A98];&quot;&quot;)">
            <text:p/>
          </table:table-cell>
        </table:table-row>
        <table:table-row table:style-name="ro1">
          <table:table-cell office:value-type="string" calcext:value-type="string">
            <text:p><text:s/>1632/10000 [===&gt;..........................] - ETA: 0s</text:p>
          </table:table-cell>
          <table:table-cell table:number-columns-repeated="4"/>
          <table:table-cell table:formula="of:=IF(ISNUMBER(SEARCH(&quot;Test&quot;;[.A99]));[.A99];&quot;&quot;)">
            <text:p/>
          </table:table-cell>
        </table:table-row>
        <table:table-row table:style-name="ro1">
          <table:table-cell office:value-type="string" calcext:value-type="string">
            <text:p><text:s/>2336/10000 [======&gt;.......................] - ETA: 0s</text:p>
          </table:table-cell>
          <table:table-cell table:number-columns-repeated="4"/>
          <table:table-cell table:formula="of:=IF(ISNUMBER(SEARCH(&quot;Test&quot;;[.A100]));[.A100];&quot;&quot;)">
            <text:p/>
          </table:table-cell>
        </table:table-row>
        <table:table-row table:style-name="ro1">
          <table:table-cell office:value-type="string" calcext:value-type="string">
            <text:p><text:s/>3008/10000 [========&gt;.....................] - ETA: 0s</text:p>
          </table:table-cell>
          <table:table-cell table:number-columns-repeated="4"/>
          <table:table-cell table:formula="of:=IF(ISNUMBER(SEARCH(&quot;Test&quot;;[.A101]));[.A101];&quot;&quot;)">
            <text:p/>
          </table:table-cell>
        </table:table-row>
        <table:table-row table:style-name="ro1">
          <table:table-cell office:value-type="string" calcext:value-type="string">
            <text:p><text:s/>3712/10000 [==========&gt;...................] - ETA: 0s</text:p>
          </table:table-cell>
          <table:table-cell table:number-columns-repeated="4"/>
          <table:table-cell table:formula="of:=IF(ISNUMBER(SEARCH(&quot;Test&quot;;[.A102]));[.A102];&quot;&quot;)">
            <text:p/>
          </table:table-cell>
        </table:table-row>
        <table:table-row table:style-name="ro1">
          <table:table-cell office:value-type="string" calcext:value-type="string">
            <text:p><text:s/>4224/10000 [===========&gt;..................] - ETA: 0s</text:p>
          </table:table-cell>
          <table:table-cell table:number-columns-repeated="4"/>
          <table:table-cell table:formula="of:=IF(ISNUMBER(SEARCH(&quot;Test&quot;;[.A103]));[.A103];&quot;&quot;)">
            <text:p/>
          </table:table-cell>
        </table:table-row>
        <table:table-row table:style-name="ro1">
          <table:table-cell office:value-type="string" calcext:value-type="string">
            <text:p><text:s/>4544/10000 [============&gt;.................] - ETA: 0s</text:p>
          </table:table-cell>
          <table:table-cell table:number-columns-repeated="4"/>
          <table:table-cell table:formula="of:=IF(ISNUMBER(SEARCH(&quot;Test&quot;;[.A104]));[.A104];&quot;&quot;)">
            <text:p/>
          </table:table-cell>
        </table:table-row>
        <table:table-row table:style-name="ro1">
          <table:table-cell office:value-type="string" calcext:value-type="string">
            <text:p><text:s/>4896/10000 [=============&gt;................] - ETA: 0s</text:p>
          </table:table-cell>
          <table:table-cell table:number-columns-repeated="4"/>
          <table:table-cell table:formula="of:=IF(ISNUMBER(SEARCH(&quot;Test&quot;;[.A105]));[.A105];&quot;&quot;)">
            <text:p/>
          </table:table-cell>
        </table:table-row>
        <table:table-row table:style-name="ro1">
          <table:table-cell office:value-type="string" calcext:value-type="string">
            <text:p><text:s/>5184/10000 [==============&gt;...............] - ETA: 0s</text:p>
          </table:table-cell>
          <table:table-cell table:number-columns-repeated="4"/>
          <table:table-cell table:formula="of:=IF(ISNUMBER(SEARCH(&quot;Test&quot;;[.A106]));[.A106];&quot;&quot;)">
            <text:p/>
          </table:table-cell>
        </table:table-row>
        <table:table-row table:style-name="ro1">
          <table:table-cell office:value-type="string" calcext:value-type="string">
            <text:p><text:s/>5472/10000 [===============&gt;..............] - ETA: 0s</text:p>
          </table:table-cell>
          <table:table-cell table:number-columns-repeated="4"/>
          <table:table-cell table:formula="of:=IF(ISNUMBER(SEARCH(&quot;Test&quot;;[.A107]));[.A107];&quot;&quot;)">
            <text:p/>
          </table:table-cell>
        </table:table-row>
        <table:table-row table:style-name="ro1">
          <table:table-cell office:value-type="string" calcext:value-type="string">
            <text:p><text:s/>6176/10000 [=================&gt;............] - ETA: 0s</text:p>
          </table:table-cell>
          <table:table-cell table:number-columns-repeated="4"/>
          <table:table-cell table:formula="of:=IF(ISNUMBER(SEARCH(&quot;Test&quot;;[.A108]));[.A108];&quot;&quot;)">
            <text:p/>
          </table:table-cell>
        </table:table-row>
        <table:table-row table:style-name="ro1">
          <table:table-cell office:value-type="string" calcext:value-type="string">
            <text:p><text:s/>6592/10000 [==================&gt;...........] - ETA: 0s</text:p>
          </table:table-cell>
          <table:table-cell table:number-columns-repeated="4"/>
          <table:table-cell table:formula="of:=IF(ISNUMBER(SEARCH(&quot;Test&quot;;[.A109]));[.A109];&quot;&quot;)">
            <text:p/>
          </table:table-cell>
        </table:table-row>
        <table:table-row table:style-name="ro1">
          <table:table-cell office:value-type="string" calcext:value-type="string">
            <text:p><text:s/>6912/10000 [===================&gt;..........] - ETA: 0s</text:p>
          </table:table-cell>
          <table:table-cell table:number-columns-repeated="4"/>
          <table:table-cell table:formula="of:=IF(ISNUMBER(SEARCH(&quot;Test&quot;;[.A110]));[.A110];&quot;&quot;)">
            <text:p/>
          </table:table-cell>
        </table:table-row>
        <table:table-row table:style-name="ro1">
          <table:table-cell office:value-type="string" calcext:value-type="string">
            <text:p><text:s/>7296/10000 [====================&gt;.........] - ETA: 0s</text:p>
          </table:table-cell>
          <table:table-cell table:number-columns-repeated="4"/>
          <table:table-cell table:formula="of:=IF(ISNUMBER(SEARCH(&quot;Test&quot;;[.A111]));[.A111];&quot;&quot;)">
            <text:p/>
          </table:table-cell>
        </table:table-row>
        <table:table-row table:style-name="ro1">
          <table:table-cell office:value-type="string" calcext:value-type="string">
            <text:p><text:s/>7744/10000 [======================&gt;.......] - ETA: 0s</text:p>
          </table:table-cell>
          <table:table-cell table:number-columns-repeated="4"/>
          <table:table-cell table:formula="of:=IF(ISNUMBER(SEARCH(&quot;Test&quot;;[.A112]));[.A112];&quot;&quot;)">
            <text:p/>
          </table:table-cell>
        </table:table-row>
        <table:table-row table:style-name="ro1">
          <table:table-cell office:value-type="string" calcext:value-type="string">
            <text:p><text:s/>8064/10000 [=======================&gt;......] - ETA: 0s</text:p>
          </table:table-cell>
          <table:table-cell table:number-columns-repeated="4"/>
          <table:table-cell table:formula="of:=IF(ISNUMBER(SEARCH(&quot;Test&quot;;[.A113]));[.A113];&quot;&quot;)">
            <text:p/>
          </table:table-cell>
        </table:table-row>
        <table:table-row table:style-name="ro1">
          <table:table-cell office:value-type="string" calcext:value-type="string">
            <text:p><text:s/>8352/10000 [========================&gt;.....] - ETA: 0s</text:p>
          </table:table-cell>
          <table:table-cell table:number-columns-repeated="4"/>
          <table:table-cell table:formula="of:=IF(ISNUMBER(SEARCH(&quot;Test&quot;;[.A114]));[.A114];&quot;&quot;)">
            <text:p/>
          </table:table-cell>
        </table:table-row>
        <table:table-row table:style-name="ro1">
          <table:table-cell office:value-type="string" calcext:value-type="string">
            <text:p><text:s/>8896/10000 [=========================&gt;....] - ETA: 0s</text:p>
          </table:table-cell>
          <table:table-cell table:number-columns-repeated="4"/>
          <table:table-cell table:formula="of:=IF(ISNUMBER(SEARCH(&quot;Test&quot;;[.A115]));[.A115];&quot;&quot;)">
            <text:p/>
          </table:table-cell>
        </table:table-row>
        <table:table-row table:style-name="ro1">
          <table:table-cell office:value-type="string" calcext:value-type="string">
            <text:p><text:s/>9312/10000 [==========================&gt;...] - ETA: 0s</text:p>
          </table:table-cell>
          <table:table-cell table:number-columns-repeated="4"/>
          <table:table-cell table:formula="of:=IF(ISNUMBER(SEARCH(&quot;Test&quot;;[.A116]));[.A116];&quot;&quot;)">
            <text:p/>
          </table:table-cell>
        </table:table-row>
        <table:table-row table:style-name="ro1">
          <table:table-cell office:value-type="string" calcext:value-type="string">
            <text:p><text:s/>9856/10000 [============================&gt;.] - ETA: 0s</text:p>
          </table:table-cell>
          <table:table-cell table:number-columns-repeated="4"/>
          <table:table-cell table:formula="of:=IF(ISNUMBER(SEARCH(&quot;Test&quot;;[.A117]));[.A117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14us/step</text:p>
          </table:table-cell>
          <table:table-cell table:number-columns-repeated="4"/>
          <table:table-cell table:formula="of:=IF(ISNUMBER(SEARCH(&quot;Test&quot;;[.A118]));[.A118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3, 3): <text:s/>1.3959572731018066</text:p>
          </table:table-cell>
          <table:table-cell table:number-columns-repeated="4"/>
          <table:table-cell table:formula="of:=IF(ISNUMBER(SEARCH(&quot;Test&quot;;[.A119]));[.A119];&quot;&quot;)" office:value-type="string" office:string-value="Test loss kernel: (6, 6) stride: (3, 3):  1.3959572731018066" calcext:value-type="string">
            <text:p>Test loss kernel: (6, 6) stride: (3, 3): <text:s/>1.3959572731018066</text:p>
          </table:table-cell>
        </table:table-row>
        <table:table-row table:style-name="ro1">
          <table:table-cell office:value-type="string" calcext:value-type="string">
            <text:p>Test accuracy kernel: (6, 6) stride: (3, 3): <text:s/>0.6045</text:p>
          </table:table-cell>
          <table:table-cell table:number-columns-repeated="4"/>
          <table:table-cell table:formula="of:=IF(ISNUMBER(SEARCH(&quot;Test&quot;;[.A120]));[.A120];&quot;&quot;)" office:value-type="string" office:string-value="Test accuracy kernel: (6, 6) stride: (3, 3):  0.6045" calcext:value-type="string">
            <text:p>Test accuracy kernel: (6, 6) stride: (3, 3): <text:s/>0.6045</text:p>
          </table:table-cell>
        </table:table-row>
        <table:table-row table:style-name="ro1">
          <table:table-cell table:number-columns-repeated="5"/>
          <table:table-cell table:formula="of:=IF(ISNUMBER(SEARCH(&quot;Test&quot;;[.A121]));[.A121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0s</text:p>
          </table:table-cell>
          <table:table-cell table:number-columns-repeated="4"/>
          <table:table-cell table:formula="of:=IF(ISNUMBER(SEARCH(&quot;Test&quot;;[.A122]));[.A122];&quot;&quot;)">
            <text:p/>
          </table:table-cell>
        </table:table-row>
        <table:table-row table:style-name="ro1">
          <table:table-cell office:value-type="string" calcext:value-type="string">
            <text:p><text:s text:c="2"/>608/10000 [&gt;.............................] - ETA: 0s</text:p>
          </table:table-cell>
          <table:table-cell table:number-columns-repeated="4"/>
          <table:table-cell table:formula="of:=IF(ISNUMBER(SEARCH(&quot;Test&quot;;[.A123]));[.A123];&quot;&quot;)">
            <text:p/>
          </table:table-cell>
        </table:table-row>
        <table:table-row table:style-name="ro1">
          <table:table-cell office:value-type="string" calcext:value-type="string">
            <text:p><text:s/>1152/10000 [==&gt;...........................] - ETA: 0s</text:p>
          </table:table-cell>
          <table:table-cell table:number-columns-repeated="4"/>
          <table:table-cell table:formula="of:=IF(ISNUMBER(SEARCH(&quot;Test&quot;;[.A124]));[.A124];&quot;&quot;)">
            <text:p/>
          </table:table-cell>
        </table:table-row>
        <table:table-row table:style-name="ro1">
          <table:table-cell office:value-type="string" calcext:value-type="string">
            <text:p><text:s/>1856/10000 [====&gt;.........................] - ETA: 0s</text:p>
          </table:table-cell>
          <table:table-cell table:number-columns-repeated="4"/>
          <table:table-cell table:formula="of:=IF(ISNUMBER(SEARCH(&quot;Test&quot;;[.A125]));[.A125];&quot;&quot;)">
            <text:p/>
          </table:table-cell>
        </table:table-row>
        <table:table-row table:style-name="ro1">
          <table:table-cell office:value-type="string" calcext:value-type="string">
            <text:p><text:s/>2656/10000 [======&gt;.......................] - ETA: 0s</text:p>
          </table:table-cell>
          <table:table-cell table:number-columns-repeated="4"/>
          <table:table-cell table:formula="of:=IF(ISNUMBER(SEARCH(&quot;Test&quot;;[.A126]));[.A126];&quot;&quot;)">
            <text:p/>
          </table:table-cell>
        </table:table-row>
        <table:table-row table:style-name="ro1">
          <table:table-cell office:value-type="string" calcext:value-type="string">
            <text:p><text:s/>3360/10000 [=========&gt;....................] - ETA: 0s</text:p>
          </table:table-cell>
          <table:table-cell table:number-columns-repeated="4"/>
          <table:table-cell table:formula="of:=IF(ISNUMBER(SEARCH(&quot;Test&quot;;[.A127]));[.A127];&quot;&quot;)">
            <text:p/>
          </table:table-cell>
        </table:table-row>
        <table:table-row table:style-name="ro1">
          <table:table-cell office:value-type="string" calcext:value-type="string">
            <text:p><text:s/>4160/10000 [===========&gt;..................] - ETA: 0s</text:p>
          </table:table-cell>
          <table:table-cell table:number-columns-repeated="4"/>
          <table:table-cell table:formula="of:=IF(ISNUMBER(SEARCH(&quot;Test&quot;;[.A128]));[.A128];&quot;&quot;)">
            <text:p/>
          </table:table-cell>
        </table:table-row>
        <table:table-row table:style-name="ro1">
          <table:table-cell office:value-type="string" calcext:value-type="string">
            <text:p><text:s/>4608/10000 [============&gt;.................] - ETA: 0s</text:p>
          </table:table-cell>
          <table:table-cell table:number-columns-repeated="4"/>
          <table:table-cell table:formula="of:=IF(ISNUMBER(SEARCH(&quot;Test&quot;;[.A129]));[.A129];&quot;&quot;)">
            <text:p/>
          </table:table-cell>
        </table:table-row>
        <table:table-row table:style-name="ro1">
          <table:table-cell office:value-type="string" calcext:value-type="string">
            <text:p><text:s/>4960/10000 [=============&gt;................] - ETA: 0s</text:p>
          </table:table-cell>
          <table:table-cell table:number-columns-repeated="4"/>
          <table:table-cell table:formula="of:=IF(ISNUMBER(SEARCH(&quot;Test&quot;;[.A130]));[.A130];&quot;&quot;)">
            <text:p/>
          </table:table-cell>
        </table:table-row>
        <table:table-row table:style-name="ro1">
          <table:table-cell office:value-type="string" calcext:value-type="string">
            <text:p><text:s/>5312/10000 [==============&gt;...............] - ETA: 0s</text:p>
          </table:table-cell>
          <table:table-cell table:number-columns-repeated="4"/>
          <table:table-cell table:formula="of:=IF(ISNUMBER(SEARCH(&quot;Test&quot;;[.A131]));[.A131];&quot;&quot;)">
            <text:p/>
          </table:table-cell>
        </table:table-row>
        <table:table-row table:style-name="ro1">
          <table:table-cell office:value-type="string" calcext:value-type="string">
            <text:p><text:s/>5760/10000 [================&gt;.............] - ETA: 0s</text:p>
          </table:table-cell>
          <table:table-cell table:number-columns-repeated="4"/>
          <table:table-cell table:formula="of:=IF(ISNUMBER(SEARCH(&quot;Test&quot;;[.A132]));[.A132];&quot;&quot;)">
            <text:p/>
          </table:table-cell>
        </table:table-row>
        <table:table-row table:style-name="ro1">
          <table:table-cell office:value-type="string" calcext:value-type="string">
            <text:p><text:s/>6400/10000 [==================&gt;...........] - ETA: 0s</text:p>
          </table:table-cell>
          <table:table-cell table:number-columns-repeated="4"/>
          <table:table-cell table:formula="of:=IF(ISNUMBER(SEARCH(&quot;Test&quot;;[.A133]));[.A133];&quot;&quot;)">
            <text:p/>
          </table:table-cell>
        </table:table-row>
        <table:table-row table:style-name="ro1">
          <table:table-cell office:value-type="string" calcext:value-type="string">
            <text:p><text:s/>7072/10000 [====================&gt;.........] - ETA: 0s</text:p>
          </table:table-cell>
          <table:table-cell table:number-columns-repeated="4"/>
          <table:table-cell table:formula="of:=IF(ISNUMBER(SEARCH(&quot;Test&quot;;[.A134]));[.A134];&quot;&quot;)">
            <text:p/>
          </table:table-cell>
        </table:table-row>
        <table:table-row table:style-name="ro1">
          <table:table-cell office:value-type="string" calcext:value-type="string">
            <text:p><text:s/>7552/10000 [=====================&gt;........] - ETA: 0s</text:p>
          </table:table-cell>
          <table:table-cell table:number-columns-repeated="4"/>
          <table:table-cell table:formula="of:=IF(ISNUMBER(SEARCH(&quot;Test&quot;;[.A135]));[.A135];&quot;&quot;)">
            <text:p/>
          </table:table-cell>
        </table:table-row>
        <table:table-row table:style-name="ro1">
          <table:table-cell office:value-type="string" calcext:value-type="string">
            <text:p><text:s/>7712/10000 [======================&gt;.......] - ETA: 0s</text:p>
          </table:table-cell>
          <table:table-cell table:number-columns-repeated="4"/>
          <table:table-cell table:formula="of:=IF(ISNUMBER(SEARCH(&quot;Test&quot;;[.A136]));[.A136];&quot;&quot;)">
            <text:p/>
          </table:table-cell>
        </table:table-row>
        <table:table-row table:style-name="ro1">
          <table:table-cell office:value-type="string" calcext:value-type="string">
            <text:p><text:s/>8160/10000 [=======================&gt;......] - ETA: 0s</text:p>
          </table:table-cell>
          <table:table-cell table:number-columns-repeated="4"/>
          <table:table-cell table:formula="of:=IF(ISNUMBER(SEARCH(&quot;Test&quot;;[.A137]));[.A137];&quot;&quot;)">
            <text:p/>
          </table:table-cell>
        </table:table-row>
        <table:table-row table:style-name="ro1">
          <table:table-cell office:value-type="string" calcext:value-type="string">
            <text:p><text:s/>8704/10000 [=========================&gt;....] - ETA: 0s</text:p>
          </table:table-cell>
          <table:table-cell table:number-columns-repeated="4"/>
          <table:table-cell table:formula="of:=IF(ISNUMBER(SEARCH(&quot;Test&quot;;[.A138]));[.A138];&quot;&quot;)">
            <text:p/>
          </table:table-cell>
        </table:table-row>
        <table:table-row table:style-name="ro1">
          <table:table-cell office:value-type="string" calcext:value-type="string">
            <text:p><text:s/>9024/10000 [==========================&gt;...] - ETA: 0s</text:p>
          </table:table-cell>
          <table:table-cell table:number-columns-repeated="4"/>
          <table:table-cell table:formula="of:=IF(ISNUMBER(SEARCH(&quot;Test&quot;;[.A139]));[.A139];&quot;&quot;)">
            <text:p/>
          </table:table-cell>
        </table:table-row>
        <table:table-row table:style-name="ro1">
          <table:table-cell office:value-type="string" calcext:value-type="string">
            <text:p><text:s/>9376/10000 [===========================&gt;..] - ETA: 0s</text:p>
          </table:table-cell>
          <table:table-cell table:number-columns-repeated="4"/>
          <table:table-cell table:formula="of:=IF(ISNUMBER(SEARCH(&quot;Test&quot;;[.A140]));[.A140];&quot;&quot;)">
            <text:p/>
          </table:table-cell>
        </table:table-row>
        <table:table-row table:style-name="ro1">
          <table:table-cell office:value-type="string" calcext:value-type="string">
            <text:p><text:s/>9760/10000 [============================&gt;.] - ETA: 0s</text:p>
          </table:table-cell>
          <table:table-cell table:number-columns-repeated="4"/>
          <table:table-cell table:formula="of:=IF(ISNUMBER(SEARCH(&quot;Test&quot;;[.A141]));[.A141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03us/step</text:p>
          </table:table-cell>
          <table:table-cell table:number-columns-repeated="4"/>
          <table:table-cell table:formula="of:=IF(ISNUMBER(SEARCH(&quot;Test&quot;;[.A142]));[.A142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3, 3) dropout: <text:s/>0.9966371125221253</text:p>
          </table:table-cell>
          <table:table-cell table:number-columns-repeated="4"/>
          <table:table-cell table:formula="of:=IF(ISNUMBER(SEARCH(&quot;Test&quot;;[.A143]));[.A143];&quot;&quot;)" office:value-type="string" office:string-value="Test loss kernel: (6, 6) stride: (3, 3) dropout:  0.9966371125221253" calcext:value-type="string">
            <text:p>Test loss kernel: (6, 6) stride: (3, 3) dropout: <text:s/>0.9966371125221253</text:p>
          </table:table-cell>
        </table:table-row>
        <table:table-row table:style-name="ro1">
          <table:table-cell office:value-type="string" calcext:value-type="string">
            <text:p>Test accuracy kernel: (6, 6) stride: (3, 3) dropout: <text:s/>0.6491</text:p>
          </table:table-cell>
          <table:table-cell table:number-columns-repeated="4"/>
          <table:table-cell table:formula="of:=IF(ISNUMBER(SEARCH(&quot;Test&quot;;[.A144]));[.A144];&quot;&quot;)" office:value-type="string" office:string-value="Test accuracy kernel: (6, 6) stride: (3, 3) dropout:  0.6491" calcext:value-type="string">
            <text:p>Test accuracy kernel: (6, 6) stride: (3, 3) dropout: <text:s/>0.6491</text:p>
          </table:table-cell>
        </table:table-row>
        <table:table-row table:style-name="ro1">
          <table:table-cell table:number-columns-repeated="5"/>
          <table:table-cell table:formula="of:=IF(ISNUMBER(SEARCH(&quot;Test&quot;;[.A145]));[.A145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2s</text:p>
          </table:table-cell>
          <table:table-cell table:number-columns-repeated="4"/>
          <table:table-cell table:formula="of:=IF(ISNUMBER(SEARCH(&quot;Test&quot;;[.A146]));[.A146];&quot;&quot;)">
            <text:p/>
          </table:table-cell>
        </table:table-row>
        <table:table-row table:style-name="ro1">
          <table:table-cell office:value-type="string" calcext:value-type="string">
            <text:p><text:s text:c="2"/>672/10000 [=&gt;............................] - ETA: 0s</text:p>
          </table:table-cell>
          <table:table-cell table:number-columns-repeated="4"/>
          <table:table-cell table:formula="of:=IF(ISNUMBER(SEARCH(&quot;Test&quot;;[.A147]));[.A147];&quot;&quot;)">
            <text:p/>
          </table:table-cell>
        </table:table-row>
        <table:table-row table:style-name="ro1">
          <table:table-cell office:value-type="string" calcext:value-type="string">
            <text:p><text:s/>1280/10000 [==&gt;...........................] - ETA: 0s</text:p>
          </table:table-cell>
          <table:table-cell table:number-columns-repeated="4"/>
          <table:table-cell table:formula="of:=IF(ISNUMBER(SEARCH(&quot;Test&quot;;[.A148]));[.A148];&quot;&quot;)">
            <text:p/>
          </table:table-cell>
        </table:table-row>
        <table:table-row table:style-name="ro1">
          <table:table-cell office:value-type="string" calcext:value-type="string">
            <text:p><text:s/>1952/10000 [====&gt;.........................] - ETA: 0s</text:p>
          </table:table-cell>
          <table:table-cell table:number-columns-repeated="4"/>
          <table:table-cell table:formula="of:=IF(ISNUMBER(SEARCH(&quot;Test&quot;;[.A149]));[.A149];&quot;&quot;)">
            <text:p/>
          </table:table-cell>
        </table:table-row>
        <table:table-row table:style-name="ro1">
          <table:table-cell office:value-type="string" calcext:value-type="string">
            <text:p><text:s/>2784/10000 [=======&gt;......................] - ETA: 0s</text:p>
          </table:table-cell>
          <table:table-cell table:number-columns-repeated="4"/>
          <table:table-cell table:formula="of:=IF(ISNUMBER(SEARCH(&quot;Test&quot;;[.A150]));[.A150];&quot;&quot;)">
            <text:p/>
          </table:table-cell>
        </table:table-row>
        <table:table-row table:style-name="ro1">
          <table:table-cell office:value-type="string" calcext:value-type="string">
            <text:p><text:s/>3584/10000 [=========&gt;....................] - ETA: 0s</text:p>
          </table:table-cell>
          <table:table-cell table:number-columns-repeated="4"/>
          <table:table-cell table:formula="of:=IF(ISNUMBER(SEARCH(&quot;Test&quot;;[.A151]));[.A151];&quot;&quot;)">
            <text:p/>
          </table:table-cell>
        </table:table-row>
        <table:table-row table:style-name="ro1">
          <table:table-cell office:value-type="string" calcext:value-type="string">
            <text:p><text:s/>4448/10000 [============&gt;.................] - ETA: 0s</text:p>
          </table:table-cell>
          <table:table-cell table:number-columns-repeated="4"/>
          <table:table-cell table:formula="of:=IF(ISNUMBER(SEARCH(&quot;Test&quot;;[.A152]));[.A152];&quot;&quot;)">
            <text:p/>
          </table:table-cell>
        </table:table-row>
        <table:table-row table:style-name="ro1">
          <table:table-cell office:value-type="string" calcext:value-type="string">
            <text:p><text:s/>4896/10000 [=============&gt;................] - ETA: 0s</text:p>
          </table:table-cell>
          <table:table-cell table:number-columns-repeated="4"/>
          <table:table-cell table:formula="of:=IF(ISNUMBER(SEARCH(&quot;Test&quot;;[.A153]));[.A153];&quot;&quot;)">
            <text:p/>
          </table:table-cell>
        </table:table-row>
        <table:table-row table:style-name="ro1">
          <table:table-cell office:value-type="string" calcext:value-type="string">
            <text:p><text:s/>5312/10000 [==============&gt;...............] - ETA: 0s</text:p>
          </table:table-cell>
          <table:table-cell table:number-columns-repeated="4"/>
          <table:table-cell table:formula="of:=IF(ISNUMBER(SEARCH(&quot;Test&quot;;[.A154]));[.A154];&quot;&quot;)">
            <text:p/>
          </table:table-cell>
        </table:table-row>
        <table:table-row table:style-name="ro1">
          <table:table-cell office:value-type="string" calcext:value-type="string">
            <text:p><text:s/>5760/10000 [================&gt;.............] - ETA: 0s</text:p>
          </table:table-cell>
          <table:table-cell table:number-columns-repeated="4"/>
          <table:table-cell table:formula="of:=IF(ISNUMBER(SEARCH(&quot;Test&quot;;[.A155]));[.A155];&quot;&quot;)">
            <text:p/>
          </table:table-cell>
        </table:table-row>
        <table:table-row table:style-name="ro1">
          <table:table-cell office:value-type="string" calcext:value-type="string">
            <text:p><text:s/>6432/10000 [==================&gt;...........] - ETA: 0s</text:p>
          </table:table-cell>
          <table:table-cell table:number-columns-repeated="4"/>
          <table:table-cell table:formula="of:=IF(ISNUMBER(SEARCH(&quot;Test&quot;;[.A156]));[.A156];&quot;&quot;)">
            <text:p/>
          </table:table-cell>
        </table:table-row>
        <table:table-row table:style-name="ro1">
          <table:table-cell office:value-type="string" calcext:value-type="string">
            <text:p><text:s/>7200/10000 [====================&gt;.........] - ETA: 0s</text:p>
          </table:table-cell>
          <table:table-cell table:number-columns-repeated="4"/>
          <table:table-cell table:formula="of:=IF(ISNUMBER(SEARCH(&quot;Test&quot;;[.A157]));[.A157];&quot;&quot;)">
            <text:p/>
          </table:table-cell>
        </table:table-row>
        <table:table-row table:style-name="ro1">
          <table:table-cell office:value-type="string" calcext:value-type="string">
            <text:p><text:s/>7840/10000 [======================&gt;.......] - ETA: 0s</text:p>
          </table:table-cell>
          <table:table-cell table:number-columns-repeated="4"/>
          <table:table-cell table:formula="of:=IF(ISNUMBER(SEARCH(&quot;Test&quot;;[.A158]));[.A158];&quot;&quot;)">
            <text:p/>
          </table:table-cell>
        </table:table-row>
        <table:table-row table:style-name="ro1">
          <table:table-cell office:value-type="string" calcext:value-type="string">
            <text:p><text:s/>8288/10000 [=======================&gt;......] - ETA: 0s</text:p>
          </table:table-cell>
          <table:table-cell table:number-columns-repeated="4"/>
          <table:table-cell table:formula="of:=IF(ISNUMBER(SEARCH(&quot;Test&quot;;[.A159]));[.A159];&quot;&quot;)">
            <text:p/>
          </table:table-cell>
        </table:table-row>
        <table:table-row table:style-name="ro1">
          <table:table-cell office:value-type="string" calcext:value-type="string">
            <text:p><text:s/>8832/10000 [=========================&gt;....] - ETA: 0s</text:p>
          </table:table-cell>
          <table:table-cell table:number-columns-repeated="4"/>
          <table:table-cell table:formula="of:=IF(ISNUMBER(SEARCH(&quot;Test&quot;;[.A160]));[.A160];&quot;&quot;)">
            <text:p/>
          </table:table-cell>
        </table:table-row>
        <table:table-row table:style-name="ro1">
          <table:table-cell office:value-type="string" calcext:value-type="string">
            <text:p><text:s/>9440/10000 [===========================&gt;..] - ETA: 0s</text:p>
          </table:table-cell>
          <table:table-cell table:number-columns-repeated="4"/>
          <table:table-cell table:formula="of:=IF(ISNUMBER(SEARCH(&quot;Test&quot;;[.A161]));[.A161];&quot;&quot;)">
            <text:p/>
          </table:table-cell>
        </table:table-row>
        <table:table-row table:style-name="ro1">
          <table:table-cell office:value-type="string" calcext:value-type="string">
            <text:p><text:s/>9984/10000 [============================&gt;.] - ETA: 0s</text:p>
          </table:table-cell>
          <table:table-cell table:number-columns-repeated="4"/>
          <table:table-cell table:formula="of:=IF(ISNUMBER(SEARCH(&quot;Test&quot;;[.A162]));[.A162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85us/step</text:p>
          </table:table-cell>
          <table:table-cell table:number-columns-repeated="4"/>
          <table:table-cell table:formula="of:=IF(ISNUMBER(SEARCH(&quot;Test&quot;;[.A163]));[.A163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4, 4): <text:s/>1.1318296825408936</text:p>
          </table:table-cell>
          <table:table-cell table:number-columns-repeated="4"/>
          <table:table-cell table:formula="of:=IF(ISNUMBER(SEARCH(&quot;Test&quot;;[.A164]));[.A164];&quot;&quot;)" office:value-type="string" office:string-value="Test loss kernel: (6, 6) stride: (4, 4):  1.1318296825408936" calcext:value-type="string">
            <text:p>Test loss kernel: (6, 6) stride: (4, 4): <text:s/>1.1318296825408936</text:p>
          </table:table-cell>
        </table:table-row>
        <table:table-row table:style-name="ro1">
          <table:table-cell office:value-type="string" calcext:value-type="string">
            <text:p>Test accuracy kernel: (6, 6) stride: (4, 4): <text:s/>0.6064</text:p>
          </table:table-cell>
          <table:table-cell table:number-columns-repeated="4"/>
          <table:table-cell table:formula="of:=IF(ISNUMBER(SEARCH(&quot;Test&quot;;[.A165]));[.A165];&quot;&quot;)" office:value-type="string" office:string-value="Test accuracy kernel: (6, 6) stride: (4, 4):  0.6064" calcext:value-type="string">
            <text:p>Test accuracy kernel: (6, 6) stride: (4, 4): <text:s/>0.6064</text:p>
          </table:table-cell>
        </table:table-row>
        <table:table-row table:style-name="ro1">
          <table:table-cell table:number-columns-repeated="5"/>
          <table:table-cell table:formula="of:=IF(ISNUMBER(SEARCH(&quot;Test&quot;;[.A166]));[.A166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167]));[.A167];&quot;&quot;)">
            <text:p/>
          </table:table-cell>
        </table:table-row>
        <table:table-row table:style-name="ro1">
          <table:table-cell office:value-type="string" calcext:value-type="string">
            <text:p><text:s text:c="2"/>704/10000 [=&gt;............................] - ETA: 0s</text:p>
          </table:table-cell>
          <table:table-cell table:number-columns-repeated="4"/>
          <table:table-cell table:formula="of:=IF(ISNUMBER(SEARCH(&quot;Test&quot;;[.A168]));[.A168];&quot;&quot;)">
            <text:p/>
          </table:table-cell>
        </table:table-row>
        <table:table-row table:style-name="ro1">
          <table:table-cell office:value-type="string" calcext:value-type="string">
            <text:p><text:s/>1312/10000 [==&gt;...........................] - ETA: 0s</text:p>
          </table:table-cell>
          <table:table-cell table:number-columns-repeated="4"/>
          <table:table-cell table:formula="of:=IF(ISNUMBER(SEARCH(&quot;Test&quot;;[.A169]));[.A169];&quot;&quot;)">
            <text:p/>
          </table:table-cell>
        </table:table-row>
        <table:table-row table:style-name="ro1">
          <table:table-cell office:value-type="string" calcext:value-type="string">
            <text:p><text:s/>2080/10000 [=====&gt;........................] - ETA: 0s</text:p>
          </table:table-cell>
          <table:table-cell table:number-columns-repeated="4"/>
          <table:table-cell table:formula="of:=IF(ISNUMBER(SEARCH(&quot;Test&quot;;[.A170]));[.A170];&quot;&quot;)">
            <text:p/>
          </table:table-cell>
        </table:table-row>
        <table:table-row table:style-name="ro1">
          <table:table-cell office:value-type="string" calcext:value-type="string">
            <text:p><text:s/>2976/10000 [=======&gt;......................] - ETA: 0s</text:p>
          </table:table-cell>
          <table:table-cell table:number-columns-repeated="4"/>
          <table:table-cell table:formula="of:=IF(ISNUMBER(SEARCH(&quot;Test&quot;;[.A171]));[.A171];&quot;&quot;)">
            <text:p/>
          </table:table-cell>
        </table:table-row>
        <table:table-row table:style-name="ro1">
          <table:table-cell office:value-type="string" calcext:value-type="string">
            <text:p><text:s/>3808/10000 [==========&gt;...................] - ETA: 0s</text:p>
          </table:table-cell>
          <table:table-cell table:number-columns-repeated="4"/>
          <table:table-cell table:formula="of:=IF(ISNUMBER(SEARCH(&quot;Test&quot;;[.A172]));[.A172];&quot;&quot;)">
            <text:p/>
          </table:table-cell>
        </table:table-row>
        <table:table-row table:style-name="ro1">
          <table:table-cell office:value-type="string" calcext:value-type="string">
            <text:p><text:s/>4544/10000 [============&gt;.................] - ETA: 0s</text:p>
          </table:table-cell>
          <table:table-cell table:number-columns-repeated="4"/>
          <table:table-cell table:formula="of:=IF(ISNUMBER(SEARCH(&quot;Test&quot;;[.A173]));[.A173];&quot;&quot;)">
            <text:p/>
          </table:table-cell>
        </table:table-row>
        <table:table-row table:style-name="ro1">
          <table:table-cell office:value-type="string" calcext:value-type="string">
            <text:p><text:s/>4960/10000 [=============&gt;................] - ETA: 0s</text:p>
          </table:table-cell>
          <table:table-cell table:number-columns-repeated="4"/>
          <table:table-cell table:formula="of:=IF(ISNUMBER(SEARCH(&quot;Test&quot;;[.A174]));[.A174];&quot;&quot;)">
            <text:p/>
          </table:table-cell>
        </table:table-row>
        <table:table-row table:style-name="ro1">
          <table:table-cell office:value-type="string" calcext:value-type="string">
            <text:p><text:s/>5344/10000 [===============&gt;..............] - ETA: 0s</text:p>
          </table:table-cell>
          <table:table-cell table:number-columns-repeated="4"/>
          <table:table-cell table:formula="of:=IF(ISNUMBER(SEARCH(&quot;Test&quot;;[.A175]));[.A175];&quot;&quot;)">
            <text:p/>
          </table:table-cell>
        </table:table-row>
        <table:table-row table:style-name="ro1">
          <table:table-cell office:value-type="string" calcext:value-type="string">
            <text:p><text:s/>5824/10000 [================&gt;.............] - ETA: 0s</text:p>
          </table:table-cell>
          <table:table-cell table:number-columns-repeated="4"/>
          <table:table-cell table:formula="of:=IF(ISNUMBER(SEARCH(&quot;Test&quot;;[.A176]));[.A176];&quot;&quot;)">
            <text:p/>
          </table:table-cell>
        </table:table-row>
        <table:table-row table:style-name="ro1">
          <table:table-cell office:value-type="string" calcext:value-type="string">
            <text:p><text:s/>6336/10000 [==================&gt;...........] - ETA: 0s</text:p>
          </table:table-cell>
          <table:table-cell table:number-columns-repeated="4"/>
          <table:table-cell table:formula="of:=IF(ISNUMBER(SEARCH(&quot;Test&quot;;[.A177]));[.A177];&quot;&quot;)">
            <text:p/>
          </table:table-cell>
        </table:table-row>
        <table:table-row table:style-name="ro1">
          <table:table-cell office:value-type="string" calcext:value-type="string">
            <text:p><text:s/>7200/10000 [====================&gt;.........] - ETA: 0s</text:p>
          </table:table-cell>
          <table:table-cell table:number-columns-repeated="4"/>
          <table:table-cell table:formula="of:=IF(ISNUMBER(SEARCH(&quot;Test&quot;;[.A178]));[.A178];&quot;&quot;)">
            <text:p/>
          </table:table-cell>
        </table:table-row>
        <table:table-row table:style-name="ro1">
          <table:table-cell office:value-type="string" calcext:value-type="string">
            <text:p><text:s/>7968/10000 [======================&gt;.......] - ETA: 0s</text:p>
          </table:table-cell>
          <table:table-cell table:number-columns-repeated="4"/>
          <table:table-cell table:formula="of:=IF(ISNUMBER(SEARCH(&quot;Test&quot;;[.A179]));[.A179];&quot;&quot;)">
            <text:p/>
          </table:table-cell>
        </table:table-row>
        <table:table-row table:style-name="ro1">
          <table:table-cell office:value-type="string" calcext:value-type="string">
            <text:p><text:s/>8480/10000 [========================&gt;.....] - ETA: 0s</text:p>
          </table:table-cell>
          <table:table-cell table:number-columns-repeated="4"/>
          <table:table-cell table:formula="of:=IF(ISNUMBER(SEARCH(&quot;Test&quot;;[.A180]));[.A180];&quot;&quot;)">
            <text:p/>
          </table:table-cell>
        </table:table-row>
        <table:table-row table:style-name="ro1">
          <table:table-cell office:value-type="string" calcext:value-type="string">
            <text:p><text:s/>9056/10000 [==========================&gt;...] - ETA: 0s</text:p>
          </table:table-cell>
          <table:table-cell table:number-columns-repeated="4"/>
          <table:table-cell table:formula="of:=IF(ISNUMBER(SEARCH(&quot;Test&quot;;[.A181]));[.A181];&quot;&quot;)">
            <text:p/>
          </table:table-cell>
        </table:table-row>
        <table:table-row table:style-name="ro1">
          <table:table-cell office:value-type="string" calcext:value-type="string">
            <text:p><text:s/>9696/10000 [============================&gt;.] - ETA: 0s</text:p>
          </table:table-cell>
          <table:table-cell table:number-columns-repeated="4"/>
          <table:table-cell table:formula="of:=IF(ISNUMBER(SEARCH(&quot;Test&quot;;[.A182]));[.A182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80us/step</text:p>
          </table:table-cell>
          <table:table-cell table:number-columns-repeated="4"/>
          <table:table-cell table:formula="of:=IF(ISNUMBER(SEARCH(&quot;Test&quot;;[.A183]));[.A183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4, 4) dropout: <text:s/>1.1238302101135254</text:p>
          </table:table-cell>
          <table:table-cell table:number-columns-repeated="4"/>
          <table:table-cell table:formula="of:=IF(ISNUMBER(SEARCH(&quot;Test&quot;;[.A184]));[.A184];&quot;&quot;)" office:value-type="string" office:string-value="Test loss kernel: (6, 6) stride: (4, 4) dropout:  1.1238302101135254" calcext:value-type="string">
            <text:p>Test loss kernel: (6, 6) stride: (4, 4) dropout: <text:s/>1.1238302101135254</text:p>
          </table:table-cell>
        </table:table-row>
        <table:table-row table:style-name="ro1">
          <table:table-cell office:value-type="string" calcext:value-type="string">
            <text:p>Test accuracy kernel: (6, 6) stride: (4, 4) dropout: <text:s/>0.5995</text:p>
          </table:table-cell>
          <table:table-cell table:number-columns-repeated="4"/>
          <table:table-cell table:formula="of:=IF(ISNUMBER(SEARCH(&quot;Test&quot;;[.A185]));[.A185];&quot;&quot;)" office:value-type="string" office:string-value="Test accuracy kernel: (6, 6) stride: (4, 4) dropout:  0.5995" calcext:value-type="string">
            <text:p>Test accuracy kernel: (6, 6) stride: (4, 4) dropout: <text:s/>0.5995</text:p>
          </table:table-cell>
        </table:table-row>
        <table:table-row table:style-name="ro1">
          <table:table-cell table:number-columns-repeated="5"/>
          <table:table-cell table:formula="of:=IF(ISNUMBER(SEARCH(&quot;Test&quot;;[.A186]));[.A186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4s</text:p>
          </table:table-cell>
          <table:table-cell table:number-columns-repeated="4"/>
          <table:table-cell table:formula="of:=IF(ISNUMBER(SEARCH(&quot;Test&quot;;[.A187]));[.A187];&quot;&quot;)">
            <text:p/>
          </table:table-cell>
        </table:table-row>
        <table:table-row table:style-name="ro1">
          <table:table-cell office:value-type="string" calcext:value-type="string">
            <text:p><text:s text:c="2"/>704/10000 [=&gt;............................] - ETA: 0s</text:p>
          </table:table-cell>
          <table:table-cell table:number-columns-repeated="4"/>
          <table:table-cell table:formula="of:=IF(ISNUMBER(SEARCH(&quot;Test&quot;;[.A188]));[.A188];&quot;&quot;)">
            <text:p/>
          </table:table-cell>
        </table:table-row>
        <table:table-row table:style-name="ro1">
          <table:table-cell office:value-type="string" calcext:value-type="string">
            <text:p><text:s/>1280/10000 [==&gt;...........................] - ETA: 0s</text:p>
          </table:table-cell>
          <table:table-cell table:number-columns-repeated="4"/>
          <table:table-cell table:formula="of:=IF(ISNUMBER(SEARCH(&quot;Test&quot;;[.A189]));[.A189];&quot;&quot;)">
            <text:p/>
          </table:table-cell>
        </table:table-row>
        <table:table-row table:style-name="ro1">
          <table:table-cell office:value-type="string" calcext:value-type="string">
            <text:p><text:s/>1984/10000 [====&gt;.........................] - ETA: 0s</text:p>
          </table:table-cell>
          <table:table-cell table:number-columns-repeated="4"/>
          <table:table-cell table:formula="of:=IF(ISNUMBER(SEARCH(&quot;Test&quot;;[.A190]));[.A190];&quot;&quot;)">
            <text:p/>
          </table:table-cell>
        </table:table-row>
        <table:table-row table:style-name="ro1">
          <table:table-cell office:value-type="string" calcext:value-type="string">
            <text:p><text:s/>2880/10000 [=======&gt;......................] - ETA: 0s</text:p>
          </table:table-cell>
          <table:table-cell table:number-columns-repeated="4"/>
          <table:table-cell table:formula="of:=IF(ISNUMBER(SEARCH(&quot;Test&quot;;[.A191]));[.A191];&quot;&quot;)">
            <text:p/>
          </table:table-cell>
        </table:table-row>
        <table:table-row table:style-name="ro1">
          <table:table-cell office:value-type="string" calcext:value-type="string">
            <text:p><text:s/>3744/10000 [==========&gt;...................] - ETA: 0s</text:p>
          </table:table-cell>
          <table:table-cell table:number-columns-repeated="4"/>
          <table:table-cell table:formula="of:=IF(ISNUMBER(SEARCH(&quot;Test&quot;;[.A192]));[.A192];&quot;&quot;)">
            <text:p/>
          </table:table-cell>
        </table:table-row>
        <table:table-row table:style-name="ro1">
          <table:table-cell office:value-type="string" calcext:value-type="string">
            <text:p><text:s/>4416/10000 [============&gt;.................] - ETA: 0s</text:p>
          </table:table-cell>
          <table:table-cell table:number-columns-repeated="4"/>
          <table:table-cell table:formula="of:=IF(ISNUMBER(SEARCH(&quot;Test&quot;;[.A193]));[.A193];&quot;&quot;)">
            <text:p/>
          </table:table-cell>
        </table:table-row>
        <table:table-row table:style-name="ro1">
          <table:table-cell office:value-type="string" calcext:value-type="string">
            <text:p><text:s/>4960/10000 [=============&gt;................] - ETA: 0s</text:p>
          </table:table-cell>
          <table:table-cell table:number-columns-repeated="4"/>
          <table:table-cell table:formula="of:=IF(ISNUMBER(SEARCH(&quot;Test&quot;;[.A194]));[.A194];&quot;&quot;)">
            <text:p/>
          </table:table-cell>
        </table:table-row>
        <table:table-row table:style-name="ro1">
          <table:table-cell office:value-type="string" calcext:value-type="string">
            <text:p><text:s/>5472/10000 [===============&gt;..............] - ETA: 0s</text:p>
          </table:table-cell>
          <table:table-cell table:number-columns-repeated="4"/>
          <table:table-cell table:formula="of:=IF(ISNUMBER(SEARCH(&quot;Test&quot;;[.A195]));[.A195];&quot;&quot;)">
            <text:p/>
          </table:table-cell>
        </table:table-row>
        <table:table-row table:style-name="ro1">
          <table:table-cell office:value-type="string" calcext:value-type="string">
            <text:p><text:s/>6144/10000 [=================&gt;............] - ETA: 0s</text:p>
          </table:table-cell>
          <table:table-cell table:number-columns-repeated="4"/>
          <table:table-cell table:formula="of:=IF(ISNUMBER(SEARCH(&quot;Test&quot;;[.A196]));[.A196];&quot;&quot;)">
            <text:p/>
          </table:table-cell>
        </table:table-row>
        <table:table-row table:style-name="ro1">
          <table:table-cell office:value-type="string" calcext:value-type="string">
            <text:p><text:s/>7008/10000 [====================&gt;.........] - ETA: 0s</text:p>
          </table:table-cell>
          <table:table-cell table:number-columns-repeated="4"/>
          <table:table-cell table:formula="of:=IF(ISNUMBER(SEARCH(&quot;Test&quot;;[.A197]));[.A197];&quot;&quot;)">
            <text:p/>
          </table:table-cell>
        </table:table-row>
        <table:table-row table:style-name="ro1">
          <table:table-cell office:value-type="string" calcext:value-type="string">
            <text:p><text:s/>7872/10000 [======================&gt;.......] - ETA: 0s</text:p>
          </table:table-cell>
          <table:table-cell table:number-columns-repeated="4"/>
          <table:table-cell table:formula="of:=IF(ISNUMBER(SEARCH(&quot;Test&quot;;[.A198]));[.A198];&quot;&quot;)">
            <text:p/>
          </table:table-cell>
        </table:table-row>
        <table:table-row table:style-name="ro1">
          <table:table-cell office:value-type="string" calcext:value-type="string">
            <text:p><text:s/>8640/10000 [========================&gt;.....] - ETA: 0s</text:p>
          </table:table-cell>
          <table:table-cell table:number-columns-repeated="4"/>
          <table:table-cell table:formula="of:=IF(ISNUMBER(SEARCH(&quot;Test&quot;;[.A199]));[.A199];&quot;&quot;)">
            <text:p/>
          </table:table-cell>
        </table:table-row>
        <table:table-row table:style-name="ro1">
          <table:table-cell office:value-type="string" calcext:value-type="string">
            <text:p><text:s/>9184/10000 [==========================&gt;...] - ETA: 0s</text:p>
          </table:table-cell>
          <table:table-cell table:number-columns-repeated="4"/>
          <table:table-cell table:formula="of:=IF(ISNUMBER(SEARCH(&quot;Test&quot;;[.A200]));[.A200];&quot;&quot;)">
            <text:p/>
          </table:table-cell>
        </table:table-row>
        <table:table-row table:style-name="ro1">
          <table:table-cell office:value-type="string" calcext:value-type="string">
            <text:p><text:s/>9792/10000 [============================&gt;.] - ETA: 0s</text:p>
          </table:table-cell>
          <table:table-cell table:number-columns-repeated="4"/>
          <table:table-cell table:formula="of:=IF(ISNUMBER(SEARCH(&quot;Test&quot;;[.A201]));[.A201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75us/step</text:p>
          </table:table-cell>
          <table:table-cell table:number-columns-repeated="4"/>
          <table:table-cell table:formula="of:=IF(ISNUMBER(SEARCH(&quot;Test&quot;;[.A202]));[.A202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5, 5): <text:s/>1.1662773170471192</text:p>
          </table:table-cell>
          <table:table-cell table:number-columns-repeated="4"/>
          <table:table-cell table:formula="of:=IF(ISNUMBER(SEARCH(&quot;Test&quot;;[.A203]));[.A203];&quot;&quot;)" office:value-type="string" office:string-value="Test loss kernel: (6, 6) stride: (5, 5):  1.1662773170471192" calcext:value-type="string">
            <text:p>Test loss kernel: (6, 6) stride: (5, 5): <text:s/>1.1662773170471192</text:p>
          </table:table-cell>
        </table:table-row>
        <table:table-row table:style-name="ro1">
          <table:table-cell office:value-type="string" calcext:value-type="string">
            <text:p>Test accuracy kernel: (6, 6) stride: (5, 5): <text:s/>0.5921</text:p>
          </table:table-cell>
          <table:table-cell table:number-columns-repeated="4"/>
          <table:table-cell table:formula="of:=IF(ISNUMBER(SEARCH(&quot;Test&quot;;[.A204]));[.A204];&quot;&quot;)" office:value-type="string" office:string-value="Test accuracy kernel: (6, 6) stride: (5, 5):  0.5921" calcext:value-type="string">
            <text:p>Test accuracy kernel: (6, 6) stride: (5, 5): <text:s/>0.5921</text:p>
          </table:table-cell>
        </table:table-row>
        <table:table-row table:style-name="ro1">
          <table:table-cell table:number-columns-repeated="5"/>
          <table:table-cell table:formula="of:=IF(ISNUMBER(SEARCH(&quot;Test&quot;;[.A205]));[.A205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0s</text:p>
          </table:table-cell>
          <table:table-cell table:number-columns-repeated="4"/>
          <table:table-cell table:formula="of:=IF(ISNUMBER(SEARCH(&quot;Test&quot;;[.A206]));[.A206];&quot;&quot;)">
            <text:p/>
          </table:table-cell>
        </table:table-row>
        <table:table-row table:style-name="ro1">
          <table:table-cell office:value-type="string" calcext:value-type="string">
            <text:p><text:s text:c="2"/>544/10000 [&gt;.............................] - ETA: 0s</text:p>
          </table:table-cell>
          <table:table-cell table:number-columns-repeated="4"/>
          <table:table-cell table:formula="of:=IF(ISNUMBER(SEARCH(&quot;Test&quot;;[.A207]));[.A207];&quot;&quot;)">
            <text:p/>
          </table:table-cell>
        </table:table-row>
        <table:table-row table:style-name="ro1">
          <table:table-cell office:value-type="string" calcext:value-type="string">
            <text:p><text:s/>1152/10000 [==&gt;...........................] - ETA: 0s</text:p>
          </table:table-cell>
          <table:table-cell table:number-columns-repeated="4"/>
          <table:table-cell table:formula="of:=IF(ISNUMBER(SEARCH(&quot;Test&quot;;[.A208]));[.A208];&quot;&quot;)">
            <text:p/>
          </table:table-cell>
        </table:table-row>
        <table:table-row table:style-name="ro1">
          <table:table-cell office:value-type="string" calcext:value-type="string">
            <text:p><text:s/>1952/10000 [====&gt;.........................] - ETA: 0s</text:p>
          </table:table-cell>
          <table:table-cell table:number-columns-repeated="4"/>
          <table:table-cell table:formula="of:=IF(ISNUMBER(SEARCH(&quot;Test&quot;;[.A209]));[.A209];&quot;&quot;)">
            <text:p/>
          </table:table-cell>
        </table:table-row>
        <table:table-row table:style-name="ro1">
          <table:table-cell office:value-type="string" calcext:value-type="string">
            <text:p><text:s/>2848/10000 [=======&gt;......................] - ETA: 0s</text:p>
          </table:table-cell>
          <table:table-cell table:number-columns-repeated="4"/>
          <table:table-cell table:formula="of:=IF(ISNUMBER(SEARCH(&quot;Test&quot;;[.A210]));[.A210];&quot;&quot;)">
            <text:p/>
          </table:table-cell>
        </table:table-row>
        <table:table-row table:style-name="ro1">
          <table:table-cell office:value-type="string" calcext:value-type="string">
            <text:p><text:s/>3680/10000 [==========&gt;...................] - ETA: 0s</text:p>
          </table:table-cell>
          <table:table-cell table:number-columns-repeated="4"/>
          <table:table-cell table:formula="of:=IF(ISNUMBER(SEARCH(&quot;Test&quot;;[.A211]));[.A211];&quot;&quot;)">
            <text:p/>
          </table:table-cell>
        </table:table-row>
        <table:table-row table:style-name="ro1">
          <table:table-cell office:value-type="string" calcext:value-type="string">
            <text:p><text:s/>4416/10000 [============&gt;.................] - ETA: 0s</text:p>
          </table:table-cell>
          <table:table-cell table:number-columns-repeated="4"/>
          <table:table-cell table:formula="of:=IF(ISNUMBER(SEARCH(&quot;Test&quot;;[.A212]));[.A212];&quot;&quot;)">
            <text:p/>
          </table:table-cell>
        </table:table-row>
        <table:table-row table:style-name="ro1">
          <table:table-cell office:value-type="string" calcext:value-type="string">
            <text:p><text:s/>5056/10000 [==============&gt;...............] - ETA: 0s</text:p>
          </table:table-cell>
          <table:table-cell table:number-columns-repeated="4"/>
          <table:table-cell table:formula="of:=IF(ISNUMBER(SEARCH(&quot;Test&quot;;[.A213]));[.A213];&quot;&quot;)">
            <text:p/>
          </table:table-cell>
        </table:table-row>
        <table:table-row table:style-name="ro1">
          <table:table-cell office:value-type="string" calcext:value-type="string">
            <text:p><text:s/>5536/10000 [===============&gt;..............] - ETA: 0s</text:p>
          </table:table-cell>
          <table:table-cell table:number-columns-repeated="4"/>
          <table:table-cell table:formula="of:=IF(ISNUMBER(SEARCH(&quot;Test&quot;;[.A214]));[.A214];&quot;&quot;)">
            <text:p/>
          </table:table-cell>
        </table:table-row>
        <table:table-row table:style-name="ro1">
          <table:table-cell office:value-type="string" calcext:value-type="string">
            <text:p><text:s/>5952/10000 [================&gt;.............] - ETA: 0s</text:p>
          </table:table-cell>
          <table:table-cell table:number-columns-repeated="4"/>
          <table:table-cell table:formula="of:=IF(ISNUMBER(SEARCH(&quot;Test&quot;;[.A215]));[.A215];&quot;&quot;)">
            <text:p/>
          </table:table-cell>
        </table:table-row>
        <table:table-row table:style-name="ro1">
          <table:table-cell office:value-type="string" calcext:value-type="string">
            <text:p><text:s/>6752/10000 [===================&gt;..........] - ETA: 0s</text:p>
          </table:table-cell>
          <table:table-cell table:number-columns-repeated="4"/>
          <table:table-cell table:formula="of:=IF(ISNUMBER(SEARCH(&quot;Test&quot;;[.A216]));[.A216];&quot;&quot;)">
            <text:p/>
          </table:table-cell>
        </table:table-row>
        <table:table-row table:style-name="ro1">
          <table:table-cell office:value-type="string" calcext:value-type="string">
            <text:p><text:s/>7584/10000 [=====================&gt;........] - ETA: 0s</text:p>
          </table:table-cell>
          <table:table-cell table:number-columns-repeated="4"/>
          <table:table-cell table:formula="of:=IF(ISNUMBER(SEARCH(&quot;Test&quot;;[.A217]));[.A217];&quot;&quot;)">
            <text:p/>
          </table:table-cell>
        </table:table-row>
        <table:table-row table:style-name="ro1">
          <table:table-cell office:value-type="string" calcext:value-type="string">
            <text:p><text:s/>8384/10000 [========================&gt;.....] - ETA: 0s</text:p>
          </table:table-cell>
          <table:table-cell table:number-columns-repeated="4"/>
          <table:table-cell table:formula="of:=IF(ISNUMBER(SEARCH(&quot;Test&quot;;[.A218]));[.A218];&quot;&quot;)">
            <text:p/>
          </table:table-cell>
        </table:table-row>
        <table:table-row table:style-name="ro1">
          <table:table-cell office:value-type="string" calcext:value-type="string">
            <text:p><text:s/>8928/10000 [=========================&gt;....] - ETA: 0s</text:p>
          </table:table-cell>
          <table:table-cell table:number-columns-repeated="4"/>
          <table:table-cell table:formula="of:=IF(ISNUMBER(SEARCH(&quot;Test&quot;;[.A219]));[.A219];&quot;&quot;)">
            <text:p/>
          </table:table-cell>
        </table:table-row>
        <table:table-row table:style-name="ro1">
          <table:table-cell office:value-type="string" calcext:value-type="string">
            <text:p><text:s/>9312/10000 [==========================&gt;...] - ETA: 0s</text:p>
          </table:table-cell>
          <table:table-cell table:number-columns-repeated="4"/>
          <table:table-cell table:formula="of:=IF(ISNUMBER(SEARCH(&quot;Test&quot;;[.A220]));[.A220];&quot;&quot;)">
            <text:p/>
          </table:table-cell>
        </table:table-row>
        <table:table-row table:style-name="ro1">
          <table:table-cell office:value-type="string" calcext:value-type="string">
            <text:p><text:s/>9952/10000 [============================&gt;.] - ETA: 0s</text:p>
          </table:table-cell>
          <table:table-cell table:number-columns-repeated="4"/>
          <table:table-cell table:formula="of:=IF(ISNUMBER(SEARCH(&quot;Test&quot;;[.A221]));[.A221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79us/step</text:p>
          </table:table-cell>
          <table:table-cell table:number-columns-repeated="4"/>
          <table:table-cell table:formula="of:=IF(ISNUMBER(SEARCH(&quot;Test&quot;;[.A222]));[.A222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5, 5) dropout: <text:s/>1.1622886518478392</text:p>
          </table:table-cell>
          <table:table-cell table:number-columns-repeated="4"/>
          <table:table-cell table:formula="of:=IF(ISNUMBER(SEARCH(&quot;Test&quot;;[.A223]));[.A223];&quot;&quot;)" office:value-type="string" office:string-value="Test loss kernel: (6, 6) stride: (5, 5) dropout:  1.1622886518478392" calcext:value-type="string">
            <text:p>Test loss kernel: (6, 6) stride: (5, 5) dropout: <text:s/>1.1622886518478392</text:p>
          </table:table-cell>
        </table:table-row>
        <table:table-row table:style-name="ro1">
          <table:table-cell office:value-type="string" calcext:value-type="string">
            <text:p>Test accuracy kernel: (6, 6) stride: (5, 5) dropout: <text:s/>0.5864</text:p>
          </table:table-cell>
          <table:table-cell table:number-columns-repeated="4"/>
          <table:table-cell table:formula="of:=IF(ISNUMBER(SEARCH(&quot;Test&quot;;[.A224]));[.A224];&quot;&quot;)" office:value-type="string" office:string-value="Test accuracy kernel: (6, 6) stride: (5, 5) dropout:  0.5864" calcext:value-type="string">
            <text:p>Test accuracy kernel: (6, 6) stride: (5, 5) dropout: <text:s/>0.5864</text:p>
          </table:table-cell>
        </table:table-row>
        <table:table-row table:style-name="ro1">
          <table:table-cell table:number-columns-repeated="5"/>
          <table:table-cell table:formula="of:=IF(ISNUMBER(SEARCH(&quot;Test&quot;;[.A225]));[.A225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226]));[.A226];&quot;&quot;)">
            <text:p/>
          </table:table-cell>
        </table:table-row>
        <table:table-row table:style-name="ro1">
          <table:table-cell office:value-type="string" calcext:value-type="string">
            <text:p><text:s text:c="2"/>576/10000 [&gt;.............................] - ETA: 0s</text:p>
          </table:table-cell>
          <table:table-cell table:number-columns-repeated="4"/>
          <table:table-cell table:formula="of:=IF(ISNUMBER(SEARCH(&quot;Test&quot;;[.A227]));[.A227];&quot;&quot;)">
            <text:p/>
          </table:table-cell>
        </table:table-row>
        <table:table-row table:style-name="ro1">
          <table:table-cell office:value-type="string" calcext:value-type="string">
            <text:p><text:s/>1056/10000 [==&gt;...........................] - ETA: 0s</text:p>
          </table:table-cell>
          <table:table-cell table:number-columns-repeated="4"/>
          <table:table-cell table:formula="of:=IF(ISNUMBER(SEARCH(&quot;Test&quot;;[.A228]));[.A228];&quot;&quot;)">
            <text:p/>
          </table:table-cell>
        </table:table-row>
        <table:table-row table:style-name="ro1">
          <table:table-cell office:value-type="string" calcext:value-type="string">
            <text:p><text:s/>1792/10000 [====&gt;.........................] - ETA: 0s</text:p>
          </table:table-cell>
          <table:table-cell table:number-columns-repeated="4"/>
          <table:table-cell table:formula="of:=IF(ISNUMBER(SEARCH(&quot;Test&quot;;[.A229]));[.A229];&quot;&quot;)">
            <text:p/>
          </table:table-cell>
        </table:table-row>
        <table:table-row table:style-name="ro1">
          <table:table-cell office:value-type="string" calcext:value-type="string">
            <text:p><text:s/>2624/10000 [======&gt;.......................] - ETA: 0s</text:p>
          </table:table-cell>
          <table:table-cell table:number-columns-repeated="4"/>
          <table:table-cell table:formula="of:=IF(ISNUMBER(SEARCH(&quot;Test&quot;;[.A230]));[.A230];&quot;&quot;)">
            <text:p/>
          </table:table-cell>
        </table:table-row>
        <table:table-row table:style-name="ro1">
          <table:table-cell office:value-type="string" calcext:value-type="string">
            <text:p><text:s/>3424/10000 [=========&gt;....................] - ETA: 0s</text:p>
          </table:table-cell>
          <table:table-cell table:number-columns-repeated="4"/>
          <table:table-cell table:formula="of:=IF(ISNUMBER(SEARCH(&quot;Test&quot;;[.A231]));[.A231];&quot;&quot;)">
            <text:p/>
          </table:table-cell>
        </table:table-row>
        <table:table-row table:style-name="ro1">
          <table:table-cell office:value-type="string" calcext:value-type="string">
            <text:p><text:s/>4224/10000 [===========&gt;..................] - ETA: 0s</text:p>
          </table:table-cell>
          <table:table-cell table:number-columns-repeated="4"/>
          <table:table-cell table:formula="of:=IF(ISNUMBER(SEARCH(&quot;Test&quot;;[.A232]));[.A232];&quot;&quot;)">
            <text:p/>
          </table:table-cell>
        </table:table-row>
        <table:table-row table:style-name="ro1">
          <table:table-cell office:value-type="string" calcext:value-type="string">
            <text:p><text:s/>4896/10000 [=============&gt;................] - ETA: 0s</text:p>
          </table:table-cell>
          <table:table-cell table:number-columns-repeated="4"/>
          <table:table-cell table:formula="of:=IF(ISNUMBER(SEARCH(&quot;Test&quot;;[.A233]));[.A233];&quot;&quot;)">
            <text:p/>
          </table:table-cell>
        </table:table-row>
        <table:table-row table:style-name="ro1">
          <table:table-cell office:value-type="string" calcext:value-type="string">
            <text:p><text:s/>5440/10000 [===============&gt;..............] - ETA: 0s</text:p>
          </table:table-cell>
          <table:table-cell table:number-columns-repeated="4"/>
          <table:table-cell table:formula="of:=IF(ISNUMBER(SEARCH(&quot;Test&quot;;[.A234]));[.A234];&quot;&quot;)">
            <text:p/>
          </table:table-cell>
        </table:table-row>
        <table:table-row table:style-name="ro1">
          <table:table-cell office:value-type="string" calcext:value-type="string">
            <text:p><text:s/>5920/10000 [================&gt;.............] - ETA: 0s</text:p>
          </table:table-cell>
          <table:table-cell table:number-columns-repeated="4"/>
          <table:table-cell table:formula="of:=IF(ISNUMBER(SEARCH(&quot;Test&quot;;[.A235]));[.A235];&quot;&quot;)">
            <text:p/>
          </table:table-cell>
        </table:table-row>
        <table:table-row table:style-name="ro1">
          <table:table-cell office:value-type="string" calcext:value-type="string">
            <text:p><text:s/>6656/10000 [==================&gt;...........] - ETA: 0s</text:p>
          </table:table-cell>
          <table:table-cell table:number-columns-repeated="4"/>
          <table:table-cell table:formula="of:=IF(ISNUMBER(SEARCH(&quot;Test&quot;;[.A236]));[.A236];&quot;&quot;)">
            <text:p/>
          </table:table-cell>
        </table:table-row>
        <table:table-row table:style-name="ro1">
          <table:table-cell office:value-type="string" calcext:value-type="string">
            <text:p><text:s/>7520/10000 [=====================&gt;........] - ETA: 0s</text:p>
          </table:table-cell>
          <table:table-cell table:number-columns-repeated="4"/>
          <table:table-cell table:formula="of:=IF(ISNUMBER(SEARCH(&quot;Test&quot;;[.A237]));[.A237];&quot;&quot;)">
            <text:p/>
          </table:table-cell>
        </table:table-row>
        <table:table-row table:style-name="ro1">
          <table:table-cell office:value-type="string" calcext:value-type="string">
            <text:p><text:s/>8320/10000 [=======================&gt;......] - ETA: 0s</text:p>
          </table:table-cell>
          <table:table-cell table:number-columns-repeated="4"/>
          <table:table-cell table:formula="of:=IF(ISNUMBER(SEARCH(&quot;Test&quot;;[.A238]));[.A238];&quot;&quot;)">
            <text:p/>
          </table:table-cell>
        </table:table-row>
        <table:table-row table:style-name="ro1">
          <table:table-cell office:value-type="string" calcext:value-type="string">
            <text:p><text:s/>8960/10000 [=========================&gt;....] - ETA: 0s</text:p>
          </table:table-cell>
          <table:table-cell table:number-columns-repeated="4"/>
          <table:table-cell table:formula="of:=IF(ISNUMBER(SEARCH(&quot;Test&quot;;[.A239]));[.A239];&quot;&quot;)">
            <text:p/>
          </table:table-cell>
        </table:table-row>
        <table:table-row table:style-name="ro1">
          <table:table-cell office:value-type="string" calcext:value-type="string">
            <text:p><text:s/>9408/10000 [===========================&gt;..] - ETA: 0s</text:p>
          </table:table-cell>
          <table:table-cell table:number-columns-repeated="4"/>
          <table:table-cell table:formula="of:=IF(ISNUMBER(SEARCH(&quot;Test&quot;;[.A240]));[.A240];&quot;&quot;)">
            <text:p/>
          </table:table-cell>
        </table:table-row>
        <table:table-row table:style-name="ro1">
          <table:table-cell office:value-type="string" calcext:value-type="string">
            <text:p><text:s/>9824/10000 [============================&gt;.] - ETA: 0s</text:p>
          </table:table-cell>
          <table:table-cell table:number-columns-repeated="4"/>
          <table:table-cell table:formula="of:=IF(ISNUMBER(SEARCH(&quot;Test&quot;;[.A241]));[.A241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79us/step</text:p>
          </table:table-cell>
          <table:table-cell table:number-columns-repeated="4"/>
          <table:table-cell table:formula="of:=IF(ISNUMBER(SEARCH(&quot;Test&quot;;[.A242]));[.A242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6, 6): <text:s/>1.210583679294586</text:p>
          </table:table-cell>
          <table:table-cell table:number-columns-repeated="4"/>
          <table:table-cell table:formula="of:=IF(ISNUMBER(SEARCH(&quot;Test&quot;;[.A243]));[.A243];&quot;&quot;)" office:value-type="string" office:string-value="Test loss kernel: (6, 6) stride: (6, 6):  1.210583679294586" calcext:value-type="string">
            <text:p>Test loss kernel: (6, 6) stride: (6, 6): <text:s/>1.210583679294586</text:p>
          </table:table-cell>
        </table:table-row>
        <table:table-row table:style-name="ro1">
          <table:table-cell office:value-type="string" calcext:value-type="string">
            <text:p>Test accuracy kernel: (6, 6) stride: (6, 6): <text:s/>0.573</text:p>
          </table:table-cell>
          <table:table-cell table:number-columns-repeated="4"/>
          <table:table-cell table:formula="of:=IF(ISNUMBER(SEARCH(&quot;Test&quot;;[.A244]));[.A244];&quot;&quot;)" office:value-type="string" office:string-value="Test accuracy kernel: (6, 6) stride: (6, 6):  0.573" calcext:value-type="string">
            <text:p>Test accuracy kernel: (6, 6) stride: (6, 6): <text:s/>0.573</text:p>
          </table:table-cell>
        </table:table-row>
        <table:table-row table:style-name="ro1">
          <table:table-cell table:number-columns-repeated="5"/>
          <table:table-cell table:formula="of:=IF(ISNUMBER(SEARCH(&quot;Test&quot;;[.A245]));[.A245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0s</text:p>
          </table:table-cell>
          <table:table-cell table:number-columns-repeated="4"/>
          <table:table-cell table:formula="of:=IF(ISNUMBER(SEARCH(&quot;Test&quot;;[.A246]));[.A246];&quot;&quot;)">
            <text:p/>
          </table:table-cell>
        </table:table-row>
        <table:table-row table:style-name="ro1">
          <table:table-cell office:value-type="string" calcext:value-type="string">
            <text:p><text:s text:c="2"/>512/10000 [&gt;.............................] - ETA: 0s</text:p>
          </table:table-cell>
          <table:table-cell table:number-columns-repeated="4"/>
          <table:table-cell table:formula="of:=IF(ISNUMBER(SEARCH(&quot;Test&quot;;[.A247]));[.A247];&quot;&quot;)">
            <text:p/>
          </table:table-cell>
        </table:table-row>
        <table:table-row table:style-name="ro1">
          <table:table-cell office:value-type="string" calcext:value-type="string">
            <text:p><text:s/>1056/10000 [==&gt;...........................] - ETA: 0s</text:p>
          </table:table-cell>
          <table:table-cell table:number-columns-repeated="4"/>
          <table:table-cell table:formula="of:=IF(ISNUMBER(SEARCH(&quot;Test&quot;;[.A248]));[.A248];&quot;&quot;)">
            <text:p/>
          </table:table-cell>
        </table:table-row>
        <table:table-row table:style-name="ro1">
          <table:table-cell office:value-type="string" calcext:value-type="string">
            <text:p><text:s/>1760/10000 [====&gt;.........................] - ETA: 0s</text:p>
          </table:table-cell>
          <table:table-cell table:number-columns-repeated="4"/>
          <table:table-cell table:formula="of:=IF(ISNUMBER(SEARCH(&quot;Test&quot;;[.A249]));[.A249];&quot;&quot;)">
            <text:p/>
          </table:table-cell>
        </table:table-row>
        <table:table-row table:style-name="ro1">
          <table:table-cell office:value-type="string" calcext:value-type="string">
            <text:p><text:s/>2560/10000 [======&gt;.......................] - ETA: 0s</text:p>
          </table:table-cell>
          <table:table-cell table:number-columns-repeated="4"/>
          <table:table-cell table:formula="of:=IF(ISNUMBER(SEARCH(&quot;Test&quot;;[.A250]));[.A250];&quot;&quot;)">
            <text:p/>
          </table:table-cell>
        </table:table-row>
        <table:table-row table:style-name="ro1">
          <table:table-cell office:value-type="string" calcext:value-type="string">
            <text:p><text:s/>3328/10000 [========&gt;.....................] - ETA: 0s</text:p>
          </table:table-cell>
          <table:table-cell table:number-columns-repeated="4"/>
          <table:table-cell table:formula="of:=IF(ISNUMBER(SEARCH(&quot;Test&quot;;[.A251]));[.A251];&quot;&quot;)">
            <text:p/>
          </table:table-cell>
        </table:table-row>
        <table:table-row table:style-name="ro1">
          <table:table-cell office:value-type="string" calcext:value-type="string">
            <text:p><text:s/>4064/10000 [===========&gt;..................] - ETA: 0s</text:p>
          </table:table-cell>
          <table:table-cell table:number-columns-repeated="4"/>
          <table:table-cell table:formula="of:=IF(ISNUMBER(SEARCH(&quot;Test&quot;;[.A252]));[.A252];&quot;&quot;)">
            <text:p/>
          </table:table-cell>
        </table:table-row>
        <table:table-row table:style-name="ro1">
          <table:table-cell office:value-type="string" calcext:value-type="string">
            <text:p><text:s/>4512/10000 [============&gt;.................] - ETA: 0s</text:p>
          </table:table-cell>
          <table:table-cell table:number-columns-repeated="4"/>
          <table:table-cell table:formula="of:=IF(ISNUMBER(SEARCH(&quot;Test&quot;;[.A253]));[.A253];&quot;&quot;)">
            <text:p/>
          </table:table-cell>
        </table:table-row>
        <table:table-row table:style-name="ro1">
          <table:table-cell office:value-type="string" calcext:value-type="string">
            <text:p><text:s/>4960/10000 [=============&gt;................] - ETA: 0s</text:p>
          </table:table-cell>
          <table:table-cell table:number-columns-repeated="4"/>
          <table:table-cell table:formula="of:=IF(ISNUMBER(SEARCH(&quot;Test&quot;;[.A254]));[.A254];&quot;&quot;)">
            <text:p/>
          </table:table-cell>
        </table:table-row>
        <table:table-row table:style-name="ro1">
          <table:table-cell office:value-type="string" calcext:value-type="string">
            <text:p><text:s/>5408/10000 [===============&gt;..............] - ETA: 0s</text:p>
          </table:table-cell>
          <table:table-cell table:number-columns-repeated="4"/>
          <table:table-cell table:formula="of:=IF(ISNUMBER(SEARCH(&quot;Test&quot;;[.A255]));[.A255];&quot;&quot;)">
            <text:p/>
          </table:table-cell>
        </table:table-row>
        <table:table-row table:style-name="ro1">
          <table:table-cell office:value-type="string" calcext:value-type="string">
            <text:p><text:s/>6112/10000 [=================&gt;............] - ETA: 0s</text:p>
          </table:table-cell>
          <table:table-cell table:number-columns-repeated="4"/>
          <table:table-cell table:formula="of:=IF(ISNUMBER(SEARCH(&quot;Test&quot;;[.A256]));[.A256];&quot;&quot;)">
            <text:p/>
          </table:table-cell>
        </table:table-row>
        <table:table-row table:style-name="ro1">
          <table:table-cell office:value-type="string" calcext:value-type="string">
            <text:p><text:s/>6912/10000 [===================&gt;..........] - ETA: 0s</text:p>
          </table:table-cell>
          <table:table-cell table:number-columns-repeated="4"/>
          <table:table-cell table:formula="of:=IF(ISNUMBER(SEARCH(&quot;Test&quot;;[.A257]));[.A257];&quot;&quot;)">
            <text:p/>
          </table:table-cell>
        </table:table-row>
        <table:table-row table:style-name="ro1">
          <table:table-cell office:value-type="string" calcext:value-type="string">
            <text:p><text:s/>7616/10000 [=====================&gt;........] - ETA: 0s</text:p>
          </table:table-cell>
          <table:table-cell table:number-columns-repeated="4"/>
          <table:table-cell table:formula="of:=IF(ISNUMBER(SEARCH(&quot;Test&quot;;[.A258]));[.A258];&quot;&quot;)">
            <text:p/>
          </table:table-cell>
        </table:table-row>
        <table:table-row table:style-name="ro1">
          <table:table-cell office:value-type="string" calcext:value-type="string">
            <text:p><text:s/>8128/10000 [=======================&gt;......] - ETA: 0s</text:p>
          </table:table-cell>
          <table:table-cell table:number-columns-repeated="4"/>
          <table:table-cell table:formula="of:=IF(ISNUMBER(SEARCH(&quot;Test&quot;;[.A259]));[.A259];&quot;&quot;)">
            <text:p/>
          </table:table-cell>
        </table:table-row>
        <table:table-row table:style-name="ro1">
          <table:table-cell office:value-type="string" calcext:value-type="string">
            <text:p><text:s/>8576/10000 [========================&gt;.....] - ETA: 0s</text:p>
          </table:table-cell>
          <table:table-cell table:number-columns-repeated="4"/>
          <table:table-cell table:formula="of:=IF(ISNUMBER(SEARCH(&quot;Test&quot;;[.A260]));[.A260];&quot;&quot;)">
            <text:p/>
          </table:table-cell>
        </table:table-row>
        <table:table-row table:style-name="ro1">
          <table:table-cell office:value-type="string" calcext:value-type="string">
            <text:p><text:s/>9152/10000 [==========================&gt;...] - ETA: 0s</text:p>
          </table:table-cell>
          <table:table-cell table:number-columns-repeated="4"/>
          <table:table-cell table:formula="of:=IF(ISNUMBER(SEARCH(&quot;Test&quot;;[.A261]));[.A261];&quot;&quot;)">
            <text:p/>
          </table:table-cell>
        </table:table-row>
        <table:table-row table:style-name="ro1">
          <table:table-cell office:value-type="string" calcext:value-type="string">
            <text:p><text:s/>9760/10000 [============================&gt;.] - ETA: 0s</text:p>
          </table:table-cell>
          <table:table-cell table:number-columns-repeated="4"/>
          <table:table-cell table:formula="of:=IF(ISNUMBER(SEARCH(&quot;Test&quot;;[.A262]));[.A262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86us/step</text:p>
          </table:table-cell>
          <table:table-cell table:number-columns-repeated="4"/>
          <table:table-cell table:formula="of:=IF(ISNUMBER(SEARCH(&quot;Test&quot;;[.A263]));[.A263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6, 6) dropout: <text:s/>1.274500692176819</text:p>
          </table:table-cell>
          <table:table-cell table:number-columns-repeated="4"/>
          <table:table-cell table:formula="of:=IF(ISNUMBER(SEARCH(&quot;Test&quot;;[.A264]));[.A264];&quot;&quot;)" office:value-type="string" office:string-value="Test loss kernel: (6, 6) stride: (6, 6) dropout:  1.274500692176819" calcext:value-type="string">
            <text:p>Test loss kernel: (6, 6) stride: (6, 6) dropout: <text:s/>1.274500692176819</text:p>
          </table:table-cell>
        </table:table-row>
        <table:table-row table:style-name="ro1">
          <table:table-cell office:value-type="string" calcext:value-type="string">
            <text:p>Test accuracy kernel: (6, 6) stride: (6, 6) dropout: <text:s/>0.541</text:p>
          </table:table-cell>
          <table:table-cell table:number-columns-repeated="4"/>
          <table:table-cell table:formula="of:=IF(ISNUMBER(SEARCH(&quot;Test&quot;;[.A265]));[.A265];&quot;&quot;)" office:value-type="string" office:string-value="Test accuracy kernel: (6, 6) stride: (6, 6) dropout:  0.541" calcext:value-type="string">
            <text:p>Test accuracy kernel: (6, 6) stride: (6, 6) dropout: <text:s/>0.541</text:p>
          </table:table-cell>
        </table:table-row>
        <table:table-row table:style-name="ro1">
          <table:table-cell table:number-columns-repeated="5"/>
          <table:table-cell table:formula="of:=IF(ISNUMBER(SEARCH(&quot;Test&quot;;[.A266]));[.A266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3s</text:p>
          </table:table-cell>
          <table:table-cell table:number-columns-repeated="4"/>
          <table:table-cell table:formula="of:=IF(ISNUMBER(SEARCH(&quot;Test&quot;;[.A267]));[.A267];&quot;&quot;)">
            <text:p/>
          </table:table-cell>
        </table:table-row>
        <table:table-row table:style-name="ro1">
          <table:table-cell office:value-type="string" calcext:value-type="string">
            <text:p><text:s text:c="2"/>512/10000 [&gt;.............................] - ETA: 1s</text:p>
          </table:table-cell>
          <table:table-cell table:number-columns-repeated="4"/>
          <table:table-cell table:formula="of:=IF(ISNUMBER(SEARCH(&quot;Test&quot;;[.A268]));[.A268];&quot;&quot;)">
            <text:p/>
          </table:table-cell>
        </table:table-row>
        <table:table-row table:style-name="ro1">
          <table:table-cell office:value-type="string" calcext:value-type="string">
            <text:p><text:s text:c="2"/>832/10000 [=&gt;............................] - ETA: 1s</text:p>
          </table:table-cell>
          <table:table-cell table:number-columns-repeated="4"/>
          <table:table-cell table:formula="of:=IF(ISNUMBER(SEARCH(&quot;Test&quot;;[.A269]));[.A269];&quot;&quot;)">
            <text:p/>
          </table:table-cell>
        </table:table-row>
        <table:table-row table:style-name="ro1">
          <table:table-cell office:value-type="string" calcext:value-type="string">
            <text:p><text:s/>1376/10000 [===&gt;..........................] - ETA: 1s</text:p>
          </table:table-cell>
          <table:table-cell table:number-columns-repeated="4"/>
          <table:table-cell table:formula="of:=IF(ISNUMBER(SEARCH(&quot;Test&quot;;[.A270]));[.A270];&quot;&quot;)">
            <text:p/>
          </table:table-cell>
        </table:table-row>
        <table:table-row table:style-name="ro1">
          <table:table-cell office:value-type="string" calcext:value-type="string">
            <text:p><text:s/>2144/10000 [=====&gt;........................] - ETA: 0s</text:p>
          </table:table-cell>
          <table:table-cell table:number-columns-repeated="4"/>
          <table:table-cell table:formula="of:=IF(ISNUMBER(SEARCH(&quot;Test&quot;;[.A271]));[.A271];&quot;&quot;)">
            <text:p/>
          </table:table-cell>
        </table:table-row>
        <table:table-row table:style-name="ro1">
          <table:table-cell office:value-type="string" calcext:value-type="string">
            <text:p><text:s/>2784/10000 [=======&gt;......................] - ETA: 0s</text:p>
          </table:table-cell>
          <table:table-cell table:number-columns-repeated="4"/>
          <table:table-cell table:formula="of:=IF(ISNUMBER(SEARCH(&quot;Test&quot;;[.A272]));[.A272];&quot;&quot;)">
            <text:p/>
          </table:table-cell>
        </table:table-row>
        <table:table-row table:style-name="ro1">
          <table:table-cell office:value-type="string" calcext:value-type="string">
            <text:p><text:s/>3168/10000 [========&gt;.....................] - ETA: 0s</text:p>
          </table:table-cell>
          <table:table-cell table:number-columns-repeated="4"/>
          <table:table-cell table:formula="of:=IF(ISNUMBER(SEARCH(&quot;Test&quot;;[.A273]));[.A273];&quot;&quot;)">
            <text:p/>
          </table:table-cell>
        </table:table-row>
        <table:table-row table:style-name="ro1">
          <table:table-cell office:value-type="string" calcext:value-type="string">
            <text:p><text:s/>3520/10000 [=========&gt;....................] - ETA: 0s</text:p>
          </table:table-cell>
          <table:table-cell table:number-columns-repeated="4"/>
          <table:table-cell table:formula="of:=IF(ISNUMBER(SEARCH(&quot;Test&quot;;[.A274]));[.A274];&quot;&quot;)">
            <text:p/>
          </table:table-cell>
        </table:table-row>
        <table:table-row table:style-name="ro1">
          <table:table-cell office:value-type="string" calcext:value-type="string">
            <text:p><text:s/>3808/10000 [==========&gt;...................] - ETA: 0s</text:p>
          </table:table-cell>
          <table:table-cell table:number-columns-repeated="4"/>
          <table:table-cell table:formula="of:=IF(ISNUMBER(SEARCH(&quot;Test&quot;;[.A275]));[.A275];&quot;&quot;)">
            <text:p/>
          </table:table-cell>
        </table:table-row>
        <table:table-row table:style-name="ro1">
          <table:table-cell office:value-type="string" calcext:value-type="string">
            <text:p><text:s/>4128/10000 [===========&gt;..................] - ETA: 0s</text:p>
          </table:table-cell>
          <table:table-cell table:number-columns-repeated="4"/>
          <table:table-cell table:formula="of:=IF(ISNUMBER(SEARCH(&quot;Test&quot;;[.A276]));[.A276];&quot;&quot;)">
            <text:p/>
          </table:table-cell>
        </table:table-row>
        <table:table-row table:style-name="ro1">
          <table:table-cell office:value-type="string" calcext:value-type="string">
            <text:p><text:s/>4448/10000 [============&gt;.................] - ETA: 0s</text:p>
          </table:table-cell>
          <table:table-cell table:number-columns-repeated="4"/>
          <table:table-cell table:formula="of:=IF(ISNUMBER(SEARCH(&quot;Test&quot;;[.A277]));[.A277];&quot;&quot;)">
            <text:p/>
          </table:table-cell>
        </table:table-row>
        <table:table-row table:style-name="ro1">
          <table:table-cell office:value-type="string" calcext:value-type="string">
            <text:p><text:s/>4928/10000 [=============&gt;................] - ETA: 0s</text:p>
          </table:table-cell>
          <table:table-cell table:number-columns-repeated="4"/>
          <table:table-cell table:formula="of:=IF(ISNUMBER(SEARCH(&quot;Test&quot;;[.A278]));[.A278];&quot;&quot;)">
            <text:p/>
          </table:table-cell>
        </table:table-row>
        <table:table-row table:style-name="ro1">
          <table:table-cell office:value-type="string" calcext:value-type="string">
            <text:p><text:s/>5536/10000 [===============&gt;..............] - ETA: 0s</text:p>
          </table:table-cell>
          <table:table-cell table:number-columns-repeated="4"/>
          <table:table-cell table:formula="of:=IF(ISNUMBER(SEARCH(&quot;Test&quot;;[.A279]));[.A279];&quot;&quot;)">
            <text:p/>
          </table:table-cell>
        </table:table-row>
        <table:table-row table:style-name="ro1">
          <table:table-cell office:value-type="string" calcext:value-type="string">
            <text:p><text:s/>6112/10000 [=================&gt;............] - ETA: 0s</text:p>
          </table:table-cell>
          <table:table-cell table:number-columns-repeated="4"/>
          <table:table-cell table:formula="of:=IF(ISNUMBER(SEARCH(&quot;Test&quot;;[.A280]));[.A280];&quot;&quot;)">
            <text:p/>
          </table:table-cell>
        </table:table-row>
        <table:table-row table:style-name="ro1">
          <table:table-cell office:value-type="string" calcext:value-type="string">
            <text:p><text:s/>6752/10000 [===================&gt;..........] - ETA: 0s</text:p>
          </table:table-cell>
          <table:table-cell table:number-columns-repeated="4"/>
          <table:table-cell table:formula="of:=IF(ISNUMBER(SEARCH(&quot;Test&quot;;[.A281]));[.A281];&quot;&quot;)">
            <text:p/>
          </table:table-cell>
        </table:table-row>
        <table:table-row table:style-name="ro1">
          <table:table-cell office:value-type="string" calcext:value-type="string">
            <text:p><text:s/>7360/10000 [=====================&gt;........] - ETA: 0s</text:p>
          </table:table-cell>
          <table:table-cell table:number-columns-repeated="4"/>
          <table:table-cell table:formula="of:=IF(ISNUMBER(SEARCH(&quot;Test&quot;;[.A282]));[.A282];&quot;&quot;)">
            <text:p/>
          </table:table-cell>
        </table:table-row>
        <table:table-row table:style-name="ro1">
          <table:table-cell office:value-type="string" calcext:value-type="string">
            <text:p><text:s/>7872/10000 [======================&gt;.......] - ETA: 0s</text:p>
          </table:table-cell>
          <table:table-cell table:number-columns-repeated="4"/>
          <table:table-cell table:formula="of:=IF(ISNUMBER(SEARCH(&quot;Test&quot;;[.A283]));[.A283];&quot;&quot;)">
            <text:p/>
          </table:table-cell>
        </table:table-row>
        <table:table-row table:style-name="ro1">
          <table:table-cell office:value-type="string" calcext:value-type="string">
            <text:p><text:s/>8320/10000 [=======================&gt;......] - ETA: 0s</text:p>
          </table:table-cell>
          <table:table-cell table:number-columns-repeated="4"/>
          <table:table-cell table:formula="of:=IF(ISNUMBER(SEARCH(&quot;Test&quot;;[.A284]));[.A284];&quot;&quot;)">
            <text:p/>
          </table:table-cell>
        </table:table-row>
        <table:table-row table:style-name="ro1">
          <table:table-cell office:value-type="string" calcext:value-type="string">
            <text:p><text:s/>8864/10000 [=========================&gt;....] - ETA: 0s</text:p>
          </table:table-cell>
          <table:table-cell table:number-columns-repeated="4"/>
          <table:table-cell table:formula="of:=IF(ISNUMBER(SEARCH(&quot;Test&quot;;[.A285]));[.A285];&quot;&quot;)">
            <text:p/>
          </table:table-cell>
        </table:table-row>
        <table:table-row table:style-name="ro1">
          <table:table-cell office:value-type="string" calcext:value-type="string">
            <text:p><text:s/>9312/10000 [==========================&gt;...] - ETA: 0s</text:p>
          </table:table-cell>
          <table:table-cell table:number-columns-repeated="4"/>
          <table:table-cell table:formula="of:=IF(ISNUMBER(SEARCH(&quot;Test&quot;;[.A286]));[.A286];&quot;&quot;)">
            <text:p/>
          </table:table-cell>
        </table:table-row>
        <table:table-row table:style-name="ro1">
          <table:table-cell office:value-type="string" calcext:value-type="string">
            <text:p><text:s/>9728/10000 [============================&gt;.] - ETA: 0s</text:p>
          </table:table-cell>
          <table:table-cell table:number-columns-repeated="4"/>
          <table:table-cell table:formula="of:=IF(ISNUMBER(SEARCH(&quot;Test&quot;;[.A287]));[.A287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08us/step</text:p>
          </table:table-cell>
          <table:table-cell table:number-columns-repeated="4"/>
          <table:table-cell table:formula="of:=IF(ISNUMBER(SEARCH(&quot;Test&quot;;[.A288]));[.A288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7, 7): <text:s/>1.2696851873397828</text:p>
          </table:table-cell>
          <table:table-cell table:number-columns-repeated="4"/>
          <table:table-cell table:formula="of:=IF(ISNUMBER(SEARCH(&quot;Test&quot;;[.A289]));[.A289];&quot;&quot;)" office:value-type="string" office:string-value="Test loss kernel: (6, 6) stride: (7, 7):  1.2696851873397828" calcext:value-type="string">
            <text:p>Test loss kernel: (6, 6) stride: (7, 7): <text:s/>1.2696851873397828</text:p>
          </table:table-cell>
        </table:table-row>
        <table:table-row table:style-name="ro1">
          <table:table-cell office:value-type="string" calcext:value-type="string">
            <text:p>Test accuracy kernel: (6, 6) stride: (7, 7): <text:s/>0.5454</text:p>
          </table:table-cell>
          <table:table-cell table:number-columns-repeated="4"/>
          <table:table-cell table:formula="of:=IF(ISNUMBER(SEARCH(&quot;Test&quot;;[.A290]));[.A290];&quot;&quot;)" office:value-type="string" office:string-value="Test accuracy kernel: (6, 6) stride: (7, 7):  0.5454" calcext:value-type="string">
            <text:p>Test accuracy kernel: (6, 6) stride: (7, 7): <text:s/>0.5454</text:p>
          </table:table-cell>
        </table:table-row>
        <table:table-row table:style-name="ro1">
          <table:table-cell table:number-columns-repeated="5"/>
          <table:table-cell table:formula="of:=IF(ISNUMBER(SEARCH(&quot;Test&quot;;[.A291]));[.A291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0s</text:p>
          </table:table-cell>
          <table:table-cell table:number-columns-repeated="4"/>
          <table:table-cell table:formula="of:=IF(ISNUMBER(SEARCH(&quot;Test&quot;;[.A292]));[.A292];&quot;&quot;)">
            <text:p/>
          </table:table-cell>
        </table:table-row>
        <table:table-row table:style-name="ro1">
          <table:table-cell office:value-type="string" calcext:value-type="string">
            <text:p><text:s text:c="2"/>416/10000 [&gt;.............................] - ETA: 1s</text:p>
          </table:table-cell>
          <table:table-cell table:number-columns-repeated="4"/>
          <table:table-cell table:formula="of:=IF(ISNUMBER(SEARCH(&quot;Test&quot;;[.A293]));[.A293];&quot;&quot;)">
            <text:p/>
          </table:table-cell>
        </table:table-row>
        <table:table-row table:style-name="ro1">
          <table:table-cell office:value-type="string" calcext:value-type="string">
            <text:p><text:s/>1056/10000 [==&gt;...........................] - ETA: 0s</text:p>
          </table:table-cell>
          <table:table-cell table:number-columns-repeated="4"/>
          <table:table-cell table:formula="of:=IF(ISNUMBER(SEARCH(&quot;Test&quot;;[.A294]));[.A294];&quot;&quot;)">
            <text:p/>
          </table:table-cell>
        </table:table-row>
        <table:table-row table:style-name="ro1">
          <table:table-cell office:value-type="string" calcext:value-type="string">
            <text:p><text:s/>1760/10000 [====&gt;.........................] - ETA: 0s</text:p>
          </table:table-cell>
          <table:table-cell table:number-columns-repeated="4"/>
          <table:table-cell table:formula="of:=IF(ISNUMBER(SEARCH(&quot;Test&quot;;[.A295]));[.A295];&quot;&quot;)">
            <text:p/>
          </table:table-cell>
        </table:table-row>
        <table:table-row table:style-name="ro1">
          <table:table-cell office:value-type="string" calcext:value-type="string">
            <text:p><text:s/>2560/10000 [======&gt;.......................] - ETA: 0s</text:p>
          </table:table-cell>
          <table:table-cell table:number-columns-repeated="4"/>
          <table:table-cell table:formula="of:=IF(ISNUMBER(SEARCH(&quot;Test&quot;;[.A296]));[.A296];&quot;&quot;)">
            <text:p/>
          </table:table-cell>
        </table:table-row>
        <table:table-row table:style-name="ro1">
          <table:table-cell office:value-type="string" calcext:value-type="string">
            <text:p><text:s/>3232/10000 [========&gt;.....................] - ETA: 0s</text:p>
          </table:table-cell>
          <table:table-cell table:number-columns-repeated="4"/>
          <table:table-cell table:formula="of:=IF(ISNUMBER(SEARCH(&quot;Test&quot;;[.A297]));[.A297];&quot;&quot;)">
            <text:p/>
          </table:table-cell>
        </table:table-row>
        <table:table-row table:style-name="ro1">
          <table:table-cell office:value-type="string" calcext:value-type="string">
            <text:p><text:s/>3968/10000 [==========&gt;...................] - ETA: 0s</text:p>
          </table:table-cell>
          <table:table-cell table:number-columns-repeated="4"/>
          <table:table-cell table:formula="of:=IF(ISNUMBER(SEARCH(&quot;Test&quot;;[.A298]));[.A298];&quot;&quot;)">
            <text:p/>
          </table:table-cell>
        </table:table-row>
        <table:table-row table:style-name="ro1">
          <table:table-cell office:value-type="string" calcext:value-type="string">
            <text:p><text:s/>4576/10000 [============&gt;.................] - ETA: 0s</text:p>
          </table:table-cell>
          <table:table-cell table:number-columns-repeated="4"/>
          <table:table-cell table:formula="of:=IF(ISNUMBER(SEARCH(&quot;Test&quot;;[.A299]));[.A299];&quot;&quot;)">
            <text:p/>
          </table:table-cell>
        </table:table-row>
        <table:table-row table:style-name="ro1">
          <table:table-cell office:value-type="string" calcext:value-type="string">
            <text:p><text:s/>5056/10000 [==============&gt;...............] - ETA: 0s</text:p>
          </table:table-cell>
          <table:table-cell table:number-columns-repeated="4"/>
          <table:table-cell table:formula="of:=IF(ISNUMBER(SEARCH(&quot;Test&quot;;[.A300]));[.A300];&quot;&quot;)">
            <text:p/>
          </table:table-cell>
        </table:table-row>
        <table:table-row table:style-name="ro1">
          <table:table-cell office:value-type="string" calcext:value-type="string">
            <text:p><text:s/>5536/10000 [===============&gt;..............] - ETA: 0s</text:p>
          </table:table-cell>
          <table:table-cell table:number-columns-repeated="4"/>
          <table:table-cell table:formula="of:=IF(ISNUMBER(SEARCH(&quot;Test&quot;;[.A301]));[.A301];&quot;&quot;)">
            <text:p/>
          </table:table-cell>
        </table:table-row>
        <table:table-row table:style-name="ro1">
          <table:table-cell office:value-type="string" calcext:value-type="string">
            <text:p><text:s/>6272/10000 [=================&gt;............] - ETA: 0s</text:p>
          </table:table-cell>
          <table:table-cell table:number-columns-repeated="4"/>
          <table:table-cell table:formula="of:=IF(ISNUMBER(SEARCH(&quot;Test&quot;;[.A302]));[.A302];&quot;&quot;)">
            <text:p/>
          </table:table-cell>
        </table:table-row>
        <table:table-row table:style-name="ro1">
          <table:table-cell office:value-type="string" calcext:value-type="string">
            <text:p><text:s/>7040/10000 [====================&gt;.........] - ETA: 0s</text:p>
          </table:table-cell>
          <table:table-cell table:number-columns-repeated="4"/>
          <table:table-cell table:formula="of:=IF(ISNUMBER(SEARCH(&quot;Test&quot;;[.A303]));[.A303];&quot;&quot;)">
            <text:p/>
          </table:table-cell>
        </table:table-row>
        <table:table-row table:style-name="ro1">
          <table:table-cell office:value-type="string" calcext:value-type="string">
            <text:p><text:s/>7744/10000 [======================&gt;.......] - ETA: 0s</text:p>
          </table:table-cell>
          <table:table-cell table:number-columns-repeated="4"/>
          <table:table-cell table:formula="of:=IF(ISNUMBER(SEARCH(&quot;Test&quot;;[.A304]));[.A304];&quot;&quot;)">
            <text:p/>
          </table:table-cell>
        </table:table-row>
        <table:table-row table:style-name="ro1">
          <table:table-cell office:value-type="string" calcext:value-type="string">
            <text:p><text:s/>8320/10000 [=======================&gt;......] - ETA: 0s</text:p>
          </table:table-cell>
          <table:table-cell table:number-columns-repeated="4"/>
          <table:table-cell table:formula="of:=IF(ISNUMBER(SEARCH(&quot;Test&quot;;[.A305]));[.A305];&quot;&quot;)">
            <text:p/>
          </table:table-cell>
        </table:table-row>
        <table:table-row table:style-name="ro1">
          <table:table-cell office:value-type="string" calcext:value-type="string">
            <text:p><text:s/>8768/10000 [=========================&gt;....] - ETA: 0s</text:p>
          </table:table-cell>
          <table:table-cell table:number-columns-repeated="4"/>
          <table:table-cell table:formula="of:=IF(ISNUMBER(SEARCH(&quot;Test&quot;;[.A306]));[.A306];&quot;&quot;)">
            <text:p/>
          </table:table-cell>
        </table:table-row>
        <table:table-row table:style-name="ro1">
          <table:table-cell office:value-type="string" calcext:value-type="string">
            <text:p><text:s/>9248/10000 [==========================&gt;...] - ETA: 0s</text:p>
          </table:table-cell>
          <table:table-cell table:number-columns-repeated="4"/>
          <table:table-cell table:formula="of:=IF(ISNUMBER(SEARCH(&quot;Test&quot;;[.A307]));[.A307];&quot;&quot;)">
            <text:p/>
          </table:table-cell>
        </table:table-row>
        <table:table-row table:style-name="ro1">
          <table:table-cell office:value-type="string" calcext:value-type="string">
            <text:p><text:s/>9792/10000 [============================&gt;.] - ETA: 0s</text:p>
          </table:table-cell>
          <table:table-cell table:number-columns-repeated="4"/>
          <table:table-cell table:formula="of:=IF(ISNUMBER(SEARCH(&quot;Test&quot;;[.A308]));[.A308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84us/step</text:p>
          </table:table-cell>
          <table:table-cell table:number-columns-repeated="4"/>
          <table:table-cell table:formula="of:=IF(ISNUMBER(SEARCH(&quot;Test&quot;;[.A309]));[.A309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7, 7) dropout: <text:s/>1.2916503887176514</text:p>
          </table:table-cell>
          <table:table-cell table:number-columns-repeated="4"/>
          <table:table-cell table:formula="of:=IF(ISNUMBER(SEARCH(&quot;Test&quot;;[.A310]));[.A310];&quot;&quot;)" office:value-type="string" office:string-value="Test loss kernel: (6, 6) stride: (7, 7) dropout:  1.2916503887176514" calcext:value-type="string">
            <text:p>Test loss kernel: (6, 6) stride: (7, 7) dropout: <text:s/>1.2916503887176514</text:p>
          </table:table-cell>
        </table:table-row>
        <table:table-row table:style-name="ro1">
          <table:table-cell office:value-type="string" calcext:value-type="string">
            <text:p>Test accuracy kernel: (6, 6) stride: (7, 7) dropout: <text:s/>0.539</text:p>
          </table:table-cell>
          <table:table-cell table:number-columns-repeated="4"/>
          <table:table-cell table:formula="of:=IF(ISNUMBER(SEARCH(&quot;Test&quot;;[.A311]));[.A311];&quot;&quot;)" office:value-type="string" office:string-value="Test accuracy kernel: (6, 6) stride: (7, 7) dropout:  0.539" calcext:value-type="string">
            <text:p>Test accuracy kernel: (6, 6) stride: (7, 7) dropout: <text:s/>0.539</text:p>
          </table:table-cell>
        </table:table-row>
        <table:table-row table:style-name="ro1">
          <table:table-cell table:number-columns-repeated="5"/>
          <table:table-cell table:formula="of:=IF(ISNUMBER(SEARCH(&quot;Test&quot;;[.A312]));[.A312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313]));[.A313];&quot;&quot;)">
            <text:p/>
          </table:table-cell>
        </table:table-row>
        <table:table-row table:style-name="ro1">
          <table:table-cell office:value-type="string" calcext:value-type="string">
            <text:p><text:s text:c="2"/>576/10000 [&gt;.............................] - ETA: 0s</text:p>
          </table:table-cell>
          <table:table-cell table:number-columns-repeated="4"/>
          <table:table-cell table:formula="of:=IF(ISNUMBER(SEARCH(&quot;Test&quot;;[.A314]));[.A314];&quot;&quot;)">
            <text:p/>
          </table:table-cell>
        </table:table-row>
        <table:table-row table:style-name="ro1">
          <table:table-cell office:value-type="string" calcext:value-type="string">
            <text:p><text:s/>1152/10000 [==&gt;...........................] - ETA: 0s</text:p>
          </table:table-cell>
          <table:table-cell table:number-columns-repeated="4"/>
          <table:table-cell table:formula="of:=IF(ISNUMBER(SEARCH(&quot;Test&quot;;[.A315]));[.A315];&quot;&quot;)">
            <text:p/>
          </table:table-cell>
        </table:table-row>
        <table:table-row table:style-name="ro1">
          <table:table-cell office:value-type="string" calcext:value-type="string">
            <text:p><text:s/>1920/10000 [====&gt;.........................] - ETA: 0s</text:p>
          </table:table-cell>
          <table:table-cell table:number-columns-repeated="4"/>
          <table:table-cell table:formula="of:=IF(ISNUMBER(SEARCH(&quot;Test&quot;;[.A316]));[.A316];&quot;&quot;)">
            <text:p/>
          </table:table-cell>
        </table:table-row>
        <table:table-row table:style-name="ro1">
          <table:table-cell office:value-type="string" calcext:value-type="string">
            <text:p><text:s/>2752/10000 [=======&gt;......................] - ETA: 0s</text:p>
          </table:table-cell>
          <table:table-cell table:number-columns-repeated="4"/>
          <table:table-cell table:formula="of:=IF(ISNUMBER(SEARCH(&quot;Test&quot;;[.A317]));[.A317];&quot;&quot;)">
            <text:p/>
          </table:table-cell>
        </table:table-row>
        <table:table-row table:style-name="ro1">
          <table:table-cell office:value-type="string" calcext:value-type="string">
            <text:p><text:s/>3552/10000 [=========&gt;....................] - ETA: 0s</text:p>
          </table:table-cell>
          <table:table-cell table:number-columns-repeated="4"/>
          <table:table-cell table:formula="of:=IF(ISNUMBER(SEARCH(&quot;Test&quot;;[.A318]));[.A318];&quot;&quot;)">
            <text:p/>
          </table:table-cell>
        </table:table-row>
        <table:table-row table:style-name="ro1">
          <table:table-cell office:value-type="string" calcext:value-type="string">
            <text:p><text:s/>4288/10000 [===========&gt;..................] - ETA: 0s</text:p>
          </table:table-cell>
          <table:table-cell table:number-columns-repeated="4"/>
          <table:table-cell table:formula="of:=IF(ISNUMBER(SEARCH(&quot;Test&quot;;[.A319]));[.A319];&quot;&quot;)">
            <text:p/>
          </table:table-cell>
        </table:table-row>
        <table:table-row table:style-name="ro1">
          <table:table-cell office:value-type="string" calcext:value-type="string">
            <text:p><text:s/>4864/10000 [=============&gt;................] - ETA: 0s</text:p>
          </table:table-cell>
          <table:table-cell table:number-columns-repeated="4"/>
          <table:table-cell table:formula="of:=IF(ISNUMBER(SEARCH(&quot;Test&quot;;[.A320]));[.A320];&quot;&quot;)">
            <text:p/>
          </table:table-cell>
        </table:table-row>
        <table:table-row table:style-name="ro1">
          <table:table-cell office:value-type="string" calcext:value-type="string">
            <text:p><text:s/>5344/10000 [===============&gt;..............] - ETA: 0s</text:p>
          </table:table-cell>
          <table:table-cell table:number-columns-repeated="4"/>
          <table:table-cell table:formula="of:=IF(ISNUMBER(SEARCH(&quot;Test&quot;;[.A321]));[.A321];&quot;&quot;)">
            <text:p/>
          </table:table-cell>
        </table:table-row>
        <table:table-row table:style-name="ro1">
          <table:table-cell office:value-type="string" calcext:value-type="string">
            <text:p><text:s/>5856/10000 [================&gt;.............] - ETA: 0s</text:p>
          </table:table-cell>
          <table:table-cell table:number-columns-repeated="4"/>
          <table:table-cell table:formula="of:=IF(ISNUMBER(SEARCH(&quot;Test&quot;;[.A322]));[.A322];&quot;&quot;)">
            <text:p/>
          </table:table-cell>
        </table:table-row>
        <table:table-row table:style-name="ro1">
          <table:table-cell office:value-type="string" calcext:value-type="string">
            <text:p><text:s/>6624/10000 [==================&gt;...........] - ETA: 0s</text:p>
          </table:table-cell>
          <table:table-cell table:number-columns-repeated="4"/>
          <table:table-cell table:formula="of:=IF(ISNUMBER(SEARCH(&quot;Test&quot;;[.A323]));[.A323];&quot;&quot;)">
            <text:p/>
          </table:table-cell>
        </table:table-row>
        <table:table-row table:style-name="ro1">
          <table:table-cell office:value-type="string" calcext:value-type="string">
            <text:p><text:s/>7424/10000 [=====================&gt;........] - ETA: 0s</text:p>
          </table:table-cell>
          <table:table-cell table:number-columns-repeated="4"/>
          <table:table-cell table:formula="of:=IF(ISNUMBER(SEARCH(&quot;Test&quot;;[.A324]));[.A324];&quot;&quot;)">
            <text:p/>
          </table:table-cell>
        </table:table-row>
        <table:table-row table:style-name="ro1">
          <table:table-cell office:value-type="string" calcext:value-type="string">
            <text:p><text:s/>8160/10000 [=======================&gt;......] - ETA: 0s</text:p>
          </table:table-cell>
          <table:table-cell table:number-columns-repeated="4"/>
          <table:table-cell table:formula="of:=IF(ISNUMBER(SEARCH(&quot;Test&quot;;[.A325]));[.A325];&quot;&quot;)">
            <text:p/>
          </table:table-cell>
        </table:table-row>
        <table:table-row table:style-name="ro1">
          <table:table-cell office:value-type="string" calcext:value-type="string">
            <text:p><text:s/>8800/10000 [=========================&gt;....] - ETA: 0s</text:p>
          </table:table-cell>
          <table:table-cell table:number-columns-repeated="4"/>
          <table:table-cell table:formula="of:=IF(ISNUMBER(SEARCH(&quot;Test&quot;;[.A326]));[.A326];&quot;&quot;)">
            <text:p/>
          </table:table-cell>
        </table:table-row>
        <table:table-row table:style-name="ro1">
          <table:table-cell office:value-type="string" calcext:value-type="string">
            <text:p><text:s/>9344/10000 [===========================&gt;..] - ETA: 0s</text:p>
          </table:table-cell>
          <table:table-cell table:number-columns-repeated="4"/>
          <table:table-cell table:formula="of:=IF(ISNUMBER(SEARCH(&quot;Test&quot;;[.A327]));[.A327];&quot;&quot;)">
            <text:p/>
          </table:table-cell>
        </table:table-row>
        <table:table-row table:style-name="ro1">
          <table:table-cell office:value-type="string" calcext:value-type="string">
            <text:p><text:s/>9920/10000 [============================&gt;.] - ETA: 0s</text:p>
          </table:table-cell>
          <table:table-cell table:number-columns-repeated="4"/>
          <table:table-cell table:formula="of:=IF(ISNUMBER(SEARCH(&quot;Test&quot;;[.A328]));[.A328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78us/step</text:p>
          </table:table-cell>
          <table:table-cell table:number-columns-repeated="4"/>
          <table:table-cell table:formula="of:=IF(ISNUMBER(SEARCH(&quot;Test&quot;;[.A329]));[.A329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8, 8): <text:s/>1.4091357355117797</text:p>
          </table:table-cell>
          <table:table-cell table:number-columns-repeated="4"/>
          <table:table-cell table:formula="of:=IF(ISNUMBER(SEARCH(&quot;Test&quot;;[.A330]));[.A330];&quot;&quot;)" office:value-type="string" office:string-value="Test loss kernel: (6, 6) stride: (8, 8):  1.4091357355117797" calcext:value-type="string">
            <text:p>Test loss kernel: (6, 6) stride: (8, 8): <text:s/>1.4091357355117797</text:p>
          </table:table-cell>
        </table:table-row>
        <table:table-row table:style-name="ro1">
          <table:table-cell office:value-type="string" calcext:value-type="string">
            <text:p>Test accuracy kernel: (6, 6) stride: (8, 8): <text:s/>0.4925</text:p>
          </table:table-cell>
          <table:table-cell table:number-columns-repeated="4"/>
          <table:table-cell table:formula="of:=IF(ISNUMBER(SEARCH(&quot;Test&quot;;[.A331]));[.A331];&quot;&quot;)" office:value-type="string" office:string-value="Test accuracy kernel: (6, 6) stride: (8, 8):  0.4925" calcext:value-type="string">
            <text:p>Test accuracy kernel: (6, 6) stride: (8, 8): <text:s/>0.4925</text:p>
          </table:table-cell>
        </table:table-row>
        <table:table-row table:style-name="ro1">
          <table:table-cell table:number-columns-repeated="5"/>
          <table:table-cell table:formula="of:=IF(ISNUMBER(SEARCH(&quot;Test&quot;;[.A332]));[.A332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0s</text:p>
          </table:table-cell>
          <table:table-cell table:number-columns-repeated="4"/>
          <table:table-cell table:formula="of:=IF(ISNUMBER(SEARCH(&quot;Test&quot;;[.A333]));[.A333];&quot;&quot;)">
            <text:p/>
          </table:table-cell>
        </table:table-row>
        <table:table-row table:style-name="ro1">
          <table:table-cell office:value-type="string" calcext:value-type="string">
            <text:p><text:s text:c="2"/>640/10000 [&gt;.............................] - ETA: 0s</text:p>
          </table:table-cell>
          <table:table-cell table:number-columns-repeated="4"/>
          <table:table-cell table:formula="of:=IF(ISNUMBER(SEARCH(&quot;Test&quot;;[.A334]));[.A334];&quot;&quot;)">
            <text:p/>
          </table:table-cell>
        </table:table-row>
        <table:table-row table:style-name="ro1">
          <table:table-cell office:value-type="string" calcext:value-type="string">
            <text:p><text:s/>1152/10000 [==&gt;...........................] - ETA: 0s</text:p>
          </table:table-cell>
          <table:table-cell table:number-columns-repeated="4"/>
          <table:table-cell table:formula="of:=IF(ISNUMBER(SEARCH(&quot;Test&quot;;[.A335]));[.A335];&quot;&quot;)">
            <text:p/>
          </table:table-cell>
        </table:table-row>
        <table:table-row table:style-name="ro1">
          <table:table-cell office:value-type="string" calcext:value-type="string">
            <text:p><text:s/>1888/10000 [====&gt;.........................] - ETA: 0s</text:p>
          </table:table-cell>
          <table:table-cell table:number-columns-repeated="4"/>
          <table:table-cell table:formula="of:=IF(ISNUMBER(SEARCH(&quot;Test&quot;;[.A336]));[.A336];&quot;&quot;)">
            <text:p/>
          </table:table-cell>
        </table:table-row>
        <table:table-row table:style-name="ro1">
          <table:table-cell office:value-type="string" calcext:value-type="string">
            <text:p><text:s/>2720/10000 [=======&gt;......................] - ETA: 0s</text:p>
          </table:table-cell>
          <table:table-cell table:number-columns-repeated="4"/>
          <table:table-cell table:formula="of:=IF(ISNUMBER(SEARCH(&quot;Test&quot;;[.A337]));[.A337];&quot;&quot;)">
            <text:p/>
          </table:table-cell>
        </table:table-row>
        <table:table-row table:style-name="ro1">
          <table:table-cell office:value-type="string" calcext:value-type="string">
            <text:p><text:s/>3488/10000 [=========&gt;....................] - ETA: 0s</text:p>
          </table:table-cell>
          <table:table-cell table:number-columns-repeated="4"/>
          <table:table-cell table:formula="of:=IF(ISNUMBER(SEARCH(&quot;Test&quot;;[.A338]));[.A338];&quot;&quot;)">
            <text:p/>
          </table:table-cell>
        </table:table-row>
        <table:table-row table:style-name="ro1">
          <table:table-cell office:value-type="string" calcext:value-type="string">
            <text:p><text:s/>4224/10000 [===========&gt;..................] - ETA: 0s</text:p>
          </table:table-cell>
          <table:table-cell table:number-columns-repeated="4"/>
          <table:table-cell table:formula="of:=IF(ISNUMBER(SEARCH(&quot;Test&quot;;[.A339]));[.A339];&quot;&quot;)">
            <text:p/>
          </table:table-cell>
        </table:table-row>
        <table:table-row table:style-name="ro1">
          <table:table-cell office:value-type="string" calcext:value-type="string">
            <text:p><text:s/>4800/10000 [=============&gt;................] - ETA: 0s</text:p>
          </table:table-cell>
          <table:table-cell table:number-columns-repeated="4"/>
          <table:table-cell table:formula="of:=IF(ISNUMBER(SEARCH(&quot;Test&quot;;[.A340]));[.A340];&quot;&quot;)">
            <text:p/>
          </table:table-cell>
        </table:table-row>
        <table:table-row table:style-name="ro1">
          <table:table-cell office:value-type="string" calcext:value-type="string">
            <text:p><text:s/>5248/10000 [==============&gt;...............] - ETA: 0s</text:p>
          </table:table-cell>
          <table:table-cell table:number-columns-repeated="4"/>
          <table:table-cell table:formula="of:=IF(ISNUMBER(SEARCH(&quot;Test&quot;;[.A341]));[.A341];&quot;&quot;)">
            <text:p/>
          </table:table-cell>
        </table:table-row>
        <table:table-row table:style-name="ro1">
          <table:table-cell office:value-type="string" calcext:value-type="string">
            <text:p><text:s/>5664/10000 [===============&gt;..............] - ETA: 0s</text:p>
          </table:table-cell>
          <table:table-cell table:number-columns-repeated="4"/>
          <table:table-cell table:formula="of:=IF(ISNUMBER(SEARCH(&quot;Test&quot;;[.A342]));[.A342];&quot;&quot;)">
            <text:p/>
          </table:table-cell>
        </table:table-row>
        <table:table-row table:style-name="ro1">
          <table:table-cell office:value-type="string" calcext:value-type="string">
            <text:p><text:s/>6368/10000 [==================&gt;...........] - ETA: 0s</text:p>
          </table:table-cell>
          <table:table-cell table:number-columns-repeated="4"/>
          <table:table-cell table:formula="of:=IF(ISNUMBER(SEARCH(&quot;Test&quot;;[.A343]));[.A343];&quot;&quot;)">
            <text:p/>
          </table:table-cell>
        </table:table-row>
        <table:table-row table:style-name="ro1">
          <table:table-cell office:value-type="string" calcext:value-type="string">
            <text:p><text:s/>7168/10000 [====================&gt;.........] - ETA: 0s</text:p>
          </table:table-cell>
          <table:table-cell table:number-columns-repeated="4"/>
          <table:table-cell table:formula="of:=IF(ISNUMBER(SEARCH(&quot;Test&quot;;[.A344]));[.A344];&quot;&quot;)">
            <text:p/>
          </table:table-cell>
        </table:table-row>
        <table:table-row table:style-name="ro1">
          <table:table-cell office:value-type="string" calcext:value-type="string">
            <text:p><text:s/>7936/10000 [======================&gt;.......] - ETA: 0s</text:p>
          </table:table-cell>
          <table:table-cell table:number-columns-repeated="4"/>
          <table:table-cell table:formula="of:=IF(ISNUMBER(SEARCH(&quot;Test&quot;;[.A345]));[.A345];&quot;&quot;)">
            <text:p/>
          </table:table-cell>
        </table:table-row>
        <table:table-row table:style-name="ro1">
          <table:table-cell office:value-type="string" calcext:value-type="string">
            <text:p><text:s/>8576/10000 [========================&gt;.....] - ETA: 0s</text:p>
          </table:table-cell>
          <table:table-cell table:number-columns-repeated="4"/>
          <table:table-cell table:formula="of:=IF(ISNUMBER(SEARCH(&quot;Test&quot;;[.A346]));[.A346];&quot;&quot;)">
            <text:p/>
          </table:table-cell>
        </table:table-row>
        <table:table-row table:style-name="ro1">
          <table:table-cell office:value-type="string" calcext:value-type="string">
            <text:p><text:s/>9024/10000 [==========================&gt;...] - ETA: 0s</text:p>
          </table:table-cell>
          <table:table-cell table:number-columns-repeated="4"/>
          <table:table-cell table:formula="of:=IF(ISNUMBER(SEARCH(&quot;Test&quot;;[.A347]));[.A347];&quot;&quot;)">
            <text:p/>
          </table:table-cell>
        </table:table-row>
        <table:table-row table:style-name="ro1">
          <table:table-cell office:value-type="string" calcext:value-type="string">
            <text:p><text:s/>9536/10000 [===========================&gt;..] - ETA: 0s</text:p>
          </table:table-cell>
          <table:table-cell table:number-columns-repeated="4"/>
          <table:table-cell table:formula="of:=IF(ISNUMBER(SEARCH(&quot;Test&quot;;[.A348]));[.A348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81us/step</text:p>
          </table:table-cell>
          <table:table-cell table:number-columns-repeated="4"/>
          <table:table-cell table:formula="of:=IF(ISNUMBER(SEARCH(&quot;Test&quot;;[.A349]));[.A349];&quot;&quot;)">
            <text:p/>
          </table:table-cell>
        </table:table-row>
        <table:table-row table:style-name="ro1">
          <table:table-cell office:value-type="string" calcext:value-type="string">
            <text:p>Test loss kernel: (6, 6) stride: (8, 8) dropout: <text:s/>1.4884706840515136</text:p>
          </table:table-cell>
          <table:table-cell table:number-columns-repeated="4"/>
          <table:table-cell table:formula="of:=IF(ISNUMBER(SEARCH(&quot;Test&quot;;[.A350]));[.A350];&quot;&quot;)" office:value-type="string" office:string-value="Test loss kernel: (6, 6) stride: (8, 8) dropout:  1.4884706840515136" calcext:value-type="string">
            <text:p>Test loss kernel: (6, 6) stride: (8, 8) dropout: <text:s/>1.4884706840515136</text:p>
          </table:table-cell>
        </table:table-row>
        <table:table-row table:style-name="ro1">
          <table:table-cell office:value-type="string" calcext:value-type="string">
            <text:p>Test accuracy kernel: (6, 6) stride: (8, 8) dropout: <text:s/>0.46</text:p>
          </table:table-cell>
          <table:table-cell table:number-columns-repeated="4"/>
          <table:table-cell table:formula="of:=IF(ISNUMBER(SEARCH(&quot;Test&quot;;[.A351]));[.A351];&quot;&quot;)" office:value-type="string" office:string-value="Test accuracy kernel: (6, 6) stride: (8, 8) dropout:  0.46" calcext:value-type="string">
            <text:p>Test accuracy kernel: (6, 6) stride: (8, 8) dropout: <text:s/>0.46</text:p>
          </table:table-cell>
        </table:table-row>
        <table:table-row table:style-name="ro1">
          <table:table-cell table:number-columns-repeated="5"/>
          <table:table-cell table:formula="of:=IF(ISNUMBER(SEARCH(&quot;Test&quot;;[.A352]));[.A352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9s</text:p>
          </table:table-cell>
          <table:table-cell table:number-columns-repeated="4"/>
          <table:table-cell table:formula="of:=IF(ISNUMBER(SEARCH(&quot;Test&quot;;[.A353]));[.A353];&quot;&quot;)">
            <text:p/>
          </table:table-cell>
        </table:table-row>
        <table:table-row table:style-name="ro1">
          <table:table-cell office:value-type="string" calcext:value-type="string">
            <text:p><text:s text:c="2"/>320/10000 [..............................] - ETA: 2s</text:p>
          </table:table-cell>
          <table:table-cell table:number-columns-repeated="4"/>
          <table:table-cell table:formula="of:=IF(ISNUMBER(SEARCH(&quot;Test&quot;;[.A354]));[.A354];&quot;&quot;)">
            <text:p/>
          </table:table-cell>
        </table:table-row>
        <table:table-row table:style-name="ro1">
          <table:table-cell office:value-type="string" calcext:value-type="string">
            <text:p><text:s text:c="2"/>608/10000 [&gt;.............................] - ETA: 2s</text:p>
          </table:table-cell>
          <table:table-cell table:number-columns-repeated="4"/>
          <table:table-cell table:formula="of:=IF(ISNUMBER(SEARCH(&quot;Test&quot;;[.A355]));[.A355];&quot;&quot;)">
            <text:p/>
          </table:table-cell>
        </table:table-row>
        <table:table-row table:style-name="ro1">
          <table:table-cell office:value-type="string" calcext:value-type="string">
            <text:p><text:s text:c="2"/>960/10000 [=&gt;............................] - ETA: 1s</text:p>
          </table:table-cell>
          <table:table-cell table:number-columns-repeated="4"/>
          <table:table-cell table:formula="of:=IF(ISNUMBER(SEARCH(&quot;Test&quot;;[.A356]));[.A356];&quot;&quot;)">
            <text:p/>
          </table:table-cell>
        </table:table-row>
        <table:table-row table:style-name="ro1">
          <table:table-cell office:value-type="string" calcext:value-type="string">
            <text:p><text:s/>1312/10000 [==&gt;...........................] - ETA: 1s</text:p>
          </table:table-cell>
          <table:table-cell table:number-columns-repeated="4"/>
          <table:table-cell table:formula="of:=IF(ISNUMBER(SEARCH(&quot;Test&quot;;[.A357]));[.A357];&quot;&quot;)">
            <text:p/>
          </table:table-cell>
        </table:table-row>
        <table:table-row table:style-name="ro1">
          <table:table-cell office:value-type="string" calcext:value-type="string">
            <text:p><text:s/>1568/10000 [===&gt;..........................] - ETA: 1s</text:p>
          </table:table-cell>
          <table:table-cell table:number-columns-repeated="4"/>
          <table:table-cell table:formula="of:=IF(ISNUMBER(SEARCH(&quot;Test&quot;;[.A358]));[.A358];&quot;&quot;)">
            <text:p/>
          </table:table-cell>
        </table:table-row>
        <table:table-row table:style-name="ro1">
          <table:table-cell office:value-type="string" calcext:value-type="string">
            <text:p><text:s/>1856/10000 [====&gt;.........................] - ETA: 1s</text:p>
          </table:table-cell>
          <table:table-cell table:number-columns-repeated="4"/>
          <table:table-cell table:formula="of:=IF(ISNUMBER(SEARCH(&quot;Test&quot;;[.A359]));[.A359];&quot;&quot;)">
            <text:p/>
          </table:table-cell>
        </table:table-row>
        <table:table-row table:style-name="ro1">
          <table:table-cell office:value-type="string" calcext:value-type="string">
            <text:p><text:s/>2112/10000 [=====&gt;........................] - ETA: 1s</text:p>
          </table:table-cell>
          <table:table-cell table:number-columns-repeated="4"/>
          <table:table-cell table:formula="of:=IF(ISNUMBER(SEARCH(&quot;Test&quot;;[.A360]));[.A360];&quot;&quot;)">
            <text:p/>
          </table:table-cell>
        </table:table-row>
        <table:table-row table:style-name="ro1">
          <table:table-cell office:value-type="string" calcext:value-type="string">
            <text:p><text:s/>2368/10000 [======&gt;.......................] - ETA: 1s</text:p>
          </table:table-cell>
          <table:table-cell table:number-columns-repeated="4"/>
          <table:table-cell table:formula="of:=IF(ISNUMBER(SEARCH(&quot;Test&quot;;[.A361]));[.A361];&quot;&quot;)">
            <text:p/>
          </table:table-cell>
        </table:table-row>
        <table:table-row table:style-name="ro1">
          <table:table-cell office:value-type="string" calcext:value-type="string">
            <text:p><text:s/>2656/10000 [======&gt;.......................] - ETA: 1s</text:p>
          </table:table-cell>
          <table:table-cell table:number-columns-repeated="4"/>
          <table:table-cell table:formula="of:=IF(ISNUMBER(SEARCH(&quot;Test&quot;;[.A362]));[.A362];&quot;&quot;)">
            <text:p/>
          </table:table-cell>
        </table:table-row>
        <table:table-row table:style-name="ro1">
          <table:table-cell office:value-type="string" calcext:value-type="string">
            <text:p><text:s/>3008/10000 [========&gt;.....................] - ETA: 1s</text:p>
          </table:table-cell>
          <table:table-cell table:number-columns-repeated="4"/>
          <table:table-cell table:formula="of:=IF(ISNUMBER(SEARCH(&quot;Test&quot;;[.A363]));[.A363];&quot;&quot;)">
            <text:p/>
          </table:table-cell>
        </table:table-row>
        <table:table-row table:style-name="ro1">
          <table:table-cell office:value-type="string" calcext:value-type="string">
            <text:p><text:s/>3360/10000 [=========&gt;....................] - ETA: 1s</text:p>
          </table:table-cell>
          <table:table-cell table:number-columns-repeated="4"/>
          <table:table-cell table:formula="of:=IF(ISNUMBER(SEARCH(&quot;Test&quot;;[.A364]));[.A364];&quot;&quot;)">
            <text:p/>
          </table:table-cell>
        </table:table-row>
        <table:table-row table:style-name="ro1">
          <table:table-cell office:value-type="string" calcext:value-type="string">
            <text:p><text:s/>3648/10000 [=========&gt;....................] - ETA: 1s</text:p>
          </table:table-cell>
          <table:table-cell table:number-columns-repeated="4"/>
          <table:table-cell table:formula="of:=IF(ISNUMBER(SEARCH(&quot;Test&quot;;[.A365]));[.A365];&quot;&quot;)">
            <text:p/>
          </table:table-cell>
        </table:table-row>
        <table:table-row table:style-name="ro1">
          <table:table-cell office:value-type="string" calcext:value-type="string">
            <text:p><text:s/>3936/10000 [==========&gt;...................] - ETA: 1s</text:p>
          </table:table-cell>
          <table:table-cell table:number-columns-repeated="4"/>
          <table:table-cell table:formula="of:=IF(ISNUMBER(SEARCH(&quot;Test&quot;;[.A366]));[.A366];&quot;&quot;)">
            <text:p/>
          </table:table-cell>
        </table:table-row>
        <table:table-row table:style-name="ro1">
          <table:table-cell office:value-type="string" calcext:value-type="string">
            <text:p><text:s/>4192/10000 [===========&gt;..................] - ETA: 1s</text:p>
          </table:table-cell>
          <table:table-cell table:number-columns-repeated="4"/>
          <table:table-cell table:formula="of:=IF(ISNUMBER(SEARCH(&quot;Test&quot;;[.A367]));[.A367];&quot;&quot;)">
            <text:p/>
          </table:table-cell>
        </table:table-row>
        <table:table-row table:style-name="ro1">
          <table:table-cell office:value-type="string" calcext:value-type="string">
            <text:p><text:s/>4512/10000 [============&gt;.................] - ETA: 1s</text:p>
          </table:table-cell>
          <table:table-cell table:number-columns-repeated="4"/>
          <table:table-cell table:formula="of:=IF(ISNUMBER(SEARCH(&quot;Test&quot;;[.A368]));[.A368];&quot;&quot;)">
            <text:p/>
          </table:table-cell>
        </table:table-row>
        <table:table-row table:style-name="ro1">
          <table:table-cell office:value-type="string" calcext:value-type="string">
            <text:p><text:s/>4768/10000 [=============&gt;................] - ETA: 0s</text:p>
          </table:table-cell>
          <table:table-cell table:number-columns-repeated="4"/>
          <table:table-cell table:formula="of:=IF(ISNUMBER(SEARCH(&quot;Test&quot;;[.A369]));[.A369];&quot;&quot;)">
            <text:p/>
          </table:table-cell>
        </table:table-row>
        <table:table-row table:style-name="ro1">
          <table:table-cell office:value-type="string" calcext:value-type="string">
            <text:p><text:s/>5088/10000 [==============&gt;...............] - ETA: 0s</text:p>
          </table:table-cell>
          <table:table-cell table:number-columns-repeated="4"/>
          <table:table-cell table:formula="of:=IF(ISNUMBER(SEARCH(&quot;Test&quot;;[.A370]));[.A370];&quot;&quot;)">
            <text:p/>
          </table:table-cell>
        </table:table-row>
        <table:table-row table:style-name="ro1">
          <table:table-cell office:value-type="string" calcext:value-type="string">
            <text:p><text:s/>5376/10000 [===============&gt;..............] - ETA: 0s</text:p>
          </table:table-cell>
          <table:table-cell table:number-columns-repeated="4"/>
          <table:table-cell table:formula="of:=IF(ISNUMBER(SEARCH(&quot;Test&quot;;[.A371]));[.A371];&quot;&quot;)">
            <text:p/>
          </table:table-cell>
        </table:table-row>
        <table:table-row table:style-name="ro1">
          <table:table-cell office:value-type="string" calcext:value-type="string">
            <text:p><text:s/>5664/10000 [===============&gt;..............] - ETA: 0s</text:p>
          </table:table-cell>
          <table:table-cell table:number-columns-repeated="4"/>
          <table:table-cell table:formula="of:=IF(ISNUMBER(SEARCH(&quot;Test&quot;;[.A372]));[.A372];&quot;&quot;)">
            <text:p/>
          </table:table-cell>
        </table:table-row>
        <table:table-row table:style-name="ro1">
          <table:table-cell office:value-type="string" calcext:value-type="string">
            <text:p><text:s/>5888/10000 [================&gt;.............] - ETA: 0s</text:p>
          </table:table-cell>
          <table:table-cell table:number-columns-repeated="4"/>
          <table:table-cell table:formula="of:=IF(ISNUMBER(SEARCH(&quot;Test&quot;;[.A373]));[.A373];&quot;&quot;)">
            <text:p/>
          </table:table-cell>
        </table:table-row>
        <table:table-row table:style-name="ro1">
          <table:table-cell office:value-type="string" calcext:value-type="string">
            <text:p><text:s/>6144/10000 [=================&gt;............] - ETA: 0s</text:p>
          </table:table-cell>
          <table:table-cell table:number-columns-repeated="4"/>
          <table:table-cell table:formula="of:=IF(ISNUMBER(SEARCH(&quot;Test&quot;;[.A374]));[.A374];&quot;&quot;)">
            <text:p/>
          </table:table-cell>
        </table:table-row>
        <table:table-row table:style-name="ro1">
          <table:table-cell office:value-type="string" calcext:value-type="string">
            <text:p><text:s/>6464/10000 [==================&gt;...........] - ETA: 0s</text:p>
          </table:table-cell>
          <table:table-cell table:number-columns-repeated="4"/>
          <table:table-cell table:formula="of:=IF(ISNUMBER(SEARCH(&quot;Test&quot;;[.A375]));[.A375];&quot;&quot;)">
            <text:p/>
          </table:table-cell>
        </table:table-row>
        <table:table-row table:style-name="ro1">
          <table:table-cell office:value-type="string" calcext:value-type="string">
            <text:p><text:s/>6784/10000 [===================&gt;..........] - ETA: 0s</text:p>
          </table:table-cell>
          <table:table-cell table:number-columns-repeated="4"/>
          <table:table-cell table:formula="of:=IF(ISNUMBER(SEARCH(&quot;Test&quot;;[.A376]));[.A376];&quot;&quot;)">
            <text:p/>
          </table:table-cell>
        </table:table-row>
        <table:table-row table:style-name="ro1">
          <table:table-cell office:value-type="string" calcext:value-type="string">
            <text:p><text:s/>7104/10000 [====================&gt;.........] - ETA: 0s</text:p>
          </table:table-cell>
          <table:table-cell table:number-columns-repeated="4"/>
          <table:table-cell table:formula="of:=IF(ISNUMBER(SEARCH(&quot;Test&quot;;[.A377]));[.A377];&quot;&quot;)">
            <text:p/>
          </table:table-cell>
        </table:table-row>
        <table:table-row table:style-name="ro1">
          <table:table-cell office:value-type="string" calcext:value-type="string">
            <text:p><text:s/>7456/10000 [=====================&gt;........] - ETA: 0s</text:p>
          </table:table-cell>
          <table:table-cell table:number-columns-repeated="4"/>
          <table:table-cell table:formula="of:=IF(ISNUMBER(SEARCH(&quot;Test&quot;;[.A378]));[.A378];&quot;&quot;)">
            <text:p/>
          </table:table-cell>
        </table:table-row>
        <table:table-row table:style-name="ro1">
          <table:table-cell office:value-type="string" calcext:value-type="string">
            <text:p><text:s/>7808/10000 [======================&gt;.......] - ETA: 0s</text:p>
          </table:table-cell>
          <table:table-cell table:number-columns-repeated="4"/>
          <table:table-cell table:formula="of:=IF(ISNUMBER(SEARCH(&quot;Test&quot;;[.A379]));[.A379];&quot;&quot;)">
            <text:p/>
          </table:table-cell>
        </table:table-row>
        <table:table-row table:style-name="ro1">
          <table:table-cell office:value-type="string" calcext:value-type="string">
            <text:p><text:s/>8160/10000 [=======================&gt;......] - ETA: 0s</text:p>
          </table:table-cell>
          <table:table-cell table:number-columns-repeated="4"/>
          <table:table-cell table:formula="of:=IF(ISNUMBER(SEARCH(&quot;Test&quot;;[.A380]));[.A380];&quot;&quot;)">
            <text:p/>
          </table:table-cell>
        </table:table-row>
        <table:table-row table:style-name="ro1">
          <table:table-cell office:value-type="string" calcext:value-type="string">
            <text:p><text:s/>8544/10000 [========================&gt;.....] - ETA: 0s</text:p>
          </table:table-cell>
          <table:table-cell table:number-columns-repeated="4"/>
          <table:table-cell table:formula="of:=IF(ISNUMBER(SEARCH(&quot;Test&quot;;[.A381]));[.A381];&quot;&quot;)">
            <text:p/>
          </table:table-cell>
        </table:table-row>
        <table:table-row table:style-name="ro1">
          <table:table-cell office:value-type="string" calcext:value-type="string">
            <text:p><text:s/>8896/10000 [=========================&gt;....] - ETA: 0s</text:p>
          </table:table-cell>
          <table:table-cell table:number-columns-repeated="4"/>
          <table:table-cell table:formula="of:=IF(ISNUMBER(SEARCH(&quot;Test&quot;;[.A382]));[.A382];&quot;&quot;)">
            <text:p/>
          </table:table-cell>
        </table:table-row>
        <table:table-row table:style-name="ro1">
          <table:table-cell office:value-type="string" calcext:value-type="string">
            <text:p><text:s/>9216/10000 [==========================&gt;...] - ETA: 0s</text:p>
          </table:table-cell>
          <table:table-cell table:number-columns-repeated="4"/>
          <table:table-cell table:formula="of:=IF(ISNUMBER(SEARCH(&quot;Test&quot;;[.A383]));[.A383];&quot;&quot;)">
            <text:p/>
          </table:table-cell>
        </table:table-row>
        <table:table-row table:style-name="ro1">
          <table:table-cell office:value-type="string" calcext:value-type="string">
            <text:p><text:s/>9536/10000 [===========================&gt;..] - ETA: 0s</text:p>
          </table:table-cell>
          <table:table-cell table:number-columns-repeated="4"/>
          <table:table-cell table:formula="of:=IF(ISNUMBER(SEARCH(&quot;Test&quot;;[.A384]));[.A384];&quot;&quot;)">
            <text:p/>
          </table:table-cell>
        </table:table-row>
        <table:table-row table:style-name="ro1">
          <table:table-cell office:value-type="string" calcext:value-type="string">
            <text:p><text:s/>9856/10000 [============================&gt;.] - ETA: 0s</text:p>
          </table:table-cell>
          <table:table-cell table:number-columns-repeated="4"/>
          <table:table-cell table:formula="of:=IF(ISNUMBER(SEARCH(&quot;Test&quot;;[.A385]));[.A385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2s 177us/step</text:p>
          </table:table-cell>
          <table:table-cell table:number-columns-repeated="4"/>
          <table:table-cell table:formula="of:=IF(ISNUMBER(SEARCH(&quot;Test&quot;;[.A386]));[.A386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1, 1): <text:s/>2.2288956523895265</text:p>
          </table:table-cell>
          <table:table-cell table:number-columns-repeated="4"/>
          <table:table-cell table:formula="of:=IF(ISNUMBER(SEARCH(&quot;Test&quot;;[.A387]));[.A387];&quot;&quot;)" office:value-type="string" office:string-value="Test loss kernel: (7, 7) stride: (1, 1):  2.2288956523895265" calcext:value-type="string">
            <text:p>Test loss kernel: (7, 7) stride: (1, 1): <text:s/>2.2288956523895265</text:p>
          </table:table-cell>
        </table:table-row>
        <table:table-row table:style-name="ro1">
          <table:table-cell office:value-type="string" calcext:value-type="string">
            <text:p>Test accuracy kernel: (7, 7) stride: (1, 1): <text:s/>0.7079</text:p>
          </table:table-cell>
          <table:table-cell table:number-columns-repeated="4"/>
          <table:table-cell table:formula="of:=IF(ISNUMBER(SEARCH(&quot;Test&quot;;[.A388]));[.A388];&quot;&quot;)" office:value-type="string" office:string-value="Test accuracy kernel: (7, 7) stride: (1, 1):  0.7079" calcext:value-type="string">
            <text:p>Test accuracy kernel: (7, 7) stride: (1, 1): <text:s/>0.7079</text:p>
          </table:table-cell>
        </table:table-row>
        <table:table-row table:style-name="ro1">
          <table:table-cell table:number-columns-repeated="5"/>
          <table:table-cell table:formula="of:=IF(ISNUMBER(SEARCH(&quot;Test&quot;;[.A389]));[.A389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2s</text:p>
          </table:table-cell>
          <table:table-cell table:number-columns-repeated="4"/>
          <table:table-cell table:formula="of:=IF(ISNUMBER(SEARCH(&quot;Test&quot;;[.A390]));[.A390];&quot;&quot;)">
            <text:p/>
          </table:table-cell>
        </table:table-row>
        <table:table-row table:style-name="ro1">
          <table:table-cell office:value-type="string" calcext:value-type="string">
            <text:p><text:s text:c="2"/>352/10000 [&gt;.............................] - ETA: 1s</text:p>
          </table:table-cell>
          <table:table-cell table:number-columns-repeated="4"/>
          <table:table-cell table:formula="of:=IF(ISNUMBER(SEARCH(&quot;Test&quot;;[.A391]));[.A391];&quot;&quot;)">
            <text:p/>
          </table:table-cell>
        </table:table-row>
        <table:table-row table:style-name="ro1">
          <table:table-cell office:value-type="string" calcext:value-type="string">
            <text:p><text:s text:c="2"/>704/10000 [=&gt;............................] - ETA: 1s</text:p>
          </table:table-cell>
          <table:table-cell table:number-columns-repeated="4"/>
          <table:table-cell table:formula="of:=IF(ISNUMBER(SEARCH(&quot;Test&quot;;[.A392]));[.A392];&quot;&quot;)">
            <text:p/>
          </table:table-cell>
        </table:table-row>
        <table:table-row table:style-name="ro1">
          <table:table-cell office:value-type="string" calcext:value-type="string">
            <text:p><text:s/>1056/10000 [==&gt;...........................] - ETA: 1s</text:p>
          </table:table-cell>
          <table:table-cell table:number-columns-repeated="4"/>
          <table:table-cell table:formula="of:=IF(ISNUMBER(SEARCH(&quot;Test&quot;;[.A393]));[.A393];&quot;&quot;)">
            <text:p/>
          </table:table-cell>
        </table:table-row>
        <table:table-row table:style-name="ro1">
          <table:table-cell office:value-type="string" calcext:value-type="string">
            <text:p><text:s/>1408/10000 [===&gt;..........................] - ETA: 1s</text:p>
          </table:table-cell>
          <table:table-cell table:number-columns-repeated="4"/>
          <table:table-cell table:formula="of:=IF(ISNUMBER(SEARCH(&quot;Test&quot;;[.A394]));[.A394];&quot;&quot;)">
            <text:p/>
          </table:table-cell>
        </table:table-row>
        <table:table-row table:style-name="ro1">
          <table:table-cell office:value-type="string" calcext:value-type="string">
            <text:p><text:s/>1664/10000 [===&gt;..........................] - ETA: 1s</text:p>
          </table:table-cell>
          <table:table-cell table:number-columns-repeated="4"/>
          <table:table-cell table:formula="of:=IF(ISNUMBER(SEARCH(&quot;Test&quot;;[.A395]));[.A395];&quot;&quot;)">
            <text:p/>
          </table:table-cell>
        </table:table-row>
        <table:table-row table:style-name="ro1">
          <table:table-cell office:value-type="string" calcext:value-type="string">
            <text:p><text:s/>1984/10000 [====&gt;.........................] - ETA: 1s</text:p>
          </table:table-cell>
          <table:table-cell table:number-columns-repeated="4"/>
          <table:table-cell table:formula="of:=IF(ISNUMBER(SEARCH(&quot;Test&quot;;[.A396]));[.A396];&quot;&quot;)">
            <text:p/>
          </table:table-cell>
        </table:table-row>
        <table:table-row table:style-name="ro1">
          <table:table-cell office:value-type="string" calcext:value-type="string">
            <text:p><text:s/>2304/10000 [=====&gt;........................] - ETA: 1s</text:p>
          </table:table-cell>
          <table:table-cell table:number-columns-repeated="4"/>
          <table:table-cell table:formula="of:=IF(ISNUMBER(SEARCH(&quot;Test&quot;;[.A397]));[.A397];&quot;&quot;)">
            <text:p/>
          </table:table-cell>
        </table:table-row>
        <table:table-row table:style-name="ro1">
          <table:table-cell office:value-type="string" calcext:value-type="string">
            <text:p><text:s/>2592/10000 [======&gt;.......................] - ETA: 1s</text:p>
          </table:table-cell>
          <table:table-cell table:number-columns-repeated="4"/>
          <table:table-cell table:formula="of:=IF(ISNUMBER(SEARCH(&quot;Test&quot;;[.A398]));[.A398];&quot;&quot;)">
            <text:p/>
          </table:table-cell>
        </table:table-row>
        <table:table-row table:style-name="ro1">
          <table:table-cell office:value-type="string" calcext:value-type="string">
            <text:p><text:s/>2880/10000 [=======&gt;......................] - ETA: 1s</text:p>
          </table:table-cell>
          <table:table-cell table:number-columns-repeated="4"/>
          <table:table-cell table:formula="of:=IF(ISNUMBER(SEARCH(&quot;Test&quot;;[.A399]));[.A399];&quot;&quot;)">
            <text:p/>
          </table:table-cell>
        </table:table-row>
        <table:table-row table:style-name="ro1">
          <table:table-cell office:value-type="string" calcext:value-type="string">
            <text:p><text:s/>3232/10000 [========&gt;.....................] - ETA: 1s</text:p>
          </table:table-cell>
          <table:table-cell table:number-columns-repeated="4"/>
          <table:table-cell table:formula="of:=IF(ISNUMBER(SEARCH(&quot;Test&quot;;[.A400]));[.A400];&quot;&quot;)">
            <text:p/>
          </table:table-cell>
        </table:table-row>
        <table:table-row table:style-name="ro1">
          <table:table-cell office:value-type="string" calcext:value-type="string">
            <text:p><text:s/>3616/10000 [=========&gt;....................] - ETA: 1s</text:p>
          </table:table-cell>
          <table:table-cell table:number-columns-repeated="4"/>
          <table:table-cell table:formula="of:=IF(ISNUMBER(SEARCH(&quot;Test&quot;;[.A401]));[.A401];&quot;&quot;)">
            <text:p/>
          </table:table-cell>
        </table:table-row>
        <table:table-row table:style-name="ro1">
          <table:table-cell office:value-type="string" calcext:value-type="string">
            <text:p><text:s/>3968/10000 [==========&gt;...................] - ETA: 0s</text:p>
          </table:table-cell>
          <table:table-cell table:number-columns-repeated="4"/>
          <table:table-cell table:formula="of:=IF(ISNUMBER(SEARCH(&quot;Test&quot;;[.A402]));[.A402];&quot;&quot;)">
            <text:p/>
          </table:table-cell>
        </table:table-row>
        <table:table-row table:style-name="ro1">
          <table:table-cell office:value-type="string" calcext:value-type="string">
            <text:p><text:s/>4288/10000 [===========&gt;..................] - ETA: 0s</text:p>
          </table:table-cell>
          <table:table-cell table:number-columns-repeated="4"/>
          <table:table-cell table:formula="of:=IF(ISNUMBER(SEARCH(&quot;Test&quot;;[.A403]));[.A403];&quot;&quot;)">
            <text:p/>
          </table:table-cell>
        </table:table-row>
        <table:table-row table:style-name="ro1">
          <table:table-cell office:value-type="string" calcext:value-type="string">
            <text:p><text:s/>4576/10000 [============&gt;.................] - ETA: 0s</text:p>
          </table:table-cell>
          <table:table-cell table:number-columns-repeated="4"/>
          <table:table-cell table:formula="of:=IF(ISNUMBER(SEARCH(&quot;Test&quot;;[.A404]));[.A404];&quot;&quot;)">
            <text:p/>
          </table:table-cell>
        </table:table-row>
        <table:table-row table:style-name="ro1">
          <table:table-cell office:value-type="string" calcext:value-type="string">
            <text:p><text:s/>4896/10000 [=============&gt;................] - ETA: 0s</text:p>
          </table:table-cell>
          <table:table-cell table:number-columns-repeated="4"/>
          <table:table-cell table:formula="of:=IF(ISNUMBER(SEARCH(&quot;Test&quot;;[.A405]));[.A405];&quot;&quot;)">
            <text:p/>
          </table:table-cell>
        </table:table-row>
        <table:table-row table:style-name="ro1">
          <table:table-cell office:value-type="string" calcext:value-type="string">
            <text:p><text:s/>5152/10000 [==============&gt;...............] - ETA: 0s</text:p>
          </table:table-cell>
          <table:table-cell table:number-columns-repeated="4"/>
          <table:table-cell table:formula="of:=IF(ISNUMBER(SEARCH(&quot;Test&quot;;[.A406]));[.A406];&quot;&quot;)">
            <text:p/>
          </table:table-cell>
        </table:table-row>
        <table:table-row table:style-name="ro1">
          <table:table-cell office:value-type="string" calcext:value-type="string">
            <text:p><text:s/>5472/10000 [===============&gt;..............] - ETA: 0s</text:p>
          </table:table-cell>
          <table:table-cell table:number-columns-repeated="4"/>
          <table:table-cell table:formula="of:=IF(ISNUMBER(SEARCH(&quot;Test&quot;;[.A407]));[.A407];&quot;&quot;)">
            <text:p/>
          </table:table-cell>
        </table:table-row>
        <table:table-row table:style-name="ro1">
          <table:table-cell office:value-type="string" calcext:value-type="string">
            <text:p><text:s/>5792/10000 [================&gt;.............] - ETA: 0s</text:p>
          </table:table-cell>
          <table:table-cell table:number-columns-repeated="4"/>
          <table:table-cell table:formula="of:=IF(ISNUMBER(SEARCH(&quot;Test&quot;;[.A408]));[.A408];&quot;&quot;)">
            <text:p/>
          </table:table-cell>
        </table:table-row>
        <table:table-row table:style-name="ro1">
          <table:table-cell office:value-type="string" calcext:value-type="string">
            <text:p><text:s/>6112/10000 [=================&gt;............] - ETA: 0s</text:p>
          </table:table-cell>
          <table:table-cell table:number-columns-repeated="4"/>
          <table:table-cell table:formula="of:=IF(ISNUMBER(SEARCH(&quot;Test&quot;;[.A409]));[.A409];&quot;&quot;)">
            <text:p/>
          </table:table-cell>
        </table:table-row>
        <table:table-row table:style-name="ro1">
          <table:table-cell office:value-type="string" calcext:value-type="string">
            <text:p><text:s/>6368/10000 [==================&gt;...........] - ETA: 0s</text:p>
          </table:table-cell>
          <table:table-cell table:number-columns-repeated="4"/>
          <table:table-cell table:formula="of:=IF(ISNUMBER(SEARCH(&quot;Test&quot;;[.A410]));[.A410];&quot;&quot;)">
            <text:p/>
          </table:table-cell>
        </table:table-row>
        <table:table-row table:style-name="ro1">
          <table:table-cell office:value-type="string" calcext:value-type="string">
            <text:p><text:s/>6688/10000 [===================&gt;..........] - ETA: 0s</text:p>
          </table:table-cell>
          <table:table-cell table:number-columns-repeated="4"/>
          <table:table-cell table:formula="of:=IF(ISNUMBER(SEARCH(&quot;Test&quot;;[.A411]));[.A411];&quot;&quot;)">
            <text:p/>
          </table:table-cell>
        </table:table-row>
        <table:table-row table:style-name="ro1">
          <table:table-cell office:value-type="string" calcext:value-type="string">
            <text:p><text:s/>7008/10000 [====================&gt;.........] - ETA: 0s</text:p>
          </table:table-cell>
          <table:table-cell table:number-columns-repeated="4"/>
          <table:table-cell table:formula="of:=IF(ISNUMBER(SEARCH(&quot;Test&quot;;[.A412]));[.A412];&quot;&quot;)">
            <text:p/>
          </table:table-cell>
        </table:table-row>
        <table:table-row table:style-name="ro1">
          <table:table-cell office:value-type="string" calcext:value-type="string">
            <text:p><text:s/>7360/10000 [=====================&gt;........] - ETA: 0s</text:p>
          </table:table-cell>
          <table:table-cell table:number-columns-repeated="4"/>
          <table:table-cell table:formula="of:=IF(ISNUMBER(SEARCH(&quot;Test&quot;;[.A413]));[.A413];&quot;&quot;)">
            <text:p/>
          </table:table-cell>
        </table:table-row>
        <table:table-row table:style-name="ro1">
          <table:table-cell office:value-type="string" calcext:value-type="string">
            <text:p><text:s/>7712/10000 [======================&gt;.......] - ETA: 0s</text:p>
          </table:table-cell>
          <table:table-cell table:number-columns-repeated="4"/>
          <table:table-cell table:formula="of:=IF(ISNUMBER(SEARCH(&quot;Test&quot;;[.A414]));[.A414];&quot;&quot;)">
            <text:p/>
          </table:table-cell>
        </table:table-row>
        <table:table-row table:style-name="ro1">
          <table:table-cell office:value-type="string" calcext:value-type="string">
            <text:p><text:s/>8000/10000 [=======================&gt;......] - ETA: 0s</text:p>
          </table:table-cell>
          <table:table-cell table:number-columns-repeated="4"/>
          <table:table-cell table:formula="of:=IF(ISNUMBER(SEARCH(&quot;Test&quot;;[.A415]));[.A415];&quot;&quot;)">
            <text:p/>
          </table:table-cell>
        </table:table-row>
        <table:table-row table:style-name="ro1">
          <table:table-cell office:value-type="string" calcext:value-type="string">
            <text:p><text:s/>8224/10000 [=======================&gt;......] - ETA: 0s</text:p>
          </table:table-cell>
          <table:table-cell table:number-columns-repeated="4"/>
          <table:table-cell table:formula="of:=IF(ISNUMBER(SEARCH(&quot;Test&quot;;[.A416]));[.A416];&quot;&quot;)">
            <text:p/>
          </table:table-cell>
        </table:table-row>
        <table:table-row table:style-name="ro1">
          <table:table-cell office:value-type="string" calcext:value-type="string">
            <text:p><text:s/>8448/10000 [========================&gt;.....] - ETA: 0s</text:p>
          </table:table-cell>
          <table:table-cell table:number-columns-repeated="4"/>
          <table:table-cell table:formula="of:=IF(ISNUMBER(SEARCH(&quot;Test&quot;;[.A417]));[.A417];&quot;&quot;)">
            <text:p/>
          </table:table-cell>
        </table:table-row>
        <table:table-row table:style-name="ro1">
          <table:table-cell office:value-type="string" calcext:value-type="string">
            <text:p><text:s/>8672/10000 [=========================&gt;....] - ETA: 0s</text:p>
          </table:table-cell>
          <table:table-cell table:number-columns-repeated="4"/>
          <table:table-cell table:formula="of:=IF(ISNUMBER(SEARCH(&quot;Test&quot;;[.A418]));[.A418];&quot;&quot;)">
            <text:p/>
          </table:table-cell>
        </table:table-row>
        <table:table-row table:style-name="ro1">
          <table:table-cell office:value-type="string" calcext:value-type="string">
            <text:p><text:s/>8896/10000 [=========================&gt;....] - ETA: 0s</text:p>
          </table:table-cell>
          <table:table-cell table:number-columns-repeated="4"/>
          <table:table-cell table:formula="of:=IF(ISNUMBER(SEARCH(&quot;Test&quot;;[.A419]));[.A419];&quot;&quot;)">
            <text:p/>
          </table:table-cell>
        </table:table-row>
        <table:table-row table:style-name="ro1">
          <table:table-cell office:value-type="string" calcext:value-type="string">
            <text:p><text:s/>9120/10000 [==========================&gt;...] - ETA: 0s</text:p>
          </table:table-cell>
          <table:table-cell table:number-columns-repeated="4"/>
          <table:table-cell table:formula="of:=IF(ISNUMBER(SEARCH(&quot;Test&quot;;[.A420]));[.A420];&quot;&quot;)">
            <text:p/>
          </table:table-cell>
        </table:table-row>
        <table:table-row table:style-name="ro1">
          <table:table-cell office:value-type="string" calcext:value-type="string">
            <text:p><text:s/>9344/10000 [===========================&gt;..] - ETA: 0s</text:p>
          </table:table-cell>
          <table:table-cell table:number-columns-repeated="4"/>
          <table:table-cell table:formula="of:=IF(ISNUMBER(SEARCH(&quot;Test&quot;;[.A421]));[.A421];&quot;&quot;)">
            <text:p/>
          </table:table-cell>
        </table:table-row>
        <table:table-row table:style-name="ro1">
          <table:table-cell office:value-type="string" calcext:value-type="string">
            <text:p><text:s/>9568/10000 [===========================&gt;..] - ETA: 0s</text:p>
          </table:table-cell>
          <table:table-cell table:number-columns-repeated="4"/>
          <table:table-cell table:formula="of:=IF(ISNUMBER(SEARCH(&quot;Test&quot;;[.A422]));[.A422];&quot;&quot;)">
            <text:p/>
          </table:table-cell>
        </table:table-row>
        <table:table-row table:style-name="ro1">
          <table:table-cell office:value-type="string" calcext:value-type="string">
            <text:p><text:s/>9792/10000 [============================&gt;.] - ETA: 0s</text:p>
          </table:table-cell>
          <table:table-cell table:number-columns-repeated="4"/>
          <table:table-cell table:formula="of:=IF(ISNUMBER(SEARCH(&quot;Test&quot;;[.A423]));[.A423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2s 180us/step</text:p>
          </table:table-cell>
          <table:table-cell table:number-columns-repeated="4"/>
          <table:table-cell table:formula="of:=IF(ISNUMBER(SEARCH(&quot;Test&quot;;[.A424]));[.A424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1, 1) dropout: <text:s/>0.9902717564105987</text:p>
          </table:table-cell>
          <table:table-cell table:number-columns-repeated="4"/>
          <table:table-cell table:formula="of:=IF(ISNUMBER(SEARCH(&quot;Test&quot;;[.A425]));[.A425];&quot;&quot;)" office:value-type="string" office:string-value="Test loss kernel: (7, 7) stride: (1, 1) dropout:  0.9902717564105987" calcext:value-type="string">
            <text:p>Test loss kernel: (7, 7) stride: (1, 1) dropout: <text:s/>0.9902717564105987</text:p>
          </table:table-cell>
        </table:table-row>
        <table:table-row table:style-name="ro1">
          <table:table-cell office:value-type="string" calcext:value-type="string">
            <text:p>Test accuracy kernel: (7, 7) stride: (1, 1) dropout: <text:s/>0.7417</text:p>
          </table:table-cell>
          <table:table-cell table:number-columns-repeated="4"/>
          <table:table-cell table:formula="of:=IF(ISNUMBER(SEARCH(&quot;Test&quot;;[.A426]));[.A426];&quot;&quot;)" office:value-type="string" office:string-value="Test accuracy kernel: (7, 7) stride: (1, 1) dropout:  0.7417" calcext:value-type="string">
            <text:p>Test accuracy kernel: (7, 7) stride: (1, 1) dropout: <text:s/>0.7417</text:p>
          </table:table-cell>
        </table:table-row>
        <table:table-row table:style-name="ro1">
          <table:table-cell table:number-columns-repeated="5"/>
          <table:table-cell table:formula="of:=IF(ISNUMBER(SEARCH(&quot;Test&quot;;[.A427]));[.A427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428]));[.A428];&quot;&quot;)">
            <text:p/>
          </table:table-cell>
        </table:table-row>
        <table:table-row table:style-name="ro1">
          <table:table-cell office:value-type="string" calcext:value-type="string">
            <text:p><text:s text:c="2"/>512/10000 [&gt;.............................] - ETA: 1s</text:p>
          </table:table-cell>
          <table:table-cell table:number-columns-repeated="4"/>
          <table:table-cell table:formula="of:=IF(ISNUMBER(SEARCH(&quot;Test&quot;;[.A429]));[.A429];&quot;&quot;)">
            <text:p/>
          </table:table-cell>
        </table:table-row>
        <table:table-row table:style-name="ro1">
          <table:table-cell office:value-type="string" calcext:value-type="string">
            <text:p><text:s/>1056/10000 [==&gt;...........................] - ETA: 0s</text:p>
          </table:table-cell>
          <table:table-cell table:number-columns-repeated="4"/>
          <table:table-cell table:formula="of:=IF(ISNUMBER(SEARCH(&quot;Test&quot;;[.A430]));[.A430];&quot;&quot;)">
            <text:p/>
          </table:table-cell>
        </table:table-row>
        <table:table-row table:style-name="ro1">
          <table:table-cell office:value-type="string" calcext:value-type="string">
            <text:p><text:s/>1568/10000 [===&gt;..........................] - ETA: 0s</text:p>
          </table:table-cell>
          <table:table-cell table:number-columns-repeated="4"/>
          <table:table-cell table:formula="of:=IF(ISNUMBER(SEARCH(&quot;Test&quot;;[.A431]));[.A431];&quot;&quot;)">
            <text:p/>
          </table:table-cell>
        </table:table-row>
        <table:table-row table:style-name="ro1">
          <table:table-cell office:value-type="string" calcext:value-type="string">
            <text:p><text:s/>2144/10000 [=====&gt;........................] - ETA: 0s</text:p>
          </table:table-cell>
          <table:table-cell table:number-columns-repeated="4"/>
          <table:table-cell table:formula="of:=IF(ISNUMBER(SEARCH(&quot;Test&quot;;[.A432]));[.A432];&quot;&quot;)">
            <text:p/>
          </table:table-cell>
        </table:table-row>
        <table:table-row table:style-name="ro1">
          <table:table-cell office:value-type="string" calcext:value-type="string">
            <text:p><text:s/>2784/10000 [=======&gt;......................] - ETA: 0s</text:p>
          </table:table-cell>
          <table:table-cell table:number-columns-repeated="4"/>
          <table:table-cell table:formula="of:=IF(ISNUMBER(SEARCH(&quot;Test&quot;;[.A433]));[.A433];&quot;&quot;)">
            <text:p/>
          </table:table-cell>
        </table:table-row>
        <table:table-row table:style-name="ro1">
          <table:table-cell office:value-type="string" calcext:value-type="string">
            <text:p><text:s/>3424/10000 [=========&gt;....................] - ETA: 0s</text:p>
          </table:table-cell>
          <table:table-cell table:number-columns-repeated="4"/>
          <table:table-cell table:formula="of:=IF(ISNUMBER(SEARCH(&quot;Test&quot;;[.A434]));[.A434];&quot;&quot;)">
            <text:p/>
          </table:table-cell>
        </table:table-row>
        <table:table-row table:style-name="ro1">
          <table:table-cell office:value-type="string" calcext:value-type="string">
            <text:p><text:s/>4064/10000 [===========&gt;..................] - ETA: 0s</text:p>
          </table:table-cell>
          <table:table-cell table:number-columns-repeated="4"/>
          <table:table-cell table:formula="of:=IF(ISNUMBER(SEARCH(&quot;Test&quot;;[.A435]));[.A435];&quot;&quot;)">
            <text:p/>
          </table:table-cell>
        </table:table-row>
        <table:table-row table:style-name="ro1">
          <table:table-cell office:value-type="string" calcext:value-type="string">
            <text:p><text:s/>4576/10000 [============&gt;.................] - ETA: 0s</text:p>
          </table:table-cell>
          <table:table-cell table:number-columns-repeated="4"/>
          <table:table-cell table:formula="of:=IF(ISNUMBER(SEARCH(&quot;Test&quot;;[.A436]));[.A436];&quot;&quot;)">
            <text:p/>
          </table:table-cell>
        </table:table-row>
        <table:table-row table:style-name="ro1">
          <table:table-cell office:value-type="string" calcext:value-type="string">
            <text:p><text:s/>5056/10000 [==============&gt;...............] - ETA: 0s</text:p>
          </table:table-cell>
          <table:table-cell table:number-columns-repeated="4"/>
          <table:table-cell table:formula="of:=IF(ISNUMBER(SEARCH(&quot;Test&quot;;[.A437]));[.A437];&quot;&quot;)">
            <text:p/>
          </table:table-cell>
        </table:table-row>
        <table:table-row table:style-name="ro1">
          <table:table-cell office:value-type="string" calcext:value-type="string">
            <text:p><text:s/>5568/10000 [===============&gt;..............] - ETA: 0s</text:p>
          </table:table-cell>
          <table:table-cell table:number-columns-repeated="4"/>
          <table:table-cell table:formula="of:=IF(ISNUMBER(SEARCH(&quot;Test&quot;;[.A438]));[.A438];&quot;&quot;)">
            <text:p/>
          </table:table-cell>
        </table:table-row>
        <table:table-row table:style-name="ro1">
          <table:table-cell office:value-type="string" calcext:value-type="string">
            <text:p><text:s/>6112/10000 [=================&gt;............] - ETA: 0s</text:p>
          </table:table-cell>
          <table:table-cell table:number-columns-repeated="4"/>
          <table:table-cell table:formula="of:=IF(ISNUMBER(SEARCH(&quot;Test&quot;;[.A439]));[.A439];&quot;&quot;)">
            <text:p/>
          </table:table-cell>
        </table:table-row>
        <table:table-row table:style-name="ro1">
          <table:table-cell office:value-type="string" calcext:value-type="string">
            <text:p><text:s/>6624/10000 [==================&gt;...........] - ETA: 0s</text:p>
          </table:table-cell>
          <table:table-cell table:number-columns-repeated="4"/>
          <table:table-cell table:formula="of:=IF(ISNUMBER(SEARCH(&quot;Test&quot;;[.A440]));[.A440];&quot;&quot;)">
            <text:p/>
          </table:table-cell>
        </table:table-row>
        <table:table-row table:style-name="ro1">
          <table:table-cell office:value-type="string" calcext:value-type="string">
            <text:p><text:s/>7104/10000 [====================&gt;.........] - ETA: 0s</text:p>
          </table:table-cell>
          <table:table-cell table:number-columns-repeated="4"/>
          <table:table-cell table:formula="of:=IF(ISNUMBER(SEARCH(&quot;Test&quot;;[.A441]));[.A441];&quot;&quot;)">
            <text:p/>
          </table:table-cell>
        </table:table-row>
        <table:table-row table:style-name="ro1">
          <table:table-cell office:value-type="string" calcext:value-type="string">
            <text:p><text:s/>7616/10000 [=====================&gt;........] - ETA: 0s</text:p>
          </table:table-cell>
          <table:table-cell table:number-columns-repeated="4"/>
          <table:table-cell table:formula="of:=IF(ISNUMBER(SEARCH(&quot;Test&quot;;[.A442]));[.A442];&quot;&quot;)">
            <text:p/>
          </table:table-cell>
        </table:table-row>
        <table:table-row table:style-name="ro1">
          <table:table-cell office:value-type="string" calcext:value-type="string">
            <text:p><text:s/>8160/10000 [=======================&gt;......] - ETA: 0s</text:p>
          </table:table-cell>
          <table:table-cell table:number-columns-repeated="4"/>
          <table:table-cell table:formula="of:=IF(ISNUMBER(SEARCH(&quot;Test&quot;;[.A443]));[.A443];&quot;&quot;)">
            <text:p/>
          </table:table-cell>
        </table:table-row>
        <table:table-row table:style-name="ro1">
          <table:table-cell office:value-type="string" calcext:value-type="string">
            <text:p><text:s/>8704/10000 [=========================&gt;....] - ETA: 0s</text:p>
          </table:table-cell>
          <table:table-cell table:number-columns-repeated="4"/>
          <table:table-cell table:formula="of:=IF(ISNUMBER(SEARCH(&quot;Test&quot;;[.A444]));[.A444];&quot;&quot;)">
            <text:p/>
          </table:table-cell>
        </table:table-row>
        <table:table-row table:style-name="ro1">
          <table:table-cell office:value-type="string" calcext:value-type="string">
            <text:p><text:s/>9184/10000 [==========================&gt;...] - ETA: 0s</text:p>
          </table:table-cell>
          <table:table-cell table:number-columns-repeated="4"/>
          <table:table-cell table:formula="of:=IF(ISNUMBER(SEARCH(&quot;Test&quot;;[.A445]));[.A445];&quot;&quot;)">
            <text:p/>
          </table:table-cell>
        </table:table-row>
        <table:table-row table:style-name="ro1">
          <table:table-cell office:value-type="string" calcext:value-type="string">
            <text:p><text:s/>9664/10000 [===========================&gt;..] - ETA: 0s</text:p>
          </table:table-cell>
          <table:table-cell table:number-columns-repeated="4"/>
          <table:table-cell table:formula="of:=IF(ISNUMBER(SEARCH(&quot;Test&quot;;[.A446]));[.A446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98us/step</text:p>
          </table:table-cell>
          <table:table-cell table:number-columns-repeated="4"/>
          <table:table-cell table:formula="of:=IF(ISNUMBER(SEARCH(&quot;Test&quot;;[.A447]));[.A447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2, 2): <text:s/>1.8701946046829223</text:p>
          </table:table-cell>
          <table:table-cell table:number-columns-repeated="4"/>
          <table:table-cell table:formula="of:=IF(ISNUMBER(SEARCH(&quot;Test&quot;;[.A448]));[.A448];&quot;&quot;)" office:value-type="string" office:string-value="Test loss kernel: (7, 7) stride: (2, 2):  1.8701946046829223" calcext:value-type="string">
            <text:p>Test loss kernel: (7, 7) stride: (2, 2): <text:s/>1.8701946046829223</text:p>
          </table:table-cell>
        </table:table-row>
        <table:table-row table:style-name="ro1">
          <table:table-cell office:value-type="string" calcext:value-type="string">
            <text:p>Test accuracy kernel: (7, 7) stride: (2, 2): <text:s/>0.6301</text:p>
          </table:table-cell>
          <table:table-cell table:number-columns-repeated="4"/>
          <table:table-cell table:formula="of:=IF(ISNUMBER(SEARCH(&quot;Test&quot;;[.A449]));[.A449];&quot;&quot;)" office:value-type="string" office:string-value="Test accuracy kernel: (7, 7) stride: (2, 2):  0.6301" calcext:value-type="string">
            <text:p>Test accuracy kernel: (7, 7) stride: (2, 2): <text:s/>0.6301</text:p>
          </table:table-cell>
        </table:table-row>
        <table:table-row table:style-name="ro1">
          <table:table-cell table:number-columns-repeated="5"/>
          <table:table-cell table:formula="of:=IF(ISNUMBER(SEARCH(&quot;Test&quot;;[.A450]));[.A450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451]));[.A451];&quot;&quot;)">
            <text:p/>
          </table:table-cell>
        </table:table-row>
        <table:table-row table:style-name="ro1">
          <table:table-cell office:value-type="string" calcext:value-type="string">
            <text:p><text:s text:c="2"/>416/10000 [&gt;.............................] - ETA: 1s</text:p>
          </table:table-cell>
          <table:table-cell table:number-columns-repeated="4"/>
          <table:table-cell table:formula="of:=IF(ISNUMBER(SEARCH(&quot;Test&quot;;[.A452]));[.A452];&quot;&quot;)">
            <text:p/>
          </table:table-cell>
        </table:table-row>
        <table:table-row table:style-name="ro1">
          <table:table-cell office:value-type="string" calcext:value-type="string">
            <text:p><text:s text:c="2"/>864/10000 [=&gt;............................] - ETA: 1s</text:p>
          </table:table-cell>
          <table:table-cell table:number-columns-repeated="4"/>
          <table:table-cell table:formula="of:=IF(ISNUMBER(SEARCH(&quot;Test&quot;;[.A453]));[.A453];&quot;&quot;)">
            <text:p/>
          </table:table-cell>
        </table:table-row>
        <table:table-row table:style-name="ro1">
          <table:table-cell office:value-type="string" calcext:value-type="string">
            <text:p><text:s/>1344/10000 [===&gt;..........................] - ETA: 1s</text:p>
          </table:table-cell>
          <table:table-cell table:number-columns-repeated="4"/>
          <table:table-cell table:formula="of:=IF(ISNUMBER(SEARCH(&quot;Test&quot;;[.A454]));[.A454];&quot;&quot;)">
            <text:p/>
          </table:table-cell>
        </table:table-row>
        <table:table-row table:style-name="ro1">
          <table:table-cell office:value-type="string" calcext:value-type="string">
            <text:p><text:s/>1792/10000 [====&gt;.........................] - ETA: 0s</text:p>
          </table:table-cell>
          <table:table-cell table:number-columns-repeated="4"/>
          <table:table-cell table:formula="of:=IF(ISNUMBER(SEARCH(&quot;Test&quot;;[.A455]));[.A455];&quot;&quot;)">
            <text:p/>
          </table:table-cell>
        </table:table-row>
        <table:table-row table:style-name="ro1">
          <table:table-cell office:value-type="string" calcext:value-type="string">
            <text:p><text:s/>2208/10000 [=====&gt;........................] - ETA: 0s</text:p>
          </table:table-cell>
          <table:table-cell table:number-columns-repeated="4"/>
          <table:table-cell table:formula="of:=IF(ISNUMBER(SEARCH(&quot;Test&quot;;[.A456]));[.A456];&quot;&quot;)">
            <text:p/>
          </table:table-cell>
        </table:table-row>
        <table:table-row table:style-name="ro1">
          <table:table-cell office:value-type="string" calcext:value-type="string">
            <text:p><text:s/>2592/10000 [======&gt;.......................] - ETA: 0s</text:p>
          </table:table-cell>
          <table:table-cell table:number-columns-repeated="4"/>
          <table:table-cell table:formula="of:=IF(ISNUMBER(SEARCH(&quot;Test&quot;;[.A457]));[.A457];&quot;&quot;)">
            <text:p/>
          </table:table-cell>
        </table:table-row>
        <table:table-row table:style-name="ro1">
          <table:table-cell office:value-type="string" calcext:value-type="string">
            <text:p><text:s/>2912/10000 [=======&gt;......................] - ETA: 0s</text:p>
          </table:table-cell>
          <table:table-cell table:number-columns-repeated="4"/>
          <table:table-cell table:formula="of:=IF(ISNUMBER(SEARCH(&quot;Test&quot;;[.A458]));[.A458];&quot;&quot;)">
            <text:p/>
          </table:table-cell>
        </table:table-row>
        <table:table-row table:style-name="ro1">
          <table:table-cell office:value-type="string" calcext:value-type="string">
            <text:p><text:s/>3200/10000 [========&gt;.....................] - ETA: 0s</text:p>
          </table:table-cell>
          <table:table-cell table:number-columns-repeated="4"/>
          <table:table-cell table:formula="of:=IF(ISNUMBER(SEARCH(&quot;Test&quot;;[.A459]));[.A459];&quot;&quot;)">
            <text:p/>
          </table:table-cell>
        </table:table-row>
        <table:table-row table:style-name="ro1">
          <table:table-cell office:value-type="string" calcext:value-type="string">
            <text:p><text:s/>3552/10000 [=========&gt;....................] - ETA: 0s</text:p>
          </table:table-cell>
          <table:table-cell table:number-columns-repeated="4"/>
          <table:table-cell table:formula="of:=IF(ISNUMBER(SEARCH(&quot;Test&quot;;[.A460]));[.A460];&quot;&quot;)">
            <text:p/>
          </table:table-cell>
        </table:table-row>
        <table:table-row table:style-name="ro1">
          <table:table-cell office:value-type="string" calcext:value-type="string">
            <text:p><text:s/>3840/10000 [==========&gt;...................] - ETA: 0s</text:p>
          </table:table-cell>
          <table:table-cell table:number-columns-repeated="4"/>
          <table:table-cell table:formula="of:=IF(ISNUMBER(SEARCH(&quot;Test&quot;;[.A461]));[.A461];&quot;&quot;)">
            <text:p/>
          </table:table-cell>
        </table:table-row>
        <table:table-row table:style-name="ro1">
          <table:table-cell office:value-type="string" calcext:value-type="string">
            <text:p><text:s/>4416/10000 [============&gt;.................] - ETA: 0s</text:p>
          </table:table-cell>
          <table:table-cell table:number-columns-repeated="4"/>
          <table:table-cell table:formula="of:=IF(ISNUMBER(SEARCH(&quot;Test&quot;;[.A462]));[.A462];&quot;&quot;)">
            <text:p/>
          </table:table-cell>
        </table:table-row>
        <table:table-row table:style-name="ro1">
          <table:table-cell office:value-type="string" calcext:value-type="string">
            <text:p><text:s/>4928/10000 [=============&gt;................] - ETA: 0s</text:p>
          </table:table-cell>
          <table:table-cell table:number-columns-repeated="4"/>
          <table:table-cell table:formula="of:=IF(ISNUMBER(SEARCH(&quot;Test&quot;;[.A463]));[.A463];&quot;&quot;)">
            <text:p/>
          </table:table-cell>
        </table:table-row>
        <table:table-row table:style-name="ro1">
          <table:table-cell office:value-type="string" calcext:value-type="string">
            <text:p><text:s/>5344/10000 [===============&gt;..............] - ETA: 0s</text:p>
          </table:table-cell>
          <table:table-cell table:number-columns-repeated="4"/>
          <table:table-cell table:formula="of:=IF(ISNUMBER(SEARCH(&quot;Test&quot;;[.A464]));[.A464];&quot;&quot;)">
            <text:p/>
          </table:table-cell>
        </table:table-row>
        <table:table-row table:style-name="ro1">
          <table:table-cell office:value-type="string" calcext:value-type="string">
            <text:p><text:s/>5664/10000 [===============&gt;..............] - ETA: 0s</text:p>
          </table:table-cell>
          <table:table-cell table:number-columns-repeated="4"/>
          <table:table-cell table:formula="of:=IF(ISNUMBER(SEARCH(&quot;Test&quot;;[.A465]));[.A465];&quot;&quot;)">
            <text:p/>
          </table:table-cell>
        </table:table-row>
        <table:table-row table:style-name="ro1">
          <table:table-cell office:value-type="string" calcext:value-type="string">
            <text:p><text:s/>5984/10000 [================&gt;.............] - ETA: 0s</text:p>
          </table:table-cell>
          <table:table-cell table:number-columns-repeated="4"/>
          <table:table-cell table:formula="of:=IF(ISNUMBER(SEARCH(&quot;Test&quot;;[.A466]));[.A466];&quot;&quot;)">
            <text:p/>
          </table:table-cell>
        </table:table-row>
        <table:table-row table:style-name="ro1">
          <table:table-cell office:value-type="string" calcext:value-type="string">
            <text:p><text:s/>6304/10000 [=================&gt;............] - ETA: 0s</text:p>
          </table:table-cell>
          <table:table-cell table:number-columns-repeated="4"/>
          <table:table-cell table:formula="of:=IF(ISNUMBER(SEARCH(&quot;Test&quot;;[.A467]));[.A467];&quot;&quot;)">
            <text:p/>
          </table:table-cell>
        </table:table-row>
        <table:table-row table:style-name="ro1">
          <table:table-cell office:value-type="string" calcext:value-type="string">
            <text:p><text:s/>6624/10000 [==================&gt;...........] - ETA: 0s</text:p>
          </table:table-cell>
          <table:table-cell table:number-columns-repeated="4"/>
          <table:table-cell table:formula="of:=IF(ISNUMBER(SEARCH(&quot;Test&quot;;[.A468]));[.A468];&quot;&quot;)">
            <text:p/>
          </table:table-cell>
        </table:table-row>
        <table:table-row table:style-name="ro1">
          <table:table-cell office:value-type="string" calcext:value-type="string">
            <text:p><text:s/>6944/10000 [===================&gt;..........] - ETA: 0s</text:p>
          </table:table-cell>
          <table:table-cell table:number-columns-repeated="4"/>
          <table:table-cell table:formula="of:=IF(ISNUMBER(SEARCH(&quot;Test&quot;;[.A469]));[.A469];&quot;&quot;)">
            <text:p/>
          </table:table-cell>
        </table:table-row>
        <table:table-row table:style-name="ro1">
          <table:table-cell office:value-type="string" calcext:value-type="string">
            <text:p><text:s/>7328/10000 [====================&gt;.........] - ETA: 0s</text:p>
          </table:table-cell>
          <table:table-cell table:number-columns-repeated="4"/>
          <table:table-cell table:formula="of:=IF(ISNUMBER(SEARCH(&quot;Test&quot;;[.A470]));[.A470];&quot;&quot;)">
            <text:p/>
          </table:table-cell>
        </table:table-row>
        <table:table-row table:style-name="ro1">
          <table:table-cell office:value-type="string" calcext:value-type="string">
            <text:p><text:s/>7680/10000 [======================&gt;.......] - ETA: 0s</text:p>
          </table:table-cell>
          <table:table-cell table:number-columns-repeated="4"/>
          <table:table-cell table:formula="of:=IF(ISNUMBER(SEARCH(&quot;Test&quot;;[.A471]));[.A471];&quot;&quot;)">
            <text:p/>
          </table:table-cell>
        </table:table-row>
        <table:table-row table:style-name="ro1">
          <table:table-cell office:value-type="string" calcext:value-type="string">
            <text:p><text:s/>8064/10000 [=======================&gt;......] - ETA: 0s</text:p>
          </table:table-cell>
          <table:table-cell table:number-columns-repeated="4"/>
          <table:table-cell table:formula="of:=IF(ISNUMBER(SEARCH(&quot;Test&quot;;[.A472]));[.A472];&quot;&quot;)">
            <text:p/>
          </table:table-cell>
        </table:table-row>
        <table:table-row table:style-name="ro1">
          <table:table-cell office:value-type="string" calcext:value-type="string">
            <text:p><text:s/>8320/10000 [=======================&gt;......] - ETA: 0s</text:p>
          </table:table-cell>
          <table:table-cell table:number-columns-repeated="4"/>
          <table:table-cell table:formula="of:=IF(ISNUMBER(SEARCH(&quot;Test&quot;;[.A473]));[.A473];&quot;&quot;)">
            <text:p/>
          </table:table-cell>
        </table:table-row>
        <table:table-row table:style-name="ro1">
          <table:table-cell office:value-type="string" calcext:value-type="string">
            <text:p><text:s/>8512/10000 [========================&gt;.....] - ETA: 0s</text:p>
          </table:table-cell>
          <table:table-cell table:number-columns-repeated="4"/>
          <table:table-cell table:formula="of:=IF(ISNUMBER(SEARCH(&quot;Test&quot;;[.A474]));[.A474];&quot;&quot;)">
            <text:p/>
          </table:table-cell>
        </table:table-row>
        <table:table-row table:style-name="ro1">
          <table:table-cell office:value-type="string" calcext:value-type="string">
            <text:p><text:s/>8736/10000 [=========================&gt;....] - ETA: 0s</text:p>
          </table:table-cell>
          <table:table-cell table:number-columns-repeated="4"/>
          <table:table-cell table:formula="of:=IF(ISNUMBER(SEARCH(&quot;Test&quot;;[.A475]));[.A475];&quot;&quot;)">
            <text:p/>
          </table:table-cell>
        </table:table-row>
        <table:table-row table:style-name="ro1">
          <table:table-cell office:value-type="string" calcext:value-type="string">
            <text:p><text:s/>9088/10000 [==========================&gt;...] - ETA: 0s</text:p>
          </table:table-cell>
          <table:table-cell table:number-columns-repeated="4"/>
          <table:table-cell table:formula="of:=IF(ISNUMBER(SEARCH(&quot;Test&quot;;[.A476]));[.A476];&quot;&quot;)">
            <text:p/>
          </table:table-cell>
        </table:table-row>
        <table:table-row table:style-name="ro1">
          <table:table-cell office:value-type="string" calcext:value-type="string">
            <text:p><text:s/>9568/10000 [===========================&gt;..] - ETA: 0s</text:p>
          </table:table-cell>
          <table:table-cell table:number-columns-repeated="4"/>
          <table:table-cell table:formula="of:=IF(ISNUMBER(SEARCH(&quot;Test&quot;;[.A477]));[.A477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42us/step</text:p>
          </table:table-cell>
          <table:table-cell table:number-columns-repeated="4"/>
          <table:table-cell table:formula="of:=IF(ISNUMBER(SEARCH(&quot;Test&quot;;[.A478]));[.A478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2, 2) dropout: <text:s/>0.8963401462554932</text:p>
          </table:table-cell>
          <table:table-cell table:number-columns-repeated="4"/>
          <table:table-cell table:formula="of:=IF(ISNUMBER(SEARCH(&quot;Test&quot;;[.A479]));[.A479];&quot;&quot;)" office:value-type="string" office:string-value="Test loss kernel: (7, 7) stride: (2, 2) dropout:  0.8963401462554932" calcext:value-type="string">
            <text:p>Test loss kernel: (7, 7) stride: (2, 2) dropout: <text:s/>0.8963401462554932</text:p>
          </table:table-cell>
        </table:table-row>
        <table:table-row table:style-name="ro1">
          <table:table-cell office:value-type="string" calcext:value-type="string">
            <text:p>Test accuracy kernel: (7, 7) stride: (2, 2) dropout: <text:s/>0.6907</text:p>
          </table:table-cell>
          <table:table-cell table:number-columns-repeated="4"/>
          <table:table-cell table:formula="of:=IF(ISNUMBER(SEARCH(&quot;Test&quot;;[.A480]));[.A480];&quot;&quot;)" office:value-type="string" office:string-value="Test accuracy kernel: (7, 7) stride: (2, 2) dropout:  0.6907" calcext:value-type="string">
            <text:p>Test accuracy kernel: (7, 7) stride: (2, 2) dropout: <text:s/>0.6907</text:p>
          </table:table-cell>
        </table:table-row>
        <table:table-row table:style-name="ro1">
          <table:table-cell table:number-columns-repeated="5"/>
          <table:table-cell table:formula="of:=IF(ISNUMBER(SEARCH(&quot;Test&quot;;[.A481]));[.A481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482]));[.A482];&quot;&quot;)">
            <text:p/>
          </table:table-cell>
        </table:table-row>
        <table:table-row table:style-name="ro1">
          <table:table-cell office:value-type="string" calcext:value-type="string">
            <text:p><text:s text:c="2"/>544/10000 [&gt;.............................] - ETA: 0s</text:p>
          </table:table-cell>
          <table:table-cell table:number-columns-repeated="4"/>
          <table:table-cell table:formula="of:=IF(ISNUMBER(SEARCH(&quot;Test&quot;;[.A483]));[.A483];&quot;&quot;)">
            <text:p/>
          </table:table-cell>
        </table:table-row>
        <table:table-row table:style-name="ro1">
          <table:table-cell office:value-type="string" calcext:value-type="string">
            <text:p><text:s/>1024/10000 [==&gt;...........................] - ETA: 0s</text:p>
          </table:table-cell>
          <table:table-cell table:number-columns-repeated="4"/>
          <table:table-cell table:formula="of:=IF(ISNUMBER(SEARCH(&quot;Test&quot;;[.A484]));[.A484];&quot;&quot;)">
            <text:p/>
          </table:table-cell>
        </table:table-row>
        <table:table-row table:style-name="ro1">
          <table:table-cell office:value-type="string" calcext:value-type="string">
            <text:p><text:s/>1536/10000 [===&gt;..........................] - ETA: 0s</text:p>
          </table:table-cell>
          <table:table-cell table:number-columns-repeated="4"/>
          <table:table-cell table:formula="of:=IF(ISNUMBER(SEARCH(&quot;Test&quot;;[.A485]));[.A485];&quot;&quot;)">
            <text:p/>
          </table:table-cell>
        </table:table-row>
        <table:table-row table:style-name="ro1">
          <table:table-cell office:value-type="string" calcext:value-type="string">
            <text:p><text:s/>2144/10000 [=====&gt;........................] - ETA: 0s</text:p>
          </table:table-cell>
          <table:table-cell table:number-columns-repeated="4"/>
          <table:table-cell table:formula="of:=IF(ISNUMBER(SEARCH(&quot;Test&quot;;[.A486]));[.A486];&quot;&quot;)">
            <text:p/>
          </table:table-cell>
        </table:table-row>
        <table:table-row table:style-name="ro1">
          <table:table-cell office:value-type="string" calcext:value-type="string">
            <text:p><text:s/>2720/10000 [=======&gt;......................] - ETA: 0s</text:p>
          </table:table-cell>
          <table:table-cell table:number-columns-repeated="4"/>
          <table:table-cell table:formula="of:=IF(ISNUMBER(SEARCH(&quot;Test&quot;;[.A487]));[.A487];&quot;&quot;)">
            <text:p/>
          </table:table-cell>
        </table:table-row>
        <table:table-row table:style-name="ro1">
          <table:table-cell office:value-type="string" calcext:value-type="string">
            <text:p><text:s/>3392/10000 [=========&gt;....................] - ETA: 0s</text:p>
          </table:table-cell>
          <table:table-cell table:number-columns-repeated="4"/>
          <table:table-cell table:formula="of:=IF(ISNUMBER(SEARCH(&quot;Test&quot;;[.A488]));[.A488];&quot;&quot;)">
            <text:p/>
          </table:table-cell>
        </table:table-row>
        <table:table-row table:style-name="ro1">
          <table:table-cell office:value-type="string" calcext:value-type="string">
            <text:p><text:s/>3872/10000 [==========&gt;...................] - ETA: 0s</text:p>
          </table:table-cell>
          <table:table-cell table:number-columns-repeated="4"/>
          <table:table-cell table:formula="of:=IF(ISNUMBER(SEARCH(&quot;Test&quot;;[.A489]));[.A489];&quot;&quot;)">
            <text:p/>
          </table:table-cell>
        </table:table-row>
        <table:table-row table:style-name="ro1">
          <table:table-cell office:value-type="string" calcext:value-type="string">
            <text:p><text:s/>4224/10000 [===========&gt;..................] - ETA: 0s</text:p>
          </table:table-cell>
          <table:table-cell table:number-columns-repeated="4"/>
          <table:table-cell table:formula="of:=IF(ISNUMBER(SEARCH(&quot;Test&quot;;[.A490]));[.A490];&quot;&quot;)">
            <text:p/>
          </table:table-cell>
        </table:table-row>
        <table:table-row table:style-name="ro1">
          <table:table-cell office:value-type="string" calcext:value-type="string">
            <text:p><text:s/>4512/10000 [============&gt;.................] - ETA: 0s</text:p>
          </table:table-cell>
          <table:table-cell table:number-columns-repeated="4"/>
          <table:table-cell table:formula="of:=IF(ISNUMBER(SEARCH(&quot;Test&quot;;[.A491]));[.A491];&quot;&quot;)">
            <text:p/>
          </table:table-cell>
        </table:table-row>
        <table:table-row table:style-name="ro1">
          <table:table-cell office:value-type="string" calcext:value-type="string">
            <text:p><text:s/>5120/10000 [==============&gt;...............] - ETA: 0s</text:p>
          </table:table-cell>
          <table:table-cell table:number-columns-repeated="4"/>
          <table:table-cell table:formula="of:=IF(ISNUMBER(SEARCH(&quot;Test&quot;;[.A492]));[.A492];&quot;&quot;)">
            <text:p/>
          </table:table-cell>
        </table:table-row>
        <table:table-row table:style-name="ro1">
          <table:table-cell office:value-type="string" calcext:value-type="string">
            <text:p><text:s/>5824/10000 [================&gt;.............] - ETA: 0s</text:p>
          </table:table-cell>
          <table:table-cell table:number-columns-repeated="4"/>
          <table:table-cell table:formula="of:=IF(ISNUMBER(SEARCH(&quot;Test&quot;;[.A493]));[.A493];&quot;&quot;)">
            <text:p/>
          </table:table-cell>
        </table:table-row>
        <table:table-row table:style-name="ro1">
          <table:table-cell office:value-type="string" calcext:value-type="string">
            <text:p><text:s/>6400/10000 [==================&gt;...........] - ETA: 0s</text:p>
          </table:table-cell>
          <table:table-cell table:number-columns-repeated="4"/>
          <table:table-cell table:formula="of:=IF(ISNUMBER(SEARCH(&quot;Test&quot;;[.A494]));[.A494];&quot;&quot;)">
            <text:p/>
          </table:table-cell>
        </table:table-row>
        <table:table-row table:style-name="ro1">
          <table:table-cell office:value-type="string" calcext:value-type="string">
            <text:p><text:s/>6912/10000 [===================&gt;..........] - ETA: 0s</text:p>
          </table:table-cell>
          <table:table-cell table:number-columns-repeated="4"/>
          <table:table-cell table:formula="of:=IF(ISNUMBER(SEARCH(&quot;Test&quot;;[.A495]));[.A495];&quot;&quot;)">
            <text:p/>
          </table:table-cell>
        </table:table-row>
        <table:table-row table:style-name="ro1">
          <table:table-cell office:value-type="string" calcext:value-type="string">
            <text:p><text:s/>7328/10000 [====================&gt;.........] - ETA: 0s</text:p>
          </table:table-cell>
          <table:table-cell table:number-columns-repeated="4"/>
          <table:table-cell table:formula="of:=IF(ISNUMBER(SEARCH(&quot;Test&quot;;[.A496]));[.A496];&quot;&quot;)">
            <text:p/>
          </table:table-cell>
        </table:table-row>
        <table:table-row table:style-name="ro1">
          <table:table-cell office:value-type="string" calcext:value-type="string">
            <text:p><text:s/>7808/10000 [======================&gt;.......] - ETA: 0s</text:p>
          </table:table-cell>
          <table:table-cell table:number-columns-repeated="4"/>
          <table:table-cell table:formula="of:=IF(ISNUMBER(SEARCH(&quot;Test&quot;;[.A497]));[.A497];&quot;&quot;)">
            <text:p/>
          </table:table-cell>
        </table:table-row>
        <table:table-row table:style-name="ro1">
          <table:table-cell office:value-type="string" calcext:value-type="string">
            <text:p><text:s/>8288/10000 [=======================&gt;......] - ETA: 0s</text:p>
          </table:table-cell>
          <table:table-cell table:number-columns-repeated="4"/>
          <table:table-cell table:formula="of:=IF(ISNUMBER(SEARCH(&quot;Test&quot;;[.A498]));[.A498];&quot;&quot;)">
            <text:p/>
          </table:table-cell>
        </table:table-row>
        <table:table-row table:style-name="ro1">
          <table:table-cell office:value-type="string" calcext:value-type="string">
            <text:p><text:s/>8768/10000 [=========================&gt;....] - ETA: 0s</text:p>
          </table:table-cell>
          <table:table-cell table:number-columns-repeated="4"/>
          <table:table-cell table:formula="of:=IF(ISNUMBER(SEARCH(&quot;Test&quot;;[.A499]));[.A499];&quot;&quot;)">
            <text:p/>
          </table:table-cell>
        </table:table-row>
        <table:table-row table:style-name="ro1">
          <table:table-cell office:value-type="string" calcext:value-type="string">
            <text:p><text:s/>9248/10000 [==========================&gt;...] - ETA: 0s</text:p>
          </table:table-cell>
          <table:table-cell table:number-columns-repeated="4"/>
          <table:table-cell table:formula="of:=IF(ISNUMBER(SEARCH(&quot;Test&quot;;[.A500]));[.A500];&quot;&quot;)">
            <text:p/>
          </table:table-cell>
        </table:table-row>
        <table:table-row table:style-name="ro1">
          <table:table-cell office:value-type="string" calcext:value-type="string">
            <text:p><text:s/>9728/10000 [============================&gt;.] - ETA: 0s</text:p>
          </table:table-cell>
          <table:table-cell table:number-columns-repeated="4"/>
          <table:table-cell table:formula="of:=IF(ISNUMBER(SEARCH(&quot;Test&quot;;[.A501]));[.A501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04us/step</text:p>
          </table:table-cell>
          <table:table-cell table:number-columns-repeated="4"/>
          <table:table-cell table:formula="of:=IF(ISNUMBER(SEARCH(&quot;Test&quot;;[.A502]));[.A502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3, 3): <text:s/>1.7292348400115967</text:p>
          </table:table-cell>
          <table:table-cell table:number-columns-repeated="4"/>
          <table:table-cell table:formula="of:=IF(ISNUMBER(SEARCH(&quot;Test&quot;;[.A503]));[.A503];&quot;&quot;)" office:value-type="string" office:string-value="Test loss kernel: (7, 7) stride: (3, 3):  1.7292348400115967" calcext:value-type="string">
            <text:p>Test loss kernel: (7, 7) stride: (3, 3): <text:s/>1.7292348400115967</text:p>
          </table:table-cell>
        </table:table-row>
        <table:table-row table:style-name="ro1">
          <table:table-cell office:value-type="string" calcext:value-type="string">
            <text:p>Test accuracy kernel: (7, 7) stride: (3, 3): <text:s/>0.6017</text:p>
          </table:table-cell>
          <table:table-cell table:number-columns-repeated="4"/>
          <table:table-cell table:formula="of:=IF(ISNUMBER(SEARCH(&quot;Test&quot;;[.A504]));[.A504];&quot;&quot;)" office:value-type="string" office:string-value="Test accuracy kernel: (7, 7) stride: (3, 3):  0.6017" calcext:value-type="string">
            <text:p>Test accuracy kernel: (7, 7) stride: (3, 3): <text:s/>0.6017</text:p>
          </table:table-cell>
        </table:table-row>
        <table:table-row table:style-name="ro1">
          <table:table-cell table:number-columns-repeated="5"/>
          <table:table-cell table:formula="of:=IF(ISNUMBER(SEARCH(&quot;Test&quot;;[.A505]));[.A505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2s</text:p>
          </table:table-cell>
          <table:table-cell table:number-columns-repeated="4"/>
          <table:table-cell table:formula="of:=IF(ISNUMBER(SEARCH(&quot;Test&quot;;[.A506]));[.A506];&quot;&quot;)">
            <text:p/>
          </table:table-cell>
        </table:table-row>
        <table:table-row table:style-name="ro1">
          <table:table-cell office:value-type="string" calcext:value-type="string">
            <text:p><text:s text:c="2"/>512/10000 [&gt;.............................] - ETA: 1s</text:p>
          </table:table-cell>
          <table:table-cell table:number-columns-repeated="4"/>
          <table:table-cell table:formula="of:=IF(ISNUMBER(SEARCH(&quot;Test&quot;;[.A507]));[.A507];&quot;&quot;)">
            <text:p/>
          </table:table-cell>
        </table:table-row>
        <table:table-row table:style-name="ro1">
          <table:table-cell office:value-type="string" calcext:value-type="string">
            <text:p><text:s text:c="2"/>960/10000 [=&gt;............................] - ETA: 1s</text:p>
          </table:table-cell>
          <table:table-cell table:number-columns-repeated="4"/>
          <table:table-cell table:formula="of:=IF(ISNUMBER(SEARCH(&quot;Test&quot;;[.A508]));[.A508];&quot;&quot;)">
            <text:p/>
          </table:table-cell>
        </table:table-row>
        <table:table-row table:style-name="ro1">
          <table:table-cell office:value-type="string" calcext:value-type="string">
            <text:p><text:s/>1600/10000 [===&gt;..........................] - ETA: 0s</text:p>
          </table:table-cell>
          <table:table-cell table:number-columns-repeated="4"/>
          <table:table-cell table:formula="of:=IF(ISNUMBER(SEARCH(&quot;Test&quot;;[.A509]));[.A509];&quot;&quot;)">
            <text:p/>
          </table:table-cell>
        </table:table-row>
        <table:table-row table:style-name="ro1">
          <table:table-cell office:value-type="string" calcext:value-type="string">
            <text:p><text:s/>2304/10000 [=====&gt;........................] - ETA: 0s</text:p>
          </table:table-cell>
          <table:table-cell table:number-columns-repeated="4"/>
          <table:table-cell table:formula="of:=IF(ISNUMBER(SEARCH(&quot;Test&quot;;[.A510]));[.A510];&quot;&quot;)">
            <text:p/>
          </table:table-cell>
        </table:table-row>
        <table:table-row table:style-name="ro1">
          <table:table-cell office:value-type="string" calcext:value-type="string">
            <text:p><text:s/>2944/10000 [=======&gt;......................] - ETA: 0s</text:p>
          </table:table-cell>
          <table:table-cell table:number-columns-repeated="4"/>
          <table:table-cell table:formula="of:=IF(ISNUMBER(SEARCH(&quot;Test&quot;;[.A511]));[.A511];&quot;&quot;)">
            <text:p/>
          </table:table-cell>
        </table:table-row>
        <table:table-row table:style-name="ro1">
          <table:table-cell office:value-type="string" calcext:value-type="string">
            <text:p><text:s/>3552/10000 [=========&gt;....................] - ETA: 0s</text:p>
          </table:table-cell>
          <table:table-cell table:number-columns-repeated="4"/>
          <table:table-cell table:formula="of:=IF(ISNUMBER(SEARCH(&quot;Test&quot;;[.A512]));[.A512];&quot;&quot;)">
            <text:p/>
          </table:table-cell>
        </table:table-row>
        <table:table-row table:style-name="ro1">
          <table:table-cell office:value-type="string" calcext:value-type="string">
            <text:p><text:s/>3968/10000 [==========&gt;...................] - ETA: 0s</text:p>
          </table:table-cell>
          <table:table-cell table:number-columns-repeated="4"/>
          <table:table-cell table:formula="of:=IF(ISNUMBER(SEARCH(&quot;Test&quot;;[.A513]));[.A513];&quot;&quot;)">
            <text:p/>
          </table:table-cell>
        </table:table-row>
        <table:table-row table:style-name="ro1">
          <table:table-cell office:value-type="string" calcext:value-type="string">
            <text:p><text:s/>4256/10000 [===========&gt;..................] - ETA: 0s</text:p>
          </table:table-cell>
          <table:table-cell table:number-columns-repeated="4"/>
          <table:table-cell table:formula="of:=IF(ISNUMBER(SEARCH(&quot;Test&quot;;[.A514]));[.A514];&quot;&quot;)">
            <text:p/>
          </table:table-cell>
        </table:table-row>
        <table:table-row table:style-name="ro1">
          <table:table-cell office:value-type="string" calcext:value-type="string">
            <text:p><text:s/>4544/10000 [============&gt;.................] - ETA: 0s</text:p>
          </table:table-cell>
          <table:table-cell table:number-columns-repeated="4"/>
          <table:table-cell table:formula="of:=IF(ISNUMBER(SEARCH(&quot;Test&quot;;[.A515]));[.A515];&quot;&quot;)">
            <text:p/>
          </table:table-cell>
        </table:table-row>
        <table:table-row table:style-name="ro1">
          <table:table-cell office:value-type="string" calcext:value-type="string">
            <text:p><text:s/>5024/10000 [==============&gt;...............] - ETA: 0s</text:p>
          </table:table-cell>
          <table:table-cell table:number-columns-repeated="4"/>
          <table:table-cell table:formula="of:=IF(ISNUMBER(SEARCH(&quot;Test&quot;;[.A516]));[.A516];&quot;&quot;)">
            <text:p/>
          </table:table-cell>
        </table:table-row>
        <table:table-row table:style-name="ro1">
          <table:table-cell office:value-type="string" calcext:value-type="string">
            <text:p><text:s/>5632/10000 [===============&gt;..............] - ETA: 0s</text:p>
          </table:table-cell>
          <table:table-cell table:number-columns-repeated="4"/>
          <table:table-cell table:formula="of:=IF(ISNUMBER(SEARCH(&quot;Test&quot;;[.A517]));[.A517];&quot;&quot;)">
            <text:p/>
          </table:table-cell>
        </table:table-row>
        <table:table-row table:style-name="ro1">
          <table:table-cell office:value-type="string" calcext:value-type="string">
            <text:p><text:s/>6240/10000 [=================&gt;............] - ETA: 0s</text:p>
          </table:table-cell>
          <table:table-cell table:number-columns-repeated="4"/>
          <table:table-cell table:formula="of:=IF(ISNUMBER(SEARCH(&quot;Test&quot;;[.A518]));[.A518];&quot;&quot;)">
            <text:p/>
          </table:table-cell>
        </table:table-row>
        <table:table-row table:style-name="ro1">
          <table:table-cell office:value-type="string" calcext:value-type="string">
            <text:p><text:s/>6720/10000 [===================&gt;..........] - ETA: 0s</text:p>
          </table:table-cell>
          <table:table-cell table:number-columns-repeated="4"/>
          <table:table-cell table:formula="of:=IF(ISNUMBER(SEARCH(&quot;Test&quot;;[.A519]));[.A519];&quot;&quot;)">
            <text:p/>
          </table:table-cell>
        </table:table-row>
        <table:table-row table:style-name="ro1">
          <table:table-cell office:value-type="string" calcext:value-type="string">
            <text:p><text:s/>7168/10000 [====================&gt;.........] - ETA: 0s</text:p>
          </table:table-cell>
          <table:table-cell table:number-columns-repeated="4"/>
          <table:table-cell table:formula="of:=IF(ISNUMBER(SEARCH(&quot;Test&quot;;[.A520]));[.A520];&quot;&quot;)">
            <text:p/>
          </table:table-cell>
        </table:table-row>
        <table:table-row table:style-name="ro1">
          <table:table-cell office:value-type="string" calcext:value-type="string">
            <text:p><text:s/>7712/10000 [======================&gt;.......] - ETA: 0s</text:p>
          </table:table-cell>
          <table:table-cell table:number-columns-repeated="4"/>
          <table:table-cell table:formula="of:=IF(ISNUMBER(SEARCH(&quot;Test&quot;;[.A521]));[.A521];&quot;&quot;)">
            <text:p/>
          </table:table-cell>
        </table:table-row>
        <table:table-row table:style-name="ro1">
          <table:table-cell office:value-type="string" calcext:value-type="string">
            <text:p><text:s/>8128/10000 [=======================&gt;......] - ETA: 0s</text:p>
          </table:table-cell>
          <table:table-cell table:number-columns-repeated="4"/>
          <table:table-cell table:formula="of:=IF(ISNUMBER(SEARCH(&quot;Test&quot;;[.A522]));[.A522];&quot;&quot;)">
            <text:p/>
          </table:table-cell>
        </table:table-row>
        <table:table-row table:style-name="ro1">
          <table:table-cell office:value-type="string" calcext:value-type="string">
            <text:p><text:s/>8640/10000 [========================&gt;.....] - ETA: 0s</text:p>
          </table:table-cell>
          <table:table-cell table:number-columns-repeated="4"/>
          <table:table-cell table:formula="of:=IF(ISNUMBER(SEARCH(&quot;Test&quot;;[.A523]));[.A523];&quot;&quot;)">
            <text:p/>
          </table:table-cell>
        </table:table-row>
        <table:table-row table:style-name="ro1">
          <table:table-cell office:value-type="string" calcext:value-type="string">
            <text:p><text:s/>9056/10000 [==========================&gt;...] - ETA: 0s</text:p>
          </table:table-cell>
          <table:table-cell table:number-columns-repeated="4"/>
          <table:table-cell table:formula="of:=IF(ISNUMBER(SEARCH(&quot;Test&quot;;[.A524]));[.A524];&quot;&quot;)">
            <text:p/>
          </table:table-cell>
        </table:table-row>
        <table:table-row table:style-name="ro1">
          <table:table-cell office:value-type="string" calcext:value-type="string">
            <text:p><text:s/>9440/10000 [===========================&gt;..] - ETA: 0s</text:p>
          </table:table-cell>
          <table:table-cell table:number-columns-repeated="4"/>
          <table:table-cell table:formula="of:=IF(ISNUMBER(SEARCH(&quot;Test&quot;;[.A525]));[.A525];&quot;&quot;)">
            <text:p/>
          </table:table-cell>
        </table:table-row>
        <table:table-row table:style-name="ro1">
          <table:table-cell office:value-type="string" calcext:value-type="string">
            <text:p><text:s/>9792/10000 [============================&gt;.] - ETA: 0s</text:p>
          </table:table-cell>
          <table:table-cell table:number-columns-repeated="4"/>
          <table:table-cell table:formula="of:=IF(ISNUMBER(SEARCH(&quot;Test&quot;;[.A526]));[.A526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07us/step</text:p>
          </table:table-cell>
          <table:table-cell table:number-columns-repeated="4"/>
          <table:table-cell table:formula="of:=IF(ISNUMBER(SEARCH(&quot;Test&quot;;[.A527]));[.A527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3, 3) dropout: <text:s/>1.0002148750305175</text:p>
          </table:table-cell>
          <table:table-cell table:number-columns-repeated="4"/>
          <table:table-cell table:formula="of:=IF(ISNUMBER(SEARCH(&quot;Test&quot;;[.A528]));[.A528];&quot;&quot;)" office:value-type="string" office:string-value="Test loss kernel: (7, 7) stride: (3, 3) dropout:  1.0002148750305175" calcext:value-type="string">
            <text:p>Test loss kernel: (7, 7) stride: (3, 3) dropout: <text:s/>1.0002148750305175</text:p>
          </table:table-cell>
        </table:table-row>
        <table:table-row table:style-name="ro1">
          <table:table-cell office:value-type="string" calcext:value-type="string">
            <text:p>Test accuracy kernel: (7, 7) stride: (3, 3) dropout: <text:s/>0.6505</text:p>
          </table:table-cell>
          <table:table-cell table:number-columns-repeated="4"/>
          <table:table-cell table:formula="of:=IF(ISNUMBER(SEARCH(&quot;Test&quot;;[.A529]));[.A529];&quot;&quot;)" office:value-type="string" office:string-value="Test accuracy kernel: (7, 7) stride: (3, 3) dropout:  0.6505" calcext:value-type="string">
            <text:p>Test accuracy kernel: (7, 7) stride: (3, 3) dropout: <text:s/>0.6505</text:p>
          </table:table-cell>
        </table:table-row>
        <table:table-row table:style-name="ro1">
          <table:table-cell table:number-columns-repeated="5"/>
          <table:table-cell table:formula="of:=IF(ISNUMBER(SEARCH(&quot;Test&quot;;[.A530]));[.A530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531]));[.A531];&quot;&quot;)">
            <text:p/>
          </table:table-cell>
        </table:table-row>
        <table:table-row table:style-name="ro1">
          <table:table-cell office:value-type="string" calcext:value-type="string">
            <text:p><text:s text:c="2"/>480/10000 [&gt;.............................] - ETA: 1s</text:p>
          </table:table-cell>
          <table:table-cell table:number-columns-repeated="4"/>
          <table:table-cell table:formula="of:=IF(ISNUMBER(SEARCH(&quot;Test&quot;;[.A532]));[.A532];&quot;&quot;)">
            <text:p/>
          </table:table-cell>
        </table:table-row>
        <table:table-row table:style-name="ro1">
          <table:table-cell office:value-type="string" calcext:value-type="string">
            <text:p><text:s text:c="2"/>896/10000 [=&gt;............................] - ETA: 1s</text:p>
          </table:table-cell>
          <table:table-cell table:number-columns-repeated="4"/>
          <table:table-cell table:formula="of:=IF(ISNUMBER(SEARCH(&quot;Test&quot;;[.A533]));[.A533];&quot;&quot;)">
            <text:p/>
          </table:table-cell>
        </table:table-row>
        <table:table-row table:style-name="ro1">
          <table:table-cell office:value-type="string" calcext:value-type="string">
            <text:p><text:s/>1536/10000 [===&gt;..........................] - ETA: 0s</text:p>
          </table:table-cell>
          <table:table-cell table:number-columns-repeated="4"/>
          <table:table-cell table:formula="of:=IF(ISNUMBER(SEARCH(&quot;Test&quot;;[.A534]));[.A534];&quot;&quot;)">
            <text:p/>
          </table:table-cell>
        </table:table-row>
        <table:table-row table:style-name="ro1">
          <table:table-cell office:value-type="string" calcext:value-type="string">
            <text:p><text:s/>2240/10000 [=====&gt;........................] - ETA: 0s</text:p>
          </table:table-cell>
          <table:table-cell table:number-columns-repeated="4"/>
          <table:table-cell table:formula="of:=IF(ISNUMBER(SEARCH(&quot;Test&quot;;[.A535]));[.A535];&quot;&quot;)">
            <text:p/>
          </table:table-cell>
        </table:table-row>
        <table:table-row table:style-name="ro1">
          <table:table-cell office:value-type="string" calcext:value-type="string">
            <text:p><text:s/>2912/10000 [=======&gt;......................] - ETA: 0s</text:p>
          </table:table-cell>
          <table:table-cell table:number-columns-repeated="4"/>
          <table:table-cell table:formula="of:=IF(ISNUMBER(SEARCH(&quot;Test&quot;;[.A536]));[.A536];&quot;&quot;)">
            <text:p/>
          </table:table-cell>
        </table:table-row>
        <table:table-row table:style-name="ro1">
          <table:table-cell office:value-type="string" calcext:value-type="string">
            <text:p><text:s/>3520/10000 [=========&gt;....................] - ETA: 0s</text:p>
          </table:table-cell>
          <table:table-cell table:number-columns-repeated="4"/>
          <table:table-cell table:formula="of:=IF(ISNUMBER(SEARCH(&quot;Test&quot;;[.A537]));[.A537];&quot;&quot;)">
            <text:p/>
          </table:table-cell>
        </table:table-row>
        <table:table-row table:style-name="ro1">
          <table:table-cell office:value-type="string" calcext:value-type="string">
            <text:p><text:s/>3904/10000 [==========&gt;...................] - ETA: 0s</text:p>
          </table:table-cell>
          <table:table-cell table:number-columns-repeated="4"/>
          <table:table-cell table:formula="of:=IF(ISNUMBER(SEARCH(&quot;Test&quot;;[.A538]));[.A538];&quot;&quot;)">
            <text:p/>
          </table:table-cell>
        </table:table-row>
        <table:table-row table:style-name="ro1">
          <table:table-cell office:value-type="string" calcext:value-type="string">
            <text:p><text:s/>4288/10000 [===========&gt;..................] - ETA: 0s</text:p>
          </table:table-cell>
          <table:table-cell table:number-columns-repeated="4"/>
          <table:table-cell table:formula="of:=IF(ISNUMBER(SEARCH(&quot;Test&quot;;[.A539]));[.A539];&quot;&quot;)">
            <text:p/>
          </table:table-cell>
        </table:table-row>
        <table:table-row table:style-name="ro1">
          <table:table-cell office:value-type="string" calcext:value-type="string">
            <text:p><text:s/>4608/10000 [============&gt;.................] - ETA: 0s</text:p>
          </table:table-cell>
          <table:table-cell table:number-columns-repeated="4"/>
          <table:table-cell table:formula="of:=IF(ISNUMBER(SEARCH(&quot;Test&quot;;[.A540]));[.A540];&quot;&quot;)">
            <text:p/>
          </table:table-cell>
        </table:table-row>
        <table:table-row table:style-name="ro1">
          <table:table-cell office:value-type="string" calcext:value-type="string">
            <text:p><text:s/>5184/10000 [==============&gt;...............] - ETA: 0s</text:p>
          </table:table-cell>
          <table:table-cell table:number-columns-repeated="4"/>
          <table:table-cell table:formula="of:=IF(ISNUMBER(SEARCH(&quot;Test&quot;;[.A541]));[.A541];&quot;&quot;)">
            <text:p/>
          </table:table-cell>
        </table:table-row>
        <table:table-row table:style-name="ro1">
          <table:table-cell office:value-type="string" calcext:value-type="string">
            <text:p><text:s/>5824/10000 [================&gt;.............] - ETA: 0s</text:p>
          </table:table-cell>
          <table:table-cell table:number-columns-repeated="4"/>
          <table:table-cell table:formula="of:=IF(ISNUMBER(SEARCH(&quot;Test&quot;;[.A542]));[.A542];&quot;&quot;)">
            <text:p/>
          </table:table-cell>
        </table:table-row>
        <table:table-row table:style-name="ro1">
          <table:table-cell office:value-type="string" calcext:value-type="string">
            <text:p><text:s/>6464/10000 [==================&gt;...........] - ETA: 0s</text:p>
          </table:table-cell>
          <table:table-cell table:number-columns-repeated="4"/>
          <table:table-cell table:formula="of:=IF(ISNUMBER(SEARCH(&quot;Test&quot;;[.A543]));[.A543];&quot;&quot;)">
            <text:p/>
          </table:table-cell>
        </table:table-row>
        <table:table-row table:style-name="ro1">
          <table:table-cell office:value-type="string" calcext:value-type="string">
            <text:p><text:s/>6912/10000 [===================&gt;..........] - ETA: 0s</text:p>
          </table:table-cell>
          <table:table-cell table:number-columns-repeated="4"/>
          <table:table-cell table:formula="of:=IF(ISNUMBER(SEARCH(&quot;Test&quot;;[.A544]));[.A544];&quot;&quot;)">
            <text:p/>
          </table:table-cell>
        </table:table-row>
        <table:table-row table:style-name="ro1">
          <table:table-cell office:value-type="string" calcext:value-type="string">
            <text:p><text:s/>7424/10000 [=====================&gt;........] - ETA: 0s</text:p>
          </table:table-cell>
          <table:table-cell table:number-columns-repeated="4"/>
          <table:table-cell table:formula="of:=IF(ISNUMBER(SEARCH(&quot;Test&quot;;[.A545]));[.A545];&quot;&quot;)">
            <text:p/>
          </table:table-cell>
        </table:table-row>
        <table:table-row table:style-name="ro1">
          <table:table-cell office:value-type="string" calcext:value-type="string">
            <text:p><text:s/>7936/10000 [======================&gt;.......] - ETA: 0s</text:p>
          </table:table-cell>
          <table:table-cell table:number-columns-repeated="4"/>
          <table:table-cell table:formula="of:=IF(ISNUMBER(SEARCH(&quot;Test&quot;;[.A546]));[.A546];&quot;&quot;)">
            <text:p/>
          </table:table-cell>
        </table:table-row>
        <table:table-row table:style-name="ro1">
          <table:table-cell office:value-type="string" calcext:value-type="string">
            <text:p><text:s/>8416/10000 [========================&gt;.....] - ETA: 0s</text:p>
          </table:table-cell>
          <table:table-cell table:number-columns-repeated="4"/>
          <table:table-cell table:formula="of:=IF(ISNUMBER(SEARCH(&quot;Test&quot;;[.A547]));[.A547];&quot;&quot;)">
            <text:p/>
          </table:table-cell>
        </table:table-row>
        <table:table-row table:style-name="ro1">
          <table:table-cell office:value-type="string" calcext:value-type="string">
            <text:p><text:s/>8928/10000 [=========================&gt;....] - ETA: 0s</text:p>
          </table:table-cell>
          <table:table-cell table:number-columns-repeated="4"/>
          <table:table-cell table:formula="of:=IF(ISNUMBER(SEARCH(&quot;Test&quot;;[.A548]));[.A548];&quot;&quot;)">
            <text:p/>
          </table:table-cell>
        </table:table-row>
        <table:table-row table:style-name="ro1">
          <table:table-cell office:value-type="string" calcext:value-type="string">
            <text:p><text:s/>9440/10000 [===========================&gt;..] - ETA: 0s</text:p>
          </table:table-cell>
          <table:table-cell table:number-columns-repeated="4"/>
          <table:table-cell table:formula="of:=IF(ISNUMBER(SEARCH(&quot;Test&quot;;[.A549]));[.A549];&quot;&quot;)">
            <text:p/>
          </table:table-cell>
        </table:table-row>
        <table:table-row table:style-name="ro1">
          <table:table-cell office:value-type="string" calcext:value-type="string">
            <text:p><text:s/>9824/10000 [============================&gt;.] - ETA: 0s</text:p>
          </table:table-cell>
          <table:table-cell table:number-columns-repeated="4"/>
          <table:table-cell table:formula="of:=IF(ISNUMBER(SEARCH(&quot;Test&quot;;[.A550]));[.A550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02us/step</text:p>
          </table:table-cell>
          <table:table-cell table:number-columns-repeated="4"/>
          <table:table-cell table:formula="of:=IF(ISNUMBER(SEARCH(&quot;Test&quot;;[.A551]));[.A551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4, 4): <text:s/>1.155897332572937</text:p>
          </table:table-cell>
          <table:table-cell table:number-columns-repeated="4"/>
          <table:table-cell table:formula="of:=IF(ISNUMBER(SEARCH(&quot;Test&quot;;[.A552]));[.A552];&quot;&quot;)" office:value-type="string" office:string-value="Test loss kernel: (7, 7) stride: (4, 4):  1.155897332572937" calcext:value-type="string">
            <text:p>Test loss kernel: (7, 7) stride: (4, 4): <text:s/>1.155897332572937</text:p>
          </table:table-cell>
        </table:table-row>
        <table:table-row table:style-name="ro1">
          <table:table-cell office:value-type="string" calcext:value-type="string">
            <text:p>Test accuracy kernel: (7, 7) stride: (4, 4): <text:s/>0.6078</text:p>
          </table:table-cell>
          <table:table-cell table:number-columns-repeated="4"/>
          <table:table-cell table:formula="of:=IF(ISNUMBER(SEARCH(&quot;Test&quot;;[.A553]));[.A553];&quot;&quot;)" office:value-type="string" office:string-value="Test accuracy kernel: (7, 7) stride: (4, 4):  0.6078" calcext:value-type="string">
            <text:p>Test accuracy kernel: (7, 7) stride: (4, 4): <text:s/>0.6078</text:p>
          </table:table-cell>
        </table:table-row>
        <table:table-row table:style-name="ro1">
          <table:table-cell table:number-columns-repeated="5"/>
          <table:table-cell table:formula="of:=IF(ISNUMBER(SEARCH(&quot;Test&quot;;[.A554]));[.A554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0s</text:p>
          </table:table-cell>
          <table:table-cell table:number-columns-repeated="4"/>
          <table:table-cell table:formula="of:=IF(ISNUMBER(SEARCH(&quot;Test&quot;;[.A555]));[.A555];&quot;&quot;)">
            <text:p/>
          </table:table-cell>
        </table:table-row>
        <table:table-row table:style-name="ro1">
          <table:table-cell office:value-type="string" calcext:value-type="string">
            <text:p><text:s text:c="2"/>512/10000 [&gt;.............................] - ETA: 1s</text:p>
          </table:table-cell>
          <table:table-cell table:number-columns-repeated="4"/>
          <table:table-cell table:formula="of:=IF(ISNUMBER(SEARCH(&quot;Test&quot;;[.A556]));[.A556];&quot;&quot;)">
            <text:p/>
          </table:table-cell>
        </table:table-row>
        <table:table-row table:style-name="ro1">
          <table:table-cell office:value-type="string" calcext:value-type="string">
            <text:p><text:s text:c="2"/>960/10000 [=&gt;............................] - ETA: 1s</text:p>
          </table:table-cell>
          <table:table-cell table:number-columns-repeated="4"/>
          <table:table-cell table:formula="of:=IF(ISNUMBER(SEARCH(&quot;Test&quot;;[.A557]));[.A557];&quot;&quot;)">
            <text:p/>
          </table:table-cell>
        </table:table-row>
        <table:table-row table:style-name="ro1">
          <table:table-cell office:value-type="string" calcext:value-type="string">
            <text:p><text:s/>1568/10000 [===&gt;..........................] - ETA: 0s</text:p>
          </table:table-cell>
          <table:table-cell table:number-columns-repeated="4"/>
          <table:table-cell table:formula="of:=IF(ISNUMBER(SEARCH(&quot;Test&quot;;[.A558]));[.A558];&quot;&quot;)">
            <text:p/>
          </table:table-cell>
        </table:table-row>
        <table:table-row table:style-name="ro1">
          <table:table-cell office:value-type="string" calcext:value-type="string">
            <text:p><text:s/>2240/10000 [=====&gt;........................] - ETA: 0s</text:p>
          </table:table-cell>
          <table:table-cell table:number-columns-repeated="4"/>
          <table:table-cell table:formula="of:=IF(ISNUMBER(SEARCH(&quot;Test&quot;;[.A559]));[.A559];&quot;&quot;)">
            <text:p/>
          </table:table-cell>
        </table:table-row>
        <table:table-row table:style-name="ro1">
          <table:table-cell office:value-type="string" calcext:value-type="string">
            <text:p><text:s/>2880/10000 [=======&gt;......................] - ETA: 0s</text:p>
          </table:table-cell>
          <table:table-cell table:number-columns-repeated="4"/>
          <table:table-cell table:formula="of:=IF(ISNUMBER(SEARCH(&quot;Test&quot;;[.A560]));[.A560];&quot;&quot;)">
            <text:p/>
          </table:table-cell>
        </table:table-row>
        <table:table-row table:style-name="ro1">
          <table:table-cell office:value-type="string" calcext:value-type="string">
            <text:p><text:s/>3488/10000 [=========&gt;....................] - ETA: 0s</text:p>
          </table:table-cell>
          <table:table-cell table:number-columns-repeated="4"/>
          <table:table-cell table:formula="of:=IF(ISNUMBER(SEARCH(&quot;Test&quot;;[.A561]));[.A561];&quot;&quot;)">
            <text:p/>
          </table:table-cell>
        </table:table-row>
        <table:table-row table:style-name="ro1">
          <table:table-cell office:value-type="string" calcext:value-type="string">
            <text:p><text:s/>3840/10000 [==========&gt;...................] - ETA: 0s</text:p>
          </table:table-cell>
          <table:table-cell table:number-columns-repeated="4"/>
          <table:table-cell table:formula="of:=IF(ISNUMBER(SEARCH(&quot;Test&quot;;[.A562]));[.A562];&quot;&quot;)">
            <text:p/>
          </table:table-cell>
        </table:table-row>
        <table:table-row table:style-name="ro1">
          <table:table-cell office:value-type="string" calcext:value-type="string">
            <text:p><text:s/>4192/10000 [===========&gt;..................] - ETA: 0s</text:p>
          </table:table-cell>
          <table:table-cell table:number-columns-repeated="4"/>
          <table:table-cell table:formula="of:=IF(ISNUMBER(SEARCH(&quot;Test&quot;;[.A563]));[.A563];&quot;&quot;)">
            <text:p/>
          </table:table-cell>
        </table:table-row>
        <table:table-row table:style-name="ro1">
          <table:table-cell office:value-type="string" calcext:value-type="string">
            <text:p><text:s/>4416/10000 [============&gt;.................] - ETA: 0s</text:p>
          </table:table-cell>
          <table:table-cell table:number-columns-repeated="4"/>
          <table:table-cell table:formula="of:=IF(ISNUMBER(SEARCH(&quot;Test&quot;;[.A564]));[.A564];&quot;&quot;)">
            <text:p/>
          </table:table-cell>
        </table:table-row>
        <table:table-row table:style-name="ro1">
          <table:table-cell office:value-type="string" calcext:value-type="string">
            <text:p><text:s/>4928/10000 [=============&gt;................] - ETA: 0s</text:p>
          </table:table-cell>
          <table:table-cell table:number-columns-repeated="4"/>
          <table:table-cell table:formula="of:=IF(ISNUMBER(SEARCH(&quot;Test&quot;;[.A565]));[.A565];&quot;&quot;)">
            <text:p/>
          </table:table-cell>
        </table:table-row>
        <table:table-row table:style-name="ro1">
          <table:table-cell office:value-type="string" calcext:value-type="string">
            <text:p><text:s/>5600/10000 [===============&gt;..............] - ETA: 0s</text:p>
          </table:table-cell>
          <table:table-cell table:number-columns-repeated="4"/>
          <table:table-cell table:formula="of:=IF(ISNUMBER(SEARCH(&quot;Test&quot;;[.A566]));[.A566];&quot;&quot;)">
            <text:p/>
          </table:table-cell>
        </table:table-row>
        <table:table-row table:style-name="ro1">
          <table:table-cell office:value-type="string" calcext:value-type="string">
            <text:p><text:s/>6176/10000 [=================&gt;............] - ETA: 0s</text:p>
          </table:table-cell>
          <table:table-cell table:number-columns-repeated="4"/>
          <table:table-cell table:formula="of:=IF(ISNUMBER(SEARCH(&quot;Test&quot;;[.A567]));[.A567];&quot;&quot;)">
            <text:p/>
          </table:table-cell>
        </table:table-row>
        <table:table-row table:style-name="ro1">
          <table:table-cell office:value-type="string" calcext:value-type="string">
            <text:p><text:s/>6560/10000 [==================&gt;...........] - ETA: 0s</text:p>
          </table:table-cell>
          <table:table-cell table:number-columns-repeated="4"/>
          <table:table-cell table:formula="of:=IF(ISNUMBER(SEARCH(&quot;Test&quot;;[.A568]));[.A568];&quot;&quot;)">
            <text:p/>
          </table:table-cell>
        </table:table-row>
        <table:table-row table:style-name="ro1">
          <table:table-cell office:value-type="string" calcext:value-type="string">
            <text:p><text:s/>7008/10000 [====================&gt;.........] - ETA: 0s</text:p>
          </table:table-cell>
          <table:table-cell table:number-columns-repeated="4"/>
          <table:table-cell table:formula="of:=IF(ISNUMBER(SEARCH(&quot;Test&quot;;[.A569]));[.A569];&quot;&quot;)">
            <text:p/>
          </table:table-cell>
        </table:table-row>
        <table:table-row table:style-name="ro1">
          <table:table-cell office:value-type="string" calcext:value-type="string">
            <text:p><text:s/>7456/10000 [=====================&gt;........] - ETA: 0s</text:p>
          </table:table-cell>
          <table:table-cell table:number-columns-repeated="4"/>
          <table:table-cell table:formula="of:=IF(ISNUMBER(SEARCH(&quot;Test&quot;;[.A570]));[.A570];&quot;&quot;)">
            <text:p/>
          </table:table-cell>
        </table:table-row>
        <table:table-row table:style-name="ro1">
          <table:table-cell office:value-type="string" calcext:value-type="string">
            <text:p><text:s/>7936/10000 [======================&gt;.......] - ETA: 0s</text:p>
          </table:table-cell>
          <table:table-cell table:number-columns-repeated="4"/>
          <table:table-cell table:formula="of:=IF(ISNUMBER(SEARCH(&quot;Test&quot;;[.A571]));[.A571];&quot;&quot;)">
            <text:p/>
          </table:table-cell>
        </table:table-row>
        <table:table-row table:style-name="ro1">
          <table:table-cell office:value-type="string" calcext:value-type="string">
            <text:p><text:s/>8288/10000 [=======================&gt;......] - ETA: 0s</text:p>
          </table:table-cell>
          <table:table-cell table:number-columns-repeated="4"/>
          <table:table-cell table:formula="of:=IF(ISNUMBER(SEARCH(&quot;Test&quot;;[.A572]));[.A572];&quot;&quot;)">
            <text:p/>
          </table:table-cell>
        </table:table-row>
        <table:table-row table:style-name="ro1">
          <table:table-cell office:value-type="string" calcext:value-type="string">
            <text:p><text:s/>8768/10000 [=========================&gt;....] - ETA: 0s</text:p>
          </table:table-cell>
          <table:table-cell table:number-columns-repeated="4"/>
          <table:table-cell table:formula="of:=IF(ISNUMBER(SEARCH(&quot;Test&quot;;[.A573]));[.A573];&quot;&quot;)">
            <text:p/>
          </table:table-cell>
        </table:table-row>
        <table:table-row table:style-name="ro1">
          <table:table-cell office:value-type="string" calcext:value-type="string">
            <text:p><text:s/>9184/10000 [==========================&gt;...] - ETA: 0s</text:p>
          </table:table-cell>
          <table:table-cell table:number-columns-repeated="4"/>
          <table:table-cell table:formula="of:=IF(ISNUMBER(SEARCH(&quot;Test&quot;;[.A574]));[.A574];&quot;&quot;)">
            <text:p/>
          </table:table-cell>
        </table:table-row>
        <table:table-row table:style-name="ro1">
          <table:table-cell office:value-type="string" calcext:value-type="string">
            <text:p><text:s/>9440/10000 [===========================&gt;..] - ETA: 0s</text:p>
          </table:table-cell>
          <table:table-cell table:number-columns-repeated="4"/>
          <table:table-cell table:formula="of:=IF(ISNUMBER(SEARCH(&quot;Test&quot;;[.A575]));[.A575];&quot;&quot;)">
            <text:p/>
          </table:table-cell>
        </table:table-row>
        <table:table-row table:style-name="ro1">
          <table:table-cell office:value-type="string" calcext:value-type="string">
            <text:p><text:s/>9792/10000 [============================&gt;.] - ETA: 0s</text:p>
          </table:table-cell>
          <table:table-cell table:number-columns-repeated="4"/>
          <table:table-cell table:formula="of:=IF(ISNUMBER(SEARCH(&quot;Test&quot;;[.A576]));[.A576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14us/step</text:p>
          </table:table-cell>
          <table:table-cell table:number-columns-repeated="4"/>
          <table:table-cell table:formula="of:=IF(ISNUMBER(SEARCH(&quot;Test&quot;;[.A577]));[.A577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4, 4) dropout: <text:s/>1.0872939641952515</text:p>
          </table:table-cell>
          <table:table-cell table:number-columns-repeated="4"/>
          <table:table-cell table:formula="of:=IF(ISNUMBER(SEARCH(&quot;Test&quot;;[.A578]));[.A578];&quot;&quot;)" office:value-type="string" office:string-value="Test loss kernel: (7, 7) stride: (4, 4) dropout:  1.0872939641952515" calcext:value-type="string">
            <text:p>Test loss kernel: (7, 7) stride: (4, 4) dropout: <text:s/>1.0872939641952515</text:p>
          </table:table-cell>
        </table:table-row>
        <table:table-row table:style-name="ro1">
          <table:table-cell office:value-type="string" calcext:value-type="string">
            <text:p>Test accuracy kernel: (7, 7) stride: (4, 4) dropout: <text:s/>0.614</text:p>
          </table:table-cell>
          <table:table-cell table:number-columns-repeated="4"/>
          <table:table-cell table:formula="of:=IF(ISNUMBER(SEARCH(&quot;Test&quot;;[.A579]));[.A579];&quot;&quot;)" office:value-type="string" office:string-value="Test accuracy kernel: (7, 7) stride: (4, 4) dropout:  0.614" calcext:value-type="string">
            <text:p>Test accuracy kernel: (7, 7) stride: (4, 4) dropout: <text:s/>0.614</text:p>
          </table:table-cell>
        </table:table-row>
        <table:table-row table:style-name="ro1">
          <table:table-cell table:number-columns-repeated="5"/>
          <table:table-cell table:formula="of:=IF(ISNUMBER(SEARCH(&quot;Test&quot;;[.A580]));[.A580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581]));[.A581];&quot;&quot;)">
            <text:p/>
          </table:table-cell>
        </table:table-row>
        <table:table-row table:style-name="ro1">
          <table:table-cell office:value-type="string" calcext:value-type="string">
            <text:p><text:s text:c="2"/>544/10000 [&gt;.............................] - ETA: 0s</text:p>
          </table:table-cell>
          <table:table-cell table:number-columns-repeated="4"/>
          <table:table-cell table:formula="of:=IF(ISNUMBER(SEARCH(&quot;Test&quot;;[.A582]));[.A582];&quot;&quot;)">
            <text:p/>
          </table:table-cell>
        </table:table-row>
        <table:table-row table:style-name="ro1">
          <table:table-cell office:value-type="string" calcext:value-type="string">
            <text:p><text:s text:c="2"/>992/10000 [=&gt;............................] - ETA: 0s</text:p>
          </table:table-cell>
          <table:table-cell table:number-columns-repeated="4"/>
          <table:table-cell table:formula="of:=IF(ISNUMBER(SEARCH(&quot;Test&quot;;[.A583]));[.A583];&quot;&quot;)">
            <text:p/>
          </table:table-cell>
        </table:table-row>
        <table:table-row table:style-name="ro1">
          <table:table-cell office:value-type="string" calcext:value-type="string">
            <text:p><text:s/>1600/10000 [===&gt;..........................] - ETA: 0s</text:p>
          </table:table-cell>
          <table:table-cell table:number-columns-repeated="4"/>
          <table:table-cell table:formula="of:=IF(ISNUMBER(SEARCH(&quot;Test&quot;;[.A584]));[.A584];&quot;&quot;)">
            <text:p/>
          </table:table-cell>
        </table:table-row>
        <table:table-row table:style-name="ro1">
          <table:table-cell office:value-type="string" calcext:value-type="string">
            <text:p><text:s/>2272/10000 [=====&gt;........................] - ETA: 0s</text:p>
          </table:table-cell>
          <table:table-cell table:number-columns-repeated="4"/>
          <table:table-cell table:formula="of:=IF(ISNUMBER(SEARCH(&quot;Test&quot;;[.A585]));[.A585];&quot;&quot;)">
            <text:p/>
          </table:table-cell>
        </table:table-row>
        <table:table-row table:style-name="ro1">
          <table:table-cell office:value-type="string" calcext:value-type="string">
            <text:p><text:s/>2912/10000 [=======&gt;......................] - ETA: 0s</text:p>
          </table:table-cell>
          <table:table-cell table:number-columns-repeated="4"/>
          <table:table-cell table:formula="of:=IF(ISNUMBER(SEARCH(&quot;Test&quot;;[.A586]));[.A586];&quot;&quot;)">
            <text:p/>
          </table:table-cell>
        </table:table-row>
        <table:table-row table:style-name="ro1">
          <table:table-cell office:value-type="string" calcext:value-type="string">
            <text:p><text:s/>3520/10000 [=========&gt;....................] - ETA: 0s</text:p>
          </table:table-cell>
          <table:table-cell table:number-columns-repeated="4"/>
          <table:table-cell table:formula="of:=IF(ISNUMBER(SEARCH(&quot;Test&quot;;[.A587]));[.A587];&quot;&quot;)">
            <text:p/>
          </table:table-cell>
        </table:table-row>
        <table:table-row table:style-name="ro1">
          <table:table-cell office:value-type="string" calcext:value-type="string">
            <text:p><text:s/>3936/10000 [==========&gt;...................] - ETA: 0s</text:p>
          </table:table-cell>
          <table:table-cell table:number-columns-repeated="4"/>
          <table:table-cell table:formula="of:=IF(ISNUMBER(SEARCH(&quot;Test&quot;;[.A588]));[.A588];&quot;&quot;)">
            <text:p/>
          </table:table-cell>
        </table:table-row>
        <table:table-row table:style-name="ro1">
          <table:table-cell office:value-type="string" calcext:value-type="string">
            <text:p><text:s/>4288/10000 [===========&gt;..................] - ETA: 0s</text:p>
          </table:table-cell>
          <table:table-cell table:number-columns-repeated="4"/>
          <table:table-cell table:formula="of:=IF(ISNUMBER(SEARCH(&quot;Test&quot;;[.A589]));[.A589];&quot;&quot;)">
            <text:p/>
          </table:table-cell>
        </table:table-row>
        <table:table-row table:style-name="ro1">
          <table:table-cell office:value-type="string" calcext:value-type="string">
            <text:p><text:s/>4576/10000 [============&gt;.................] - ETA: 0s</text:p>
          </table:table-cell>
          <table:table-cell table:number-columns-repeated="4"/>
          <table:table-cell table:formula="of:=IF(ISNUMBER(SEARCH(&quot;Test&quot;;[.A590]));[.A590];&quot;&quot;)">
            <text:p/>
          </table:table-cell>
        </table:table-row>
        <table:table-row table:style-name="ro1">
          <table:table-cell office:value-type="string" calcext:value-type="string">
            <text:p><text:s/>5120/10000 [==============&gt;...............] - ETA: 0s</text:p>
          </table:table-cell>
          <table:table-cell table:number-columns-repeated="4"/>
          <table:table-cell table:formula="of:=IF(ISNUMBER(SEARCH(&quot;Test&quot;;[.A591]));[.A591];&quot;&quot;)">
            <text:p/>
          </table:table-cell>
        </table:table-row>
        <table:table-row table:style-name="ro1">
          <table:table-cell office:value-type="string" calcext:value-type="string">
            <text:p><text:s/>5760/10000 [================&gt;.............] - ETA: 0s</text:p>
          </table:table-cell>
          <table:table-cell table:number-columns-repeated="4"/>
          <table:table-cell table:formula="of:=IF(ISNUMBER(SEARCH(&quot;Test&quot;;[.A592]));[.A592];&quot;&quot;)">
            <text:p/>
          </table:table-cell>
        </table:table-row>
        <table:table-row table:style-name="ro1">
          <table:table-cell office:value-type="string" calcext:value-type="string">
            <text:p><text:s/>6336/10000 [==================&gt;...........] - ETA: 0s</text:p>
          </table:table-cell>
          <table:table-cell table:number-columns-repeated="4"/>
          <table:table-cell table:formula="of:=IF(ISNUMBER(SEARCH(&quot;Test&quot;;[.A593]));[.A593];&quot;&quot;)">
            <text:p/>
          </table:table-cell>
        </table:table-row>
        <table:table-row table:style-name="ro1">
          <table:table-cell office:value-type="string" calcext:value-type="string">
            <text:p><text:s/>6720/10000 [===================&gt;..........] - ETA: 0s</text:p>
          </table:table-cell>
          <table:table-cell table:number-columns-repeated="4"/>
          <table:table-cell table:formula="of:=IF(ISNUMBER(SEARCH(&quot;Test&quot;;[.A594]));[.A594];&quot;&quot;)">
            <text:p/>
          </table:table-cell>
        </table:table-row>
        <table:table-row table:style-name="ro1">
          <table:table-cell office:value-type="string" calcext:value-type="string">
            <text:p><text:s/>7168/10000 [====================&gt;.........] - ETA: 0s</text:p>
          </table:table-cell>
          <table:table-cell table:number-columns-repeated="4"/>
          <table:table-cell table:formula="of:=IF(ISNUMBER(SEARCH(&quot;Test&quot;;[.A595]));[.A595];&quot;&quot;)">
            <text:p/>
          </table:table-cell>
        </table:table-row>
        <table:table-row table:style-name="ro1">
          <table:table-cell office:value-type="string" calcext:value-type="string">
            <text:p><text:s/>7680/10000 [======================&gt;.......] - ETA: 0s</text:p>
          </table:table-cell>
          <table:table-cell table:number-columns-repeated="4"/>
          <table:table-cell table:formula="of:=IF(ISNUMBER(SEARCH(&quot;Test&quot;;[.A596]));[.A596];&quot;&quot;)">
            <text:p/>
          </table:table-cell>
        </table:table-row>
        <table:table-row table:style-name="ro1">
          <table:table-cell office:value-type="string" calcext:value-type="string">
            <text:p><text:s/>8128/10000 [=======================&gt;......] - ETA: 0s</text:p>
          </table:table-cell>
          <table:table-cell table:number-columns-repeated="4"/>
          <table:table-cell table:formula="of:=IF(ISNUMBER(SEARCH(&quot;Test&quot;;[.A597]));[.A597];&quot;&quot;)">
            <text:p/>
          </table:table-cell>
        </table:table-row>
        <table:table-row table:style-name="ro1">
          <table:table-cell office:value-type="string" calcext:value-type="string">
            <text:p><text:s/>8608/10000 [========================&gt;.....] - ETA: 0s</text:p>
          </table:table-cell>
          <table:table-cell table:number-columns-repeated="4"/>
          <table:table-cell table:formula="of:=IF(ISNUMBER(SEARCH(&quot;Test&quot;;[.A598]));[.A598];&quot;&quot;)">
            <text:p/>
          </table:table-cell>
        </table:table-row>
        <table:table-row table:style-name="ro1">
          <table:table-cell office:value-type="string" calcext:value-type="string">
            <text:p><text:s/>9088/10000 [==========================&gt;...] - ETA: 0s</text:p>
          </table:table-cell>
          <table:table-cell table:number-columns-repeated="4"/>
          <table:table-cell table:formula="of:=IF(ISNUMBER(SEARCH(&quot;Test&quot;;[.A599]));[.A599];&quot;&quot;)">
            <text:p/>
          </table:table-cell>
        </table:table-row>
        <table:table-row table:style-name="ro1">
          <table:table-cell office:value-type="string" calcext:value-type="string">
            <text:p><text:s/>9504/10000 [===========================&gt;..] - ETA: 0s</text:p>
          </table:table-cell>
          <table:table-cell table:number-columns-repeated="4"/>
          <table:table-cell table:formula="of:=IF(ISNUMBER(SEARCH(&quot;Test&quot;;[.A600]));[.A600];&quot;&quot;)">
            <text:p/>
          </table:table-cell>
        </table:table-row>
        <table:table-row table:style-name="ro1">
          <table:table-cell office:value-type="string" calcext:value-type="string">
            <text:p><text:s/>9888/10000 [============================&gt;.] - ETA: 0s</text:p>
          </table:table-cell>
          <table:table-cell table:number-columns-repeated="4"/>
          <table:table-cell table:formula="of:=IF(ISNUMBER(SEARCH(&quot;Test&quot;;[.A601]));[.A601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07us/step</text:p>
          </table:table-cell>
          <table:table-cell table:number-columns-repeated="4"/>
          <table:table-cell table:formula="of:=IF(ISNUMBER(SEARCH(&quot;Test&quot;;[.A602]));[.A602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5, 5): <text:s/>1.1493108896255493</text:p>
          </table:table-cell>
          <table:table-cell table:number-columns-repeated="4"/>
          <table:table-cell table:formula="of:=IF(ISNUMBER(SEARCH(&quot;Test&quot;;[.A603]));[.A603];&quot;&quot;)" office:value-type="string" office:string-value="Test loss kernel: (7, 7) stride: (5, 5):  1.1493108896255493" calcext:value-type="string">
            <text:p>Test loss kernel: (7, 7) stride: (5, 5): <text:s/>1.1493108896255493</text:p>
          </table:table-cell>
        </table:table-row>
        <table:table-row table:style-name="ro1">
          <table:table-cell office:value-type="string" calcext:value-type="string">
            <text:p>Test accuracy kernel: (7, 7) stride: (5, 5): <text:s/>0.5994</text:p>
          </table:table-cell>
          <table:table-cell table:number-columns-repeated="4"/>
          <table:table-cell table:formula="of:=IF(ISNUMBER(SEARCH(&quot;Test&quot;;[.A604]));[.A604];&quot;&quot;)" office:value-type="string" office:string-value="Test accuracy kernel: (7, 7) stride: (5, 5):  0.5994" calcext:value-type="string">
            <text:p>Test accuracy kernel: (7, 7) stride: (5, 5): <text:s/>0.5994</text:p>
          </table:table-cell>
        </table:table-row>
        <table:table-row table:style-name="ro1">
          <table:table-cell table:number-columns-repeated="5"/>
          <table:table-cell table:formula="of:=IF(ISNUMBER(SEARCH(&quot;Test&quot;;[.A605]));[.A605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2s</text:p>
          </table:table-cell>
          <table:table-cell table:number-columns-repeated="4"/>
          <table:table-cell table:formula="of:=IF(ISNUMBER(SEARCH(&quot;Test&quot;;[.A606]));[.A606];&quot;&quot;)">
            <text:p/>
          </table:table-cell>
        </table:table-row>
        <table:table-row table:style-name="ro1">
          <table:table-cell office:value-type="string" calcext:value-type="string">
            <text:p><text:s text:c="2"/>512/10000 [&gt;.............................] - ETA: 1s</text:p>
          </table:table-cell>
          <table:table-cell table:number-columns-repeated="4"/>
          <table:table-cell table:formula="of:=IF(ISNUMBER(SEARCH(&quot;Test&quot;;[.A607]));[.A607];&quot;&quot;)">
            <text:p/>
          </table:table-cell>
        </table:table-row>
        <table:table-row table:style-name="ro1">
          <table:table-cell office:value-type="string" calcext:value-type="string">
            <text:p><text:s text:c="2"/>992/10000 [=&gt;............................] - ETA: 1s</text:p>
          </table:table-cell>
          <table:table-cell table:number-columns-repeated="4"/>
          <table:table-cell table:formula="of:=IF(ISNUMBER(SEARCH(&quot;Test&quot;;[.A608]));[.A608];&quot;&quot;)">
            <text:p/>
          </table:table-cell>
        </table:table-row>
        <table:table-row table:style-name="ro1">
          <table:table-cell office:value-type="string" calcext:value-type="string">
            <text:p><text:s/>1632/10000 [===&gt;..........................] - ETA: 0s</text:p>
          </table:table-cell>
          <table:table-cell table:number-columns-repeated="4"/>
          <table:table-cell table:formula="of:=IF(ISNUMBER(SEARCH(&quot;Test&quot;;[.A609]));[.A609];&quot;&quot;)">
            <text:p/>
          </table:table-cell>
        </table:table-row>
        <table:table-row table:style-name="ro1">
          <table:table-cell office:value-type="string" calcext:value-type="string">
            <text:p><text:s/>2304/10000 [=====&gt;........................] - ETA: 0s</text:p>
          </table:table-cell>
          <table:table-cell table:number-columns-repeated="4"/>
          <table:table-cell table:formula="of:=IF(ISNUMBER(SEARCH(&quot;Test&quot;;[.A610]));[.A610];&quot;&quot;)">
            <text:p/>
          </table:table-cell>
        </table:table-row>
        <table:table-row table:style-name="ro1">
          <table:table-cell office:value-type="string" calcext:value-type="string">
            <text:p><text:s/>2976/10000 [=======&gt;......................] - ETA: 0s</text:p>
          </table:table-cell>
          <table:table-cell table:number-columns-repeated="4"/>
          <table:table-cell table:formula="of:=IF(ISNUMBER(SEARCH(&quot;Test&quot;;[.A611]));[.A611];&quot;&quot;)">
            <text:p/>
          </table:table-cell>
        </table:table-row>
        <table:table-row table:style-name="ro1">
          <table:table-cell office:value-type="string" calcext:value-type="string">
            <text:p><text:s/>3488/10000 [=========&gt;....................] - ETA: 0s</text:p>
          </table:table-cell>
          <table:table-cell table:number-columns-repeated="4"/>
          <table:table-cell table:formula="of:=IF(ISNUMBER(SEARCH(&quot;Test&quot;;[.A612]));[.A612];&quot;&quot;)">
            <text:p/>
          </table:table-cell>
        </table:table-row>
        <table:table-row table:style-name="ro1">
          <table:table-cell office:value-type="string" calcext:value-type="string">
            <text:p><text:s/>3808/10000 [==========&gt;...................] - ETA: 0s</text:p>
          </table:table-cell>
          <table:table-cell table:number-columns-repeated="4"/>
          <table:table-cell table:formula="of:=IF(ISNUMBER(SEARCH(&quot;Test&quot;;[.A613]));[.A613];&quot;&quot;)">
            <text:p/>
          </table:table-cell>
        </table:table-row>
        <table:table-row table:style-name="ro1">
          <table:table-cell office:value-type="string" calcext:value-type="string">
            <text:p><text:s/>4128/10000 [===========&gt;..................] - ETA: 0s</text:p>
          </table:table-cell>
          <table:table-cell table:number-columns-repeated="4"/>
          <table:table-cell table:formula="of:=IF(ISNUMBER(SEARCH(&quot;Test&quot;;[.A614]));[.A614];&quot;&quot;)">
            <text:p/>
          </table:table-cell>
        </table:table-row>
        <table:table-row table:style-name="ro1">
          <table:table-cell office:value-type="string" calcext:value-type="string">
            <text:p><text:s/>4576/10000 [============&gt;.................] - ETA: 0s</text:p>
          </table:table-cell>
          <table:table-cell table:number-columns-repeated="4"/>
          <table:table-cell table:formula="of:=IF(ISNUMBER(SEARCH(&quot;Test&quot;;[.A615]));[.A615];&quot;&quot;)">
            <text:p/>
          </table:table-cell>
        </table:table-row>
        <table:table-row table:style-name="ro1">
          <table:table-cell office:value-type="string" calcext:value-type="string">
            <text:p><text:s/>5152/10000 [==============&gt;...............] - ETA: 0s</text:p>
          </table:table-cell>
          <table:table-cell table:number-columns-repeated="4"/>
          <table:table-cell table:formula="of:=IF(ISNUMBER(SEARCH(&quot;Test&quot;;[.A616]));[.A616];&quot;&quot;)">
            <text:p/>
          </table:table-cell>
        </table:table-row>
        <table:table-row table:style-name="ro1">
          <table:table-cell office:value-type="string" calcext:value-type="string">
            <text:p><text:s/>5696/10000 [================&gt;.............] - ETA: 0s</text:p>
          </table:table-cell>
          <table:table-cell table:number-columns-repeated="4"/>
          <table:table-cell table:formula="of:=IF(ISNUMBER(SEARCH(&quot;Test&quot;;[.A617]));[.A617];&quot;&quot;)">
            <text:p/>
          </table:table-cell>
        </table:table-row>
        <table:table-row table:style-name="ro1">
          <table:table-cell office:value-type="string" calcext:value-type="string">
            <text:p><text:s/>6208/10000 [=================&gt;............] - ETA: 0s</text:p>
          </table:table-cell>
          <table:table-cell table:number-columns-repeated="4"/>
          <table:table-cell table:formula="of:=IF(ISNUMBER(SEARCH(&quot;Test&quot;;[.A618]));[.A618];&quot;&quot;)">
            <text:p/>
          </table:table-cell>
        </table:table-row>
        <table:table-row table:style-name="ro1">
          <table:table-cell office:value-type="string" calcext:value-type="string">
            <text:p><text:s/>6560/10000 [==================&gt;...........] - ETA: 0s</text:p>
          </table:table-cell>
          <table:table-cell table:number-columns-repeated="4"/>
          <table:table-cell table:formula="of:=IF(ISNUMBER(SEARCH(&quot;Test&quot;;[.A619]));[.A619];&quot;&quot;)">
            <text:p/>
          </table:table-cell>
        </table:table-row>
        <table:table-row table:style-name="ro1">
          <table:table-cell office:value-type="string" calcext:value-type="string">
            <text:p><text:s/>6880/10000 [===================&gt;..........] - ETA: 0s</text:p>
          </table:table-cell>
          <table:table-cell table:number-columns-repeated="4"/>
          <table:table-cell table:formula="of:=IF(ISNUMBER(SEARCH(&quot;Test&quot;;[.A620]));[.A620];&quot;&quot;)">
            <text:p/>
          </table:table-cell>
        </table:table-row>
        <table:table-row table:style-name="ro1">
          <table:table-cell office:value-type="string" calcext:value-type="string">
            <text:p><text:s/>7296/10000 [====================&gt;.........] - ETA: 0s</text:p>
          </table:table-cell>
          <table:table-cell table:number-columns-repeated="4"/>
          <table:table-cell table:formula="of:=IF(ISNUMBER(SEARCH(&quot;Test&quot;;[.A621]));[.A621];&quot;&quot;)">
            <text:p/>
          </table:table-cell>
        </table:table-row>
        <table:table-row table:style-name="ro1">
          <table:table-cell office:value-type="string" calcext:value-type="string">
            <text:p><text:s/>7680/10000 [======================&gt;.......] - ETA: 0s</text:p>
          </table:table-cell>
          <table:table-cell table:number-columns-repeated="4"/>
          <table:table-cell table:formula="of:=IF(ISNUMBER(SEARCH(&quot;Test&quot;;[.A622]));[.A622];&quot;&quot;)">
            <text:p/>
          </table:table-cell>
        </table:table-row>
        <table:table-row table:style-name="ro1">
          <table:table-cell office:value-type="string" calcext:value-type="string">
            <text:p><text:s/>8064/10000 [=======================&gt;......] - ETA: 0s</text:p>
          </table:table-cell>
          <table:table-cell table:number-columns-repeated="4"/>
          <table:table-cell table:formula="of:=IF(ISNUMBER(SEARCH(&quot;Test&quot;;[.A623]));[.A623];&quot;&quot;)">
            <text:p/>
          </table:table-cell>
        </table:table-row>
        <table:table-row table:style-name="ro1">
          <table:table-cell office:value-type="string" calcext:value-type="string">
            <text:p><text:s/>8480/10000 [========================&gt;.....] - ETA: 0s</text:p>
          </table:table-cell>
          <table:table-cell table:number-columns-repeated="4"/>
          <table:table-cell table:formula="of:=IF(ISNUMBER(SEARCH(&quot;Test&quot;;[.A624]));[.A624];&quot;&quot;)">
            <text:p/>
          </table:table-cell>
        </table:table-row>
        <table:table-row table:style-name="ro1">
          <table:table-cell office:value-type="string" calcext:value-type="string">
            <text:p><text:s/>8864/10000 [=========================&gt;....] - ETA: 0s</text:p>
          </table:table-cell>
          <table:table-cell table:number-columns-repeated="4"/>
          <table:table-cell table:formula="of:=IF(ISNUMBER(SEARCH(&quot;Test&quot;;[.A625]));[.A625];&quot;&quot;)">
            <text:p/>
          </table:table-cell>
        </table:table-row>
        <table:table-row table:style-name="ro1">
          <table:table-cell office:value-type="string" calcext:value-type="string">
            <text:p><text:s/>9152/10000 [==========================&gt;...] - ETA: 0s</text:p>
          </table:table-cell>
          <table:table-cell table:number-columns-repeated="4"/>
          <table:table-cell table:formula="of:=IF(ISNUMBER(SEARCH(&quot;Test&quot;;[.A626]));[.A626];&quot;&quot;)">
            <text:p/>
          </table:table-cell>
        </table:table-row>
        <table:table-row table:style-name="ro1">
          <table:table-cell office:value-type="string" calcext:value-type="string">
            <text:p><text:s/>9504/10000 [===========================&gt;..] - ETA: 0s</text:p>
          </table:table-cell>
          <table:table-cell table:number-columns-repeated="4"/>
          <table:table-cell table:formula="of:=IF(ISNUMBER(SEARCH(&quot;Test&quot;;[.A627]));[.A627];&quot;&quot;)">
            <text:p/>
          </table:table-cell>
        </table:table-row>
        <table:table-row table:style-name="ro1">
          <table:table-cell office:value-type="string" calcext:value-type="string">
            <text:p><text:s/>9920/10000 [============================&gt;.] - ETA: 0s</text:p>
          </table:table-cell>
          <table:table-cell table:number-columns-repeated="4"/>
          <table:table-cell table:formula="of:=IF(ISNUMBER(SEARCH(&quot;Test&quot;;[.A628]));[.A628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17us/step</text:p>
          </table:table-cell>
          <table:table-cell table:number-columns-repeated="4"/>
          <table:table-cell table:formula="of:=IF(ISNUMBER(SEARCH(&quot;Test&quot;;[.A629]));[.A629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5, 5) dropout: <text:s/>1.1623625886917115</text:p>
          </table:table-cell>
          <table:table-cell table:number-columns-repeated="4"/>
          <table:table-cell table:formula="of:=IF(ISNUMBER(SEARCH(&quot;Test&quot;;[.A630]));[.A630];&quot;&quot;)" office:value-type="string" office:string-value="Test loss kernel: (7, 7) stride: (5, 5) dropout:  1.1623625886917115" calcext:value-type="string">
            <text:p>Test loss kernel: (7, 7) stride: (5, 5) dropout: <text:s/>1.1623625886917115</text:p>
          </table:table-cell>
        </table:table-row>
        <table:table-row table:style-name="ro1">
          <table:table-cell office:value-type="string" calcext:value-type="string">
            <text:p>Test accuracy kernel: (7, 7) stride: (5, 5) dropout: <text:s/>0.5795</text:p>
          </table:table-cell>
          <table:table-cell table:number-columns-repeated="4"/>
          <table:table-cell table:formula="of:=IF(ISNUMBER(SEARCH(&quot;Test&quot;;[.A631]));[.A631];&quot;&quot;)" office:value-type="string" office:string-value="Test accuracy kernel: (7, 7) stride: (5, 5) dropout:  0.5795" calcext:value-type="string">
            <text:p>Test accuracy kernel: (7, 7) stride: (5, 5) dropout: <text:s/>0.5795</text:p>
          </table:table-cell>
        </table:table-row>
        <table:table-row table:style-name="ro1">
          <table:table-cell table:number-columns-repeated="5"/>
          <table:table-cell table:formula="of:=IF(ISNUMBER(SEARCH(&quot;Test&quot;;[.A632]));[.A632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2s</text:p>
          </table:table-cell>
          <table:table-cell table:number-columns-repeated="4"/>
          <table:table-cell table:formula="of:=IF(ISNUMBER(SEARCH(&quot;Test&quot;;[.A633]));[.A633];&quot;&quot;)">
            <text:p/>
          </table:table-cell>
        </table:table-row>
        <table:table-row table:style-name="ro1">
          <table:table-cell office:value-type="string" calcext:value-type="string">
            <text:p><text:s text:c="2"/>512/10000 [&gt;.............................] - ETA: 1s</text:p>
          </table:table-cell>
          <table:table-cell table:number-columns-repeated="4"/>
          <table:table-cell table:formula="of:=IF(ISNUMBER(SEARCH(&quot;Test&quot;;[.A634]));[.A634];&quot;&quot;)">
            <text:p/>
          </table:table-cell>
        </table:table-row>
        <table:table-row table:style-name="ro1">
          <table:table-cell office:value-type="string" calcext:value-type="string">
            <text:p><text:s text:c="2"/>992/10000 [=&gt;............................] - ETA: 0s</text:p>
          </table:table-cell>
          <table:table-cell table:number-columns-repeated="4"/>
          <table:table-cell table:formula="of:=IF(ISNUMBER(SEARCH(&quot;Test&quot;;[.A635]));[.A635];&quot;&quot;)">
            <text:p/>
          </table:table-cell>
        </table:table-row>
        <table:table-row table:style-name="ro1">
          <table:table-cell office:value-type="string" calcext:value-type="string">
            <text:p><text:s/>1632/10000 [===&gt;..........................] - ETA: 0s</text:p>
          </table:table-cell>
          <table:table-cell table:number-columns-repeated="4"/>
          <table:table-cell table:formula="of:=IF(ISNUMBER(SEARCH(&quot;Test&quot;;[.A636]));[.A636];&quot;&quot;)">
            <text:p/>
          </table:table-cell>
        </table:table-row>
        <table:table-row table:style-name="ro1">
          <table:table-cell office:value-type="string" calcext:value-type="string">
            <text:p><text:s/>2304/10000 [=====&gt;........................] - ETA: 0s</text:p>
          </table:table-cell>
          <table:table-cell table:number-columns-repeated="4"/>
          <table:table-cell table:formula="of:=IF(ISNUMBER(SEARCH(&quot;Test&quot;;[.A637]));[.A637];&quot;&quot;)">
            <text:p/>
          </table:table-cell>
        </table:table-row>
        <table:table-row table:style-name="ro1">
          <table:table-cell office:value-type="string" calcext:value-type="string">
            <text:p><text:s/>2976/10000 [=======&gt;......................] - ETA: 0s</text:p>
          </table:table-cell>
          <table:table-cell table:number-columns-repeated="4"/>
          <table:table-cell table:formula="of:=IF(ISNUMBER(SEARCH(&quot;Test&quot;;[.A638]));[.A638];&quot;&quot;)">
            <text:p/>
          </table:table-cell>
        </table:table-row>
        <table:table-row table:style-name="ro1">
          <table:table-cell office:value-type="string" calcext:value-type="string">
            <text:p><text:s/>3584/10000 [=========&gt;....................] - ETA: 0s</text:p>
          </table:table-cell>
          <table:table-cell table:number-columns-repeated="4"/>
          <table:table-cell table:formula="of:=IF(ISNUMBER(SEARCH(&quot;Test&quot;;[.A639]));[.A639];&quot;&quot;)">
            <text:p/>
          </table:table-cell>
        </table:table-row>
        <table:table-row table:style-name="ro1">
          <table:table-cell office:value-type="string" calcext:value-type="string">
            <text:p><text:s/>4032/10000 [===========&gt;..................] - ETA: 0s</text:p>
          </table:table-cell>
          <table:table-cell table:number-columns-repeated="4"/>
          <table:table-cell table:formula="of:=IF(ISNUMBER(SEARCH(&quot;Test&quot;;[.A640]));[.A640];&quot;&quot;)">
            <text:p/>
          </table:table-cell>
        </table:table-row>
        <table:table-row table:style-name="ro1">
          <table:table-cell office:value-type="string" calcext:value-type="string">
            <text:p><text:s/>4352/10000 [============&gt;.................] - ETA: 0s</text:p>
          </table:table-cell>
          <table:table-cell table:number-columns-repeated="4"/>
          <table:table-cell table:formula="of:=IF(ISNUMBER(SEARCH(&quot;Test&quot;;[.A641]));[.A641];&quot;&quot;)">
            <text:p/>
          </table:table-cell>
        </table:table-row>
        <table:table-row table:style-name="ro1">
          <table:table-cell office:value-type="string" calcext:value-type="string">
            <text:p><text:s/>4640/10000 [============&gt;.................] - ETA: 0s</text:p>
          </table:table-cell>
          <table:table-cell table:number-columns-repeated="4"/>
          <table:table-cell table:formula="of:=IF(ISNUMBER(SEARCH(&quot;Test&quot;;[.A642]));[.A642];&quot;&quot;)">
            <text:p/>
          </table:table-cell>
        </table:table-row>
        <table:table-row table:style-name="ro1">
          <table:table-cell office:value-type="string" calcext:value-type="string">
            <text:p><text:s/>5024/10000 [==============&gt;...............] - ETA: 0s</text:p>
          </table:table-cell>
          <table:table-cell table:number-columns-repeated="4"/>
          <table:table-cell table:formula="of:=IF(ISNUMBER(SEARCH(&quot;Test&quot;;[.A643]));[.A643];&quot;&quot;)">
            <text:p/>
          </table:table-cell>
        </table:table-row>
        <table:table-row table:style-name="ro1">
          <table:table-cell office:value-type="string" calcext:value-type="string">
            <text:p><text:s/>5568/10000 [===============&gt;..............] - ETA: 0s</text:p>
          </table:table-cell>
          <table:table-cell table:number-columns-repeated="4"/>
          <table:table-cell table:formula="of:=IF(ISNUMBER(SEARCH(&quot;Test&quot;;[.A644]));[.A644];&quot;&quot;)">
            <text:p/>
          </table:table-cell>
        </table:table-row>
        <table:table-row table:style-name="ro1">
          <table:table-cell office:value-type="string" calcext:value-type="string">
            <text:p><text:s/>6144/10000 [=================&gt;............] - ETA: 0s</text:p>
          </table:table-cell>
          <table:table-cell table:number-columns-repeated="4"/>
          <table:table-cell table:formula="of:=IF(ISNUMBER(SEARCH(&quot;Test&quot;;[.A645]));[.A645];&quot;&quot;)">
            <text:p/>
          </table:table-cell>
        </table:table-row>
        <table:table-row table:style-name="ro1">
          <table:table-cell office:value-type="string" calcext:value-type="string">
            <text:p><text:s/>6656/10000 [==================&gt;...........] - ETA: 0s</text:p>
          </table:table-cell>
          <table:table-cell table:number-columns-repeated="4"/>
          <table:table-cell table:formula="of:=IF(ISNUMBER(SEARCH(&quot;Test&quot;;[.A646]));[.A646];&quot;&quot;)">
            <text:p/>
          </table:table-cell>
        </table:table-row>
        <table:table-row table:style-name="ro1">
          <table:table-cell office:value-type="string" calcext:value-type="string">
            <text:p><text:s/>7040/10000 [====================&gt;.........] - ETA: 0s</text:p>
          </table:table-cell>
          <table:table-cell table:number-columns-repeated="4"/>
          <table:table-cell table:formula="of:=IF(ISNUMBER(SEARCH(&quot;Test&quot;;[.A647]));[.A647];&quot;&quot;)">
            <text:p/>
          </table:table-cell>
        </table:table-row>
        <table:table-row table:style-name="ro1">
          <table:table-cell office:value-type="string" calcext:value-type="string">
            <text:p><text:s/>7648/10000 [=====================&gt;........] - ETA: 0s</text:p>
          </table:table-cell>
          <table:table-cell table:number-columns-repeated="4"/>
          <table:table-cell table:formula="of:=IF(ISNUMBER(SEARCH(&quot;Test&quot;;[.A648]));[.A648];&quot;&quot;)">
            <text:p/>
          </table:table-cell>
        </table:table-row>
        <table:table-row table:style-name="ro1">
          <table:table-cell office:value-type="string" calcext:value-type="string">
            <text:p><text:s/>8192/10000 [=======================&gt;......] - ETA: 0s</text:p>
          </table:table-cell>
          <table:table-cell table:number-columns-repeated="4"/>
          <table:table-cell table:formula="of:=IF(ISNUMBER(SEARCH(&quot;Test&quot;;[.A649]));[.A649];&quot;&quot;)">
            <text:p/>
          </table:table-cell>
        </table:table-row>
        <table:table-row table:style-name="ro1">
          <table:table-cell office:value-type="string" calcext:value-type="string">
            <text:p><text:s/>8544/10000 [========================&gt;.....] - ETA: 0s</text:p>
          </table:table-cell>
          <table:table-cell table:number-columns-repeated="4"/>
          <table:table-cell table:formula="of:=IF(ISNUMBER(SEARCH(&quot;Test&quot;;[.A650]));[.A650];&quot;&quot;)">
            <text:p/>
          </table:table-cell>
        </table:table-row>
        <table:table-row table:style-name="ro1">
          <table:table-cell office:value-type="string" calcext:value-type="string">
            <text:p><text:s/>8928/10000 [=========================&gt;....] - ETA: 0s</text:p>
          </table:table-cell>
          <table:table-cell table:number-columns-repeated="4"/>
          <table:table-cell table:formula="of:=IF(ISNUMBER(SEARCH(&quot;Test&quot;;[.A651]));[.A651];&quot;&quot;)">
            <text:p/>
          </table:table-cell>
        </table:table-row>
        <table:table-row table:style-name="ro1">
          <table:table-cell office:value-type="string" calcext:value-type="string">
            <text:p><text:s/>9312/10000 [==========================&gt;...] - ETA: 0s</text:p>
          </table:table-cell>
          <table:table-cell table:number-columns-repeated="4"/>
          <table:table-cell table:formula="of:=IF(ISNUMBER(SEARCH(&quot;Test&quot;;[.A652]));[.A652];&quot;&quot;)">
            <text:p/>
          </table:table-cell>
        </table:table-row>
        <table:table-row table:style-name="ro1">
          <table:table-cell office:value-type="string" calcext:value-type="string">
            <text:p><text:s/>9824/10000 [============================&gt;.] - ETA: 0s</text:p>
          </table:table-cell>
          <table:table-cell table:number-columns-repeated="4"/>
          <table:table-cell table:formula="of:=IF(ISNUMBER(SEARCH(&quot;Test&quot;;[.A653]));[.A653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07us/step</text:p>
          </table:table-cell>
          <table:table-cell table:number-columns-repeated="4"/>
          <table:table-cell table:formula="of:=IF(ISNUMBER(SEARCH(&quot;Test&quot;;[.A654]));[.A654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6, 6): <text:s/>1.2154563274383545</text:p>
          </table:table-cell>
          <table:table-cell table:number-columns-repeated="4"/>
          <table:table-cell table:formula="of:=IF(ISNUMBER(SEARCH(&quot;Test&quot;;[.A655]));[.A655];&quot;&quot;)" office:value-type="string" office:string-value="Test loss kernel: (7, 7) stride: (6, 6):  1.2154563274383545" calcext:value-type="string">
            <text:p>Test loss kernel: (7, 7) stride: (6, 6): <text:s/>1.2154563274383545</text:p>
          </table:table-cell>
        </table:table-row>
        <table:table-row table:style-name="ro1">
          <table:table-cell office:value-type="string" calcext:value-type="string">
            <text:p>Test accuracy kernel: (7, 7) stride: (6, 6): <text:s/>0.5618</text:p>
          </table:table-cell>
          <table:table-cell table:number-columns-repeated="4"/>
          <table:table-cell table:formula="of:=IF(ISNUMBER(SEARCH(&quot;Test&quot;;[.A656]));[.A656];&quot;&quot;)" office:value-type="string" office:string-value="Test accuracy kernel: (7, 7) stride: (6, 6):  0.5618" calcext:value-type="string">
            <text:p>Test accuracy kernel: (7, 7) stride: (6, 6): <text:s/>0.5618</text:p>
          </table:table-cell>
        </table:table-row>
        <table:table-row table:style-name="ro1">
          <table:table-cell table:number-columns-repeated="5"/>
          <table:table-cell table:formula="of:=IF(ISNUMBER(SEARCH(&quot;Test&quot;;[.A657]));[.A657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658]));[.A658];&quot;&quot;)">
            <text:p/>
          </table:table-cell>
        </table:table-row>
        <table:table-row table:style-name="ro1">
          <table:table-cell office:value-type="string" calcext:value-type="string">
            <text:p><text:s text:c="2"/>256/10000 [..............................] - ETA: 2s</text:p>
          </table:table-cell>
          <table:table-cell table:number-columns-repeated="4"/>
          <table:table-cell table:formula="of:=IF(ISNUMBER(SEARCH(&quot;Test&quot;;[.A659]));[.A659];&quot;&quot;)">
            <text:p/>
          </table:table-cell>
        </table:table-row>
        <table:table-row table:style-name="ro1">
          <table:table-cell office:value-type="string" calcext:value-type="string">
            <text:p><text:s text:c="2"/>512/10000 [&gt;.............................] - ETA: 1s</text:p>
          </table:table-cell>
          <table:table-cell table:number-columns-repeated="4"/>
          <table:table-cell table:formula="of:=IF(ISNUMBER(SEARCH(&quot;Test&quot;;[.A660]));[.A660];&quot;&quot;)">
            <text:p/>
          </table:table-cell>
        </table:table-row>
        <table:table-row table:style-name="ro1">
          <table:table-cell office:value-type="string" calcext:value-type="string">
            <text:p><text:s text:c="2"/>832/10000 [=&gt;............................] - ETA: 1s</text:p>
          </table:table-cell>
          <table:table-cell table:number-columns-repeated="4"/>
          <table:table-cell table:formula="of:=IF(ISNUMBER(SEARCH(&quot;Test&quot;;[.A661]));[.A661];&quot;&quot;)">
            <text:p/>
          </table:table-cell>
        </table:table-row>
        <table:table-row table:style-name="ro1">
          <table:table-cell office:value-type="string" calcext:value-type="string">
            <text:p><text:s/>1344/10000 [===&gt;..........................] - ETA: 1s</text:p>
          </table:table-cell>
          <table:table-cell table:number-columns-repeated="4"/>
          <table:table-cell table:formula="of:=IF(ISNUMBER(SEARCH(&quot;Test&quot;;[.A662]));[.A662];&quot;&quot;)">
            <text:p/>
          </table:table-cell>
        </table:table-row>
        <table:table-row table:style-name="ro1">
          <table:table-cell office:value-type="string" calcext:value-type="string">
            <text:p><text:s/>1888/10000 [====&gt;.........................] - ETA: 1s</text:p>
          </table:table-cell>
          <table:table-cell table:number-columns-repeated="4"/>
          <table:table-cell table:formula="of:=IF(ISNUMBER(SEARCH(&quot;Test&quot;;[.A663]));[.A663];&quot;&quot;)">
            <text:p/>
          </table:table-cell>
        </table:table-row>
        <table:table-row table:style-name="ro1">
          <table:table-cell office:value-type="string" calcext:value-type="string">
            <text:p><text:s/>2496/10000 [======&gt;.......................] - ETA: 0s</text:p>
          </table:table-cell>
          <table:table-cell table:number-columns-repeated="4"/>
          <table:table-cell table:formula="of:=IF(ISNUMBER(SEARCH(&quot;Test&quot;;[.A664]));[.A664];&quot;&quot;)">
            <text:p/>
          </table:table-cell>
        </table:table-row>
        <table:table-row table:style-name="ro1">
          <table:table-cell office:value-type="string" calcext:value-type="string">
            <text:p><text:s/>3008/10000 [========&gt;.....................] - ETA: 0s</text:p>
          </table:table-cell>
          <table:table-cell table:number-columns-repeated="4"/>
          <table:table-cell table:formula="of:=IF(ISNUMBER(SEARCH(&quot;Test&quot;;[.A665]));[.A665];&quot;&quot;)">
            <text:p/>
          </table:table-cell>
        </table:table-row>
        <table:table-row table:style-name="ro1">
          <table:table-cell office:value-type="string" calcext:value-type="string">
            <text:p><text:s/>3360/10000 [=========&gt;....................] - ETA: 0s</text:p>
          </table:table-cell>
          <table:table-cell table:number-columns-repeated="4"/>
          <table:table-cell table:formula="of:=IF(ISNUMBER(SEARCH(&quot;Test&quot;;[.A666]));[.A666];&quot;&quot;)">
            <text:p/>
          </table:table-cell>
        </table:table-row>
        <table:table-row table:style-name="ro1">
          <table:table-cell office:value-type="string" calcext:value-type="string">
            <text:p><text:s/>3680/10000 [==========&gt;...................] - ETA: 0s</text:p>
          </table:table-cell>
          <table:table-cell table:number-columns-repeated="4"/>
          <table:table-cell table:formula="of:=IF(ISNUMBER(SEARCH(&quot;Test&quot;;[.A667]));[.A667];&quot;&quot;)">
            <text:p/>
          </table:table-cell>
        </table:table-row>
        <table:table-row table:style-name="ro1">
          <table:table-cell office:value-type="string" calcext:value-type="string">
            <text:p><text:s/>3872/10000 [==========&gt;...................] - ETA: 0s</text:p>
          </table:table-cell>
          <table:table-cell table:number-columns-repeated="4"/>
          <table:table-cell table:formula="of:=IF(ISNUMBER(SEARCH(&quot;Test&quot;;[.A668]));[.A668];&quot;&quot;)">
            <text:p/>
          </table:table-cell>
        </table:table-row>
        <table:table-row table:style-name="ro1">
          <table:table-cell office:value-type="string" calcext:value-type="string">
            <text:p><text:s/>4384/10000 [============&gt;.................] - ETA: 0s</text:p>
          </table:table-cell>
          <table:table-cell table:number-columns-repeated="4"/>
          <table:table-cell table:formula="of:=IF(ISNUMBER(SEARCH(&quot;Test&quot;;[.A669]));[.A669];&quot;&quot;)">
            <text:p/>
          </table:table-cell>
        </table:table-row>
        <table:table-row table:style-name="ro1">
          <table:table-cell office:value-type="string" calcext:value-type="string">
            <text:p><text:s/>4896/10000 [=============&gt;................] - ETA: 0s</text:p>
          </table:table-cell>
          <table:table-cell table:number-columns-repeated="4"/>
          <table:table-cell table:formula="of:=IF(ISNUMBER(SEARCH(&quot;Test&quot;;[.A670]));[.A670];&quot;&quot;)">
            <text:p/>
          </table:table-cell>
        </table:table-row>
        <table:table-row table:style-name="ro1">
          <table:table-cell office:value-type="string" calcext:value-type="string">
            <text:p><text:s/>5280/10000 [==============&gt;...............] - ETA: 0s</text:p>
          </table:table-cell>
          <table:table-cell table:number-columns-repeated="4"/>
          <table:table-cell table:formula="of:=IF(ISNUMBER(SEARCH(&quot;Test&quot;;[.A671]));[.A671];&quot;&quot;)">
            <text:p/>
          </table:table-cell>
        </table:table-row>
        <table:table-row table:style-name="ro1">
          <table:table-cell office:value-type="string" calcext:value-type="string">
            <text:p><text:s/>5728/10000 [================&gt;.............] - ETA: 0s</text:p>
          </table:table-cell>
          <table:table-cell table:number-columns-repeated="4"/>
          <table:table-cell table:formula="of:=IF(ISNUMBER(SEARCH(&quot;Test&quot;;[.A672]));[.A672];&quot;&quot;)">
            <text:p/>
          </table:table-cell>
        </table:table-row>
        <table:table-row table:style-name="ro1">
          <table:table-cell office:value-type="string" calcext:value-type="string">
            <text:p><text:s/>6240/10000 [=================&gt;............] - ETA: 0s</text:p>
          </table:table-cell>
          <table:table-cell table:number-columns-repeated="4"/>
          <table:table-cell table:formula="of:=IF(ISNUMBER(SEARCH(&quot;Test&quot;;[.A673]));[.A673];&quot;&quot;)">
            <text:p/>
          </table:table-cell>
        </table:table-row>
        <table:table-row table:style-name="ro1">
          <table:table-cell office:value-type="string" calcext:value-type="string">
            <text:p><text:s/>6560/10000 [==================&gt;...........] - ETA: 0s</text:p>
          </table:table-cell>
          <table:table-cell table:number-columns-repeated="4"/>
          <table:table-cell table:formula="of:=IF(ISNUMBER(SEARCH(&quot;Test&quot;;[.A674]));[.A674];&quot;&quot;)">
            <text:p/>
          </table:table-cell>
        </table:table-row>
        <table:table-row table:style-name="ro1">
          <table:table-cell office:value-type="string" calcext:value-type="string">
            <text:p><text:s/>7008/10000 [====================&gt;.........] - ETA: 0s</text:p>
          </table:table-cell>
          <table:table-cell table:number-columns-repeated="4"/>
          <table:table-cell table:formula="of:=IF(ISNUMBER(SEARCH(&quot;Test&quot;;[.A675]));[.A675];&quot;&quot;)">
            <text:p/>
          </table:table-cell>
        </table:table-row>
        <table:table-row table:style-name="ro1">
          <table:table-cell office:value-type="string" calcext:value-type="string">
            <text:p><text:s/>7488/10000 [=====================&gt;........] - ETA: 0s</text:p>
          </table:table-cell>
          <table:table-cell table:number-columns-repeated="4"/>
          <table:table-cell table:formula="of:=IF(ISNUMBER(SEARCH(&quot;Test&quot;;[.A676]));[.A676];&quot;&quot;)">
            <text:p/>
          </table:table-cell>
        </table:table-row>
        <table:table-row table:style-name="ro1">
          <table:table-cell office:value-type="string" calcext:value-type="string">
            <text:p><text:s/>7872/10000 [======================&gt;.......] - ETA: 0s</text:p>
          </table:table-cell>
          <table:table-cell table:number-columns-repeated="4"/>
          <table:table-cell table:formula="of:=IF(ISNUMBER(SEARCH(&quot;Test&quot;;[.A677]));[.A677];&quot;&quot;)">
            <text:p/>
          </table:table-cell>
        </table:table-row>
        <table:table-row table:style-name="ro1">
          <table:table-cell office:value-type="string" calcext:value-type="string">
            <text:p><text:s/>8288/10000 [=======================&gt;......] - ETA: 0s</text:p>
          </table:table-cell>
          <table:table-cell table:number-columns-repeated="4"/>
          <table:table-cell table:formula="of:=IF(ISNUMBER(SEARCH(&quot;Test&quot;;[.A678]));[.A678];&quot;&quot;)">
            <text:p/>
          </table:table-cell>
        </table:table-row>
        <table:table-row table:style-name="ro1">
          <table:table-cell office:value-type="string" calcext:value-type="string">
            <text:p><text:s/>8736/10000 [=========================&gt;....] - ETA: 0s</text:p>
          </table:table-cell>
          <table:table-cell table:number-columns-repeated="4"/>
          <table:table-cell table:formula="of:=IF(ISNUMBER(SEARCH(&quot;Test&quot;;[.A679]));[.A679];&quot;&quot;)">
            <text:p/>
          </table:table-cell>
        </table:table-row>
        <table:table-row table:style-name="ro1">
          <table:table-cell office:value-type="string" calcext:value-type="string">
            <text:p><text:s/>9024/10000 [==========================&gt;...] - ETA: 0s</text:p>
          </table:table-cell>
          <table:table-cell table:number-columns-repeated="4"/>
          <table:table-cell table:formula="of:=IF(ISNUMBER(SEARCH(&quot;Test&quot;;[.A680]));[.A680];&quot;&quot;)">
            <text:p/>
          </table:table-cell>
        </table:table-row>
        <table:table-row table:style-name="ro1">
          <table:table-cell office:value-type="string" calcext:value-type="string">
            <text:p><text:s/>9312/10000 [==========================&gt;...] - ETA: 0s</text:p>
          </table:table-cell>
          <table:table-cell table:number-columns-repeated="4"/>
          <table:table-cell table:formula="of:=IF(ISNUMBER(SEARCH(&quot;Test&quot;;[.A681]));[.A681];&quot;&quot;)">
            <text:p/>
          </table:table-cell>
        </table:table-row>
        <table:table-row table:style-name="ro1">
          <table:table-cell office:value-type="string" calcext:value-type="string">
            <text:p><text:s/>9600/10000 [===========================&gt;..] - ETA: 0s</text:p>
          </table:table-cell>
          <table:table-cell table:number-columns-repeated="4"/>
          <table:table-cell table:formula="of:=IF(ISNUMBER(SEARCH(&quot;Test&quot;;[.A682]));[.A682];&quot;&quot;)">
            <text:p/>
          </table:table-cell>
        </table:table-row>
        <table:table-row table:style-name="ro1">
          <table:table-cell office:value-type="string" calcext:value-type="string">
            <text:p><text:s/>9888/10000 [============================&gt;.] - ETA: 0s</text:p>
          </table:table-cell>
          <table:table-cell table:number-columns-repeated="4"/>
          <table:table-cell table:formula="of:=IF(ISNUMBER(SEARCH(&quot;Test&quot;;[.A683]));[.A683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36us/step</text:p>
          </table:table-cell>
          <table:table-cell table:number-columns-repeated="4"/>
          <table:table-cell table:formula="of:=IF(ISNUMBER(SEARCH(&quot;Test&quot;;[.A684]));[.A684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6, 6) dropout: <text:s/>1.2710991718292237</text:p>
          </table:table-cell>
          <table:table-cell table:number-columns-repeated="4"/>
          <table:table-cell table:formula="of:=IF(ISNUMBER(SEARCH(&quot;Test&quot;;[.A685]));[.A685];&quot;&quot;)" office:value-type="string" office:string-value="Test loss kernel: (7, 7) stride: (6, 6) dropout:  1.2710991718292237" calcext:value-type="string">
            <text:p>Test loss kernel: (7, 7) stride: (6, 6) dropout: <text:s/>1.2710991718292237</text:p>
          </table:table-cell>
        </table:table-row>
        <table:table-row table:style-name="ro1">
          <table:table-cell office:value-type="string" calcext:value-type="string">
            <text:p>Test accuracy kernel: (7, 7) stride: (6, 6) dropout: <text:s/>0.5465</text:p>
          </table:table-cell>
          <table:table-cell table:number-columns-repeated="4"/>
          <table:table-cell table:formula="of:=IF(ISNUMBER(SEARCH(&quot;Test&quot;;[.A686]));[.A686];&quot;&quot;)" office:value-type="string" office:string-value="Test accuracy kernel: (7, 7) stride: (6, 6) dropout:  0.5465" calcext:value-type="string">
            <text:p>Test accuracy kernel: (7, 7) stride: (6, 6) dropout: <text:s/>0.5465</text:p>
          </table:table-cell>
        </table:table-row>
        <table:table-row table:style-name="ro1">
          <table:table-cell table:number-columns-repeated="5"/>
          <table:table-cell table:formula="of:=IF(ISNUMBER(SEARCH(&quot;Test&quot;;[.A687]));[.A687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688]));[.A688];&quot;&quot;)">
            <text:p/>
          </table:table-cell>
        </table:table-row>
        <table:table-row table:style-name="ro1">
          <table:table-cell office:value-type="string" calcext:value-type="string">
            <text:p><text:s text:c="2"/>448/10000 [&gt;.............................] - ETA: 1s</text:p>
          </table:table-cell>
          <table:table-cell table:number-columns-repeated="4"/>
          <table:table-cell table:formula="of:=IF(ISNUMBER(SEARCH(&quot;Test&quot;;[.A689]));[.A689];&quot;&quot;)">
            <text:p/>
          </table:table-cell>
        </table:table-row>
        <table:table-row table:style-name="ro1">
          <table:table-cell office:value-type="string" calcext:value-type="string">
            <text:p><text:s text:c="2"/>864/10000 [=&gt;............................] - ETA: 1s</text:p>
          </table:table-cell>
          <table:table-cell table:number-columns-repeated="4"/>
          <table:table-cell table:formula="of:=IF(ISNUMBER(SEARCH(&quot;Test&quot;;[.A690]));[.A690];&quot;&quot;)">
            <text:p/>
          </table:table-cell>
        </table:table-row>
        <table:table-row table:style-name="ro1">
          <table:table-cell office:value-type="string" calcext:value-type="string">
            <text:p><text:s/>1440/10000 [===&gt;..........................] - ETA: 0s</text:p>
          </table:table-cell>
          <table:table-cell table:number-columns-repeated="4"/>
          <table:table-cell table:formula="of:=IF(ISNUMBER(SEARCH(&quot;Test&quot;;[.A691]));[.A691];&quot;&quot;)">
            <text:p/>
          </table:table-cell>
        </table:table-row>
        <table:table-row table:style-name="ro1">
          <table:table-cell office:value-type="string" calcext:value-type="string">
            <text:p><text:s/>2112/10000 [=====&gt;........................] - ETA: 0s</text:p>
          </table:table-cell>
          <table:table-cell table:number-columns-repeated="4"/>
          <table:table-cell table:formula="of:=IF(ISNUMBER(SEARCH(&quot;Test&quot;;[.A692]));[.A692];&quot;&quot;)">
            <text:p/>
          </table:table-cell>
        </table:table-row>
        <table:table-row table:style-name="ro1">
          <table:table-cell office:value-type="string" calcext:value-type="string">
            <text:p><text:s/>2688/10000 [=======&gt;......................] - ETA: 0s</text:p>
          </table:table-cell>
          <table:table-cell table:number-columns-repeated="4"/>
          <table:table-cell table:formula="of:=IF(ISNUMBER(SEARCH(&quot;Test&quot;;[.A693]));[.A693];&quot;&quot;)">
            <text:p/>
          </table:table-cell>
        </table:table-row>
        <table:table-row table:style-name="ro1">
          <table:table-cell office:value-type="string" calcext:value-type="string">
            <text:p><text:s/>3296/10000 [========&gt;.....................] - ETA: 0s</text:p>
          </table:table-cell>
          <table:table-cell table:number-columns-repeated="4"/>
          <table:table-cell table:formula="of:=IF(ISNUMBER(SEARCH(&quot;Test&quot;;[.A694]));[.A694];&quot;&quot;)">
            <text:p/>
          </table:table-cell>
        </table:table-row>
        <table:table-row table:style-name="ro1">
          <table:table-cell office:value-type="string" calcext:value-type="string">
            <text:p><text:s/>3744/10000 [==========&gt;...................] - ETA: 0s</text:p>
          </table:table-cell>
          <table:table-cell table:number-columns-repeated="4"/>
          <table:table-cell table:formula="of:=IF(ISNUMBER(SEARCH(&quot;Test&quot;;[.A695]));[.A695];&quot;&quot;)">
            <text:p/>
          </table:table-cell>
        </table:table-row>
        <table:table-row table:style-name="ro1">
          <table:table-cell office:value-type="string" calcext:value-type="string">
            <text:p><text:s/>4032/10000 [===========&gt;..................] - ETA: 0s</text:p>
          </table:table-cell>
          <table:table-cell table:number-columns-repeated="4"/>
          <table:table-cell table:formula="of:=IF(ISNUMBER(SEARCH(&quot;Test&quot;;[.A696]));[.A696];&quot;&quot;)">
            <text:p/>
          </table:table-cell>
        </table:table-row>
        <table:table-row table:style-name="ro1">
          <table:table-cell office:value-type="string" calcext:value-type="string">
            <text:p><text:s/>4352/10000 [============&gt;.................] - ETA: 0s</text:p>
          </table:table-cell>
          <table:table-cell table:number-columns-repeated="4"/>
          <table:table-cell table:formula="of:=IF(ISNUMBER(SEARCH(&quot;Test&quot;;[.A697]));[.A697];&quot;&quot;)">
            <text:p/>
          </table:table-cell>
        </table:table-row>
        <table:table-row table:style-name="ro1">
          <table:table-cell office:value-type="string" calcext:value-type="string">
            <text:p><text:s/>4544/10000 [============&gt;.................] - ETA: 0s</text:p>
          </table:table-cell>
          <table:table-cell table:number-columns-repeated="4"/>
          <table:table-cell table:formula="of:=IF(ISNUMBER(SEARCH(&quot;Test&quot;;[.A698]));[.A698];&quot;&quot;)">
            <text:p/>
          </table:table-cell>
        </table:table-row>
        <table:table-row table:style-name="ro1">
          <table:table-cell office:value-type="string" calcext:value-type="string">
            <text:p><text:s/>4992/10000 [=============&gt;................] - ETA: 0s</text:p>
          </table:table-cell>
          <table:table-cell table:number-columns-repeated="4"/>
          <table:table-cell table:formula="of:=IF(ISNUMBER(SEARCH(&quot;Test&quot;;[.A699]));[.A699];&quot;&quot;)">
            <text:p/>
          </table:table-cell>
        </table:table-row>
        <table:table-row table:style-name="ro1">
          <table:table-cell office:value-type="string" calcext:value-type="string">
            <text:p><text:s/>5472/10000 [===============&gt;..............] - ETA: 0s</text:p>
          </table:table-cell>
          <table:table-cell table:number-columns-repeated="4"/>
          <table:table-cell table:formula="of:=IF(ISNUMBER(SEARCH(&quot;Test&quot;;[.A700]));[.A700];&quot;&quot;)">
            <text:p/>
          </table:table-cell>
        </table:table-row>
        <table:table-row table:style-name="ro1">
          <table:table-cell office:value-type="string" calcext:value-type="string">
            <text:p><text:s/>5824/10000 [================&gt;.............] - ETA: 0s</text:p>
          </table:table-cell>
          <table:table-cell table:number-columns-repeated="4"/>
          <table:table-cell table:formula="of:=IF(ISNUMBER(SEARCH(&quot;Test&quot;;[.A701]));[.A701];&quot;&quot;)">
            <text:p/>
          </table:table-cell>
        </table:table-row>
        <table:table-row table:style-name="ro1">
          <table:table-cell office:value-type="string" calcext:value-type="string">
            <text:p><text:s/>6208/10000 [=================&gt;............] - ETA: 0s</text:p>
          </table:table-cell>
          <table:table-cell table:number-columns-repeated="4"/>
          <table:table-cell table:formula="of:=IF(ISNUMBER(SEARCH(&quot;Test&quot;;[.A702]));[.A702];&quot;&quot;)">
            <text:p/>
          </table:table-cell>
        </table:table-row>
        <table:table-row table:style-name="ro1">
          <table:table-cell office:value-type="string" calcext:value-type="string">
            <text:p><text:s/>6752/10000 [===================&gt;..........] - ETA: 0s</text:p>
          </table:table-cell>
          <table:table-cell table:number-columns-repeated="4"/>
          <table:table-cell table:formula="of:=IF(ISNUMBER(SEARCH(&quot;Test&quot;;[.A703]));[.A703];&quot;&quot;)">
            <text:p/>
          </table:table-cell>
        </table:table-row>
        <table:table-row table:style-name="ro1">
          <table:table-cell office:value-type="string" calcext:value-type="string">
            <text:p><text:s/>7200/10000 [====================&gt;.........] - ETA: 0s</text:p>
          </table:table-cell>
          <table:table-cell table:number-columns-repeated="4"/>
          <table:table-cell table:formula="of:=IF(ISNUMBER(SEARCH(&quot;Test&quot;;[.A704]));[.A704];&quot;&quot;)">
            <text:p/>
          </table:table-cell>
        </table:table-row>
        <table:table-row table:style-name="ro1">
          <table:table-cell office:value-type="string" calcext:value-type="string">
            <text:p><text:s/>7584/10000 [=====================&gt;........] - ETA: 0s</text:p>
          </table:table-cell>
          <table:table-cell table:number-columns-repeated="4"/>
          <table:table-cell table:formula="of:=IF(ISNUMBER(SEARCH(&quot;Test&quot;;[.A705]));[.A705];&quot;&quot;)">
            <text:p/>
          </table:table-cell>
        </table:table-row>
        <table:table-row table:style-name="ro1">
          <table:table-cell office:value-type="string" calcext:value-type="string">
            <text:p><text:s/>8000/10000 [=======================&gt;......] - ETA: 0s</text:p>
          </table:table-cell>
          <table:table-cell table:number-columns-repeated="4"/>
          <table:table-cell table:formula="of:=IF(ISNUMBER(SEARCH(&quot;Test&quot;;[.A706]));[.A706];&quot;&quot;)">
            <text:p/>
          </table:table-cell>
        </table:table-row>
        <table:table-row table:style-name="ro1">
          <table:table-cell office:value-type="string" calcext:value-type="string">
            <text:p><text:s/>8320/10000 [=======================&gt;......] - ETA: 0s</text:p>
          </table:table-cell>
          <table:table-cell table:number-columns-repeated="4"/>
          <table:table-cell table:formula="of:=IF(ISNUMBER(SEARCH(&quot;Test&quot;;[.A707]));[.A707];&quot;&quot;)">
            <text:p/>
          </table:table-cell>
        </table:table-row>
        <table:table-row table:style-name="ro1">
          <table:table-cell office:value-type="string" calcext:value-type="string">
            <text:p><text:s/>8672/10000 [=========================&gt;....] - ETA: 0s</text:p>
          </table:table-cell>
          <table:table-cell table:number-columns-repeated="4"/>
          <table:table-cell table:formula="of:=IF(ISNUMBER(SEARCH(&quot;Test&quot;;[.A708]));[.A708];&quot;&quot;)">
            <text:p/>
          </table:table-cell>
        </table:table-row>
        <table:table-row table:style-name="ro1">
          <table:table-cell office:value-type="string" calcext:value-type="string">
            <text:p><text:s/>9024/10000 [==========================&gt;...] - ETA: 0s</text:p>
          </table:table-cell>
          <table:table-cell table:number-columns-repeated="4"/>
          <table:table-cell table:formula="of:=IF(ISNUMBER(SEARCH(&quot;Test&quot;;[.A709]));[.A709];&quot;&quot;)">
            <text:p/>
          </table:table-cell>
        </table:table-row>
        <table:table-row table:style-name="ro1">
          <table:table-cell office:value-type="string" calcext:value-type="string">
            <text:p><text:s/>9408/10000 [===========================&gt;..] - ETA: 0s</text:p>
          </table:table-cell>
          <table:table-cell table:number-columns-repeated="4"/>
          <table:table-cell table:formula="of:=IF(ISNUMBER(SEARCH(&quot;Test&quot;;[.A710]));[.A710];&quot;&quot;)">
            <text:p/>
          </table:table-cell>
        </table:table-row>
        <table:table-row table:style-name="ro1">
          <table:table-cell office:value-type="string" calcext:value-type="string">
            <text:p><text:s/>9888/10000 [============================&gt;.] - ETA: 0s</text:p>
          </table:table-cell>
          <table:table-cell table:number-columns-repeated="4"/>
          <table:table-cell table:formula="of:=IF(ISNUMBER(SEARCH(&quot;Test&quot;;[.A711]));[.A711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21us/step</text:p>
          </table:table-cell>
          <table:table-cell table:number-columns-repeated="4"/>
          <table:table-cell table:formula="of:=IF(ISNUMBER(SEARCH(&quot;Test&quot;;[.A712]));[.A712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7, 7): <text:s/>1.3071095027923585</text:p>
          </table:table-cell>
          <table:table-cell table:number-columns-repeated="4"/>
          <table:table-cell table:formula="of:=IF(ISNUMBER(SEARCH(&quot;Test&quot;;[.A713]));[.A713];&quot;&quot;)" office:value-type="string" office:string-value="Test loss kernel: (7, 7) stride: (7, 7):  1.3071095027923585" calcext:value-type="string">
            <text:p>Test loss kernel: (7, 7) stride: (7, 7): <text:s/>1.3071095027923585</text:p>
          </table:table-cell>
        </table:table-row>
        <table:table-row table:style-name="ro1">
          <table:table-cell office:value-type="string" calcext:value-type="string">
            <text:p>Test accuracy kernel: (7, 7) stride: (7, 7): <text:s/>0.5333</text:p>
          </table:table-cell>
          <table:table-cell table:number-columns-repeated="4"/>
          <table:table-cell table:formula="of:=IF(ISNUMBER(SEARCH(&quot;Test&quot;;[.A714]));[.A714];&quot;&quot;)" office:value-type="string" office:string-value="Test accuracy kernel: (7, 7) stride: (7, 7):  0.5333" calcext:value-type="string">
            <text:p>Test accuracy kernel: (7, 7) stride: (7, 7): <text:s/>0.5333</text:p>
          </table:table-cell>
        </table:table-row>
        <table:table-row table:style-name="ro1">
          <table:table-cell table:number-columns-repeated="5"/>
          <table:table-cell table:formula="of:=IF(ISNUMBER(SEARCH(&quot;Test&quot;;[.A715]));[.A715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716]));[.A716];&quot;&quot;)">
            <text:p/>
          </table:table-cell>
        </table:table-row>
        <table:table-row table:style-name="ro1">
          <table:table-cell office:value-type="string" calcext:value-type="string">
            <text:p><text:s text:c="2"/>448/10000 [&gt;.............................] - ETA: 1s</text:p>
          </table:table-cell>
          <table:table-cell table:number-columns-repeated="4"/>
          <table:table-cell table:formula="of:=IF(ISNUMBER(SEARCH(&quot;Test&quot;;[.A717]));[.A717];&quot;&quot;)">
            <text:p/>
          </table:table-cell>
        </table:table-row>
        <table:table-row table:style-name="ro1">
          <table:table-cell office:value-type="string" calcext:value-type="string">
            <text:p><text:s text:c="2"/>832/10000 [=&gt;............................] - ETA: 1s</text:p>
          </table:table-cell>
          <table:table-cell table:number-columns-repeated="4"/>
          <table:table-cell table:formula="of:=IF(ISNUMBER(SEARCH(&quot;Test&quot;;[.A718]));[.A718];&quot;&quot;)">
            <text:p/>
          </table:table-cell>
        </table:table-row>
        <table:table-row table:style-name="ro1">
          <table:table-cell office:value-type="string" calcext:value-type="string">
            <text:p><text:s/>1376/10000 [===&gt;..........................] - ETA: 0s</text:p>
          </table:table-cell>
          <table:table-cell table:number-columns-repeated="4"/>
          <table:table-cell table:formula="of:=IF(ISNUMBER(SEARCH(&quot;Test&quot;;[.A719]));[.A719];&quot;&quot;)">
            <text:p/>
          </table:table-cell>
        </table:table-row>
        <table:table-row table:style-name="ro1">
          <table:table-cell office:value-type="string" calcext:value-type="string">
            <text:p><text:s/>2016/10000 [=====&gt;........................] - ETA: 0s</text:p>
          </table:table-cell>
          <table:table-cell table:number-columns-repeated="4"/>
          <table:table-cell table:formula="of:=IF(ISNUMBER(SEARCH(&quot;Test&quot;;[.A720]));[.A720];&quot;&quot;)">
            <text:p/>
          </table:table-cell>
        </table:table-row>
        <table:table-row table:style-name="ro1">
          <table:table-cell office:value-type="string" calcext:value-type="string">
            <text:p><text:s/>2592/10000 [======&gt;.......................] - ETA: 0s</text:p>
          </table:table-cell>
          <table:table-cell table:number-columns-repeated="4"/>
          <table:table-cell table:formula="of:=IF(ISNUMBER(SEARCH(&quot;Test&quot;;[.A721]));[.A721];&quot;&quot;)">
            <text:p/>
          </table:table-cell>
        </table:table-row>
        <table:table-row table:style-name="ro1">
          <table:table-cell office:value-type="string" calcext:value-type="string">
            <text:p><text:s/>3200/10000 [========&gt;.....................] - ETA: 0s</text:p>
          </table:table-cell>
          <table:table-cell table:number-columns-repeated="4"/>
          <table:table-cell table:formula="of:=IF(ISNUMBER(SEARCH(&quot;Test&quot;;[.A722]));[.A722];&quot;&quot;)">
            <text:p/>
          </table:table-cell>
        </table:table-row>
        <table:table-row table:style-name="ro1">
          <table:table-cell office:value-type="string" calcext:value-type="string">
            <text:p><text:s/>3552/10000 [=========&gt;....................] - ETA: 0s</text:p>
          </table:table-cell>
          <table:table-cell table:number-columns-repeated="4"/>
          <table:table-cell table:formula="of:=IF(ISNUMBER(SEARCH(&quot;Test&quot;;[.A723]));[.A723];&quot;&quot;)">
            <text:p/>
          </table:table-cell>
        </table:table-row>
        <table:table-row table:style-name="ro1">
          <table:table-cell office:value-type="string" calcext:value-type="string">
            <text:p><text:s/>3872/10000 [==========&gt;...................] - ETA: 0s</text:p>
          </table:table-cell>
          <table:table-cell table:number-columns-repeated="4"/>
          <table:table-cell table:formula="of:=IF(ISNUMBER(SEARCH(&quot;Test&quot;;[.A724]));[.A724];&quot;&quot;)">
            <text:p/>
          </table:table-cell>
        </table:table-row>
        <table:table-row table:style-name="ro1">
          <table:table-cell office:value-type="string" calcext:value-type="string">
            <text:p><text:s/>4160/10000 [===========&gt;..................] - ETA: 0s</text:p>
          </table:table-cell>
          <table:table-cell table:number-columns-repeated="4"/>
          <table:table-cell table:formula="of:=IF(ISNUMBER(SEARCH(&quot;Test&quot;;[.A725]));[.A725];&quot;&quot;)">
            <text:p/>
          </table:table-cell>
        </table:table-row>
        <table:table-row table:style-name="ro1">
          <table:table-cell office:value-type="string" calcext:value-type="string">
            <text:p><text:s/>4704/10000 [=============&gt;................] - ETA: 0s</text:p>
          </table:table-cell>
          <table:table-cell table:number-columns-repeated="4"/>
          <table:table-cell table:formula="of:=IF(ISNUMBER(SEARCH(&quot;Test&quot;;[.A726]));[.A726];&quot;&quot;)">
            <text:p/>
          </table:table-cell>
        </table:table-row>
        <table:table-row table:style-name="ro1">
          <table:table-cell office:value-type="string" calcext:value-type="string">
            <text:p><text:s/>5280/10000 [==============&gt;...............] - ETA: 0s</text:p>
          </table:table-cell>
          <table:table-cell table:number-columns-repeated="4"/>
          <table:table-cell table:formula="of:=IF(ISNUMBER(SEARCH(&quot;Test&quot;;[.A727]));[.A727];&quot;&quot;)">
            <text:p/>
          </table:table-cell>
        </table:table-row>
        <table:table-row table:style-name="ro1">
          <table:table-cell office:value-type="string" calcext:value-type="string">
            <text:p><text:s/>5856/10000 [================&gt;.............] - ETA: 0s</text:p>
          </table:table-cell>
          <table:table-cell table:number-columns-repeated="4"/>
          <table:table-cell table:formula="of:=IF(ISNUMBER(SEARCH(&quot;Test&quot;;[.A728]));[.A728];&quot;&quot;)">
            <text:p/>
          </table:table-cell>
        </table:table-row>
        <table:table-row table:style-name="ro1">
          <table:table-cell office:value-type="string" calcext:value-type="string">
            <text:p><text:s/>6240/10000 [=================&gt;............] - ETA: 0s</text:p>
          </table:table-cell>
          <table:table-cell table:number-columns-repeated="4"/>
          <table:table-cell table:formula="of:=IF(ISNUMBER(SEARCH(&quot;Test&quot;;[.A729]));[.A729];&quot;&quot;)">
            <text:p/>
          </table:table-cell>
        </table:table-row>
        <table:table-row table:style-name="ro1">
          <table:table-cell office:value-type="string" calcext:value-type="string">
            <text:p><text:s/>6688/10000 [===================&gt;..........] - ETA: 0s</text:p>
          </table:table-cell>
          <table:table-cell table:number-columns-repeated="4"/>
          <table:table-cell table:formula="of:=IF(ISNUMBER(SEARCH(&quot;Test&quot;;[.A730]));[.A730];&quot;&quot;)">
            <text:p/>
          </table:table-cell>
        </table:table-row>
        <table:table-row table:style-name="ro1">
          <table:table-cell office:value-type="string" calcext:value-type="string">
            <text:p><text:s/>7136/10000 [====================&gt;.........] - ETA: 0s</text:p>
          </table:table-cell>
          <table:table-cell table:number-columns-repeated="4"/>
          <table:table-cell table:formula="of:=IF(ISNUMBER(SEARCH(&quot;Test&quot;;[.A731]));[.A731];&quot;&quot;)">
            <text:p/>
          </table:table-cell>
        </table:table-row>
        <table:table-row table:style-name="ro1">
          <table:table-cell office:value-type="string" calcext:value-type="string">
            <text:p><text:s/>7520/10000 [=====================&gt;........] - ETA: 0s</text:p>
          </table:table-cell>
          <table:table-cell table:number-columns-repeated="4"/>
          <table:table-cell table:formula="of:=IF(ISNUMBER(SEARCH(&quot;Test&quot;;[.A732]));[.A732];&quot;&quot;)">
            <text:p/>
          </table:table-cell>
        </table:table-row>
        <table:table-row table:style-name="ro1">
          <table:table-cell office:value-type="string" calcext:value-type="string">
            <text:p><text:s/>7904/10000 [======================&gt;.......] - ETA: 0s</text:p>
          </table:table-cell>
          <table:table-cell table:number-columns-repeated="4"/>
          <table:table-cell table:formula="of:=IF(ISNUMBER(SEARCH(&quot;Test&quot;;[.A733]));[.A733];&quot;&quot;)">
            <text:p/>
          </table:table-cell>
        </table:table-row>
        <table:table-row table:style-name="ro1">
          <table:table-cell office:value-type="string" calcext:value-type="string">
            <text:p><text:s/>8288/10000 [=======================&gt;......] - ETA: 0s</text:p>
          </table:table-cell>
          <table:table-cell table:number-columns-repeated="4"/>
          <table:table-cell table:formula="of:=IF(ISNUMBER(SEARCH(&quot;Test&quot;;[.A734]));[.A734];&quot;&quot;)">
            <text:p/>
          </table:table-cell>
        </table:table-row>
        <table:table-row table:style-name="ro1">
          <table:table-cell office:value-type="string" calcext:value-type="string">
            <text:p><text:s/>8704/10000 [=========================&gt;....] - ETA: 0s</text:p>
          </table:table-cell>
          <table:table-cell table:number-columns-repeated="4"/>
          <table:table-cell table:formula="of:=IF(ISNUMBER(SEARCH(&quot;Test&quot;;[.A735]));[.A735];&quot;&quot;)">
            <text:p/>
          </table:table-cell>
        </table:table-row>
        <table:table-row table:style-name="ro1">
          <table:table-cell office:value-type="string" calcext:value-type="string">
            <text:p><text:s/>9056/10000 [==========================&gt;...] - ETA: 0s</text:p>
          </table:table-cell>
          <table:table-cell table:number-columns-repeated="4"/>
          <table:table-cell table:formula="of:=IF(ISNUMBER(SEARCH(&quot;Test&quot;;[.A736]));[.A736];&quot;&quot;)">
            <text:p/>
          </table:table-cell>
        </table:table-row>
        <table:table-row table:style-name="ro1">
          <table:table-cell office:value-type="string" calcext:value-type="string">
            <text:p><text:s/>9440/10000 [===========================&gt;..] - ETA: 0s</text:p>
          </table:table-cell>
          <table:table-cell table:number-columns-repeated="4"/>
          <table:table-cell table:formula="of:=IF(ISNUMBER(SEARCH(&quot;Test&quot;;[.A737]));[.A737];&quot;&quot;)">
            <text:p/>
          </table:table-cell>
        </table:table-row>
        <table:table-row table:style-name="ro1">
          <table:table-cell office:value-type="string" calcext:value-type="string">
            <text:p><text:s/>9792/10000 [============================&gt;.] - ETA: 0s</text:p>
          </table:table-cell>
          <table:table-cell table:number-columns-repeated="4"/>
          <table:table-cell table:formula="of:=IF(ISNUMBER(SEARCH(&quot;Test&quot;;[.A738]));[.A738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17us/step</text:p>
          </table:table-cell>
          <table:table-cell table:number-columns-repeated="4"/>
          <table:table-cell table:formula="of:=IF(ISNUMBER(SEARCH(&quot;Test&quot;;[.A739]));[.A739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7, 7) dropout: <text:s/>1.3035701089859009</text:p>
          </table:table-cell>
          <table:table-cell table:number-columns-repeated="4"/>
          <table:table-cell table:formula="of:=IF(ISNUMBER(SEARCH(&quot;Test&quot;;[.A740]));[.A740];&quot;&quot;)" office:value-type="string" office:string-value="Test loss kernel: (7, 7) stride: (7, 7) dropout:  1.3035701089859009" calcext:value-type="string">
            <text:p>Test loss kernel: (7, 7) stride: (7, 7) dropout: <text:s/>1.3035701089859009</text:p>
          </table:table-cell>
        </table:table-row>
        <table:table-row table:style-name="ro1">
          <table:table-cell office:value-type="string" calcext:value-type="string">
            <text:p>Test accuracy kernel: (7, 7) stride: (7, 7) dropout: <text:s/>0.5332</text:p>
          </table:table-cell>
          <table:table-cell table:number-columns-repeated="4"/>
          <table:table-cell table:formula="of:=IF(ISNUMBER(SEARCH(&quot;Test&quot;;[.A741]));[.A741];&quot;&quot;)" office:value-type="string" office:string-value="Test accuracy kernel: (7, 7) stride: (7, 7) dropout:  0.5332" calcext:value-type="string">
            <text:p>Test accuracy kernel: (7, 7) stride: (7, 7) dropout: <text:s/>0.5332</text:p>
          </table:table-cell>
        </table:table-row>
        <table:table-row table:style-name="ro1">
          <table:table-cell table:number-columns-repeated="5"/>
          <table:table-cell table:formula="of:=IF(ISNUMBER(SEARCH(&quot;Test&quot;;[.A742]));[.A742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743]));[.A743];&quot;&quot;)">
            <text:p/>
          </table:table-cell>
        </table:table-row>
        <table:table-row table:style-name="ro1">
          <table:table-cell office:value-type="string" calcext:value-type="string">
            <text:p><text:s text:c="2"/>448/10000 [&gt;.............................] - ETA: 1s</text:p>
          </table:table-cell>
          <table:table-cell table:number-columns-repeated="4"/>
          <table:table-cell table:formula="of:=IF(ISNUMBER(SEARCH(&quot;Test&quot;;[.A744]));[.A744];&quot;&quot;)">
            <text:p/>
          </table:table-cell>
        </table:table-row>
        <table:table-row table:style-name="ro1">
          <table:table-cell office:value-type="string" calcext:value-type="string">
            <text:p><text:s text:c="2"/>896/10000 [=&gt;............................] - ETA: 1s</text:p>
          </table:table-cell>
          <table:table-cell table:number-columns-repeated="4"/>
          <table:table-cell table:formula="of:=IF(ISNUMBER(SEARCH(&quot;Test&quot;;[.A745]));[.A745];&quot;&quot;)">
            <text:p/>
          </table:table-cell>
        </table:table-row>
        <table:table-row table:style-name="ro1">
          <table:table-cell office:value-type="string" calcext:value-type="string">
            <text:p><text:s/>1472/10000 [===&gt;..........................] - ETA: 0s</text:p>
          </table:table-cell>
          <table:table-cell table:number-columns-repeated="4"/>
          <table:table-cell table:formula="of:=IF(ISNUMBER(SEARCH(&quot;Test&quot;;[.A746]));[.A746];&quot;&quot;)">
            <text:p/>
          </table:table-cell>
        </table:table-row>
        <table:table-row table:style-name="ro1">
          <table:table-cell office:value-type="string" calcext:value-type="string">
            <text:p><text:s/>2080/10000 [=====&gt;........................] - ETA: 0s</text:p>
          </table:table-cell>
          <table:table-cell table:number-columns-repeated="4"/>
          <table:table-cell table:formula="of:=IF(ISNUMBER(SEARCH(&quot;Test&quot;;[.A747]));[.A747];&quot;&quot;)">
            <text:p/>
          </table:table-cell>
        </table:table-row>
        <table:table-row table:style-name="ro1">
          <table:table-cell office:value-type="string" calcext:value-type="string">
            <text:p><text:s/>2720/10000 [=======&gt;......................] - ETA: 0s</text:p>
          </table:table-cell>
          <table:table-cell table:number-columns-repeated="4"/>
          <table:table-cell table:formula="of:=IF(ISNUMBER(SEARCH(&quot;Test&quot;;[.A748]));[.A748];&quot;&quot;)">
            <text:p/>
          </table:table-cell>
        </table:table-row>
        <table:table-row table:style-name="ro1">
          <table:table-cell office:value-type="string" calcext:value-type="string">
            <text:p><text:s/>3328/10000 [========&gt;.....................] - ETA: 0s</text:p>
          </table:table-cell>
          <table:table-cell table:number-columns-repeated="4"/>
          <table:table-cell table:formula="of:=IF(ISNUMBER(SEARCH(&quot;Test&quot;;[.A749]));[.A749];&quot;&quot;)">
            <text:p/>
          </table:table-cell>
        </table:table-row>
        <table:table-row table:style-name="ro1">
          <table:table-cell office:value-type="string" calcext:value-type="string">
            <text:p><text:s/>3808/10000 [==========&gt;...................] - ETA: 0s</text:p>
          </table:table-cell>
          <table:table-cell table:number-columns-repeated="4"/>
          <table:table-cell table:formula="of:=IF(ISNUMBER(SEARCH(&quot;Test&quot;;[.A750]));[.A750];&quot;&quot;)">
            <text:p/>
          </table:table-cell>
        </table:table-row>
        <table:table-row table:style-name="ro1">
          <table:table-cell office:value-type="string" calcext:value-type="string">
            <text:p><text:s/>4128/10000 [===========&gt;..................] - ETA: 0s</text:p>
          </table:table-cell>
          <table:table-cell table:number-columns-repeated="4"/>
          <table:table-cell table:formula="of:=IF(ISNUMBER(SEARCH(&quot;Test&quot;;[.A751]));[.A751];&quot;&quot;)">
            <text:p/>
          </table:table-cell>
        </table:table-row>
        <table:table-row table:style-name="ro1">
          <table:table-cell office:value-type="string" calcext:value-type="string">
            <text:p><text:s/>4384/10000 [============&gt;.................] - ETA: 0s</text:p>
          </table:table-cell>
          <table:table-cell table:number-columns-repeated="4"/>
          <table:table-cell table:formula="of:=IF(ISNUMBER(SEARCH(&quot;Test&quot;;[.A752]));[.A752];&quot;&quot;)">
            <text:p/>
          </table:table-cell>
        </table:table-row>
        <table:table-row table:style-name="ro1">
          <table:table-cell office:value-type="string" calcext:value-type="string">
            <text:p><text:s/>4896/10000 [=============&gt;................] - ETA: 0s</text:p>
          </table:table-cell>
          <table:table-cell table:number-columns-repeated="4"/>
          <table:table-cell table:formula="of:=IF(ISNUMBER(SEARCH(&quot;Test&quot;;[.A753]));[.A753];&quot;&quot;)">
            <text:p/>
          </table:table-cell>
        </table:table-row>
        <table:table-row table:style-name="ro1">
          <table:table-cell office:value-type="string" calcext:value-type="string">
            <text:p><text:s/>5472/10000 [===============&gt;..............] - ETA: 0s</text:p>
          </table:table-cell>
          <table:table-cell table:number-columns-repeated="4"/>
          <table:table-cell table:formula="of:=IF(ISNUMBER(SEARCH(&quot;Test&quot;;[.A754]));[.A754];&quot;&quot;)">
            <text:p/>
          </table:table-cell>
        </table:table-row>
        <table:table-row table:style-name="ro1">
          <table:table-cell office:value-type="string" calcext:value-type="string">
            <text:p><text:s/>6048/10000 [=================&gt;............] - ETA: 0s</text:p>
          </table:table-cell>
          <table:table-cell table:number-columns-repeated="4"/>
          <table:table-cell table:formula="of:=IF(ISNUMBER(SEARCH(&quot;Test&quot;;[.A755]));[.A755];&quot;&quot;)">
            <text:p/>
          </table:table-cell>
        </table:table-row>
        <table:table-row table:style-name="ro1">
          <table:table-cell office:value-type="string" calcext:value-type="string">
            <text:p><text:s/>6496/10000 [==================&gt;...........] - ETA: 0s</text:p>
          </table:table-cell>
          <table:table-cell table:number-columns-repeated="4"/>
          <table:table-cell table:formula="of:=IF(ISNUMBER(SEARCH(&quot;Test&quot;;[.A756]));[.A756];&quot;&quot;)">
            <text:p/>
          </table:table-cell>
        </table:table-row>
        <table:table-row table:style-name="ro1">
          <table:table-cell office:value-type="string" calcext:value-type="string">
            <text:p><text:s/>6848/10000 [===================&gt;..........] - ETA: 0s</text:p>
          </table:table-cell>
          <table:table-cell table:number-columns-repeated="4"/>
          <table:table-cell table:formula="of:=IF(ISNUMBER(SEARCH(&quot;Test&quot;;[.A757]));[.A757];&quot;&quot;)">
            <text:p/>
          </table:table-cell>
        </table:table-row>
        <table:table-row table:style-name="ro1">
          <table:table-cell office:value-type="string" calcext:value-type="string">
            <text:p><text:s/>7328/10000 [====================&gt;.........] - ETA: 0s</text:p>
          </table:table-cell>
          <table:table-cell table:number-columns-repeated="4"/>
          <table:table-cell table:formula="of:=IF(ISNUMBER(SEARCH(&quot;Test&quot;;[.A758]));[.A758];&quot;&quot;)">
            <text:p/>
          </table:table-cell>
        </table:table-row>
        <table:table-row table:style-name="ro1">
          <table:table-cell office:value-type="string" calcext:value-type="string">
            <text:p><text:s/>7744/10000 [======================&gt;.......] - ETA: 0s</text:p>
          </table:table-cell>
          <table:table-cell table:number-columns-repeated="4"/>
          <table:table-cell table:formula="of:=IF(ISNUMBER(SEARCH(&quot;Test&quot;;[.A759]));[.A759];&quot;&quot;)">
            <text:p/>
          </table:table-cell>
        </table:table-row>
        <table:table-row table:style-name="ro1">
          <table:table-cell office:value-type="string" calcext:value-type="string">
            <text:p><text:s/>8192/10000 [=======================&gt;......] - ETA: 0s</text:p>
          </table:table-cell>
          <table:table-cell table:number-columns-repeated="4"/>
          <table:table-cell table:formula="of:=IF(ISNUMBER(SEARCH(&quot;Test&quot;;[.A760]));[.A760];&quot;&quot;)">
            <text:p/>
          </table:table-cell>
        </table:table-row>
        <table:table-row table:style-name="ro1">
          <table:table-cell office:value-type="string" calcext:value-type="string">
            <text:p><text:s/>8608/10000 [========================&gt;.....] - ETA: 0s</text:p>
          </table:table-cell>
          <table:table-cell table:number-columns-repeated="4"/>
          <table:table-cell table:formula="of:=IF(ISNUMBER(SEARCH(&quot;Test&quot;;[.A761]));[.A761];&quot;&quot;)">
            <text:p/>
          </table:table-cell>
        </table:table-row>
        <table:table-row table:style-name="ro1">
          <table:table-cell office:value-type="string" calcext:value-type="string">
            <text:p><text:s/>8992/10000 [=========================&gt;....] - ETA: 0s</text:p>
          </table:table-cell>
          <table:table-cell table:number-columns-repeated="4"/>
          <table:table-cell table:formula="of:=IF(ISNUMBER(SEARCH(&quot;Test&quot;;[.A762]));[.A762];&quot;&quot;)">
            <text:p/>
          </table:table-cell>
        </table:table-row>
        <table:table-row table:style-name="ro1">
          <table:table-cell office:value-type="string" calcext:value-type="string">
            <text:p><text:s/>9280/10000 [==========================&gt;...] - ETA: 0s</text:p>
          </table:table-cell>
          <table:table-cell table:number-columns-repeated="4"/>
          <table:table-cell table:formula="of:=IF(ISNUMBER(SEARCH(&quot;Test&quot;;[.A763]));[.A763];&quot;&quot;)">
            <text:p/>
          </table:table-cell>
        </table:table-row>
        <table:table-row table:style-name="ro1">
          <table:table-cell office:value-type="string" calcext:value-type="string">
            <text:p><text:s/>9664/10000 [===========================&gt;..] - ETA: 0s</text:p>
          </table:table-cell>
          <table:table-cell table:number-columns-repeated="4"/>
          <table:table-cell table:formula="of:=IF(ISNUMBER(SEARCH(&quot;Test&quot;;[.A764]));[.A764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16us/step</text:p>
          </table:table-cell>
          <table:table-cell table:number-columns-repeated="4"/>
          <table:table-cell table:formula="of:=IF(ISNUMBER(SEARCH(&quot;Test&quot;;[.A765]));[.A765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8, 8): <text:s/>1.4269342395782472</text:p>
          </table:table-cell>
          <table:table-cell table:number-columns-repeated="4"/>
          <table:table-cell table:formula="of:=IF(ISNUMBER(SEARCH(&quot;Test&quot;;[.A766]));[.A766];&quot;&quot;)" office:value-type="string" office:string-value="Test loss kernel: (7, 7) stride: (8, 8):  1.4269342395782472" calcext:value-type="string">
            <text:p>Test loss kernel: (7, 7) stride: (8, 8): <text:s/>1.4269342395782472</text:p>
          </table:table-cell>
        </table:table-row>
        <table:table-row table:style-name="ro1">
          <table:table-cell office:value-type="string" calcext:value-type="string">
            <text:p>Test accuracy kernel: (7, 7) stride: (8, 8): <text:s/>0.4945</text:p>
          </table:table-cell>
          <table:table-cell table:number-columns-repeated="4"/>
          <table:table-cell table:formula="of:=IF(ISNUMBER(SEARCH(&quot;Test&quot;;[.A767]));[.A767];&quot;&quot;)" office:value-type="string" office:string-value="Test accuracy kernel: (7, 7) stride: (8, 8):  0.4945" calcext:value-type="string">
            <text:p>Test accuracy kernel: (7, 7) stride: (8, 8): <text:s/>0.4945</text:p>
          </table:table-cell>
        </table:table-row>
        <table:table-row table:style-name="ro1">
          <table:table-cell table:number-columns-repeated="5"/>
          <table:table-cell table:formula="of:=IF(ISNUMBER(SEARCH(&quot;Test&quot;;[.A768]));[.A768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769]));[.A769];&quot;&quot;)">
            <text:p/>
          </table:table-cell>
        </table:table-row>
        <table:table-row table:style-name="ro1">
          <table:table-cell office:value-type="string" calcext:value-type="string">
            <text:p><text:s text:c="2"/>448/10000 [&gt;.............................] - ETA: 1s</text:p>
          </table:table-cell>
          <table:table-cell table:number-columns-repeated="4"/>
          <table:table-cell table:formula="of:=IF(ISNUMBER(SEARCH(&quot;Test&quot;;[.A770]));[.A770];&quot;&quot;)">
            <text:p/>
          </table:table-cell>
        </table:table-row>
        <table:table-row table:style-name="ro1">
          <table:table-cell office:value-type="string" calcext:value-type="string">
            <text:p><text:s text:c="2"/>864/10000 [=&gt;............................] - ETA: 1s</text:p>
          </table:table-cell>
          <table:table-cell table:number-columns-repeated="4"/>
          <table:table-cell table:formula="of:=IF(ISNUMBER(SEARCH(&quot;Test&quot;;[.A771]));[.A771];&quot;&quot;)">
            <text:p/>
          </table:table-cell>
        </table:table-row>
        <table:table-row table:style-name="ro1">
          <table:table-cell office:value-type="string" calcext:value-type="string">
            <text:p><text:s/>1408/10000 [===&gt;..........................] - ETA: 0s</text:p>
          </table:table-cell>
          <table:table-cell table:number-columns-repeated="4"/>
          <table:table-cell table:formula="of:=IF(ISNUMBER(SEARCH(&quot;Test&quot;;[.A772]));[.A772];&quot;&quot;)">
            <text:p/>
          </table:table-cell>
        </table:table-row>
        <table:table-row table:style-name="ro1">
          <table:table-cell office:value-type="string" calcext:value-type="string">
            <text:p><text:s/>1984/10000 [====&gt;.........................] - ETA: 0s</text:p>
          </table:table-cell>
          <table:table-cell table:number-columns-repeated="4"/>
          <table:table-cell table:formula="of:=IF(ISNUMBER(SEARCH(&quot;Test&quot;;[.A773]));[.A773];&quot;&quot;)">
            <text:p/>
          </table:table-cell>
        </table:table-row>
        <table:table-row table:style-name="ro1">
          <table:table-cell office:value-type="string" calcext:value-type="string">
            <text:p><text:s/>2560/10000 [======&gt;.......................] - ETA: 0s</text:p>
          </table:table-cell>
          <table:table-cell table:number-columns-repeated="4"/>
          <table:table-cell table:formula="of:=IF(ISNUMBER(SEARCH(&quot;Test&quot;;[.A774]));[.A774];&quot;&quot;)">
            <text:p/>
          </table:table-cell>
        </table:table-row>
        <table:table-row table:style-name="ro1">
          <table:table-cell office:value-type="string" calcext:value-type="string">
            <text:p><text:s/>3104/10000 [========&gt;.....................] - ETA: 0s</text:p>
          </table:table-cell>
          <table:table-cell table:number-columns-repeated="4"/>
          <table:table-cell table:formula="of:=IF(ISNUMBER(SEARCH(&quot;Test&quot;;[.A775]));[.A775];&quot;&quot;)">
            <text:p/>
          </table:table-cell>
        </table:table-row>
        <table:table-row table:style-name="ro1">
          <table:table-cell office:value-type="string" calcext:value-type="string">
            <text:p><text:s/>3456/10000 [=========&gt;....................] - ETA: 0s</text:p>
          </table:table-cell>
          <table:table-cell table:number-columns-repeated="4"/>
          <table:table-cell table:formula="of:=IF(ISNUMBER(SEARCH(&quot;Test&quot;;[.A776]));[.A776];&quot;&quot;)">
            <text:p/>
          </table:table-cell>
        </table:table-row>
        <table:table-row table:style-name="ro1">
          <table:table-cell office:value-type="string" calcext:value-type="string">
            <text:p><text:s/>3776/10000 [==========&gt;...................] - ETA: 0s</text:p>
          </table:table-cell>
          <table:table-cell table:number-columns-repeated="4"/>
          <table:table-cell table:formula="of:=IF(ISNUMBER(SEARCH(&quot;Test&quot;;[.A777]));[.A777];&quot;&quot;)">
            <text:p/>
          </table:table-cell>
        </table:table-row>
        <table:table-row table:style-name="ro1">
          <table:table-cell office:value-type="string" calcext:value-type="string">
            <text:p><text:s/>4064/10000 [===========&gt;..................] - ETA: 0s</text:p>
          </table:table-cell>
          <table:table-cell table:number-columns-repeated="4"/>
          <table:table-cell table:formula="of:=IF(ISNUMBER(SEARCH(&quot;Test&quot;;[.A778]));[.A778];&quot;&quot;)">
            <text:p/>
          </table:table-cell>
        </table:table-row>
        <table:table-row table:style-name="ro1">
          <table:table-cell office:value-type="string" calcext:value-type="string">
            <text:p><text:s/>4576/10000 [============&gt;.................] - ETA: 0s</text:p>
          </table:table-cell>
          <table:table-cell table:number-columns-repeated="4"/>
          <table:table-cell table:formula="of:=IF(ISNUMBER(SEARCH(&quot;Test&quot;;[.A779]));[.A779];&quot;&quot;)">
            <text:p/>
          </table:table-cell>
        </table:table-row>
        <table:table-row table:style-name="ro1">
          <table:table-cell office:value-type="string" calcext:value-type="string">
            <text:p><text:s/>5184/10000 [==============&gt;...............] - ETA: 0s</text:p>
          </table:table-cell>
          <table:table-cell table:number-columns-repeated="4"/>
          <table:table-cell table:formula="of:=IF(ISNUMBER(SEARCH(&quot;Test&quot;;[.A780]));[.A780];&quot;&quot;)">
            <text:p/>
          </table:table-cell>
        </table:table-row>
        <table:table-row table:style-name="ro1">
          <table:table-cell office:value-type="string" calcext:value-type="string">
            <text:p><text:s/>5728/10000 [================&gt;.............] - ETA: 0s</text:p>
          </table:table-cell>
          <table:table-cell table:number-columns-repeated="4"/>
          <table:table-cell table:formula="of:=IF(ISNUMBER(SEARCH(&quot;Test&quot;;[.A781]));[.A781];&quot;&quot;)">
            <text:p/>
          </table:table-cell>
        </table:table-row>
        <table:table-row table:style-name="ro1">
          <table:table-cell office:value-type="string" calcext:value-type="string">
            <text:p><text:s/>6080/10000 [=================&gt;............] - ETA: 0s</text:p>
          </table:table-cell>
          <table:table-cell table:number-columns-repeated="4"/>
          <table:table-cell table:formula="of:=IF(ISNUMBER(SEARCH(&quot;Test&quot;;[.A782]));[.A782];&quot;&quot;)">
            <text:p/>
          </table:table-cell>
        </table:table-row>
        <table:table-row table:style-name="ro1">
          <table:table-cell office:value-type="string" calcext:value-type="string">
            <text:p><text:s/>6432/10000 [==================&gt;...........] - ETA: 0s</text:p>
          </table:table-cell>
          <table:table-cell table:number-columns-repeated="4"/>
          <table:table-cell table:formula="of:=IF(ISNUMBER(SEARCH(&quot;Test&quot;;[.A783]));[.A783];&quot;&quot;)">
            <text:p/>
          </table:table-cell>
        </table:table-row>
        <table:table-row table:style-name="ro1">
          <table:table-cell office:value-type="string" calcext:value-type="string">
            <text:p><text:s/>6880/10000 [===================&gt;..........] - ETA: 0s</text:p>
          </table:table-cell>
          <table:table-cell table:number-columns-repeated="4"/>
          <table:table-cell table:formula="of:=IF(ISNUMBER(SEARCH(&quot;Test&quot;;[.A784]));[.A784];&quot;&quot;)">
            <text:p/>
          </table:table-cell>
        </table:table-row>
        <table:table-row table:style-name="ro1">
          <table:table-cell office:value-type="string" calcext:value-type="string">
            <text:p><text:s/>7328/10000 [====================&gt;.........] - ETA: 0s</text:p>
          </table:table-cell>
          <table:table-cell table:number-columns-repeated="4"/>
          <table:table-cell table:formula="of:=IF(ISNUMBER(SEARCH(&quot;Test&quot;;[.A785]));[.A785];&quot;&quot;)">
            <text:p/>
          </table:table-cell>
        </table:table-row>
        <table:table-row table:style-name="ro1">
          <table:table-cell office:value-type="string" calcext:value-type="string">
            <text:p><text:s/>7680/10000 [======================&gt;.......] - ETA: 0s</text:p>
          </table:table-cell>
          <table:table-cell table:number-columns-repeated="4"/>
          <table:table-cell table:formula="of:=IF(ISNUMBER(SEARCH(&quot;Test&quot;;[.A786]));[.A786];&quot;&quot;)">
            <text:p/>
          </table:table-cell>
        </table:table-row>
        <table:table-row table:style-name="ro1">
          <table:table-cell office:value-type="string" calcext:value-type="string">
            <text:p><text:s/>8128/10000 [=======================&gt;......] - ETA: 0s</text:p>
          </table:table-cell>
          <table:table-cell table:number-columns-repeated="4"/>
          <table:table-cell table:formula="of:=IF(ISNUMBER(SEARCH(&quot;Test&quot;;[.A787]));[.A787];&quot;&quot;)">
            <text:p/>
          </table:table-cell>
        </table:table-row>
        <table:table-row table:style-name="ro1">
          <table:table-cell office:value-type="string" calcext:value-type="string">
            <text:p><text:s/>8544/10000 [========================&gt;.....] - ETA: 0s</text:p>
          </table:table-cell>
          <table:table-cell table:number-columns-repeated="4"/>
          <table:table-cell table:formula="of:=IF(ISNUMBER(SEARCH(&quot;Test&quot;;[.A788]));[.A788];&quot;&quot;)">
            <text:p/>
          </table:table-cell>
        </table:table-row>
        <table:table-row table:style-name="ro1">
          <table:table-cell office:value-type="string" calcext:value-type="string">
            <text:p><text:s/>8832/10000 [=========================&gt;....] - ETA: 0s</text:p>
          </table:table-cell>
          <table:table-cell table:number-columns-repeated="4"/>
          <table:table-cell table:formula="of:=IF(ISNUMBER(SEARCH(&quot;Test&quot;;[.A789]));[.A789];&quot;&quot;)">
            <text:p/>
          </table:table-cell>
        </table:table-row>
        <table:table-row table:style-name="ro1">
          <table:table-cell office:value-type="string" calcext:value-type="string">
            <text:p><text:s/>9248/10000 [==========================&gt;...] - ETA: 0s</text:p>
          </table:table-cell>
          <table:table-cell table:number-columns-repeated="4"/>
          <table:table-cell table:formula="of:=IF(ISNUMBER(SEARCH(&quot;Test&quot;;[.A790]));[.A790];&quot;&quot;)">
            <text:p/>
          </table:table-cell>
        </table:table-row>
        <table:table-row table:style-name="ro1">
          <table:table-cell office:value-type="string" calcext:value-type="string">
            <text:p><text:s/>9632/10000 [===========================&gt;..] - ETA: 0s</text:p>
          </table:table-cell>
          <table:table-cell table:number-columns-repeated="4"/>
          <table:table-cell table:formula="of:=IF(ISNUMBER(SEARCH(&quot;Test&quot;;[.A791]));[.A791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19us/step</text:p>
          </table:table-cell>
          <table:table-cell table:number-columns-repeated="4"/>
          <table:table-cell table:formula="of:=IF(ISNUMBER(SEARCH(&quot;Test&quot;;[.A792]));[.A792];&quot;&quot;)">
            <text:p/>
          </table:table-cell>
        </table:table-row>
        <table:table-row table:style-name="ro1">
          <table:table-cell office:value-type="string" calcext:value-type="string">
            <text:p>Test loss kernel: (7, 7) stride: (8, 8) dropout: <text:s/>1.4422943817138671</text:p>
          </table:table-cell>
          <table:table-cell table:number-columns-repeated="4"/>
          <table:table-cell table:formula="of:=IF(ISNUMBER(SEARCH(&quot;Test&quot;;[.A793]));[.A793];&quot;&quot;)" office:value-type="string" office:string-value="Test loss kernel: (7, 7) stride: (8, 8) dropout:  1.4422943817138671" calcext:value-type="string">
            <text:p>Test loss kernel: (7, 7) stride: (8, 8) dropout: <text:s/>1.4422943817138671</text:p>
          </table:table-cell>
        </table:table-row>
        <table:table-row table:style-name="ro1">
          <table:table-cell office:value-type="string" calcext:value-type="string">
            <text:p>Test accuracy kernel: (7, 7) stride: (8, 8) dropout: <text:s/>0.4774</text:p>
          </table:table-cell>
          <table:table-cell table:number-columns-repeated="4"/>
          <table:table-cell table:formula="of:=IF(ISNUMBER(SEARCH(&quot;Test&quot;;[.A794]));[.A794];&quot;&quot;)" office:value-type="string" office:string-value="Test accuracy kernel: (7, 7) stride: (8, 8) dropout:  0.4774" calcext:value-type="string">
            <text:p>Test accuracy kernel: (7, 7) stride: (8, 8) dropout: <text:s/>0.4774</text:p>
          </table:table-cell>
        </table:table-row>
        <table:table-row table:style-name="ro1">
          <table:table-cell table:number-columns-repeated="5"/>
          <table:table-cell table:formula="of:=IF(ISNUMBER(SEARCH(&quot;Test&quot;;[.A795]));[.A795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0s</text:p>
          </table:table-cell>
          <table:table-cell table:number-columns-repeated="4"/>
          <table:table-cell table:formula="of:=IF(ISNUMBER(SEARCH(&quot;Test&quot;;[.A796]));[.A796];&quot;&quot;)">
            <text:p/>
          </table:table-cell>
        </table:table-row>
        <table:table-row table:style-name="ro1">
          <table:table-cell office:value-type="string" calcext:value-type="string">
            <text:p><text:s text:c="2"/>288/10000 [..............................] - ETA: 2s </text:p>
          </table:table-cell>
          <table:table-cell table:number-columns-repeated="4"/>
          <table:table-cell table:formula="of:=IF(ISNUMBER(SEARCH(&quot;Test&quot;;[.A797]));[.A797];&quot;&quot;)">
            <text:p/>
          </table:table-cell>
        </table:table-row>
        <table:table-row table:style-name="ro1">
          <table:table-cell office:value-type="string" calcext:value-type="string">
            <text:p><text:s text:c="2"/>544/10000 [&gt;.............................] - ETA: 2s</text:p>
          </table:table-cell>
          <table:table-cell table:number-columns-repeated="4"/>
          <table:table-cell table:formula="of:=IF(ISNUMBER(SEARCH(&quot;Test&quot;;[.A798]));[.A798];&quot;&quot;)">
            <text:p/>
          </table:table-cell>
        </table:table-row>
        <table:table-row table:style-name="ro1">
          <table:table-cell office:value-type="string" calcext:value-type="string">
            <text:p><text:s text:c="2"/>864/10000 [=&gt;............................] - ETA: 1s</text:p>
          </table:table-cell>
          <table:table-cell table:number-columns-repeated="4"/>
          <table:table-cell table:formula="of:=IF(ISNUMBER(SEARCH(&quot;Test&quot;;[.A799]));[.A799];&quot;&quot;)">
            <text:p/>
          </table:table-cell>
        </table:table-row>
        <table:table-row table:style-name="ro1">
          <table:table-cell office:value-type="string" calcext:value-type="string">
            <text:p><text:s/>1152/10000 [==&gt;...........................] - ETA: 1s</text:p>
          </table:table-cell>
          <table:table-cell table:number-columns-repeated="4"/>
          <table:table-cell table:formula="of:=IF(ISNUMBER(SEARCH(&quot;Test&quot;;[.A800]));[.A800];&quot;&quot;)">
            <text:p/>
          </table:table-cell>
        </table:table-row>
        <table:table-row table:style-name="ro1">
          <table:table-cell office:value-type="string" calcext:value-type="string">
            <text:p><text:s/>1376/10000 [===&gt;..........................] - ETA: 1s</text:p>
          </table:table-cell>
          <table:table-cell table:number-columns-repeated="4"/>
          <table:table-cell table:formula="of:=IF(ISNUMBER(SEARCH(&quot;Test&quot;;[.A801]));[.A801];&quot;&quot;)">
            <text:p/>
          </table:table-cell>
        </table:table-row>
        <table:table-row table:style-name="ro1">
          <table:table-cell office:value-type="string" calcext:value-type="string">
            <text:p><text:s/>1600/10000 [===&gt;..........................] - ETA: 1s</text:p>
          </table:table-cell>
          <table:table-cell table:number-columns-repeated="4"/>
          <table:table-cell table:formula="of:=IF(ISNUMBER(SEARCH(&quot;Test&quot;;[.A802]));[.A802];&quot;&quot;)">
            <text:p/>
          </table:table-cell>
        </table:table-row>
        <table:table-row table:style-name="ro1">
          <table:table-cell office:value-type="string" calcext:value-type="string">
            <text:p><text:s/>1792/10000 [====&gt;.........................] - ETA: 1s</text:p>
          </table:table-cell>
          <table:table-cell table:number-columns-repeated="4"/>
          <table:table-cell table:formula="of:=IF(ISNUMBER(SEARCH(&quot;Test&quot;;[.A803]));[.A803];&quot;&quot;)">
            <text:p/>
          </table:table-cell>
        </table:table-row>
        <table:table-row table:style-name="ro1">
          <table:table-cell office:value-type="string" calcext:value-type="string">
            <text:p><text:s/>1984/10000 [====&gt;.........................] - ETA: 1s</text:p>
          </table:table-cell>
          <table:table-cell table:number-columns-repeated="4"/>
          <table:table-cell table:formula="of:=IF(ISNUMBER(SEARCH(&quot;Test&quot;;[.A804]));[.A804];&quot;&quot;)">
            <text:p/>
          </table:table-cell>
        </table:table-row>
        <table:table-row table:style-name="ro1">
          <table:table-cell office:value-type="string" calcext:value-type="string">
            <text:p><text:s/>2144/10000 [=====&gt;........................] - ETA: 1s</text:p>
          </table:table-cell>
          <table:table-cell table:number-columns-repeated="4"/>
          <table:table-cell table:formula="of:=IF(ISNUMBER(SEARCH(&quot;Test&quot;;[.A805]));[.A805];&quot;&quot;)">
            <text:p/>
          </table:table-cell>
        </table:table-row>
        <table:table-row table:style-name="ro1">
          <table:table-cell office:value-type="string" calcext:value-type="string">
            <text:p><text:s/>2464/10000 [======&gt;.......................] - ETA: 1s</text:p>
          </table:table-cell>
          <table:table-cell table:number-columns-repeated="4"/>
          <table:table-cell table:formula="of:=IF(ISNUMBER(SEARCH(&quot;Test&quot;;[.A806]));[.A806];&quot;&quot;)">
            <text:p/>
          </table:table-cell>
        </table:table-row>
        <table:table-row table:style-name="ro1">
          <table:table-cell office:value-type="string" calcext:value-type="string">
            <text:p><text:s/>2784/10000 [=======&gt;......................] - ETA: 1s</text:p>
          </table:table-cell>
          <table:table-cell table:number-columns-repeated="4"/>
          <table:table-cell table:formula="of:=IF(ISNUMBER(SEARCH(&quot;Test&quot;;[.A807]));[.A807];&quot;&quot;)">
            <text:p/>
          </table:table-cell>
        </table:table-row>
        <table:table-row table:style-name="ro1">
          <table:table-cell office:value-type="string" calcext:value-type="string">
            <text:p><text:s/>3040/10000 [========&gt;.....................] - ETA: 1s</text:p>
          </table:table-cell>
          <table:table-cell table:number-columns-repeated="4"/>
          <table:table-cell table:formula="of:=IF(ISNUMBER(SEARCH(&quot;Test&quot;;[.A808]));[.A808];&quot;&quot;)">
            <text:p/>
          </table:table-cell>
        </table:table-row>
        <table:table-row table:style-name="ro1">
          <table:table-cell office:value-type="string" calcext:value-type="string">
            <text:p><text:s/>3264/10000 [========&gt;.....................] - ETA: 1s</text:p>
          </table:table-cell>
          <table:table-cell table:number-columns-repeated="4"/>
          <table:table-cell table:formula="of:=IF(ISNUMBER(SEARCH(&quot;Test&quot;;[.A809]));[.A809];&quot;&quot;)">
            <text:p/>
          </table:table-cell>
        </table:table-row>
        <table:table-row table:style-name="ro1">
          <table:table-cell office:value-type="string" calcext:value-type="string">
            <text:p><text:s/>3552/10000 [=========&gt;....................] - ETA: 1s</text:p>
          </table:table-cell>
          <table:table-cell table:number-columns-repeated="4"/>
          <table:table-cell table:formula="of:=IF(ISNUMBER(SEARCH(&quot;Test&quot;;[.A810]));[.A810];&quot;&quot;)">
            <text:p/>
          </table:table-cell>
        </table:table-row>
        <table:table-row table:style-name="ro1">
          <table:table-cell office:value-type="string" calcext:value-type="string">
            <text:p><text:s/>3808/10000 [==========&gt;...................] - ETA: 1s</text:p>
          </table:table-cell>
          <table:table-cell table:number-columns-repeated="4"/>
          <table:table-cell table:formula="of:=IF(ISNUMBER(SEARCH(&quot;Test&quot;;[.A811]));[.A811];&quot;&quot;)">
            <text:p/>
          </table:table-cell>
        </table:table-row>
        <table:table-row table:style-name="ro1">
          <table:table-cell office:value-type="string" calcext:value-type="string">
            <text:p><text:s/>4032/10000 [===========&gt;..................] - ETA: 1s</text:p>
          </table:table-cell>
          <table:table-cell table:number-columns-repeated="4"/>
          <table:table-cell table:formula="of:=IF(ISNUMBER(SEARCH(&quot;Test&quot;;[.A812]));[.A812];&quot;&quot;)">
            <text:p/>
          </table:table-cell>
        </table:table-row>
        <table:table-row table:style-name="ro1">
          <table:table-cell office:value-type="string" calcext:value-type="string">
            <text:p><text:s/>4288/10000 [===========&gt;..................] - ETA: 1s</text:p>
          </table:table-cell>
          <table:table-cell table:number-columns-repeated="4"/>
          <table:table-cell table:formula="of:=IF(ISNUMBER(SEARCH(&quot;Test&quot;;[.A813]));[.A813];&quot;&quot;)">
            <text:p/>
          </table:table-cell>
        </table:table-row>
        <table:table-row table:style-name="ro1">
          <table:table-cell office:value-type="string" calcext:value-type="string">
            <text:p><text:s/>4512/10000 [============&gt;.................] - ETA: 1s</text:p>
          </table:table-cell>
          <table:table-cell table:number-columns-repeated="4"/>
          <table:table-cell table:formula="of:=IF(ISNUMBER(SEARCH(&quot;Test&quot;;[.A814]));[.A814];&quot;&quot;)">
            <text:p/>
          </table:table-cell>
        </table:table-row>
        <table:table-row table:style-name="ro1">
          <table:table-cell office:value-type="string" calcext:value-type="string">
            <text:p><text:s/>4768/10000 [=============&gt;................] - ETA: 1s</text:p>
          </table:table-cell>
          <table:table-cell table:number-columns-repeated="4"/>
          <table:table-cell table:formula="of:=IF(ISNUMBER(SEARCH(&quot;Test&quot;;[.A815]));[.A815];&quot;&quot;)">
            <text:p/>
          </table:table-cell>
        </table:table-row>
        <table:table-row table:style-name="ro1">
          <table:table-cell office:value-type="string" calcext:value-type="string">
            <text:p><text:s/>4992/10000 [=============&gt;................] - ETA: 1s</text:p>
          </table:table-cell>
          <table:table-cell table:number-columns-repeated="4"/>
          <table:table-cell table:formula="of:=IF(ISNUMBER(SEARCH(&quot;Test&quot;;[.A816]));[.A816];&quot;&quot;)">
            <text:p/>
          </table:table-cell>
        </table:table-row>
        <table:table-row table:style-name="ro1">
          <table:table-cell office:value-type="string" calcext:value-type="string">
            <text:p><text:s/>5248/10000 [==============&gt;...............] - ETA: 1s</text:p>
          </table:table-cell>
          <table:table-cell table:number-columns-repeated="4"/>
          <table:table-cell table:formula="of:=IF(ISNUMBER(SEARCH(&quot;Test&quot;;[.A817]));[.A817];&quot;&quot;)">
            <text:p/>
          </table:table-cell>
        </table:table-row>
        <table:table-row table:style-name="ro1">
          <table:table-cell office:value-type="string" calcext:value-type="string">
            <text:p><text:s/>5536/10000 [===============&gt;..............] - ETA: 0s</text:p>
          </table:table-cell>
          <table:table-cell table:number-columns-repeated="4"/>
          <table:table-cell table:formula="of:=IF(ISNUMBER(SEARCH(&quot;Test&quot;;[.A818]));[.A818];&quot;&quot;)">
            <text:p/>
          </table:table-cell>
        </table:table-row>
        <table:table-row table:style-name="ro1">
          <table:table-cell office:value-type="string" calcext:value-type="string">
            <text:p><text:s/>5856/10000 [================&gt;.............] - ETA: 0s</text:p>
          </table:table-cell>
          <table:table-cell table:number-columns-repeated="4"/>
          <table:table-cell table:formula="of:=IF(ISNUMBER(SEARCH(&quot;Test&quot;;[.A819]));[.A819];&quot;&quot;)">
            <text:p/>
          </table:table-cell>
        </table:table-row>
        <table:table-row table:style-name="ro1">
          <table:table-cell office:value-type="string" calcext:value-type="string">
            <text:p><text:s/>6176/10000 [=================&gt;............] - ETA: 0s</text:p>
          </table:table-cell>
          <table:table-cell table:number-columns-repeated="4"/>
          <table:table-cell table:formula="of:=IF(ISNUMBER(SEARCH(&quot;Test&quot;;[.A820]));[.A820];&quot;&quot;)">
            <text:p/>
          </table:table-cell>
        </table:table-row>
        <table:table-row table:style-name="ro1">
          <table:table-cell office:value-type="string" calcext:value-type="string">
            <text:p><text:s/>6464/10000 [==================&gt;...........] - ETA: 0s</text:p>
          </table:table-cell>
          <table:table-cell table:number-columns-repeated="4"/>
          <table:table-cell table:formula="of:=IF(ISNUMBER(SEARCH(&quot;Test&quot;;[.A821]));[.A821];&quot;&quot;)">
            <text:p/>
          </table:table-cell>
        </table:table-row>
        <table:table-row table:style-name="ro1">
          <table:table-cell office:value-type="string" calcext:value-type="string">
            <text:p><text:s/>6688/10000 [===================&gt;..........] - ETA: 0s</text:p>
          </table:table-cell>
          <table:table-cell table:number-columns-repeated="4"/>
          <table:table-cell table:formula="of:=IF(ISNUMBER(SEARCH(&quot;Test&quot;;[.A822]));[.A822];&quot;&quot;)">
            <text:p/>
          </table:table-cell>
        </table:table-row>
        <table:table-row table:style-name="ro1">
          <table:table-cell office:value-type="string" calcext:value-type="string">
            <text:p><text:s/>6912/10000 [===================&gt;..........] - ETA: 0s</text:p>
          </table:table-cell>
          <table:table-cell table:number-columns-repeated="4"/>
          <table:table-cell table:formula="of:=IF(ISNUMBER(SEARCH(&quot;Test&quot;;[.A823]));[.A823];&quot;&quot;)">
            <text:p/>
          </table:table-cell>
        </table:table-row>
        <table:table-row table:style-name="ro1">
          <table:table-cell office:value-type="string" calcext:value-type="string">
            <text:p><text:s/>7136/10000 [====================&gt;.........] - ETA: 0s</text:p>
          </table:table-cell>
          <table:table-cell table:number-columns-repeated="4"/>
          <table:table-cell table:formula="of:=IF(ISNUMBER(SEARCH(&quot;Test&quot;;[.A824]));[.A824];&quot;&quot;)">
            <text:p/>
          </table:table-cell>
        </table:table-row>
        <table:table-row table:style-name="ro1">
          <table:table-cell office:value-type="string" calcext:value-type="string">
            <text:p><text:s/>7360/10000 [=====================&gt;........] - ETA: 0s</text:p>
          </table:table-cell>
          <table:table-cell table:number-columns-repeated="4"/>
          <table:table-cell table:formula="of:=IF(ISNUMBER(SEARCH(&quot;Test&quot;;[.A825]));[.A825];&quot;&quot;)">
            <text:p/>
          </table:table-cell>
        </table:table-row>
        <table:table-row table:style-name="ro1">
          <table:table-cell office:value-type="string" calcext:value-type="string">
            <text:p><text:s/>7584/10000 [=====================&gt;........] - ETA: 0s</text:p>
          </table:table-cell>
          <table:table-cell table:number-columns-repeated="4"/>
          <table:table-cell table:formula="of:=IF(ISNUMBER(SEARCH(&quot;Test&quot;;[.A826]));[.A826];&quot;&quot;)">
            <text:p/>
          </table:table-cell>
        </table:table-row>
        <table:table-row table:style-name="ro1">
          <table:table-cell office:value-type="string" calcext:value-type="string">
            <text:p><text:s/>7808/10000 [======================&gt;.......] - ETA: 0s</text:p>
          </table:table-cell>
          <table:table-cell table:number-columns-repeated="4"/>
          <table:table-cell table:formula="of:=IF(ISNUMBER(SEARCH(&quot;Test&quot;;[.A827]));[.A827];&quot;&quot;)">
            <text:p/>
          </table:table-cell>
        </table:table-row>
        <table:table-row table:style-name="ro1">
          <table:table-cell office:value-type="string" calcext:value-type="string">
            <text:p><text:s/>8032/10000 [=======================&gt;......] - ETA: 0s</text:p>
          </table:table-cell>
          <table:table-cell table:number-columns-repeated="4"/>
          <table:table-cell table:formula="of:=IF(ISNUMBER(SEARCH(&quot;Test&quot;;[.A828]));[.A828];&quot;&quot;)">
            <text:p/>
          </table:table-cell>
        </table:table-row>
        <table:table-row table:style-name="ro1">
          <table:table-cell office:value-type="string" calcext:value-type="string">
            <text:p><text:s/>8256/10000 [=======================&gt;......] - ETA: 0s</text:p>
          </table:table-cell>
          <table:table-cell table:number-columns-repeated="4"/>
          <table:table-cell table:formula="of:=IF(ISNUMBER(SEARCH(&quot;Test&quot;;[.A829]));[.A829];&quot;&quot;)">
            <text:p/>
          </table:table-cell>
        </table:table-row>
        <table:table-row table:style-name="ro1">
          <table:table-cell office:value-type="string" calcext:value-type="string">
            <text:p><text:s/>8480/10000 [========================&gt;.....] - ETA: 0s</text:p>
          </table:table-cell>
          <table:table-cell table:number-columns-repeated="4"/>
          <table:table-cell table:formula="of:=IF(ISNUMBER(SEARCH(&quot;Test&quot;;[.A830]));[.A830];&quot;&quot;)">
            <text:p/>
          </table:table-cell>
        </table:table-row>
        <table:table-row table:style-name="ro1">
          <table:table-cell office:value-type="string" calcext:value-type="string">
            <text:p><text:s/>8704/10000 [=========================&gt;....] - ETA: 0s</text:p>
          </table:table-cell>
          <table:table-cell table:number-columns-repeated="4"/>
          <table:table-cell table:formula="of:=IF(ISNUMBER(SEARCH(&quot;Test&quot;;[.A831]));[.A831];&quot;&quot;)">
            <text:p/>
          </table:table-cell>
        </table:table-row>
        <table:table-row table:style-name="ro1">
          <table:table-cell office:value-type="string" calcext:value-type="string">
            <text:p><text:s/>8928/10000 [=========================&gt;....] - ETA: 0s</text:p>
          </table:table-cell>
          <table:table-cell table:number-columns-repeated="4"/>
          <table:table-cell table:formula="of:=IF(ISNUMBER(SEARCH(&quot;Test&quot;;[.A832]));[.A832];&quot;&quot;)">
            <text:p/>
          </table:table-cell>
        </table:table-row>
        <table:table-row table:style-name="ro1">
          <table:table-cell office:value-type="string" calcext:value-type="string">
            <text:p><text:s/>9152/10000 [==========================&gt;...] - ETA: 0s</text:p>
          </table:table-cell>
          <table:table-cell table:number-columns-repeated="4"/>
          <table:table-cell table:formula="of:=IF(ISNUMBER(SEARCH(&quot;Test&quot;;[.A833]));[.A833];&quot;&quot;)">
            <text:p/>
          </table:table-cell>
        </table:table-row>
        <table:table-row table:style-name="ro1">
          <table:table-cell office:value-type="string" calcext:value-type="string">
            <text:p><text:s/>9376/10000 [===========================&gt;..] - ETA: 0s</text:p>
          </table:table-cell>
          <table:table-cell table:number-columns-repeated="4"/>
          <table:table-cell table:formula="of:=IF(ISNUMBER(SEARCH(&quot;Test&quot;;[.A834]));[.A834];&quot;&quot;)">
            <text:p/>
          </table:table-cell>
        </table:table-row>
        <table:table-row table:style-name="ro1">
          <table:table-cell office:value-type="string" calcext:value-type="string">
            <text:p><text:s/>9600/10000 [===========================&gt;..] - ETA: 0s</text:p>
          </table:table-cell>
          <table:table-cell table:number-columns-repeated="4"/>
          <table:table-cell table:formula="of:=IF(ISNUMBER(SEARCH(&quot;Test&quot;;[.A835]));[.A835];&quot;&quot;)">
            <text:p/>
          </table:table-cell>
        </table:table-row>
        <table:table-row table:style-name="ro1">
          <table:table-cell office:value-type="string" calcext:value-type="string">
            <text:p><text:s/>9824/10000 [============================&gt;.] - ETA: 0s</text:p>
          </table:table-cell>
          <table:table-cell table:number-columns-repeated="4"/>
          <table:table-cell table:formula="of:=IF(ISNUMBER(SEARCH(&quot;Test&quot;;[.A836]));[.A836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2s 224us/step</text:p>
          </table:table-cell>
          <table:table-cell table:number-columns-repeated="4"/>
          <table:table-cell table:formula="of:=IF(ISNUMBER(SEARCH(&quot;Test&quot;;[.A837]));[.A837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1, 1): <text:s/>2.532572131729126</text:p>
          </table:table-cell>
          <table:table-cell table:number-columns-repeated="4"/>
          <table:table-cell table:formula="of:=IF(ISNUMBER(SEARCH(&quot;Test&quot;;[.A838]));[.A838];&quot;&quot;)" office:value-type="string" office:string-value="Test loss kernel: (8, 8) stride: (1, 1):  2.532572131729126" calcext:value-type="string">
            <text:p>Test loss kernel: (8, 8) stride: (1, 1): <text:s/>2.532572131729126</text:p>
          </table:table-cell>
        </table:table-row>
        <table:table-row table:style-name="ro1">
          <table:table-cell office:value-type="string" calcext:value-type="string">
            <text:p>Test accuracy kernel: (8, 8) stride: (1, 1): <text:s/>0.6697</text:p>
          </table:table-cell>
          <table:table-cell table:number-columns-repeated="4"/>
          <table:table-cell table:formula="of:=IF(ISNUMBER(SEARCH(&quot;Test&quot;;[.A839]));[.A839];&quot;&quot;)" office:value-type="string" office:string-value="Test accuracy kernel: (8, 8) stride: (1, 1):  0.6697" calcext:value-type="string">
            <text:p>Test accuracy kernel: (8, 8) stride: (1, 1): <text:s/>0.6697</text:p>
          </table:table-cell>
        </table:table-row>
        <table:table-row table:style-name="ro1">
          <table:table-cell table:number-columns-repeated="5"/>
          <table:table-cell table:formula="of:=IF(ISNUMBER(SEARCH(&quot;Test&quot;;[.A840]));[.A840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841]));[.A841];&quot;&quot;)">
            <text:p/>
          </table:table-cell>
        </table:table-row>
        <table:table-row table:style-name="ro1">
          <table:table-cell office:value-type="string" calcext:value-type="string">
            <text:p><text:s text:c="2"/>256/10000 [..............................] - ETA: 2s</text:p>
          </table:table-cell>
          <table:table-cell table:number-columns-repeated="4"/>
          <table:table-cell table:formula="of:=IF(ISNUMBER(SEARCH(&quot;Test&quot;;[.A842]));[.A842];&quot;&quot;)">
            <text:p/>
          </table:table-cell>
        </table:table-row>
        <table:table-row table:style-name="ro1">
          <table:table-cell office:value-type="string" calcext:value-type="string">
            <text:p><text:s text:c="2"/>512/10000 [&gt;.............................] - ETA: 2s</text:p>
          </table:table-cell>
          <table:table-cell table:number-columns-repeated="4"/>
          <table:table-cell table:formula="of:=IF(ISNUMBER(SEARCH(&quot;Test&quot;;[.A843]));[.A843];&quot;&quot;)">
            <text:p/>
          </table:table-cell>
        </table:table-row>
        <table:table-row table:style-name="ro1">
          <table:table-cell office:value-type="string" calcext:value-type="string">
            <text:p><text:s text:c="2"/>768/10000 [=&gt;............................] - ETA: 1s</text:p>
          </table:table-cell>
          <table:table-cell table:number-columns-repeated="4"/>
          <table:table-cell table:formula="of:=IF(ISNUMBER(SEARCH(&quot;Test&quot;;[.A844]));[.A844];&quot;&quot;)">
            <text:p/>
          </table:table-cell>
        </table:table-row>
        <table:table-row table:style-name="ro1">
          <table:table-cell office:value-type="string" calcext:value-type="string">
            <text:p><text:s/>1088/10000 [==&gt;...........................] - ETA: 1s</text:p>
          </table:table-cell>
          <table:table-cell table:number-columns-repeated="4"/>
          <table:table-cell table:formula="of:=IF(ISNUMBER(SEARCH(&quot;Test&quot;;[.A845]));[.A845];&quot;&quot;)">
            <text:p/>
          </table:table-cell>
        </table:table-row>
        <table:table-row table:style-name="ro1">
          <table:table-cell office:value-type="string" calcext:value-type="string">
            <text:p><text:s/>1344/10000 [===&gt;..........................] - ETA: 1s</text:p>
          </table:table-cell>
          <table:table-cell table:number-columns-repeated="4"/>
          <table:table-cell table:formula="of:=IF(ISNUMBER(SEARCH(&quot;Test&quot;;[.A846]));[.A846];&quot;&quot;)">
            <text:p/>
          </table:table-cell>
        </table:table-row>
        <table:table-row table:style-name="ro1">
          <table:table-cell office:value-type="string" calcext:value-type="string">
            <text:p><text:s/>1600/10000 [===&gt;..........................] - ETA: 1s</text:p>
          </table:table-cell>
          <table:table-cell table:number-columns-repeated="4"/>
          <table:table-cell table:formula="of:=IF(ISNUMBER(SEARCH(&quot;Test&quot;;[.A847]));[.A847];&quot;&quot;)">
            <text:p/>
          </table:table-cell>
        </table:table-row>
        <table:table-row table:style-name="ro1">
          <table:table-cell office:value-type="string" calcext:value-type="string">
            <text:p><text:s/>1824/10000 [====&gt;.........................] - ETA: 1s</text:p>
          </table:table-cell>
          <table:table-cell table:number-columns-repeated="4"/>
          <table:table-cell table:formula="of:=IF(ISNUMBER(SEARCH(&quot;Test&quot;;[.A848]));[.A848];&quot;&quot;)">
            <text:p/>
          </table:table-cell>
        </table:table-row>
        <table:table-row table:style-name="ro1">
          <table:table-cell office:value-type="string" calcext:value-type="string">
            <text:p><text:s/>2048/10000 [=====&gt;........................] - ETA: 1s</text:p>
          </table:table-cell>
          <table:table-cell table:number-columns-repeated="4"/>
          <table:table-cell table:formula="of:=IF(ISNUMBER(SEARCH(&quot;Test&quot;;[.A849]));[.A849];&quot;&quot;)">
            <text:p/>
          </table:table-cell>
        </table:table-row>
        <table:table-row table:style-name="ro1">
          <table:table-cell office:value-type="string" calcext:value-type="string">
            <text:p><text:s/>2272/10000 [=====&gt;........................] - ETA: 1s</text:p>
          </table:table-cell>
          <table:table-cell table:number-columns-repeated="4"/>
          <table:table-cell table:formula="of:=IF(ISNUMBER(SEARCH(&quot;Test&quot;;[.A850]));[.A850];&quot;&quot;)">
            <text:p/>
          </table:table-cell>
        </table:table-row>
        <table:table-row table:style-name="ro1">
          <table:table-cell office:value-type="string" calcext:value-type="string">
            <text:p><text:s/>2560/10000 [======&gt;.......................] - ETA: 1s</text:p>
          </table:table-cell>
          <table:table-cell table:number-columns-repeated="4"/>
          <table:table-cell table:formula="of:=IF(ISNUMBER(SEARCH(&quot;Test&quot;;[.A851]));[.A851];&quot;&quot;)">
            <text:p/>
          </table:table-cell>
        </table:table-row>
        <table:table-row table:style-name="ro1">
          <table:table-cell office:value-type="string" calcext:value-type="string">
            <text:p><text:s/>2880/10000 [=======&gt;......................] - ETA: 1s</text:p>
          </table:table-cell>
          <table:table-cell table:number-columns-repeated="4"/>
          <table:table-cell table:formula="of:=IF(ISNUMBER(SEARCH(&quot;Test&quot;;[.A852]));[.A852];&quot;&quot;)">
            <text:p/>
          </table:table-cell>
        </table:table-row>
        <table:table-row table:style-name="ro1">
          <table:table-cell office:value-type="string" calcext:value-type="string">
            <text:p><text:s/>3136/10000 [========&gt;.....................] - ETA: 1s</text:p>
          </table:table-cell>
          <table:table-cell table:number-columns-repeated="4"/>
          <table:table-cell table:formula="of:=IF(ISNUMBER(SEARCH(&quot;Test&quot;;[.A853]));[.A853];&quot;&quot;)">
            <text:p/>
          </table:table-cell>
        </table:table-row>
        <table:table-row table:style-name="ro1">
          <table:table-cell office:value-type="string" calcext:value-type="string">
            <text:p><text:s/>3360/10000 [=========&gt;....................] - ETA: 1s</text:p>
          </table:table-cell>
          <table:table-cell table:number-columns-repeated="4"/>
          <table:table-cell table:formula="of:=IF(ISNUMBER(SEARCH(&quot;Test&quot;;[.A854]));[.A854];&quot;&quot;)">
            <text:p/>
          </table:table-cell>
        </table:table-row>
        <table:table-row table:style-name="ro1">
          <table:table-cell office:value-type="string" calcext:value-type="string">
            <text:p><text:s/>3616/10000 [=========&gt;....................] - ETA: 1s</text:p>
          </table:table-cell>
          <table:table-cell table:number-columns-repeated="4"/>
          <table:table-cell table:formula="of:=IF(ISNUMBER(SEARCH(&quot;Test&quot;;[.A855]));[.A855];&quot;&quot;)">
            <text:p/>
          </table:table-cell>
        </table:table-row>
        <table:table-row table:style-name="ro1">
          <table:table-cell office:value-type="string" calcext:value-type="string">
            <text:p><text:s/>3904/10000 [==========&gt;...................] - ETA: 1s</text:p>
          </table:table-cell>
          <table:table-cell table:number-columns-repeated="4"/>
          <table:table-cell table:formula="of:=IF(ISNUMBER(SEARCH(&quot;Test&quot;;[.A856]));[.A856];&quot;&quot;)">
            <text:p/>
          </table:table-cell>
        </table:table-row>
        <table:table-row table:style-name="ro1">
          <table:table-cell office:value-type="string" calcext:value-type="string">
            <text:p><text:s/>4128/10000 [===========&gt;..................] - ETA: 1s</text:p>
          </table:table-cell>
          <table:table-cell table:number-columns-repeated="4"/>
          <table:table-cell table:formula="of:=IF(ISNUMBER(SEARCH(&quot;Test&quot;;[.A857]));[.A857];&quot;&quot;)">
            <text:p/>
          </table:table-cell>
        </table:table-row>
        <table:table-row table:style-name="ro1">
          <table:table-cell office:value-type="string" calcext:value-type="string">
            <text:p><text:s/>4416/10000 [============&gt;.................] - ETA: 1s</text:p>
          </table:table-cell>
          <table:table-cell table:number-columns-repeated="4"/>
          <table:table-cell table:formula="of:=IF(ISNUMBER(SEARCH(&quot;Test&quot;;[.A858]));[.A858];&quot;&quot;)">
            <text:p/>
          </table:table-cell>
        </table:table-row>
        <table:table-row table:style-name="ro1">
          <table:table-cell office:value-type="string" calcext:value-type="string">
            <text:p><text:s/>4704/10000 [=============&gt;................] - ETA: 1s</text:p>
          </table:table-cell>
          <table:table-cell table:number-columns-repeated="4"/>
          <table:table-cell table:formula="of:=IF(ISNUMBER(SEARCH(&quot;Test&quot;;[.A859]));[.A859];&quot;&quot;)">
            <text:p/>
          </table:table-cell>
        </table:table-row>
        <table:table-row table:style-name="ro1">
          <table:table-cell office:value-type="string" calcext:value-type="string">
            <text:p><text:s/>4960/10000 [=============&gt;................] - ETA: 1s</text:p>
          </table:table-cell>
          <table:table-cell table:number-columns-repeated="4"/>
          <table:table-cell table:formula="of:=IF(ISNUMBER(SEARCH(&quot;Test&quot;;[.A860]));[.A860];&quot;&quot;)">
            <text:p/>
          </table:table-cell>
        </table:table-row>
        <table:table-row table:style-name="ro1">
          <table:table-cell office:value-type="string" calcext:value-type="string">
            <text:p><text:s/>5216/10000 [==============&gt;...............] - ETA: 0s</text:p>
          </table:table-cell>
          <table:table-cell table:number-columns-repeated="4"/>
          <table:table-cell table:formula="of:=IF(ISNUMBER(SEARCH(&quot;Test&quot;;[.A861]));[.A861];&quot;&quot;)">
            <text:p/>
          </table:table-cell>
        </table:table-row>
        <table:table-row table:style-name="ro1">
          <table:table-cell office:value-type="string" calcext:value-type="string">
            <text:p><text:s/>5472/10000 [===============&gt;..............] - ETA: 0s</text:p>
          </table:table-cell>
          <table:table-cell table:number-columns-repeated="4"/>
          <table:table-cell table:formula="of:=IF(ISNUMBER(SEARCH(&quot;Test&quot;;[.A862]));[.A862];&quot;&quot;)">
            <text:p/>
          </table:table-cell>
        </table:table-row>
        <table:table-row table:style-name="ro1">
          <table:table-cell office:value-type="string" calcext:value-type="string">
            <text:p><text:s/>5760/10000 [================&gt;.............] - ETA: 0s</text:p>
          </table:table-cell>
          <table:table-cell table:number-columns-repeated="4"/>
          <table:table-cell table:formula="of:=IF(ISNUMBER(SEARCH(&quot;Test&quot;;[.A863]));[.A863];&quot;&quot;)">
            <text:p/>
          </table:table-cell>
        </table:table-row>
        <table:table-row table:style-name="ro1">
          <table:table-cell office:value-type="string" calcext:value-type="string">
            <text:p><text:s/>6048/10000 [=================&gt;............] - ETA: 0s</text:p>
          </table:table-cell>
          <table:table-cell table:number-columns-repeated="4"/>
          <table:table-cell table:formula="of:=IF(ISNUMBER(SEARCH(&quot;Test&quot;;[.A864]));[.A864];&quot;&quot;)">
            <text:p/>
          </table:table-cell>
        </table:table-row>
        <table:table-row table:style-name="ro1">
          <table:table-cell office:value-type="string" calcext:value-type="string">
            <text:p><text:s/>6336/10000 [==================&gt;...........] - ETA: 0s</text:p>
          </table:table-cell>
          <table:table-cell table:number-columns-repeated="4"/>
          <table:table-cell table:formula="of:=IF(ISNUMBER(SEARCH(&quot;Test&quot;;[.A865]));[.A865];&quot;&quot;)">
            <text:p/>
          </table:table-cell>
        </table:table-row>
        <table:table-row table:style-name="ro1">
          <table:table-cell office:value-type="string" calcext:value-type="string">
            <text:p><text:s/>6624/10000 [==================&gt;...........] - ETA: 0s</text:p>
          </table:table-cell>
          <table:table-cell table:number-columns-repeated="4"/>
          <table:table-cell table:formula="of:=IF(ISNUMBER(SEARCH(&quot;Test&quot;;[.A866]));[.A866];&quot;&quot;)">
            <text:p/>
          </table:table-cell>
        </table:table-row>
        <table:table-row table:style-name="ro1">
          <table:table-cell office:value-type="string" calcext:value-type="string">
            <text:p><text:s/>6944/10000 [===================&gt;..........] - ETA: 0s</text:p>
          </table:table-cell>
          <table:table-cell table:number-columns-repeated="4"/>
          <table:table-cell table:formula="of:=IF(ISNUMBER(SEARCH(&quot;Test&quot;;[.A867]));[.A867];&quot;&quot;)">
            <text:p/>
          </table:table-cell>
        </table:table-row>
        <table:table-row table:style-name="ro1">
          <table:table-cell office:value-type="string" calcext:value-type="string">
            <text:p><text:s/>7264/10000 [====================&gt;.........] - ETA: 0s</text:p>
          </table:table-cell>
          <table:table-cell table:number-columns-repeated="4"/>
          <table:table-cell table:formula="of:=IF(ISNUMBER(SEARCH(&quot;Test&quot;;[.A868]));[.A868];&quot;&quot;)">
            <text:p/>
          </table:table-cell>
        </table:table-row>
        <table:table-row table:style-name="ro1">
          <table:table-cell office:value-type="string" calcext:value-type="string">
            <text:p><text:s/>7552/10000 [=====================&gt;........] - ETA: 0s</text:p>
          </table:table-cell>
          <table:table-cell table:number-columns-repeated="4"/>
          <table:table-cell table:formula="of:=IF(ISNUMBER(SEARCH(&quot;Test&quot;;[.A869]));[.A869];&quot;&quot;)">
            <text:p/>
          </table:table-cell>
        </table:table-row>
        <table:table-row table:style-name="ro1">
          <table:table-cell office:value-type="string" calcext:value-type="string">
            <text:p><text:s/>7744/10000 [======================&gt;.......] - ETA: 0s</text:p>
          </table:table-cell>
          <table:table-cell table:number-columns-repeated="4"/>
          <table:table-cell table:formula="of:=IF(ISNUMBER(SEARCH(&quot;Test&quot;;[.A870]));[.A870];&quot;&quot;)">
            <text:p/>
          </table:table-cell>
        </table:table-row>
        <table:table-row table:style-name="ro1">
          <table:table-cell office:value-type="string" calcext:value-type="string">
            <text:p><text:s/>7936/10000 [======================&gt;.......] - ETA: 0s</text:p>
          </table:table-cell>
          <table:table-cell table:number-columns-repeated="4"/>
          <table:table-cell table:formula="of:=IF(ISNUMBER(SEARCH(&quot;Test&quot;;[.A871]));[.A871];&quot;&quot;)">
            <text:p/>
          </table:table-cell>
        </table:table-row>
        <table:table-row table:style-name="ro1">
          <table:table-cell office:value-type="string" calcext:value-type="string">
            <text:p><text:s/>8192/10000 [=======================&gt;......] - ETA: 0s</text:p>
          </table:table-cell>
          <table:table-cell table:number-columns-repeated="4"/>
          <table:table-cell table:formula="of:=IF(ISNUMBER(SEARCH(&quot;Test&quot;;[.A872]));[.A872];&quot;&quot;)">
            <text:p/>
          </table:table-cell>
        </table:table-row>
        <table:table-row table:style-name="ro1">
          <table:table-cell office:value-type="string" calcext:value-type="string">
            <text:p><text:s/>8512/10000 [========================&gt;.....] - ETA: 0s</text:p>
          </table:table-cell>
          <table:table-cell table:number-columns-repeated="4"/>
          <table:table-cell table:formula="of:=IF(ISNUMBER(SEARCH(&quot;Test&quot;;[.A873]));[.A873];&quot;&quot;)">
            <text:p/>
          </table:table-cell>
        </table:table-row>
        <table:table-row table:style-name="ro1">
          <table:table-cell office:value-type="string" calcext:value-type="string">
            <text:p><text:s/>8736/10000 [=========================&gt;....] - ETA: 0s</text:p>
          </table:table-cell>
          <table:table-cell table:number-columns-repeated="4"/>
          <table:table-cell table:formula="of:=IF(ISNUMBER(SEARCH(&quot;Test&quot;;[.A874]));[.A874];&quot;&quot;)">
            <text:p/>
          </table:table-cell>
        </table:table-row>
        <table:table-row table:style-name="ro1">
          <table:table-cell office:value-type="string" calcext:value-type="string">
            <text:p><text:s/>8960/10000 [=========================&gt;....] - ETA: 0s</text:p>
          </table:table-cell>
          <table:table-cell table:number-columns-repeated="4"/>
          <table:table-cell table:formula="of:=IF(ISNUMBER(SEARCH(&quot;Test&quot;;[.A875]));[.A875];&quot;&quot;)">
            <text:p/>
          </table:table-cell>
        </table:table-row>
        <table:table-row table:style-name="ro1">
          <table:table-cell office:value-type="string" calcext:value-type="string">
            <text:p><text:s/>9248/10000 [==========================&gt;...] - ETA: 0s</text:p>
          </table:table-cell>
          <table:table-cell table:number-columns-repeated="4"/>
          <table:table-cell table:formula="of:=IF(ISNUMBER(SEARCH(&quot;Test&quot;;[.A876]));[.A876];&quot;&quot;)">
            <text:p/>
          </table:table-cell>
        </table:table-row>
        <table:table-row table:style-name="ro1">
          <table:table-cell office:value-type="string" calcext:value-type="string">
            <text:p><text:s/>9536/10000 [===========================&gt;..] - ETA: 0s</text:p>
          </table:table-cell>
          <table:table-cell table:number-columns-repeated="4"/>
          <table:table-cell table:formula="of:=IF(ISNUMBER(SEARCH(&quot;Test&quot;;[.A877]));[.A877];&quot;&quot;)">
            <text:p/>
          </table:table-cell>
        </table:table-row>
        <table:table-row table:style-name="ro1">
          <table:table-cell office:value-type="string" calcext:value-type="string">
            <text:p><text:s/>9824/10000 [============================&gt;.] - ETA: 0s</text:p>
          </table:table-cell>
          <table:table-cell table:number-columns-repeated="4"/>
          <table:table-cell table:formula="of:=IF(ISNUMBER(SEARCH(&quot;Test&quot;;[.A878]));[.A878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2s 203us/step</text:p>
          </table:table-cell>
          <table:table-cell table:number-columns-repeated="4"/>
          <table:table-cell table:formula="of:=IF(ISNUMBER(SEARCH(&quot;Test&quot;;[.A879]));[.A879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1, 1) dropout: <text:s/>1.1019191333770753</text:p>
          </table:table-cell>
          <table:table-cell table:number-columns-repeated="4"/>
          <table:table-cell table:formula="of:=IF(ISNUMBER(SEARCH(&quot;Test&quot;;[.A880]));[.A880];&quot;&quot;)" office:value-type="string" office:string-value="Test loss kernel: (8, 8) stride: (1, 1) dropout:  1.1019191333770753" calcext:value-type="string">
            <text:p>Test loss kernel: (8, 8) stride: (1, 1) dropout: <text:s/>1.1019191333770753</text:p>
          </table:table-cell>
        </table:table-row>
        <table:table-row table:style-name="ro1">
          <table:table-cell office:value-type="string" calcext:value-type="string">
            <text:p>Test accuracy kernel: (8, 8) stride: (1, 1) dropout: <text:s/>0.7346</text:p>
          </table:table-cell>
          <table:table-cell table:number-columns-repeated="4"/>
          <table:table-cell table:formula="of:=IF(ISNUMBER(SEARCH(&quot;Test&quot;;[.A881]));[.A881];&quot;&quot;)" office:value-type="string" office:string-value="Test accuracy kernel: (8, 8) stride: (1, 1) dropout:  0.7346" calcext:value-type="string">
            <text:p>Test accuracy kernel: (8, 8) stride: (1, 1) dropout: <text:s/>0.7346</text:p>
          </table:table-cell>
        </table:table-row>
        <table:table-row table:style-name="ro1">
          <table:table-cell table:number-columns-repeated="5"/>
          <table:table-cell table:formula="of:=IF(ISNUMBER(SEARCH(&quot;Test&quot;;[.A882]));[.A882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2s</text:p>
          </table:table-cell>
          <table:table-cell table:number-columns-repeated="4"/>
          <table:table-cell table:formula="of:=IF(ISNUMBER(SEARCH(&quot;Test&quot;;[.A883]));[.A883];&quot;&quot;)">
            <text:p/>
          </table:table-cell>
        </table:table-row>
        <table:table-row table:style-name="ro1">
          <table:table-cell office:value-type="string" calcext:value-type="string">
            <text:p><text:s text:c="2"/>480/10000 [&gt;.............................] - ETA: 1s</text:p>
          </table:table-cell>
          <table:table-cell table:number-columns-repeated="4"/>
          <table:table-cell table:formula="of:=IF(ISNUMBER(SEARCH(&quot;Test&quot;;[.A884]));[.A884];&quot;&quot;)">
            <text:p/>
          </table:table-cell>
        </table:table-row>
        <table:table-row table:style-name="ro1">
          <table:table-cell office:value-type="string" calcext:value-type="string">
            <text:p><text:s text:c="2"/>928/10000 [=&gt;............................] - ETA: 1s</text:p>
          </table:table-cell>
          <table:table-cell table:number-columns-repeated="4"/>
          <table:table-cell table:formula="of:=IF(ISNUMBER(SEARCH(&quot;Test&quot;;[.A885]));[.A885];&quot;&quot;)">
            <text:p/>
          </table:table-cell>
        </table:table-row>
        <table:table-row table:style-name="ro1">
          <table:table-cell office:value-type="string" calcext:value-type="string">
            <text:p><text:s/>1408/10000 [===&gt;..........................] - ETA: 0s</text:p>
          </table:table-cell>
          <table:table-cell table:number-columns-repeated="4"/>
          <table:table-cell table:formula="of:=IF(ISNUMBER(SEARCH(&quot;Test&quot;;[.A886]));[.A886];&quot;&quot;)">
            <text:p/>
          </table:table-cell>
        </table:table-row>
        <table:table-row table:style-name="ro1">
          <table:table-cell office:value-type="string" calcext:value-type="string">
            <text:p><text:s/>1920/10000 [====&gt;.........................] - ETA: 0s</text:p>
          </table:table-cell>
          <table:table-cell table:number-columns-repeated="4"/>
          <table:table-cell table:formula="of:=IF(ISNUMBER(SEARCH(&quot;Test&quot;;[.A887]));[.A887];&quot;&quot;)">
            <text:p/>
          </table:table-cell>
        </table:table-row>
        <table:table-row table:style-name="ro1">
          <table:table-cell office:value-type="string" calcext:value-type="string">
            <text:p><text:s/>2432/10000 [======&gt;.......................] - ETA: 0s</text:p>
          </table:table-cell>
          <table:table-cell table:number-columns-repeated="4"/>
          <table:table-cell table:formula="of:=IF(ISNUMBER(SEARCH(&quot;Test&quot;;[.A888]));[.A888];&quot;&quot;)">
            <text:p/>
          </table:table-cell>
        </table:table-row>
        <table:table-row table:style-name="ro1">
          <table:table-cell office:value-type="string" calcext:value-type="string">
            <text:p><text:s/>2912/10000 [=======&gt;......................] - ETA: 0s</text:p>
          </table:table-cell>
          <table:table-cell table:number-columns-repeated="4"/>
          <table:table-cell table:formula="of:=IF(ISNUMBER(SEARCH(&quot;Test&quot;;[.A889]));[.A889];&quot;&quot;)">
            <text:p/>
          </table:table-cell>
        </table:table-row>
        <table:table-row table:style-name="ro1">
          <table:table-cell office:value-type="string" calcext:value-type="string">
            <text:p><text:s/>3424/10000 [=========&gt;....................] - ETA: 0s</text:p>
          </table:table-cell>
          <table:table-cell table:number-columns-repeated="4"/>
          <table:table-cell table:formula="of:=IF(ISNUMBER(SEARCH(&quot;Test&quot;;[.A890]));[.A890];&quot;&quot;)">
            <text:p/>
          </table:table-cell>
        </table:table-row>
        <table:table-row table:style-name="ro1">
          <table:table-cell office:value-type="string" calcext:value-type="string">
            <text:p><text:s/>3872/10000 [==========&gt;...................] - ETA: 0s</text:p>
          </table:table-cell>
          <table:table-cell table:number-columns-repeated="4"/>
          <table:table-cell table:formula="of:=IF(ISNUMBER(SEARCH(&quot;Test&quot;;[.A891]));[.A891];&quot;&quot;)">
            <text:p/>
          </table:table-cell>
        </table:table-row>
        <table:table-row table:style-name="ro1">
          <table:table-cell office:value-type="string" calcext:value-type="string">
            <text:p><text:s/>4256/10000 [===========&gt;..................] - ETA: 0s</text:p>
          </table:table-cell>
          <table:table-cell table:number-columns-repeated="4"/>
          <table:table-cell table:formula="of:=IF(ISNUMBER(SEARCH(&quot;Test&quot;;[.A892]));[.A892];&quot;&quot;)">
            <text:p/>
          </table:table-cell>
        </table:table-row>
        <table:table-row table:style-name="ro1">
          <table:table-cell office:value-type="string" calcext:value-type="string">
            <text:p><text:s/>4672/10000 [=============&gt;................] - ETA: 0s</text:p>
          </table:table-cell>
          <table:table-cell table:number-columns-repeated="4"/>
          <table:table-cell table:formula="of:=IF(ISNUMBER(SEARCH(&quot;Test&quot;;[.A893]));[.A893];&quot;&quot;)">
            <text:p/>
          </table:table-cell>
        </table:table-row>
        <table:table-row table:style-name="ro1">
          <table:table-cell office:value-type="string" calcext:value-type="string">
            <text:p><text:s/>5120/10000 [==============&gt;...............] - ETA: 0s</text:p>
          </table:table-cell>
          <table:table-cell table:number-columns-repeated="4"/>
          <table:table-cell table:formula="of:=IF(ISNUMBER(SEARCH(&quot;Test&quot;;[.A894]));[.A894];&quot;&quot;)">
            <text:p/>
          </table:table-cell>
        </table:table-row>
        <table:table-row table:style-name="ro1">
          <table:table-cell office:value-type="string" calcext:value-type="string">
            <text:p><text:s/>5568/10000 [===============&gt;..............] - ETA: 0s</text:p>
          </table:table-cell>
          <table:table-cell table:number-columns-repeated="4"/>
          <table:table-cell table:formula="of:=IF(ISNUMBER(SEARCH(&quot;Test&quot;;[.A895]));[.A895];&quot;&quot;)">
            <text:p/>
          </table:table-cell>
        </table:table-row>
        <table:table-row table:style-name="ro1">
          <table:table-cell office:value-type="string" calcext:value-type="string">
            <text:p><text:s/>6016/10000 [=================&gt;............] - ETA: 0s</text:p>
          </table:table-cell>
          <table:table-cell table:number-columns-repeated="4"/>
          <table:table-cell table:formula="of:=IF(ISNUMBER(SEARCH(&quot;Test&quot;;[.A896]));[.A896];&quot;&quot;)">
            <text:p/>
          </table:table-cell>
        </table:table-row>
        <table:table-row table:style-name="ro1">
          <table:table-cell office:value-type="string" calcext:value-type="string">
            <text:p><text:s/>6464/10000 [==================&gt;...........] - ETA: 0s</text:p>
          </table:table-cell>
          <table:table-cell table:number-columns-repeated="4"/>
          <table:table-cell table:formula="of:=IF(ISNUMBER(SEARCH(&quot;Test&quot;;[.A897]));[.A897];&quot;&quot;)">
            <text:p/>
          </table:table-cell>
        </table:table-row>
        <table:table-row table:style-name="ro1">
          <table:table-cell office:value-type="string" calcext:value-type="string">
            <text:p><text:s/>6944/10000 [===================&gt;..........] - ETA: 0s</text:p>
          </table:table-cell>
          <table:table-cell table:number-columns-repeated="4"/>
          <table:table-cell table:formula="of:=IF(ISNUMBER(SEARCH(&quot;Test&quot;;[.A898]));[.A898];&quot;&quot;)">
            <text:p/>
          </table:table-cell>
        </table:table-row>
        <table:table-row table:style-name="ro1">
          <table:table-cell office:value-type="string" calcext:value-type="string">
            <text:p><text:s/>7456/10000 [=====================&gt;........] - ETA: 0s</text:p>
          </table:table-cell>
          <table:table-cell table:number-columns-repeated="4"/>
          <table:table-cell table:formula="of:=IF(ISNUMBER(SEARCH(&quot;Test&quot;;[.A899]));[.A899];&quot;&quot;)">
            <text:p/>
          </table:table-cell>
        </table:table-row>
        <table:table-row table:style-name="ro1">
          <table:table-cell office:value-type="string" calcext:value-type="string">
            <text:p><text:s/>7904/10000 [======================&gt;.......] - ETA: 0s</text:p>
          </table:table-cell>
          <table:table-cell table:number-columns-repeated="4"/>
          <table:table-cell table:formula="of:=IF(ISNUMBER(SEARCH(&quot;Test&quot;;[.A900]));[.A900];&quot;&quot;)">
            <text:p/>
          </table:table-cell>
        </table:table-row>
        <table:table-row table:style-name="ro1">
          <table:table-cell office:value-type="string" calcext:value-type="string">
            <text:p><text:s/>8320/10000 [=======================&gt;......] - ETA: 0s</text:p>
          </table:table-cell>
          <table:table-cell table:number-columns-repeated="4"/>
          <table:table-cell table:formula="of:=IF(ISNUMBER(SEARCH(&quot;Test&quot;;[.A901]));[.A901];&quot;&quot;)">
            <text:p/>
          </table:table-cell>
        </table:table-row>
        <table:table-row table:style-name="ro1">
          <table:table-cell office:value-type="string" calcext:value-type="string">
            <text:p><text:s/>8768/10000 [=========================&gt;....] - ETA: 0s</text:p>
          </table:table-cell>
          <table:table-cell table:number-columns-repeated="4"/>
          <table:table-cell table:formula="of:=IF(ISNUMBER(SEARCH(&quot;Test&quot;;[.A902]));[.A902];&quot;&quot;)">
            <text:p/>
          </table:table-cell>
        </table:table-row>
        <table:table-row table:style-name="ro1">
          <table:table-cell office:value-type="string" calcext:value-type="string">
            <text:p><text:s/>9216/10000 [==========================&gt;...] - ETA: 0s</text:p>
          </table:table-cell>
          <table:table-cell table:number-columns-repeated="4"/>
          <table:table-cell table:formula="of:=IF(ISNUMBER(SEARCH(&quot;Test&quot;;[.A903]));[.A903];&quot;&quot;)">
            <text:p/>
          </table:table-cell>
        </table:table-row>
        <table:table-row table:style-name="ro1">
          <table:table-cell office:value-type="string" calcext:value-type="string">
            <text:p><text:s/>9664/10000 [===========================&gt;..] - ETA: 0s</text:p>
          </table:table-cell>
          <table:table-cell table:number-columns-repeated="4"/>
          <table:table-cell table:formula="of:=IF(ISNUMBER(SEARCH(&quot;Test&quot;;[.A904]));[.A904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14us/step</text:p>
          </table:table-cell>
          <table:table-cell table:number-columns-repeated="4"/>
          <table:table-cell table:formula="of:=IF(ISNUMBER(SEARCH(&quot;Test&quot;;[.A905]));[.A905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2, 2): <text:s/>2.366799172401428</text:p>
          </table:table-cell>
          <table:table-cell table:number-columns-repeated="4"/>
          <table:table-cell table:formula="of:=IF(ISNUMBER(SEARCH(&quot;Test&quot;;[.A906]));[.A906];&quot;&quot;)" office:value-type="string" office:string-value="Test loss kernel: (8, 8) stride: (2, 2):  2.366799172401428" calcext:value-type="string">
            <text:p>Test loss kernel: (8, 8) stride: (2, 2): <text:s/>2.366799172401428</text:p>
          </table:table-cell>
        </table:table-row>
        <table:table-row table:style-name="ro1">
          <table:table-cell office:value-type="string" calcext:value-type="string">
            <text:p>Test accuracy kernel: (8, 8) stride: (2, 2): <text:s/>0.6192</text:p>
          </table:table-cell>
          <table:table-cell table:number-columns-repeated="4"/>
          <table:table-cell table:formula="of:=IF(ISNUMBER(SEARCH(&quot;Test&quot;;[.A907]));[.A907];&quot;&quot;)" office:value-type="string" office:string-value="Test accuracy kernel: (8, 8) stride: (2, 2):  0.6192" calcext:value-type="string">
            <text:p>Test accuracy kernel: (8, 8) stride: (2, 2): <text:s/>0.6192</text:p>
          </table:table-cell>
        </table:table-row>
        <table:table-row table:style-name="ro1">
          <table:table-cell table:number-columns-repeated="5"/>
          <table:table-cell table:formula="of:=IF(ISNUMBER(SEARCH(&quot;Test&quot;;[.A908]));[.A908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909]));[.A909];&quot;&quot;)">
            <text:p/>
          </table:table-cell>
        </table:table-row>
        <table:table-row table:style-name="ro1">
          <table:table-cell office:value-type="string" calcext:value-type="string">
            <text:p><text:s text:c="2"/>448/10000 [&gt;.............................] - ETA: 1s</text:p>
          </table:table-cell>
          <table:table-cell table:number-columns-repeated="4"/>
          <table:table-cell table:formula="of:=IF(ISNUMBER(SEARCH(&quot;Test&quot;;[.A910]));[.A910];&quot;&quot;)">
            <text:p/>
          </table:table-cell>
        </table:table-row>
        <table:table-row table:style-name="ro1">
          <table:table-cell office:value-type="string" calcext:value-type="string">
            <text:p><text:s text:c="2"/>896/10000 [=&gt;............................] - ETA: 1s</text:p>
          </table:table-cell>
          <table:table-cell table:number-columns-repeated="4"/>
          <table:table-cell table:formula="of:=IF(ISNUMBER(SEARCH(&quot;Test&quot;;[.A911]));[.A911];&quot;&quot;)">
            <text:p/>
          </table:table-cell>
        </table:table-row>
        <table:table-row table:style-name="ro1">
          <table:table-cell office:value-type="string" calcext:value-type="string">
            <text:p><text:s/>1376/10000 [===&gt;..........................] - ETA: 1s</text:p>
          </table:table-cell>
          <table:table-cell table:number-columns-repeated="4"/>
          <table:table-cell table:formula="of:=IF(ISNUMBER(SEARCH(&quot;Test&quot;;[.A912]));[.A912];&quot;&quot;)">
            <text:p/>
          </table:table-cell>
        </table:table-row>
        <table:table-row table:style-name="ro1">
          <table:table-cell office:value-type="string" calcext:value-type="string">
            <text:p><text:s/>1856/10000 [====&gt;.........................] - ETA: 0s</text:p>
          </table:table-cell>
          <table:table-cell table:number-columns-repeated="4"/>
          <table:table-cell table:formula="of:=IF(ISNUMBER(SEARCH(&quot;Test&quot;;[.A913]));[.A913];&quot;&quot;)">
            <text:p/>
          </table:table-cell>
        </table:table-row>
        <table:table-row table:style-name="ro1">
          <table:table-cell office:value-type="string" calcext:value-type="string">
            <text:p><text:s/>2368/10000 [======&gt;.......................] - ETA: 0s</text:p>
          </table:table-cell>
          <table:table-cell table:number-columns-repeated="4"/>
          <table:table-cell table:formula="of:=IF(ISNUMBER(SEARCH(&quot;Test&quot;;[.A914]));[.A914];&quot;&quot;)">
            <text:p/>
          </table:table-cell>
        </table:table-row>
        <table:table-row table:style-name="ro1">
          <table:table-cell office:value-type="string" calcext:value-type="string">
            <text:p><text:s/>2880/10000 [=======&gt;......................] - ETA: 0s</text:p>
          </table:table-cell>
          <table:table-cell table:number-columns-repeated="4"/>
          <table:table-cell table:formula="of:=IF(ISNUMBER(SEARCH(&quot;Test&quot;;[.A915]));[.A915];&quot;&quot;)">
            <text:p/>
          </table:table-cell>
        </table:table-row>
        <table:table-row table:style-name="ro1">
          <table:table-cell office:value-type="string" calcext:value-type="string">
            <text:p><text:s/>3360/10000 [=========&gt;....................] - ETA: 0s</text:p>
          </table:table-cell>
          <table:table-cell table:number-columns-repeated="4"/>
          <table:table-cell table:formula="of:=IF(ISNUMBER(SEARCH(&quot;Test&quot;;[.A916]));[.A916];&quot;&quot;)">
            <text:p/>
          </table:table-cell>
        </table:table-row>
        <table:table-row table:style-name="ro1">
          <table:table-cell office:value-type="string" calcext:value-type="string">
            <text:p><text:s/>3808/10000 [==========&gt;...................] - ETA: 0s</text:p>
          </table:table-cell>
          <table:table-cell table:number-columns-repeated="4"/>
          <table:table-cell table:formula="of:=IF(ISNUMBER(SEARCH(&quot;Test&quot;;[.A917]));[.A917];&quot;&quot;)">
            <text:p/>
          </table:table-cell>
        </table:table-row>
        <table:table-row table:style-name="ro1">
          <table:table-cell office:value-type="string" calcext:value-type="string">
            <text:p><text:s/>4192/10000 [===========&gt;..................] - ETA: 0s</text:p>
          </table:table-cell>
          <table:table-cell table:number-columns-repeated="4"/>
          <table:table-cell table:formula="of:=IF(ISNUMBER(SEARCH(&quot;Test&quot;;[.A918]));[.A918];&quot;&quot;)">
            <text:p/>
          </table:table-cell>
        </table:table-row>
        <table:table-row table:style-name="ro1">
          <table:table-cell office:value-type="string" calcext:value-type="string">
            <text:p><text:s/>4608/10000 [============&gt;.................] - ETA: 0s</text:p>
          </table:table-cell>
          <table:table-cell table:number-columns-repeated="4"/>
          <table:table-cell table:formula="of:=IF(ISNUMBER(SEARCH(&quot;Test&quot;;[.A919]));[.A919];&quot;&quot;)">
            <text:p/>
          </table:table-cell>
        </table:table-row>
        <table:table-row table:style-name="ro1">
          <table:table-cell office:value-type="string" calcext:value-type="string">
            <text:p><text:s/>5056/10000 [==============&gt;...............] - ETA: 0s</text:p>
          </table:table-cell>
          <table:table-cell table:number-columns-repeated="4"/>
          <table:table-cell table:formula="of:=IF(ISNUMBER(SEARCH(&quot;Test&quot;;[.A920]));[.A920];&quot;&quot;)">
            <text:p/>
          </table:table-cell>
        </table:table-row>
        <table:table-row table:style-name="ro1">
          <table:table-cell office:value-type="string" calcext:value-type="string">
            <text:p><text:s/>5504/10000 [===============&gt;..............] - ETA: 0s</text:p>
          </table:table-cell>
          <table:table-cell table:number-columns-repeated="4"/>
          <table:table-cell table:formula="of:=IF(ISNUMBER(SEARCH(&quot;Test&quot;;[.A921]));[.A921];&quot;&quot;)">
            <text:p/>
          </table:table-cell>
        </table:table-row>
        <table:table-row table:style-name="ro1">
          <table:table-cell office:value-type="string" calcext:value-type="string">
            <text:p><text:s/>5920/10000 [================&gt;.............] - ETA: 0s</text:p>
          </table:table-cell>
          <table:table-cell table:number-columns-repeated="4"/>
          <table:table-cell table:formula="of:=IF(ISNUMBER(SEARCH(&quot;Test&quot;;[.A922]));[.A922];&quot;&quot;)">
            <text:p/>
          </table:table-cell>
        </table:table-row>
        <table:table-row table:style-name="ro1">
          <table:table-cell office:value-type="string" calcext:value-type="string">
            <text:p><text:s/>6368/10000 [==================&gt;...........] - ETA: 0s</text:p>
          </table:table-cell>
          <table:table-cell table:number-columns-repeated="4"/>
          <table:table-cell table:formula="of:=IF(ISNUMBER(SEARCH(&quot;Test&quot;;[.A923]));[.A923];&quot;&quot;)">
            <text:p/>
          </table:table-cell>
        </table:table-row>
        <table:table-row table:style-name="ro1">
          <table:table-cell office:value-type="string" calcext:value-type="string">
            <text:p><text:s/>6816/10000 [===================&gt;..........] - ETA: 0s</text:p>
          </table:table-cell>
          <table:table-cell table:number-columns-repeated="4"/>
          <table:table-cell table:formula="of:=IF(ISNUMBER(SEARCH(&quot;Test&quot;;[.A924]));[.A924];&quot;&quot;)">
            <text:p/>
          </table:table-cell>
        </table:table-row>
        <table:table-row table:style-name="ro1">
          <table:table-cell office:value-type="string" calcext:value-type="string">
            <text:p><text:s/>7264/10000 [====================&gt;.........] - ETA: 0s</text:p>
          </table:table-cell>
          <table:table-cell table:number-columns-repeated="4"/>
          <table:table-cell table:formula="of:=IF(ISNUMBER(SEARCH(&quot;Test&quot;;[.A925]));[.A925];&quot;&quot;)">
            <text:p/>
          </table:table-cell>
        </table:table-row>
        <table:table-row table:style-name="ro1">
          <table:table-cell office:value-type="string" calcext:value-type="string">
            <text:p><text:s/>7680/10000 [======================&gt;.......] - ETA: 0s</text:p>
          </table:table-cell>
          <table:table-cell table:number-columns-repeated="4"/>
          <table:table-cell table:formula="of:=IF(ISNUMBER(SEARCH(&quot;Test&quot;;[.A926]));[.A926];&quot;&quot;)">
            <text:p/>
          </table:table-cell>
        </table:table-row>
        <table:table-row table:style-name="ro1">
          <table:table-cell office:value-type="string" calcext:value-type="string">
            <text:p><text:s/>8128/10000 [=======================&gt;......] - ETA: 0s</text:p>
          </table:table-cell>
          <table:table-cell table:number-columns-repeated="4"/>
          <table:table-cell table:formula="of:=IF(ISNUMBER(SEARCH(&quot;Test&quot;;[.A927]));[.A927];&quot;&quot;)">
            <text:p/>
          </table:table-cell>
        </table:table-row>
        <table:table-row table:style-name="ro1">
          <table:table-cell office:value-type="string" calcext:value-type="string">
            <text:p><text:s/>8480/10000 [========================&gt;.....] - ETA: 0s</text:p>
          </table:table-cell>
          <table:table-cell table:number-columns-repeated="4"/>
          <table:table-cell table:formula="of:=IF(ISNUMBER(SEARCH(&quot;Test&quot;;[.A928]));[.A928];&quot;&quot;)">
            <text:p/>
          </table:table-cell>
        </table:table-row>
        <table:table-row table:style-name="ro1">
          <table:table-cell office:value-type="string" calcext:value-type="string">
            <text:p><text:s/>8896/10000 [=========================&gt;....] - ETA: 0s</text:p>
          </table:table-cell>
          <table:table-cell table:number-columns-repeated="4"/>
          <table:table-cell table:formula="of:=IF(ISNUMBER(SEARCH(&quot;Test&quot;;[.A929]));[.A929];&quot;&quot;)">
            <text:p/>
          </table:table-cell>
        </table:table-row>
        <table:table-row table:style-name="ro1">
          <table:table-cell office:value-type="string" calcext:value-type="string">
            <text:p><text:s/>9344/10000 [===========================&gt;..] - ETA: 0s</text:p>
          </table:table-cell>
          <table:table-cell table:number-columns-repeated="4"/>
          <table:table-cell table:formula="of:=IF(ISNUMBER(SEARCH(&quot;Test&quot;;[.A930]));[.A930];&quot;&quot;)">
            <text:p/>
          </table:table-cell>
        </table:table-row>
        <table:table-row table:style-name="ro1">
          <table:table-cell office:value-type="string" calcext:value-type="string">
            <text:p><text:s/>9792/10000 [============================&gt;.] - ETA: 0s</text:p>
          </table:table-cell>
          <table:table-cell table:number-columns-repeated="4"/>
          <table:table-cell table:formula="of:=IF(ISNUMBER(SEARCH(&quot;Test&quot;;[.A931]));[.A931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19us/step</text:p>
          </table:table-cell>
          <table:table-cell table:number-columns-repeated="4"/>
          <table:table-cell table:formula="of:=IF(ISNUMBER(SEARCH(&quot;Test&quot;;[.A932]));[.A932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2, 2) dropout: <text:s/>0.9115167842864991</text:p>
          </table:table-cell>
          <table:table-cell table:number-columns-repeated="4"/>
          <table:table-cell table:formula="of:=IF(ISNUMBER(SEARCH(&quot;Test&quot;;[.A933]));[.A933];&quot;&quot;)" office:value-type="string" office:string-value="Test loss kernel: (8, 8) stride: (2, 2) dropout:  0.9115167842864991" calcext:value-type="string">
            <text:p>Test loss kernel: (8, 8) stride: (2, 2) dropout: <text:s/>0.9115167842864991</text:p>
          </table:table-cell>
        </table:table-row>
        <table:table-row table:style-name="ro1">
          <table:table-cell office:value-type="string" calcext:value-type="string">
            <text:p>Test accuracy kernel: (8, 8) stride: (2, 2) dropout: <text:s/>0.6851</text:p>
          </table:table-cell>
          <table:table-cell table:number-columns-repeated="4"/>
          <table:table-cell table:formula="of:=IF(ISNUMBER(SEARCH(&quot;Test&quot;;[.A934]));[.A934];&quot;&quot;)" office:value-type="string" office:string-value="Test accuracy kernel: (8, 8) stride: (2, 2) dropout:  0.6851" calcext:value-type="string">
            <text:p>Test accuracy kernel: (8, 8) stride: (2, 2) dropout: <text:s/>0.6851</text:p>
          </table:table-cell>
        </table:table-row>
        <table:table-row table:style-name="ro1">
          <table:table-cell table:number-columns-repeated="5"/>
          <table:table-cell table:formula="of:=IF(ISNUMBER(SEARCH(&quot;Test&quot;;[.A935]));[.A935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4s</text:p>
          </table:table-cell>
          <table:table-cell table:number-columns-repeated="4"/>
          <table:table-cell table:formula="of:=IF(ISNUMBER(SEARCH(&quot;Test&quot;;[.A936]));[.A936];&quot;&quot;)">
            <text:p/>
          </table:table-cell>
        </table:table-row>
        <table:table-row table:style-name="ro1">
          <table:table-cell office:value-type="string" calcext:value-type="string">
            <text:p><text:s text:c="2"/>416/10000 [&gt;.............................] - ETA: 1s</text:p>
          </table:table-cell>
          <table:table-cell table:number-columns-repeated="4"/>
          <table:table-cell table:formula="of:=IF(ISNUMBER(SEARCH(&quot;Test&quot;;[.A937]));[.A937];&quot;&quot;)">
            <text:p/>
          </table:table-cell>
        </table:table-row>
        <table:table-row table:style-name="ro1">
          <table:table-cell office:value-type="string" calcext:value-type="string">
            <text:p><text:s text:c="2"/>800/10000 [=&gt;............................] - ETA: 1s</text:p>
          </table:table-cell>
          <table:table-cell table:number-columns-repeated="4"/>
          <table:table-cell table:formula="of:=IF(ISNUMBER(SEARCH(&quot;Test&quot;;[.A938]));[.A938];&quot;&quot;)">
            <text:p/>
          </table:table-cell>
        </table:table-row>
        <table:table-row table:style-name="ro1">
          <table:table-cell office:value-type="string" calcext:value-type="string">
            <text:p><text:s/>1248/10000 [==&gt;...........................] - ETA: 1s</text:p>
          </table:table-cell>
          <table:table-cell table:number-columns-repeated="4"/>
          <table:table-cell table:formula="of:=IF(ISNUMBER(SEARCH(&quot;Test&quot;;[.A939]));[.A939];&quot;&quot;)">
            <text:p/>
          </table:table-cell>
        </table:table-row>
        <table:table-row table:style-name="ro1">
          <table:table-cell office:value-type="string" calcext:value-type="string">
            <text:p><text:s/>1728/10000 [====&gt;.........................] - ETA: 1s</text:p>
          </table:table-cell>
          <table:table-cell table:number-columns-repeated="4"/>
          <table:table-cell table:formula="of:=IF(ISNUMBER(SEARCH(&quot;Test&quot;;[.A940]));[.A940];&quot;&quot;)">
            <text:p/>
          </table:table-cell>
        </table:table-row>
        <table:table-row table:style-name="ro1">
          <table:table-cell office:value-type="string" calcext:value-type="string">
            <text:p><text:s/>2240/10000 [=====&gt;........................] - ETA: 0s</text:p>
          </table:table-cell>
          <table:table-cell table:number-columns-repeated="4"/>
          <table:table-cell table:formula="of:=IF(ISNUMBER(SEARCH(&quot;Test&quot;;[.A941]));[.A941];&quot;&quot;)">
            <text:p/>
          </table:table-cell>
        </table:table-row>
        <table:table-row table:style-name="ro1">
          <table:table-cell office:value-type="string" calcext:value-type="string">
            <text:p><text:s/>2784/10000 [=======&gt;......................] - ETA: 0s</text:p>
          </table:table-cell>
          <table:table-cell table:number-columns-repeated="4"/>
          <table:table-cell table:formula="of:=IF(ISNUMBER(SEARCH(&quot;Test&quot;;[.A942]));[.A942];&quot;&quot;)">
            <text:p/>
          </table:table-cell>
        </table:table-row>
        <table:table-row table:style-name="ro1">
          <table:table-cell office:value-type="string" calcext:value-type="string">
            <text:p><text:s/>3328/10000 [========&gt;.....................] - ETA: 0s</text:p>
          </table:table-cell>
          <table:table-cell table:number-columns-repeated="4"/>
          <table:table-cell table:formula="of:=IF(ISNUMBER(SEARCH(&quot;Test&quot;;[.A943]));[.A943];&quot;&quot;)">
            <text:p/>
          </table:table-cell>
        </table:table-row>
        <table:table-row table:style-name="ro1">
          <table:table-cell office:value-type="string" calcext:value-type="string">
            <text:p><text:s/>3872/10000 [==========&gt;...................] - ETA: 0s</text:p>
          </table:table-cell>
          <table:table-cell table:number-columns-repeated="4"/>
          <table:table-cell table:formula="of:=IF(ISNUMBER(SEARCH(&quot;Test&quot;;[.A944]));[.A944];&quot;&quot;)">
            <text:p/>
          </table:table-cell>
        </table:table-row>
        <table:table-row table:style-name="ro1">
          <table:table-cell office:value-type="string" calcext:value-type="string">
            <text:p><text:s/>4384/10000 [============&gt;.................] - ETA: 0s</text:p>
          </table:table-cell>
          <table:table-cell table:number-columns-repeated="4"/>
          <table:table-cell table:formula="of:=IF(ISNUMBER(SEARCH(&quot;Test&quot;;[.A945]));[.A945];&quot;&quot;)">
            <text:p/>
          </table:table-cell>
        </table:table-row>
        <table:table-row table:style-name="ro1">
          <table:table-cell office:value-type="string" calcext:value-type="string">
            <text:p><text:s/>4832/10000 [=============&gt;................] - ETA: 0s</text:p>
          </table:table-cell>
          <table:table-cell table:number-columns-repeated="4"/>
          <table:table-cell table:formula="of:=IF(ISNUMBER(SEARCH(&quot;Test&quot;;[.A946]));[.A946];&quot;&quot;)">
            <text:p/>
          </table:table-cell>
        </table:table-row>
        <table:table-row table:style-name="ro1">
          <table:table-cell office:value-type="string" calcext:value-type="string">
            <text:p><text:s/>5376/10000 [===============&gt;..............] - ETA: 0s</text:p>
          </table:table-cell>
          <table:table-cell table:number-columns-repeated="4"/>
          <table:table-cell table:formula="of:=IF(ISNUMBER(SEARCH(&quot;Test&quot;;[.A947]));[.A947];&quot;&quot;)">
            <text:p/>
          </table:table-cell>
        </table:table-row>
        <table:table-row table:style-name="ro1">
          <table:table-cell office:value-type="string" calcext:value-type="string">
            <text:p><text:s/>5888/10000 [================&gt;.............] - ETA: 0s</text:p>
          </table:table-cell>
          <table:table-cell table:number-columns-repeated="4"/>
          <table:table-cell table:formula="of:=IF(ISNUMBER(SEARCH(&quot;Test&quot;;[.A948]));[.A948];&quot;&quot;)">
            <text:p/>
          </table:table-cell>
        </table:table-row>
        <table:table-row table:style-name="ro1">
          <table:table-cell office:value-type="string" calcext:value-type="string">
            <text:p><text:s/>6400/10000 [==================&gt;...........] - ETA: 0s</text:p>
          </table:table-cell>
          <table:table-cell table:number-columns-repeated="4"/>
          <table:table-cell table:formula="of:=IF(ISNUMBER(SEARCH(&quot;Test&quot;;[.A949]));[.A949];&quot;&quot;)">
            <text:p/>
          </table:table-cell>
        </table:table-row>
        <table:table-row table:style-name="ro1">
          <table:table-cell office:value-type="string" calcext:value-type="string">
            <text:p><text:s/>6880/10000 [===================&gt;..........] - ETA: 0s</text:p>
          </table:table-cell>
          <table:table-cell table:number-columns-repeated="4"/>
          <table:table-cell table:formula="of:=IF(ISNUMBER(SEARCH(&quot;Test&quot;;[.A950]));[.A950];&quot;&quot;)">
            <text:p/>
          </table:table-cell>
        </table:table-row>
        <table:table-row table:style-name="ro1">
          <table:table-cell office:value-type="string" calcext:value-type="string">
            <text:p><text:s/>7360/10000 [=====================&gt;........] - ETA: 0s</text:p>
          </table:table-cell>
          <table:table-cell table:number-columns-repeated="4"/>
          <table:table-cell table:formula="of:=IF(ISNUMBER(SEARCH(&quot;Test&quot;;[.A951]));[.A951];&quot;&quot;)">
            <text:p/>
          </table:table-cell>
        </table:table-row>
        <table:table-row table:style-name="ro1">
          <table:table-cell office:value-type="string" calcext:value-type="string">
            <text:p><text:s/>7808/10000 [======================&gt;.......] - ETA: 0s</text:p>
          </table:table-cell>
          <table:table-cell table:number-columns-repeated="4"/>
          <table:table-cell table:formula="of:=IF(ISNUMBER(SEARCH(&quot;Test&quot;;[.A952]));[.A952];&quot;&quot;)">
            <text:p/>
          </table:table-cell>
        </table:table-row>
        <table:table-row table:style-name="ro1">
          <table:table-cell office:value-type="string" calcext:value-type="string">
            <text:p><text:s/>8256/10000 [=======================&gt;......] - ETA: 0s</text:p>
          </table:table-cell>
          <table:table-cell table:number-columns-repeated="4"/>
          <table:table-cell table:formula="of:=IF(ISNUMBER(SEARCH(&quot;Test&quot;;[.A953]));[.A953];&quot;&quot;)">
            <text:p/>
          </table:table-cell>
        </table:table-row>
        <table:table-row table:style-name="ro1">
          <table:table-cell office:value-type="string" calcext:value-type="string">
            <text:p><text:s/>8704/10000 [=========================&gt;....] - ETA: 0s</text:p>
          </table:table-cell>
          <table:table-cell table:number-columns-repeated="4"/>
          <table:table-cell table:formula="of:=IF(ISNUMBER(SEARCH(&quot;Test&quot;;[.A954]));[.A954];&quot;&quot;)">
            <text:p/>
          </table:table-cell>
        </table:table-row>
        <table:table-row table:style-name="ro1">
          <table:table-cell office:value-type="string" calcext:value-type="string">
            <text:p><text:s/>9152/10000 [==========================&gt;...] - ETA: 0s</text:p>
          </table:table-cell>
          <table:table-cell table:number-columns-repeated="4"/>
          <table:table-cell table:formula="of:=IF(ISNUMBER(SEARCH(&quot;Test&quot;;[.A955]));[.A955];&quot;&quot;)">
            <text:p/>
          </table:table-cell>
        </table:table-row>
        <table:table-row table:style-name="ro1">
          <table:table-cell office:value-type="string" calcext:value-type="string">
            <text:p><text:s/>9536/10000 [===========================&gt;..] - ETA: 0s</text:p>
          </table:table-cell>
          <table:table-cell table:number-columns-repeated="4"/>
          <table:table-cell table:formula="of:=IF(ISNUMBER(SEARCH(&quot;Test&quot;;[.A956]));[.A956];&quot;&quot;)">
            <text:p/>
          </table:table-cell>
        </table:table-row>
        <table:table-row table:style-name="ro1">
          <table:table-cell office:value-type="string" calcext:value-type="string">
            <text:p><text:s/>9952/10000 [============================&gt;.] - ETA: 0s</text:p>
          </table:table-cell>
          <table:table-cell table:number-columns-repeated="4"/>
          <table:table-cell table:formula="of:=IF(ISNUMBER(SEARCH(&quot;Test&quot;;[.A957]));[.A957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11us/step</text:p>
          </table:table-cell>
          <table:table-cell table:number-columns-repeated="4"/>
          <table:table-cell table:formula="of:=IF(ISNUMBER(SEARCH(&quot;Test&quot;;[.A958]));[.A958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3, 3): <text:s/>2.0342980686187744</text:p>
          </table:table-cell>
          <table:table-cell table:number-columns-repeated="4"/>
          <table:table-cell table:formula="of:=IF(ISNUMBER(SEARCH(&quot;Test&quot;;[.A959]));[.A959];&quot;&quot;)" office:value-type="string" office:string-value="Test loss kernel: (8, 8) stride: (3, 3):  2.0342980686187744" calcext:value-type="string">
            <text:p>Test loss kernel: (8, 8) stride: (3, 3): <text:s/>2.0342980686187744</text:p>
          </table:table-cell>
        </table:table-row>
        <table:table-row table:style-name="ro1">
          <table:table-cell office:value-type="string" calcext:value-type="string">
            <text:p>Test accuracy kernel: (8, 8) stride: (3, 3): <text:s/>0.6012</text:p>
          </table:table-cell>
          <table:table-cell table:number-columns-repeated="4"/>
          <table:table-cell table:formula="of:=IF(ISNUMBER(SEARCH(&quot;Test&quot;;[.A960]));[.A960];&quot;&quot;)" office:value-type="string" office:string-value="Test accuracy kernel: (8, 8) stride: (3, 3):  0.6012" calcext:value-type="string">
            <text:p>Test accuracy kernel: (8, 8) stride: (3, 3): <text:s/>0.6012</text:p>
          </table:table-cell>
        </table:table-row>
        <table:table-row table:style-name="ro1">
          <table:table-cell table:number-columns-repeated="5"/>
          <table:table-cell table:formula="of:=IF(ISNUMBER(SEARCH(&quot;Test&quot;;[.A961]));[.A961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962]));[.A962];&quot;&quot;)">
            <text:p/>
          </table:table-cell>
        </table:table-row>
        <table:table-row table:style-name="ro1">
          <table:table-cell office:value-type="string" calcext:value-type="string">
            <text:p><text:s text:c="2"/>480/10000 [&gt;.............................] - ETA: 1s</text:p>
          </table:table-cell>
          <table:table-cell table:number-columns-repeated="4"/>
          <table:table-cell table:formula="of:=IF(ISNUMBER(SEARCH(&quot;Test&quot;;[.A963]));[.A963];&quot;&quot;)">
            <text:p/>
          </table:table-cell>
        </table:table-row>
        <table:table-row table:style-name="ro1">
          <table:table-cell office:value-type="string" calcext:value-type="string">
            <text:p><text:s text:c="2"/>896/10000 [=&gt;............................] - ETA: 1s</text:p>
          </table:table-cell>
          <table:table-cell table:number-columns-repeated="4"/>
          <table:table-cell table:formula="of:=IF(ISNUMBER(SEARCH(&quot;Test&quot;;[.A964]));[.A964];&quot;&quot;)">
            <text:p/>
          </table:table-cell>
        </table:table-row>
        <table:table-row table:style-name="ro1">
          <table:table-cell office:value-type="string" calcext:value-type="string">
            <text:p><text:s/>1312/10000 [==&gt;...........................] - ETA: 1s</text:p>
          </table:table-cell>
          <table:table-cell table:number-columns-repeated="4"/>
          <table:table-cell table:formula="of:=IF(ISNUMBER(SEARCH(&quot;Test&quot;;[.A965]));[.A965];&quot;&quot;)">
            <text:p/>
          </table:table-cell>
        </table:table-row>
        <table:table-row table:style-name="ro1">
          <table:table-cell office:value-type="string" calcext:value-type="string">
            <text:p><text:s/>1760/10000 [====&gt;.........................] - ETA: 0s</text:p>
          </table:table-cell>
          <table:table-cell table:number-columns-repeated="4"/>
          <table:table-cell table:formula="of:=IF(ISNUMBER(SEARCH(&quot;Test&quot;;[.A966]));[.A966];&quot;&quot;)">
            <text:p/>
          </table:table-cell>
        </table:table-row>
        <table:table-row table:style-name="ro1">
          <table:table-cell office:value-type="string" calcext:value-type="string">
            <text:p><text:s/>2272/10000 [=====&gt;........................] - ETA: 0s</text:p>
          </table:table-cell>
          <table:table-cell table:number-columns-repeated="4"/>
          <table:table-cell table:formula="of:=IF(ISNUMBER(SEARCH(&quot;Test&quot;;[.A967]));[.A967];&quot;&quot;)">
            <text:p/>
          </table:table-cell>
        </table:table-row>
        <table:table-row table:style-name="ro1">
          <table:table-cell office:value-type="string" calcext:value-type="string">
            <text:p><text:s/>2752/10000 [=======&gt;......................] - ETA: 0s</text:p>
          </table:table-cell>
          <table:table-cell table:number-columns-repeated="4"/>
          <table:table-cell table:formula="of:=IF(ISNUMBER(SEARCH(&quot;Test&quot;;[.A968]));[.A968];&quot;&quot;)">
            <text:p/>
          </table:table-cell>
        </table:table-row>
        <table:table-row table:style-name="ro1">
          <table:table-cell office:value-type="string" calcext:value-type="string">
            <text:p><text:s/>3232/10000 [========&gt;.....................] - ETA: 0s</text:p>
          </table:table-cell>
          <table:table-cell table:number-columns-repeated="4"/>
          <table:table-cell table:formula="of:=IF(ISNUMBER(SEARCH(&quot;Test&quot;;[.A969]));[.A969];&quot;&quot;)">
            <text:p/>
          </table:table-cell>
        </table:table-row>
        <table:table-row table:style-name="ro1">
          <table:table-cell office:value-type="string" calcext:value-type="string">
            <text:p><text:s/>3744/10000 [==========&gt;...................] - ETA: 0s</text:p>
          </table:table-cell>
          <table:table-cell table:number-columns-repeated="4"/>
          <table:table-cell table:formula="of:=IF(ISNUMBER(SEARCH(&quot;Test&quot;;[.A970]));[.A970];&quot;&quot;)">
            <text:p/>
          </table:table-cell>
        </table:table-row>
        <table:table-row table:style-name="ro1">
          <table:table-cell office:value-type="string" calcext:value-type="string">
            <text:p><text:s/>4224/10000 [===========&gt;..................] - ETA: 0s</text:p>
          </table:table-cell>
          <table:table-cell table:number-columns-repeated="4"/>
          <table:table-cell table:formula="of:=IF(ISNUMBER(SEARCH(&quot;Test&quot;;[.A971]));[.A971];&quot;&quot;)">
            <text:p/>
          </table:table-cell>
        </table:table-row>
        <table:table-row table:style-name="ro1">
          <table:table-cell office:value-type="string" calcext:value-type="string">
            <text:p><text:s/>4736/10000 [=============&gt;................] - ETA: 0s</text:p>
          </table:table-cell>
          <table:table-cell table:number-columns-repeated="4"/>
          <table:table-cell table:formula="of:=IF(ISNUMBER(SEARCH(&quot;Test&quot;;[.A972]));[.A972];&quot;&quot;)">
            <text:p/>
          </table:table-cell>
        </table:table-row>
        <table:table-row table:style-name="ro1">
          <table:table-cell office:value-type="string" calcext:value-type="string">
            <text:p><text:s/>5248/10000 [==============&gt;...............] - ETA: 0s</text:p>
          </table:table-cell>
          <table:table-cell table:number-columns-repeated="4"/>
          <table:table-cell table:formula="of:=IF(ISNUMBER(SEARCH(&quot;Test&quot;;[.A973]));[.A973];&quot;&quot;)">
            <text:p/>
          </table:table-cell>
        </table:table-row>
        <table:table-row table:style-name="ro1">
          <table:table-cell office:value-type="string" calcext:value-type="string">
            <text:p><text:s/>5728/10000 [================&gt;.............] - ETA: 0s</text:p>
          </table:table-cell>
          <table:table-cell table:number-columns-repeated="4"/>
          <table:table-cell table:formula="of:=IF(ISNUMBER(SEARCH(&quot;Test&quot;;[.A974]));[.A974];&quot;&quot;)">
            <text:p/>
          </table:table-cell>
        </table:table-row>
        <table:table-row table:style-name="ro1">
          <table:table-cell office:value-type="string" calcext:value-type="string">
            <text:p><text:s/>6240/10000 [=================&gt;............] - ETA: 0s</text:p>
          </table:table-cell>
          <table:table-cell table:number-columns-repeated="4"/>
          <table:table-cell table:formula="of:=IF(ISNUMBER(SEARCH(&quot;Test&quot;;[.A975]));[.A975];&quot;&quot;)">
            <text:p/>
          </table:table-cell>
        </table:table-row>
        <table:table-row table:style-name="ro1">
          <table:table-cell office:value-type="string" calcext:value-type="string">
            <text:p><text:s/>6720/10000 [===================&gt;..........] - ETA: 0s</text:p>
          </table:table-cell>
          <table:table-cell table:number-columns-repeated="4"/>
          <table:table-cell table:formula="of:=IF(ISNUMBER(SEARCH(&quot;Test&quot;;[.A976]));[.A976];&quot;&quot;)">
            <text:p/>
          </table:table-cell>
        </table:table-row>
        <table:table-row table:style-name="ro1">
          <table:table-cell office:value-type="string" calcext:value-type="string">
            <text:p><text:s/>7200/10000 [====================&gt;.........] - ETA: 0s</text:p>
          </table:table-cell>
          <table:table-cell table:number-columns-repeated="4"/>
          <table:table-cell table:formula="of:=IF(ISNUMBER(SEARCH(&quot;Test&quot;;[.A977]));[.A977];&quot;&quot;)">
            <text:p/>
          </table:table-cell>
        </table:table-row>
        <table:table-row table:style-name="ro1">
          <table:table-cell office:value-type="string" calcext:value-type="string">
            <text:p><text:s/>7712/10000 [======================&gt;.......] - ETA: 0s</text:p>
          </table:table-cell>
          <table:table-cell table:number-columns-repeated="4"/>
          <table:table-cell table:formula="of:=IF(ISNUMBER(SEARCH(&quot;Test&quot;;[.A978]));[.A978];&quot;&quot;)">
            <text:p/>
          </table:table-cell>
        </table:table-row>
        <table:table-row table:style-name="ro1">
          <table:table-cell office:value-type="string" calcext:value-type="string">
            <text:p><text:s/>8192/10000 [=======================&gt;......] - ETA: 0s</text:p>
          </table:table-cell>
          <table:table-cell table:number-columns-repeated="4"/>
          <table:table-cell table:formula="of:=IF(ISNUMBER(SEARCH(&quot;Test&quot;;[.A979]));[.A979];&quot;&quot;)">
            <text:p/>
          </table:table-cell>
        </table:table-row>
        <table:table-row table:style-name="ro1">
          <table:table-cell office:value-type="string" calcext:value-type="string">
            <text:p><text:s/>8704/10000 [=========================&gt;....] - ETA: 0s</text:p>
          </table:table-cell>
          <table:table-cell table:number-columns-repeated="4"/>
          <table:table-cell table:formula="of:=IF(ISNUMBER(SEARCH(&quot;Test&quot;;[.A980]));[.A980];&quot;&quot;)">
            <text:p/>
          </table:table-cell>
        </table:table-row>
        <table:table-row table:style-name="ro1">
          <table:table-cell office:value-type="string" calcext:value-type="string">
            <text:p><text:s/>9216/10000 [==========================&gt;...] - ETA: 0s</text:p>
          </table:table-cell>
          <table:table-cell table:number-columns-repeated="4"/>
          <table:table-cell table:formula="of:=IF(ISNUMBER(SEARCH(&quot;Test&quot;;[.A981]));[.A981];&quot;&quot;)">
            <text:p/>
          </table:table-cell>
        </table:table-row>
        <table:table-row table:style-name="ro1">
          <table:table-cell office:value-type="string" calcext:value-type="string">
            <text:p><text:s/>9728/10000 [============================&gt;.] - ETA: 0s</text:p>
          </table:table-cell>
          <table:table-cell table:number-columns-repeated="4"/>
          <table:table-cell table:formula="of:=IF(ISNUMBER(SEARCH(&quot;Test&quot;;[.A982]));[.A982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08us/step</text:p>
          </table:table-cell>
          <table:table-cell table:number-columns-repeated="4"/>
          <table:table-cell table:formula="of:=IF(ISNUMBER(SEARCH(&quot;Test&quot;;[.A983]));[.A983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3, 3) dropout: <text:s/>1.0182963376998901</text:p>
          </table:table-cell>
          <table:table-cell table:number-columns-repeated="4"/>
          <table:table-cell table:formula="of:=IF(ISNUMBER(SEARCH(&quot;Test&quot;;[.A984]));[.A984];&quot;&quot;)" office:value-type="string" office:string-value="Test loss kernel: (8, 8) stride: (3, 3) dropout:  1.0182963376998901" calcext:value-type="string">
            <text:p>Test loss kernel: (8, 8) stride: (3, 3) dropout: <text:s/>1.0182963376998901</text:p>
          </table:table-cell>
        </table:table-row>
        <table:table-row table:style-name="ro1">
          <table:table-cell office:value-type="string" calcext:value-type="string">
            <text:p>Test accuracy kernel: (8, 8) stride: (3, 3) dropout: <text:s/>0.6507</text:p>
          </table:table-cell>
          <table:table-cell table:number-columns-repeated="4"/>
          <table:table-cell table:formula="of:=IF(ISNUMBER(SEARCH(&quot;Test&quot;;[.A985]));[.A985];&quot;&quot;)" office:value-type="string" office:string-value="Test accuracy kernel: (8, 8) stride: (3, 3) dropout:  0.6507" calcext:value-type="string">
            <text:p>Test accuracy kernel: (8, 8) stride: (3, 3) dropout: <text:s/>0.6507</text:p>
          </table:table-cell>
        </table:table-row>
        <table:table-row table:style-name="ro1">
          <table:table-cell table:number-columns-repeated="5"/>
          <table:table-cell table:formula="of:=IF(ISNUMBER(SEARCH(&quot;Test&quot;;[.A986]));[.A986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2s</text:p>
          </table:table-cell>
          <table:table-cell table:number-columns-repeated="4"/>
          <table:table-cell table:formula="of:=IF(ISNUMBER(SEARCH(&quot;Test&quot;;[.A987]));[.A987];&quot;&quot;)">
            <text:p/>
          </table:table-cell>
        </table:table-row>
        <table:table-row table:style-name="ro1">
          <table:table-cell office:value-type="string" calcext:value-type="string">
            <text:p><text:s text:c="2"/>448/10000 [&gt;.............................] - ETA: 1s</text:p>
          </table:table-cell>
          <table:table-cell table:number-columns-repeated="4"/>
          <table:table-cell table:formula="of:=IF(ISNUMBER(SEARCH(&quot;Test&quot;;[.A988]));[.A988];&quot;&quot;)">
            <text:p/>
          </table:table-cell>
        </table:table-row>
        <table:table-row table:style-name="ro1">
          <table:table-cell office:value-type="string" calcext:value-type="string">
            <text:p><text:s text:c="2"/>896/10000 [=&gt;............................] - ETA: 1s</text:p>
          </table:table-cell>
          <table:table-cell table:number-columns-repeated="4"/>
          <table:table-cell table:formula="of:=IF(ISNUMBER(SEARCH(&quot;Test&quot;;[.A989]));[.A989];&quot;&quot;)">
            <text:p/>
          </table:table-cell>
        </table:table-row>
        <table:table-row table:style-name="ro1">
          <table:table-cell office:value-type="string" calcext:value-type="string">
            <text:p><text:s/>1344/10000 [===&gt;..........................] - ETA: 1s</text:p>
          </table:table-cell>
          <table:table-cell table:number-columns-repeated="4"/>
          <table:table-cell table:formula="of:=IF(ISNUMBER(SEARCH(&quot;Test&quot;;[.A990]));[.A990];&quot;&quot;)">
            <text:p/>
          </table:table-cell>
        </table:table-row>
        <table:table-row table:style-name="ro1">
          <table:table-cell office:value-type="string" calcext:value-type="string">
            <text:p><text:s/>1760/10000 [====&gt;.........................] - ETA: 1s</text:p>
          </table:table-cell>
          <table:table-cell table:number-columns-repeated="4"/>
          <table:table-cell table:formula="of:=IF(ISNUMBER(SEARCH(&quot;Test&quot;;[.A991]));[.A991];&quot;&quot;)">
            <text:p/>
          </table:table-cell>
        </table:table-row>
        <table:table-row table:style-name="ro1">
          <table:table-cell office:value-type="string" calcext:value-type="string">
            <text:p><text:s/>2144/10000 [=====&gt;........................] - ETA: 1s</text:p>
          </table:table-cell>
          <table:table-cell table:number-columns-repeated="4"/>
          <table:table-cell table:formula="of:=IF(ISNUMBER(SEARCH(&quot;Test&quot;;[.A992]));[.A992];&quot;&quot;)">
            <text:p/>
          </table:table-cell>
        </table:table-row>
        <table:table-row table:style-name="ro1">
          <table:table-cell office:value-type="string" calcext:value-type="string">
            <text:p><text:s/>2528/10000 [======&gt;.......................] - ETA: 0s</text:p>
          </table:table-cell>
          <table:table-cell table:number-columns-repeated="4"/>
          <table:table-cell table:formula="of:=IF(ISNUMBER(SEARCH(&quot;Test&quot;;[.A993]));[.A993];&quot;&quot;)">
            <text:p/>
          </table:table-cell>
        </table:table-row>
        <table:table-row table:style-name="ro1">
          <table:table-cell office:value-type="string" calcext:value-type="string">
            <text:p><text:s/>2944/10000 [=======&gt;......................] - ETA: 0s</text:p>
          </table:table-cell>
          <table:table-cell table:number-columns-repeated="4"/>
          <table:table-cell table:formula="of:=IF(ISNUMBER(SEARCH(&quot;Test&quot;;[.A994]));[.A994];&quot;&quot;)">
            <text:p/>
          </table:table-cell>
        </table:table-row>
        <table:table-row table:style-name="ro1">
          <table:table-cell office:value-type="string" calcext:value-type="string">
            <text:p><text:s/>3424/10000 [=========&gt;....................] - ETA: 0s</text:p>
          </table:table-cell>
          <table:table-cell table:number-columns-repeated="4"/>
          <table:table-cell table:formula="of:=IF(ISNUMBER(SEARCH(&quot;Test&quot;;[.A995]));[.A995];&quot;&quot;)">
            <text:p/>
          </table:table-cell>
        </table:table-row>
        <table:table-row table:style-name="ro1">
          <table:table-cell office:value-type="string" calcext:value-type="string">
            <text:p><text:s/>3904/10000 [==========&gt;...................] - ETA: 0s</text:p>
          </table:table-cell>
          <table:table-cell table:number-columns-repeated="4"/>
          <table:table-cell table:formula="of:=IF(ISNUMBER(SEARCH(&quot;Test&quot;;[.A996]));[.A996];&quot;&quot;)">
            <text:p/>
          </table:table-cell>
        </table:table-row>
        <table:table-row table:style-name="ro1">
          <table:table-cell office:value-type="string" calcext:value-type="string">
            <text:p><text:s/>4416/10000 [============&gt;.................] - ETA: 0s</text:p>
          </table:table-cell>
          <table:table-cell table:number-columns-repeated="4"/>
          <table:table-cell table:formula="of:=IF(ISNUMBER(SEARCH(&quot;Test&quot;;[.A997]));[.A997];&quot;&quot;)">
            <text:p/>
          </table:table-cell>
        </table:table-row>
        <table:table-row table:style-name="ro1">
          <table:table-cell office:value-type="string" calcext:value-type="string">
            <text:p><text:s/>4928/10000 [=============&gt;................] - ETA: 0s</text:p>
          </table:table-cell>
          <table:table-cell table:number-columns-repeated="4"/>
          <table:table-cell table:formula="of:=IF(ISNUMBER(SEARCH(&quot;Test&quot;;[.A998]));[.A998];&quot;&quot;)">
            <text:p/>
          </table:table-cell>
        </table:table-row>
        <table:table-row table:style-name="ro1">
          <table:table-cell office:value-type="string" calcext:value-type="string">
            <text:p><text:s/>5440/10000 [===============&gt;..............] - ETA: 0s</text:p>
          </table:table-cell>
          <table:table-cell table:number-columns-repeated="4"/>
          <table:table-cell table:formula="of:=IF(ISNUMBER(SEARCH(&quot;Test&quot;;[.A999]));[.A999];&quot;&quot;)">
            <text:p/>
          </table:table-cell>
        </table:table-row>
        <table:table-row table:style-name="ro1">
          <table:table-cell office:value-type="string" calcext:value-type="string">
            <text:p><text:s/>5856/10000 [================&gt;.............] - ETA: 0s</text:p>
          </table:table-cell>
          <table:table-cell table:number-columns-repeated="4"/>
          <table:table-cell table:formula="of:=IF(ISNUMBER(SEARCH(&quot;Test&quot;;[.A1000]));[.A1000];&quot;&quot;)">
            <text:p/>
          </table:table-cell>
        </table:table-row>
        <table:table-row table:style-name="ro1">
          <table:table-cell office:value-type="string" calcext:value-type="string">
            <text:p><text:s/>6272/10000 [=================&gt;............] - ETA: 0s</text:p>
          </table:table-cell>
          <table:table-cell table:number-columns-repeated="4"/>
          <table:table-cell table:formula="of:=IF(ISNUMBER(SEARCH(&quot;Test&quot;;[.A1001]));[.A1001];&quot;&quot;)">
            <text:p/>
          </table:table-cell>
        </table:table-row>
        <table:table-row table:style-name="ro1">
          <table:table-cell office:value-type="string" calcext:value-type="string">
            <text:p><text:s/>6752/10000 [===================&gt;..........] - ETA: 0s</text:p>
          </table:table-cell>
          <table:table-cell table:number-columns-repeated="4"/>
          <table:table-cell table:formula="of:=IF(ISNUMBER(SEARCH(&quot;Test&quot;;[.A1002]));[.A1002];&quot;&quot;)">
            <text:p/>
          </table:table-cell>
        </table:table-row>
        <table:table-row table:style-name="ro1">
          <table:table-cell office:value-type="string" calcext:value-type="string">
            <text:p><text:s/>7200/10000 [====================&gt;.........] - ETA: 0s</text:p>
          </table:table-cell>
          <table:table-cell table:number-columns-repeated="4"/>
          <table:table-cell table:formula="of:=IF(ISNUMBER(SEARCH(&quot;Test&quot;;[.A1003]));[.A1003];&quot;&quot;)">
            <text:p/>
          </table:table-cell>
        </table:table-row>
        <table:table-row table:style-name="ro1">
          <table:table-cell office:value-type="string" calcext:value-type="string">
            <text:p><text:s/>7616/10000 [=====================&gt;........] - ETA: 0s</text:p>
          </table:table-cell>
          <table:table-cell table:number-columns-repeated="4"/>
          <table:table-cell table:formula="of:=IF(ISNUMBER(SEARCH(&quot;Test&quot;;[.A1004]));[.A1004];&quot;&quot;)">
            <text:p/>
          </table:table-cell>
        </table:table-row>
        <table:table-row table:style-name="ro1">
          <table:table-cell office:value-type="string" calcext:value-type="string">
            <text:p><text:s/>8064/10000 [=======================&gt;......] - ETA: 0s</text:p>
          </table:table-cell>
          <table:table-cell table:number-columns-repeated="4"/>
          <table:table-cell table:formula="of:=IF(ISNUMBER(SEARCH(&quot;Test&quot;;[.A1005]));[.A1005];&quot;&quot;)">
            <text:p/>
          </table:table-cell>
        </table:table-row>
        <table:table-row table:style-name="ro1">
          <table:table-cell office:value-type="string" calcext:value-type="string">
            <text:p><text:s/>8544/10000 [========================&gt;.....] - ETA: 0s</text:p>
          </table:table-cell>
          <table:table-cell table:number-columns-repeated="4"/>
          <table:table-cell table:formula="of:=IF(ISNUMBER(SEARCH(&quot;Test&quot;;[.A1006]));[.A1006];&quot;&quot;)">
            <text:p/>
          </table:table-cell>
        </table:table-row>
        <table:table-row table:style-name="ro1">
          <table:table-cell office:value-type="string" calcext:value-type="string">
            <text:p><text:s/>9024/10000 [==========================&gt;...] - ETA: 0s</text:p>
          </table:table-cell>
          <table:table-cell table:number-columns-repeated="4"/>
          <table:table-cell table:formula="of:=IF(ISNUMBER(SEARCH(&quot;Test&quot;;[.A1007]));[.A1007];&quot;&quot;)">
            <text:p/>
          </table:table-cell>
        </table:table-row>
        <table:table-row table:style-name="ro1">
          <table:table-cell office:value-type="string" calcext:value-type="string">
            <text:p><text:s/>9440/10000 [===========================&gt;..] - ETA: 0s</text:p>
          </table:table-cell>
          <table:table-cell table:number-columns-repeated="4"/>
          <table:table-cell table:formula="of:=IF(ISNUMBER(SEARCH(&quot;Test&quot;;[.A1008]));[.A1008];&quot;&quot;)">
            <text:p/>
          </table:table-cell>
        </table:table-row>
        <table:table-row table:style-name="ro1">
          <table:table-cell office:value-type="string" calcext:value-type="string">
            <text:p><text:s/>9952/10000 [============================&gt;.] - ETA: 0s</text:p>
          </table:table-cell>
          <table:table-cell table:number-columns-repeated="4"/>
          <table:table-cell table:formula="of:=IF(ISNUMBER(SEARCH(&quot;Test&quot;;[.A1009]));[.A1009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16us/step</text:p>
          </table:table-cell>
          <table:table-cell table:number-columns-repeated="4"/>
          <table:table-cell table:formula="of:=IF(ISNUMBER(SEARCH(&quot;Test&quot;;[.A1010]));[.A1010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4, 4): <text:s/>1.1441893297195433</text:p>
          </table:table-cell>
          <table:table-cell table:number-columns-repeated="4"/>
          <table:table-cell table:formula="of:=IF(ISNUMBER(SEARCH(&quot;Test&quot;;[.A1011]));[.A1011];&quot;&quot;)" office:value-type="string" office:string-value="Test loss kernel: (8, 8) stride: (4, 4):  1.1441893297195433" calcext:value-type="string">
            <text:p>Test loss kernel: (8, 8) stride: (4, 4): <text:s/>1.1441893297195433</text:p>
          </table:table-cell>
        </table:table-row>
        <table:table-row table:style-name="ro1">
          <table:table-cell office:value-type="string" calcext:value-type="string">
            <text:p>Test accuracy kernel: (8, 8) stride: (4, 4): <text:s/>0.6045</text:p>
          </table:table-cell>
          <table:table-cell table:number-columns-repeated="4"/>
          <table:table-cell table:formula="of:=IF(ISNUMBER(SEARCH(&quot;Test&quot;;[.A1012]));[.A1012];&quot;&quot;)" office:value-type="string" office:string-value="Test accuracy kernel: (8, 8) stride: (4, 4):  0.6045" calcext:value-type="string">
            <text:p>Test accuracy kernel: (8, 8) stride: (4, 4): <text:s/>0.6045</text:p>
          </table:table-cell>
        </table:table-row>
        <table:table-row table:style-name="ro1">
          <table:table-cell table:number-columns-repeated="5"/>
          <table:table-cell table:formula="of:=IF(ISNUMBER(SEARCH(&quot;Test&quot;;[.A1013]));[.A1013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1014]));[.A1014];&quot;&quot;)">
            <text:p/>
          </table:table-cell>
        </table:table-row>
        <table:table-row table:style-name="ro1">
          <table:table-cell office:value-type="string" calcext:value-type="string">
            <text:p><text:s text:c="2"/>320/10000 [..............................] - ETA: 1s</text:p>
          </table:table-cell>
          <table:table-cell table:number-columns-repeated="4"/>
          <table:table-cell table:formula="of:=IF(ISNUMBER(SEARCH(&quot;Test&quot;;[.A1015]));[.A1015];&quot;&quot;)">
            <text:p/>
          </table:table-cell>
        </table:table-row>
        <table:table-row table:style-name="ro1">
          <table:table-cell office:value-type="string" calcext:value-type="string">
            <text:p><text:s text:c="2"/>640/10000 [&gt;.............................] - ETA: 1s</text:p>
          </table:table-cell>
          <table:table-cell table:number-columns-repeated="4"/>
          <table:table-cell table:formula="of:=IF(ISNUMBER(SEARCH(&quot;Test&quot;;[.A1016]));[.A1016];&quot;&quot;)">
            <text:p/>
          </table:table-cell>
        </table:table-row>
        <table:table-row table:style-name="ro1">
          <table:table-cell office:value-type="string" calcext:value-type="string">
            <text:p><text:s text:c="2"/>960/10000 [=&gt;............................] - ETA: 1s</text:p>
          </table:table-cell>
          <table:table-cell table:number-columns-repeated="4"/>
          <table:table-cell table:formula="of:=IF(ISNUMBER(SEARCH(&quot;Test&quot;;[.A1017]));[.A1017];&quot;&quot;)">
            <text:p/>
          </table:table-cell>
        </table:table-row>
        <table:table-row table:style-name="ro1">
          <table:table-cell office:value-type="string" calcext:value-type="string">
            <text:p><text:s/>1344/10000 [===&gt;..........................] - ETA: 1s</text:p>
          </table:table-cell>
          <table:table-cell table:number-columns-repeated="4"/>
          <table:table-cell table:formula="of:=IF(ISNUMBER(SEARCH(&quot;Test&quot;;[.A1018]));[.A1018];&quot;&quot;)">
            <text:p/>
          </table:table-cell>
        </table:table-row>
        <table:table-row table:style-name="ro1">
          <table:table-cell office:value-type="string" calcext:value-type="string">
            <text:p><text:s/>1760/10000 [====&gt;.........................] - ETA: 1s</text:p>
          </table:table-cell>
          <table:table-cell table:number-columns-repeated="4"/>
          <table:table-cell table:formula="of:=IF(ISNUMBER(SEARCH(&quot;Test&quot;;[.A1019]));[.A1019];&quot;&quot;)">
            <text:p/>
          </table:table-cell>
        </table:table-row>
        <table:table-row table:style-name="ro1">
          <table:table-cell office:value-type="string" calcext:value-type="string">
            <text:p><text:s/>2208/10000 [=====&gt;........................] - ETA: 1s</text:p>
          </table:table-cell>
          <table:table-cell table:number-columns-repeated="4"/>
          <table:table-cell table:formula="of:=IF(ISNUMBER(SEARCH(&quot;Test&quot;;[.A1020]));[.A1020];&quot;&quot;)">
            <text:p/>
          </table:table-cell>
        </table:table-row>
        <table:table-row table:style-name="ro1">
          <table:table-cell office:value-type="string" calcext:value-type="string">
            <text:p><text:s/>2528/10000 [======&gt;.......................] - ETA: 1s</text:p>
          </table:table-cell>
          <table:table-cell table:number-columns-repeated="4"/>
          <table:table-cell table:formula="of:=IF(ISNUMBER(SEARCH(&quot;Test&quot;;[.A1021]));[.A1021];&quot;&quot;)">
            <text:p/>
          </table:table-cell>
        </table:table-row>
        <table:table-row table:style-name="ro1">
          <table:table-cell office:value-type="string" calcext:value-type="string">
            <text:p><text:s/>2784/10000 [=======&gt;......................] - ETA: 1s</text:p>
          </table:table-cell>
          <table:table-cell table:number-columns-repeated="4"/>
          <table:table-cell table:formula="of:=IF(ISNUMBER(SEARCH(&quot;Test&quot;;[.A1022]));[.A1022];&quot;&quot;)">
            <text:p/>
          </table:table-cell>
        </table:table-row>
        <table:table-row table:style-name="ro1">
          <table:table-cell office:value-type="string" calcext:value-type="string">
            <text:p><text:s/>3008/10000 [========&gt;.....................] - ETA: 1s</text:p>
          </table:table-cell>
          <table:table-cell table:number-columns-repeated="4"/>
          <table:table-cell table:formula="of:=IF(ISNUMBER(SEARCH(&quot;Test&quot;;[.A1023]));[.A1023];&quot;&quot;)">
            <text:p/>
          </table:table-cell>
        </table:table-row>
        <table:table-row table:style-name="ro1">
          <table:table-cell office:value-type="string" calcext:value-type="string">
            <text:p><text:s/>3296/10000 [========&gt;.....................] - ETA: 1s</text:p>
          </table:table-cell>
          <table:table-cell table:number-columns-repeated="4"/>
          <table:table-cell table:formula="of:=IF(ISNUMBER(SEARCH(&quot;Test&quot;;[.A1024]));[.A1024];&quot;&quot;)">
            <text:p/>
          </table:table-cell>
        </table:table-row>
        <table:table-row table:style-name="ro1">
          <table:table-cell office:value-type="string" calcext:value-type="string">
            <text:p><text:s/>3680/10000 [==========&gt;...................] - ETA: 0s</text:p>
          </table:table-cell>
          <table:table-cell table:number-columns-repeated="4"/>
          <table:table-cell table:formula="of:=IF(ISNUMBER(SEARCH(&quot;Test&quot;;[.A1025]));[.A1025];&quot;&quot;)">
            <text:p/>
          </table:table-cell>
        </table:table-row>
        <table:table-row table:style-name="ro1">
          <table:table-cell office:value-type="string" calcext:value-type="string">
            <text:p><text:s/>4096/10000 [===========&gt;..................] - ETA: 0s</text:p>
          </table:table-cell>
          <table:table-cell table:number-columns-repeated="4"/>
          <table:table-cell table:formula="of:=IF(ISNUMBER(SEARCH(&quot;Test&quot;;[.A1026]));[.A1026];&quot;&quot;)">
            <text:p/>
          </table:table-cell>
        </table:table-row>
        <table:table-row table:style-name="ro1">
          <table:table-cell office:value-type="string" calcext:value-type="string">
            <text:p><text:s/>4448/10000 [============&gt;.................] - ETA: 0s</text:p>
          </table:table-cell>
          <table:table-cell table:number-columns-repeated="4"/>
          <table:table-cell table:formula="of:=IF(ISNUMBER(SEARCH(&quot;Test&quot;;[.A1027]));[.A1027];&quot;&quot;)">
            <text:p/>
          </table:table-cell>
        </table:table-row>
        <table:table-row table:style-name="ro1">
          <table:table-cell office:value-type="string" calcext:value-type="string">
            <text:p><text:s/>4768/10000 [=============&gt;................] - ETA: 0s</text:p>
          </table:table-cell>
          <table:table-cell table:number-columns-repeated="4"/>
          <table:table-cell table:formula="of:=IF(ISNUMBER(SEARCH(&quot;Test&quot;;[.A1028]));[.A1028];&quot;&quot;)">
            <text:p/>
          </table:table-cell>
        </table:table-row>
        <table:table-row table:style-name="ro1">
          <table:table-cell office:value-type="string" calcext:value-type="string">
            <text:p><text:s/>5120/10000 [==============&gt;...............] - ETA: 0s</text:p>
          </table:table-cell>
          <table:table-cell table:number-columns-repeated="4"/>
          <table:table-cell table:formula="of:=IF(ISNUMBER(SEARCH(&quot;Test&quot;;[.A1029]));[.A1029];&quot;&quot;)">
            <text:p/>
          </table:table-cell>
        </table:table-row>
        <table:table-row table:style-name="ro1">
          <table:table-cell office:value-type="string" calcext:value-type="string">
            <text:p><text:s/>5344/10000 [===============&gt;..............] - ETA: 0s</text:p>
          </table:table-cell>
          <table:table-cell table:number-columns-repeated="4"/>
          <table:table-cell table:formula="of:=IF(ISNUMBER(SEARCH(&quot;Test&quot;;[.A1030]));[.A1030];&quot;&quot;)">
            <text:p/>
          </table:table-cell>
        </table:table-row>
        <table:table-row table:style-name="ro1">
          <table:table-cell office:value-type="string" calcext:value-type="string">
            <text:p><text:s/>5664/10000 [===============&gt;..............] - ETA: 0s</text:p>
          </table:table-cell>
          <table:table-cell table:number-columns-repeated="4"/>
          <table:table-cell table:formula="of:=IF(ISNUMBER(SEARCH(&quot;Test&quot;;[.A1031]));[.A1031];&quot;&quot;)">
            <text:p/>
          </table:table-cell>
        </table:table-row>
        <table:table-row table:style-name="ro1">
          <table:table-cell office:value-type="string" calcext:value-type="string">
            <text:p><text:s/>5984/10000 [================&gt;.............] - ETA: 0s</text:p>
          </table:table-cell>
          <table:table-cell table:number-columns-repeated="4"/>
          <table:table-cell table:formula="of:=IF(ISNUMBER(SEARCH(&quot;Test&quot;;[.A1032]));[.A1032];&quot;&quot;)">
            <text:p/>
          </table:table-cell>
        </table:table-row>
        <table:table-row table:style-name="ro1">
          <table:table-cell office:value-type="string" calcext:value-type="string">
            <text:p><text:s/>6272/10000 [=================&gt;............] - ETA: 0s</text:p>
          </table:table-cell>
          <table:table-cell table:number-columns-repeated="4"/>
          <table:table-cell table:formula="of:=IF(ISNUMBER(SEARCH(&quot;Test&quot;;[.A1033]));[.A1033];&quot;&quot;)">
            <text:p/>
          </table:table-cell>
        </table:table-row>
        <table:table-row table:style-name="ro1">
          <table:table-cell office:value-type="string" calcext:value-type="string">
            <text:p><text:s/>6464/10000 [==================&gt;...........] - ETA: 0s</text:p>
          </table:table-cell>
          <table:table-cell table:number-columns-repeated="4"/>
          <table:table-cell table:formula="of:=IF(ISNUMBER(SEARCH(&quot;Test&quot;;[.A1034]));[.A1034];&quot;&quot;)">
            <text:p/>
          </table:table-cell>
        </table:table-row>
        <table:table-row table:style-name="ro1">
          <table:table-cell office:value-type="string" calcext:value-type="string">
            <text:p><text:s/>6720/10000 [===================&gt;..........] - ETA: 0s</text:p>
          </table:table-cell>
          <table:table-cell table:number-columns-repeated="4"/>
          <table:table-cell table:formula="of:=IF(ISNUMBER(SEARCH(&quot;Test&quot;;[.A1035]));[.A1035];&quot;&quot;)">
            <text:p/>
          </table:table-cell>
        </table:table-row>
        <table:table-row table:style-name="ro1">
          <table:table-cell office:value-type="string" calcext:value-type="string">
            <text:p><text:s/>7008/10000 [====================&gt;.........] - ETA: 0s</text:p>
          </table:table-cell>
          <table:table-cell table:number-columns-repeated="4"/>
          <table:table-cell table:formula="of:=IF(ISNUMBER(SEARCH(&quot;Test&quot;;[.A1036]));[.A1036];&quot;&quot;)">
            <text:p/>
          </table:table-cell>
        </table:table-row>
        <table:table-row table:style-name="ro1">
          <table:table-cell office:value-type="string" calcext:value-type="string">
            <text:p><text:s/>7328/10000 [====================&gt;.........] - ETA: 0s</text:p>
          </table:table-cell>
          <table:table-cell table:number-columns-repeated="4"/>
          <table:table-cell table:formula="of:=IF(ISNUMBER(SEARCH(&quot;Test&quot;;[.A1037]));[.A1037];&quot;&quot;)">
            <text:p/>
          </table:table-cell>
        </table:table-row>
        <table:table-row table:style-name="ro1">
          <table:table-cell office:value-type="string" calcext:value-type="string">
            <text:p><text:s/>7680/10000 [======================&gt;.......] - ETA: 0s</text:p>
          </table:table-cell>
          <table:table-cell table:number-columns-repeated="4"/>
          <table:table-cell table:formula="of:=IF(ISNUMBER(SEARCH(&quot;Test&quot;;[.A1038]));[.A1038];&quot;&quot;)">
            <text:p/>
          </table:table-cell>
        </table:table-row>
        <table:table-row table:style-name="ro1">
          <table:table-cell office:value-type="string" calcext:value-type="string">
            <text:p><text:s/>7968/10000 [======================&gt;.......] - ETA: 0s</text:p>
          </table:table-cell>
          <table:table-cell table:number-columns-repeated="4"/>
          <table:table-cell table:formula="of:=IF(ISNUMBER(SEARCH(&quot;Test&quot;;[.A1039]));[.A1039];&quot;&quot;)">
            <text:p/>
          </table:table-cell>
        </table:table-row>
        <table:table-row table:style-name="ro1">
          <table:table-cell office:value-type="string" calcext:value-type="string">
            <text:p><text:s/>8288/10000 [=======================&gt;......] - ETA: 0s</text:p>
          </table:table-cell>
          <table:table-cell table:number-columns-repeated="4"/>
          <table:table-cell table:formula="of:=IF(ISNUMBER(SEARCH(&quot;Test&quot;;[.A1040]));[.A1040];&quot;&quot;)">
            <text:p/>
          </table:table-cell>
        </table:table-row>
        <table:table-row table:style-name="ro1">
          <table:table-cell office:value-type="string" calcext:value-type="string">
            <text:p><text:s/>8608/10000 [========================&gt;.....] - ETA: 0s</text:p>
          </table:table-cell>
          <table:table-cell table:number-columns-repeated="4"/>
          <table:table-cell table:formula="of:=IF(ISNUMBER(SEARCH(&quot;Test&quot;;[.A1041]));[.A1041];&quot;&quot;)">
            <text:p/>
          </table:table-cell>
        </table:table-row>
        <table:table-row table:style-name="ro1">
          <table:table-cell office:value-type="string" calcext:value-type="string">
            <text:p><text:s/>8992/10000 [=========================&gt;....] - ETA: 0s</text:p>
          </table:table-cell>
          <table:table-cell table:number-columns-repeated="4"/>
          <table:table-cell table:formula="of:=IF(ISNUMBER(SEARCH(&quot;Test&quot;;[.A1042]));[.A1042];&quot;&quot;)">
            <text:p/>
          </table:table-cell>
        </table:table-row>
        <table:table-row table:style-name="ro1">
          <table:table-cell office:value-type="string" calcext:value-type="string">
            <text:p><text:s/>9312/10000 [==========================&gt;...] - ETA: 0s</text:p>
          </table:table-cell>
          <table:table-cell table:number-columns-repeated="4"/>
          <table:table-cell table:formula="of:=IF(ISNUMBER(SEARCH(&quot;Test&quot;;[.A1043]));[.A1043];&quot;&quot;)">
            <text:p/>
          </table:table-cell>
        </table:table-row>
        <table:table-row table:style-name="ro1">
          <table:table-cell office:value-type="string" calcext:value-type="string">
            <text:p><text:s/>9696/10000 [============================&gt;.] - ETA: 0s</text:p>
          </table:table-cell>
          <table:table-cell table:number-columns-repeated="4"/>
          <table:table-cell table:formula="of:=IF(ISNUMBER(SEARCH(&quot;Test&quot;;[.A1044]));[.A1044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2s 164us/step</text:p>
          </table:table-cell>
          <table:table-cell table:number-columns-repeated="4"/>
          <table:table-cell table:formula="of:=IF(ISNUMBER(SEARCH(&quot;Test&quot;;[.A1045]));[.A1045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4, 4) dropout: <text:s/>1.0870103517532348</text:p>
          </table:table-cell>
          <table:table-cell table:number-columns-repeated="4"/>
          <table:table-cell table:formula="of:=IF(ISNUMBER(SEARCH(&quot;Test&quot;;[.A1046]));[.A1046];&quot;&quot;)" office:value-type="string" office:string-value="Test loss kernel: (8, 8) stride: (4, 4) dropout:  1.0870103517532348" calcext:value-type="string">
            <text:p>Test loss kernel: (8, 8) stride: (4, 4) dropout: <text:s/>1.0870103517532348</text:p>
          </table:table-cell>
        </table:table-row>
        <table:table-row table:style-name="ro1">
          <table:table-cell office:value-type="string" calcext:value-type="string">
            <text:p>Test accuracy kernel: (8, 8) stride: (4, 4) dropout: <text:s/>0.6148</text:p>
          </table:table-cell>
          <table:table-cell table:number-columns-repeated="4"/>
          <table:table-cell table:formula="of:=IF(ISNUMBER(SEARCH(&quot;Test&quot;;[.A1047]));[.A1047];&quot;&quot;)" office:value-type="string" office:string-value="Test accuracy kernel: (8, 8) stride: (4, 4) dropout:  0.6148" calcext:value-type="string">
            <text:p>Test accuracy kernel: (8, 8) stride: (4, 4) dropout: <text:s/>0.6148</text:p>
          </table:table-cell>
        </table:table-row>
        <table:table-row table:style-name="ro1">
          <table:table-cell table:number-columns-repeated="5"/>
          <table:table-cell table:formula="of:=IF(ISNUMBER(SEARCH(&quot;Test&quot;;[.A1048]));[.A1048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1049]));[.A1049];&quot;&quot;)">
            <text:p/>
          </table:table-cell>
        </table:table-row>
        <table:table-row table:style-name="ro1">
          <table:table-cell office:value-type="string" calcext:value-type="string">
            <text:p><text:s text:c="2"/>384/10000 [&gt;.............................] - ETA: 1s</text:p>
          </table:table-cell>
          <table:table-cell table:number-columns-repeated="4"/>
          <table:table-cell table:formula="of:=IF(ISNUMBER(SEARCH(&quot;Test&quot;;[.A1050]));[.A1050];&quot;&quot;)">
            <text:p/>
          </table:table-cell>
        </table:table-row>
        <table:table-row table:style-name="ro1">
          <table:table-cell office:value-type="string" calcext:value-type="string">
            <text:p><text:s text:c="2"/>768/10000 [=&gt;............................] - ETA: 1s</text:p>
          </table:table-cell>
          <table:table-cell table:number-columns-repeated="4"/>
          <table:table-cell table:formula="of:=IF(ISNUMBER(SEARCH(&quot;Test&quot;;[.A1051]));[.A1051];&quot;&quot;)">
            <text:p/>
          </table:table-cell>
        </table:table-row>
        <table:table-row table:style-name="ro1">
          <table:table-cell office:value-type="string" calcext:value-type="string">
            <text:p><text:s/>1248/10000 [==&gt;...........................] - ETA: 1s</text:p>
          </table:table-cell>
          <table:table-cell table:number-columns-repeated="4"/>
          <table:table-cell table:formula="of:=IF(ISNUMBER(SEARCH(&quot;Test&quot;;[.A1052]));[.A1052];&quot;&quot;)">
            <text:p/>
          </table:table-cell>
        </table:table-row>
        <table:table-row table:style-name="ro1">
          <table:table-cell office:value-type="string" calcext:value-type="string">
            <text:p><text:s/>1792/10000 [====&gt;.........................] - ETA: 0s</text:p>
          </table:table-cell>
          <table:table-cell table:number-columns-repeated="4"/>
          <table:table-cell table:formula="of:=IF(ISNUMBER(SEARCH(&quot;Test&quot;;[.A1053]));[.A1053];&quot;&quot;)">
            <text:p/>
          </table:table-cell>
        </table:table-row>
        <table:table-row table:style-name="ro1">
          <table:table-cell office:value-type="string" calcext:value-type="string">
            <text:p><text:s/>2304/10000 [=====&gt;........................] - ETA: 0s</text:p>
          </table:table-cell>
          <table:table-cell table:number-columns-repeated="4"/>
          <table:table-cell table:formula="of:=IF(ISNUMBER(SEARCH(&quot;Test&quot;;[.A1054]));[.A1054];&quot;&quot;)">
            <text:p/>
          </table:table-cell>
        </table:table-row>
        <table:table-row table:style-name="ro1">
          <table:table-cell office:value-type="string" calcext:value-type="string">
            <text:p><text:s/>2816/10000 [=======&gt;......................] - ETA: 0s</text:p>
          </table:table-cell>
          <table:table-cell table:number-columns-repeated="4"/>
          <table:table-cell table:formula="of:=IF(ISNUMBER(SEARCH(&quot;Test&quot;;[.A1055]));[.A1055];&quot;&quot;)">
            <text:p/>
          </table:table-cell>
        </table:table-row>
        <table:table-row table:style-name="ro1">
          <table:table-cell office:value-type="string" calcext:value-type="string">
            <text:p><text:s/>3200/10000 [========&gt;.....................] - ETA: 0s</text:p>
          </table:table-cell>
          <table:table-cell table:number-columns-repeated="4"/>
          <table:table-cell table:formula="of:=IF(ISNUMBER(SEARCH(&quot;Test&quot;;[.A1056]));[.A1056];&quot;&quot;)">
            <text:p/>
          </table:table-cell>
        </table:table-row>
        <table:table-row table:style-name="ro1">
          <table:table-cell office:value-type="string" calcext:value-type="string">
            <text:p><text:s/>3520/10000 [=========&gt;....................] - ETA: 0s</text:p>
          </table:table-cell>
          <table:table-cell table:number-columns-repeated="4"/>
          <table:table-cell table:formula="of:=IF(ISNUMBER(SEARCH(&quot;Test&quot;;[.A1057]));[.A1057];&quot;&quot;)">
            <text:p/>
          </table:table-cell>
        </table:table-row>
        <table:table-row table:style-name="ro1">
          <table:table-cell office:value-type="string" calcext:value-type="string">
            <text:p><text:s/>3808/10000 [==========&gt;...................] - ETA: 0s</text:p>
          </table:table-cell>
          <table:table-cell table:number-columns-repeated="4"/>
          <table:table-cell table:formula="of:=IF(ISNUMBER(SEARCH(&quot;Test&quot;;[.A1058]));[.A1058];&quot;&quot;)">
            <text:p/>
          </table:table-cell>
        </table:table-row>
        <table:table-row table:style-name="ro1">
          <table:table-cell office:value-type="string" calcext:value-type="string">
            <text:p><text:s/>4160/10000 [===========&gt;..................] - ETA: 0s</text:p>
          </table:table-cell>
          <table:table-cell table:number-columns-repeated="4"/>
          <table:table-cell table:formula="of:=IF(ISNUMBER(SEARCH(&quot;Test&quot;;[.A1059]));[.A1059];&quot;&quot;)">
            <text:p/>
          </table:table-cell>
        </table:table-row>
        <table:table-row table:style-name="ro1">
          <table:table-cell office:value-type="string" calcext:value-type="string">
            <text:p><text:s/>4672/10000 [=============&gt;................] - ETA: 0s</text:p>
          </table:table-cell>
          <table:table-cell table:number-columns-repeated="4"/>
          <table:table-cell table:formula="of:=IF(ISNUMBER(SEARCH(&quot;Test&quot;;[.A1060]));[.A1060];&quot;&quot;)">
            <text:p/>
          </table:table-cell>
        </table:table-row>
        <table:table-row table:style-name="ro1">
          <table:table-cell office:value-type="string" calcext:value-type="string">
            <text:p><text:s/>5152/10000 [==============&gt;...............] - ETA: 0s</text:p>
          </table:table-cell>
          <table:table-cell table:number-columns-repeated="4"/>
          <table:table-cell table:formula="of:=IF(ISNUMBER(SEARCH(&quot;Test&quot;;[.A1061]));[.A1061];&quot;&quot;)">
            <text:p/>
          </table:table-cell>
        </table:table-row>
        <table:table-row table:style-name="ro1">
          <table:table-cell office:value-type="string" calcext:value-type="string">
            <text:p><text:s/>5568/10000 [===============&gt;..............] - ETA: 0s</text:p>
          </table:table-cell>
          <table:table-cell table:number-columns-repeated="4"/>
          <table:table-cell table:formula="of:=IF(ISNUMBER(SEARCH(&quot;Test&quot;;[.A1062]));[.A1062];&quot;&quot;)">
            <text:p/>
          </table:table-cell>
        </table:table-row>
        <table:table-row table:style-name="ro1">
          <table:table-cell office:value-type="string" calcext:value-type="string">
            <text:p><text:s/>5920/10000 [================&gt;.............] - ETA: 0s</text:p>
          </table:table-cell>
          <table:table-cell table:number-columns-repeated="4"/>
          <table:table-cell table:formula="of:=IF(ISNUMBER(SEARCH(&quot;Test&quot;;[.A1063]));[.A1063];&quot;&quot;)">
            <text:p/>
          </table:table-cell>
        </table:table-row>
        <table:table-row table:style-name="ro1">
          <table:table-cell office:value-type="string" calcext:value-type="string">
            <text:p><text:s/>6304/10000 [=================&gt;............] - ETA: 0s</text:p>
          </table:table-cell>
          <table:table-cell table:number-columns-repeated="4"/>
          <table:table-cell table:formula="of:=IF(ISNUMBER(SEARCH(&quot;Test&quot;;[.A1064]));[.A1064];&quot;&quot;)">
            <text:p/>
          </table:table-cell>
        </table:table-row>
        <table:table-row table:style-name="ro1">
          <table:table-cell office:value-type="string" calcext:value-type="string">
            <text:p><text:s/>6656/10000 [==================&gt;...........] - ETA: 0s</text:p>
          </table:table-cell>
          <table:table-cell table:number-columns-repeated="4"/>
          <table:table-cell table:formula="of:=IF(ISNUMBER(SEARCH(&quot;Test&quot;;[.A1065]));[.A1065];&quot;&quot;)">
            <text:p/>
          </table:table-cell>
        </table:table-row>
        <table:table-row table:style-name="ro1">
          <table:table-cell office:value-type="string" calcext:value-type="string">
            <text:p><text:s/>7040/10000 [====================&gt;.........] - ETA: 0s</text:p>
          </table:table-cell>
          <table:table-cell table:number-columns-repeated="4"/>
          <table:table-cell table:formula="of:=IF(ISNUMBER(SEARCH(&quot;Test&quot;;[.A1066]));[.A1066];&quot;&quot;)">
            <text:p/>
          </table:table-cell>
        </table:table-row>
        <table:table-row table:style-name="ro1">
          <table:table-cell office:value-type="string" calcext:value-type="string">
            <text:p><text:s/>7424/10000 [=====================&gt;........] - ETA: 0s</text:p>
          </table:table-cell>
          <table:table-cell table:number-columns-repeated="4"/>
          <table:table-cell table:formula="of:=IF(ISNUMBER(SEARCH(&quot;Test&quot;;[.A1067]));[.A1067];&quot;&quot;)">
            <text:p/>
          </table:table-cell>
        </table:table-row>
        <table:table-row table:style-name="ro1">
          <table:table-cell office:value-type="string" calcext:value-type="string">
            <text:p><text:s/>7712/10000 [======================&gt;.......] - ETA: 0s</text:p>
          </table:table-cell>
          <table:table-cell table:number-columns-repeated="4"/>
          <table:table-cell table:formula="of:=IF(ISNUMBER(SEARCH(&quot;Test&quot;;[.A1068]));[.A1068];&quot;&quot;)">
            <text:p/>
          </table:table-cell>
        </table:table-row>
        <table:table-row table:style-name="ro1">
          <table:table-cell office:value-type="string" calcext:value-type="string">
            <text:p><text:s/>8032/10000 [=======================&gt;......] - ETA: 0s</text:p>
          </table:table-cell>
          <table:table-cell table:number-columns-repeated="4"/>
          <table:table-cell table:formula="of:=IF(ISNUMBER(SEARCH(&quot;Test&quot;;[.A1069]));[.A1069];&quot;&quot;)">
            <text:p/>
          </table:table-cell>
        </table:table-row>
        <table:table-row table:style-name="ro1">
          <table:table-cell office:value-type="string" calcext:value-type="string">
            <text:p><text:s/>8416/10000 [========================&gt;.....] - ETA: 0s</text:p>
          </table:table-cell>
          <table:table-cell table:number-columns-repeated="4"/>
          <table:table-cell table:formula="of:=IF(ISNUMBER(SEARCH(&quot;Test&quot;;[.A1070]));[.A1070];&quot;&quot;)">
            <text:p/>
          </table:table-cell>
        </table:table-row>
        <table:table-row table:style-name="ro1">
          <table:table-cell office:value-type="string" calcext:value-type="string">
            <text:p><text:s/>8800/10000 [=========================&gt;....] - ETA: 0s</text:p>
          </table:table-cell>
          <table:table-cell table:number-columns-repeated="4"/>
          <table:table-cell table:formula="of:=IF(ISNUMBER(SEARCH(&quot;Test&quot;;[.A1071]));[.A1071];&quot;&quot;)">
            <text:p/>
          </table:table-cell>
        </table:table-row>
        <table:table-row table:style-name="ro1">
          <table:table-cell office:value-type="string" calcext:value-type="string">
            <text:p><text:s/>9248/10000 [==========================&gt;...] - ETA: 0s</text:p>
          </table:table-cell>
          <table:table-cell table:number-columns-repeated="4"/>
          <table:table-cell table:formula="of:=IF(ISNUMBER(SEARCH(&quot;Test&quot;;[.A1072]));[.A1072];&quot;&quot;)">
            <text:p/>
          </table:table-cell>
        </table:table-row>
        <table:table-row table:style-name="ro1">
          <table:table-cell office:value-type="string" calcext:value-type="string">
            <text:p><text:s/>9728/10000 [============================&gt;.] - ETA: 0s</text:p>
          </table:table-cell>
          <table:table-cell table:number-columns-repeated="4"/>
          <table:table-cell table:formula="of:=IF(ISNUMBER(SEARCH(&quot;Test&quot;;[.A1073]));[.A1073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30us/step</text:p>
          </table:table-cell>
          <table:table-cell table:number-columns-repeated="4"/>
          <table:table-cell table:formula="of:=IF(ISNUMBER(SEARCH(&quot;Test&quot;;[.A1074]));[.A1074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5, 5): <text:s/>1.17281978225708</text:p>
          </table:table-cell>
          <table:table-cell table:number-columns-repeated="4"/>
          <table:table-cell table:formula="of:=IF(ISNUMBER(SEARCH(&quot;Test&quot;;[.A1075]));[.A1075];&quot;&quot;)" office:value-type="string" office:string-value="Test loss kernel: (8, 8) stride: (5, 5):  1.17281978225708" calcext:value-type="string">
            <text:p>Test loss kernel: (8, 8) stride: (5, 5): <text:s/>1.17281978225708</text:p>
          </table:table-cell>
        </table:table-row>
        <table:table-row table:style-name="ro1">
          <table:table-cell office:value-type="string" calcext:value-type="string">
            <text:p>Test accuracy kernel: (8, 8) stride: (5, 5): <text:s/>0.5928</text:p>
          </table:table-cell>
          <table:table-cell table:number-columns-repeated="4"/>
          <table:table-cell table:formula="of:=IF(ISNUMBER(SEARCH(&quot;Test&quot;;[.A1076]));[.A1076];&quot;&quot;)" office:value-type="string" office:string-value="Test accuracy kernel: (8, 8) stride: (5, 5):  0.5928" calcext:value-type="string">
            <text:p>Test accuracy kernel: (8, 8) stride: (5, 5): <text:s/>0.5928</text:p>
          </table:table-cell>
        </table:table-row>
        <table:table-row table:style-name="ro1">
          <table:table-cell table:number-columns-repeated="5"/>
          <table:table-cell table:formula="of:=IF(ISNUMBER(SEARCH(&quot;Test&quot;;[.A1077]));[.A1077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1078]));[.A1078];&quot;&quot;)">
            <text:p/>
          </table:table-cell>
        </table:table-row>
        <table:table-row table:style-name="ro1">
          <table:table-cell office:value-type="string" calcext:value-type="string">
            <text:p><text:s text:c="2"/>352/10000 [&gt;.............................] - ETA: 1s</text:p>
          </table:table-cell>
          <table:table-cell table:number-columns-repeated="4"/>
          <table:table-cell table:formula="of:=IF(ISNUMBER(SEARCH(&quot;Test&quot;;[.A1079]));[.A1079];&quot;&quot;)">
            <text:p/>
          </table:table-cell>
        </table:table-row>
        <table:table-row table:style-name="ro1">
          <table:table-cell office:value-type="string" calcext:value-type="string">
            <text:p><text:s text:c="2"/>704/10000 [=&gt;............................] - ETA: 1s</text:p>
          </table:table-cell>
          <table:table-cell table:number-columns-repeated="4"/>
          <table:table-cell table:formula="of:=IF(ISNUMBER(SEARCH(&quot;Test&quot;;[.A1080]));[.A1080];&quot;&quot;)">
            <text:p/>
          </table:table-cell>
        </table:table-row>
        <table:table-row table:style-name="ro1">
          <table:table-cell office:value-type="string" calcext:value-type="string">
            <text:p><text:s/>1088/10000 [==&gt;...........................] - ETA: 1s</text:p>
          </table:table-cell>
          <table:table-cell table:number-columns-repeated="4"/>
          <table:table-cell table:formula="of:=IF(ISNUMBER(SEARCH(&quot;Test&quot;;[.A1081]));[.A1081];&quot;&quot;)">
            <text:p/>
          </table:table-cell>
        </table:table-row>
        <table:table-row table:style-name="ro1">
          <table:table-cell office:value-type="string" calcext:value-type="string">
            <text:p><text:s/>1536/10000 [===&gt;..........................] - ETA: 1s</text:p>
          </table:table-cell>
          <table:table-cell table:number-columns-repeated="4"/>
          <table:table-cell table:formula="of:=IF(ISNUMBER(SEARCH(&quot;Test&quot;;[.A1082]));[.A1082];&quot;&quot;)">
            <text:p/>
          </table:table-cell>
        </table:table-row>
        <table:table-row table:style-name="ro1">
          <table:table-cell office:value-type="string" calcext:value-type="string">
            <text:p><text:s/>1984/10000 [====&gt;.........................] - ETA: 1s</text:p>
          </table:table-cell>
          <table:table-cell table:number-columns-repeated="4"/>
          <table:table-cell table:formula="of:=IF(ISNUMBER(SEARCH(&quot;Test&quot;;[.A1083]));[.A1083];&quot;&quot;)">
            <text:p/>
          </table:table-cell>
        </table:table-row>
        <table:table-row table:style-name="ro1">
          <table:table-cell office:value-type="string" calcext:value-type="string">
            <text:p><text:s/>2432/10000 [======&gt;.......................] - ETA: 1s</text:p>
          </table:table-cell>
          <table:table-cell table:number-columns-repeated="4"/>
          <table:table-cell table:formula="of:=IF(ISNUMBER(SEARCH(&quot;Test&quot;;[.A1084]));[.A1084];&quot;&quot;)">
            <text:p/>
          </table:table-cell>
        </table:table-row>
        <table:table-row table:style-name="ro1">
          <table:table-cell office:value-type="string" calcext:value-type="string">
            <text:p><text:s/>2784/10000 [=======&gt;......................] - ETA: 0s</text:p>
          </table:table-cell>
          <table:table-cell table:number-columns-repeated="4"/>
          <table:table-cell table:formula="of:=IF(ISNUMBER(SEARCH(&quot;Test&quot;;[.A1085]));[.A1085];&quot;&quot;)">
            <text:p/>
          </table:table-cell>
        </table:table-row>
        <table:table-row table:style-name="ro1">
          <table:table-cell office:value-type="string" calcext:value-type="string">
            <text:p><text:s/>3040/10000 [========&gt;.....................] - ETA: 0s</text:p>
          </table:table-cell>
          <table:table-cell table:number-columns-repeated="4"/>
          <table:table-cell table:formula="of:=IF(ISNUMBER(SEARCH(&quot;Test&quot;;[.A1086]));[.A1086];&quot;&quot;)">
            <text:p/>
          </table:table-cell>
        </table:table-row>
        <table:table-row table:style-name="ro1">
          <table:table-cell office:value-type="string" calcext:value-type="string">
            <text:p><text:s/>3328/10000 [========&gt;.....................] - ETA: 0s</text:p>
          </table:table-cell>
          <table:table-cell table:number-columns-repeated="4"/>
          <table:table-cell table:formula="of:=IF(ISNUMBER(SEARCH(&quot;Test&quot;;[.A1087]));[.A1087];&quot;&quot;)">
            <text:p/>
          </table:table-cell>
        </table:table-row>
        <table:table-row table:style-name="ro1">
          <table:table-cell office:value-type="string" calcext:value-type="string">
            <text:p><text:s/>3680/10000 [==========&gt;...................] - ETA: 0s</text:p>
          </table:table-cell>
          <table:table-cell table:number-columns-repeated="4"/>
          <table:table-cell table:formula="of:=IF(ISNUMBER(SEARCH(&quot;Test&quot;;[.A1088]));[.A1088];&quot;&quot;)">
            <text:p/>
          </table:table-cell>
        </table:table-row>
        <table:table-row table:style-name="ro1">
          <table:table-cell office:value-type="string" calcext:value-type="string">
            <text:p><text:s/>4064/10000 [===========&gt;..................] - ETA: 0s</text:p>
          </table:table-cell>
          <table:table-cell table:number-columns-repeated="4"/>
          <table:table-cell table:formula="of:=IF(ISNUMBER(SEARCH(&quot;Test&quot;;[.A1089]));[.A1089];&quot;&quot;)">
            <text:p/>
          </table:table-cell>
        </table:table-row>
        <table:table-row table:style-name="ro1">
          <table:table-cell office:value-type="string" calcext:value-type="string">
            <text:p><text:s/>4448/10000 [============&gt;.................] - ETA: 0s</text:p>
          </table:table-cell>
          <table:table-cell table:number-columns-repeated="4"/>
          <table:table-cell table:formula="of:=IF(ISNUMBER(SEARCH(&quot;Test&quot;;[.A1090]));[.A1090];&quot;&quot;)">
            <text:p/>
          </table:table-cell>
        </table:table-row>
        <table:table-row table:style-name="ro1">
          <table:table-cell office:value-type="string" calcext:value-type="string">
            <text:p><text:s/>4768/10000 [=============&gt;................] - ETA: 0s</text:p>
          </table:table-cell>
          <table:table-cell table:number-columns-repeated="4"/>
          <table:table-cell table:formula="of:=IF(ISNUMBER(SEARCH(&quot;Test&quot;;[.A1091]));[.A1091];&quot;&quot;)">
            <text:p/>
          </table:table-cell>
        </table:table-row>
        <table:table-row table:style-name="ro1">
          <table:table-cell office:value-type="string" calcext:value-type="string">
            <text:p><text:s/>5120/10000 [==============&gt;...............] - ETA: 0s</text:p>
          </table:table-cell>
          <table:table-cell table:number-columns-repeated="4"/>
          <table:table-cell table:formula="of:=IF(ISNUMBER(SEARCH(&quot;Test&quot;;[.A1092]));[.A1092];&quot;&quot;)">
            <text:p/>
          </table:table-cell>
        </table:table-row>
        <table:table-row table:style-name="ro1">
          <table:table-cell office:value-type="string" calcext:value-type="string">
            <text:p><text:s/>5472/10000 [===============&gt;..............] - ETA: 0s</text:p>
          </table:table-cell>
          <table:table-cell table:number-columns-repeated="4"/>
          <table:table-cell table:formula="of:=IF(ISNUMBER(SEARCH(&quot;Test&quot;;[.A1093]));[.A1093];&quot;&quot;)">
            <text:p/>
          </table:table-cell>
        </table:table-row>
        <table:table-row table:style-name="ro1">
          <table:table-cell office:value-type="string" calcext:value-type="string">
            <text:p><text:s/>5728/10000 [================&gt;.............] - ETA: 0s</text:p>
          </table:table-cell>
          <table:table-cell table:number-columns-repeated="4"/>
          <table:table-cell table:formula="of:=IF(ISNUMBER(SEARCH(&quot;Test&quot;;[.A1094]));[.A1094];&quot;&quot;)">
            <text:p/>
          </table:table-cell>
        </table:table-row>
        <table:table-row table:style-name="ro1">
          <table:table-cell office:value-type="string" calcext:value-type="string">
            <text:p><text:s/>6048/10000 [=================&gt;............] - ETA: 0s</text:p>
          </table:table-cell>
          <table:table-cell table:number-columns-repeated="4"/>
          <table:table-cell table:formula="of:=IF(ISNUMBER(SEARCH(&quot;Test&quot;;[.A1095]));[.A1095];&quot;&quot;)">
            <text:p/>
          </table:table-cell>
        </table:table-row>
        <table:table-row table:style-name="ro1">
          <table:table-cell office:value-type="string" calcext:value-type="string">
            <text:p><text:s/>6368/10000 [==================&gt;...........] - ETA: 0s</text:p>
          </table:table-cell>
          <table:table-cell table:number-columns-repeated="4"/>
          <table:table-cell table:formula="of:=IF(ISNUMBER(SEARCH(&quot;Test&quot;;[.A1096]));[.A1096];&quot;&quot;)">
            <text:p/>
          </table:table-cell>
        </table:table-row>
        <table:table-row table:style-name="ro1">
          <table:table-cell office:value-type="string" calcext:value-type="string">
            <text:p><text:s/>6592/10000 [==================&gt;...........] - ETA: 0s</text:p>
          </table:table-cell>
          <table:table-cell table:number-columns-repeated="4"/>
          <table:table-cell table:formula="of:=IF(ISNUMBER(SEARCH(&quot;Test&quot;;[.A1097]));[.A1097];&quot;&quot;)">
            <text:p/>
          </table:table-cell>
        </table:table-row>
        <table:table-row table:style-name="ro1">
          <table:table-cell office:value-type="string" calcext:value-type="string">
            <text:p><text:s/>6816/10000 [===================&gt;..........] - ETA: 0s</text:p>
          </table:table-cell>
          <table:table-cell table:number-columns-repeated="4"/>
          <table:table-cell table:formula="of:=IF(ISNUMBER(SEARCH(&quot;Test&quot;;[.A1098]));[.A1098];&quot;&quot;)">
            <text:p/>
          </table:table-cell>
        </table:table-row>
        <table:table-row table:style-name="ro1">
          <table:table-cell office:value-type="string" calcext:value-type="string">
            <text:p><text:s/>7104/10000 [====================&gt;.........] - ETA: 0s</text:p>
          </table:table-cell>
          <table:table-cell table:number-columns-repeated="4"/>
          <table:table-cell table:formula="of:=IF(ISNUMBER(SEARCH(&quot;Test&quot;;[.A1099]));[.A1099];&quot;&quot;)">
            <text:p/>
          </table:table-cell>
        </table:table-row>
        <table:table-row table:style-name="ro1">
          <table:table-cell office:value-type="string" calcext:value-type="string">
            <text:p><text:s/>7392/10000 [=====================&gt;........] - ETA: 0s</text:p>
          </table:table-cell>
          <table:table-cell table:number-columns-repeated="4"/>
          <table:table-cell table:formula="of:=IF(ISNUMBER(SEARCH(&quot;Test&quot;;[.A1100]));[.A1100];&quot;&quot;)">
            <text:p/>
          </table:table-cell>
        </table:table-row>
        <table:table-row table:style-name="ro1">
          <table:table-cell office:value-type="string" calcext:value-type="string">
            <text:p><text:s/>7776/10000 [======================&gt;.......] - ETA: 0s</text:p>
          </table:table-cell>
          <table:table-cell table:number-columns-repeated="4"/>
          <table:table-cell table:formula="of:=IF(ISNUMBER(SEARCH(&quot;Test&quot;;[.A1101]));[.A1101];&quot;&quot;)">
            <text:p/>
          </table:table-cell>
        </table:table-row>
        <table:table-row table:style-name="ro1">
          <table:table-cell office:value-type="string" calcext:value-type="string">
            <text:p><text:s/>8128/10000 [=======================&gt;......] - ETA: 0s</text:p>
          </table:table-cell>
          <table:table-cell table:number-columns-repeated="4"/>
          <table:table-cell table:formula="of:=IF(ISNUMBER(SEARCH(&quot;Test&quot;;[.A1102]));[.A1102];&quot;&quot;)">
            <text:p/>
          </table:table-cell>
        </table:table-row>
        <table:table-row table:style-name="ro1">
          <table:table-cell office:value-type="string" calcext:value-type="string">
            <text:p><text:s/>8512/10000 [========================&gt;.....] - ETA: 0s</text:p>
          </table:table-cell>
          <table:table-cell table:number-columns-repeated="4"/>
          <table:table-cell table:formula="of:=IF(ISNUMBER(SEARCH(&quot;Test&quot;;[.A1103]));[.A1103];&quot;&quot;)">
            <text:p/>
          </table:table-cell>
        </table:table-row>
        <table:table-row table:style-name="ro1">
          <table:table-cell office:value-type="string" calcext:value-type="string">
            <text:p><text:s/>8896/10000 [=========================&gt;....] - ETA: 0s</text:p>
          </table:table-cell>
          <table:table-cell table:number-columns-repeated="4"/>
          <table:table-cell table:formula="of:=IF(ISNUMBER(SEARCH(&quot;Test&quot;;[.A1104]));[.A1104];&quot;&quot;)">
            <text:p/>
          </table:table-cell>
        </table:table-row>
        <table:table-row table:style-name="ro1">
          <table:table-cell office:value-type="string" calcext:value-type="string">
            <text:p><text:s/>9344/10000 [===========================&gt;..] - ETA: 0s</text:p>
          </table:table-cell>
          <table:table-cell table:number-columns-repeated="4"/>
          <table:table-cell table:formula="of:=IF(ISNUMBER(SEARCH(&quot;Test&quot;;[.A1105]));[.A1105];&quot;&quot;)">
            <text:p/>
          </table:table-cell>
        </table:table-row>
        <table:table-row table:style-name="ro1">
          <table:table-cell office:value-type="string" calcext:value-type="string">
            <text:p><text:s/>9792/10000 [============================&gt;.] - ETA: 0s</text:p>
          </table:table-cell>
          <table:table-cell table:number-columns-repeated="4"/>
          <table:table-cell table:formula="of:=IF(ISNUMBER(SEARCH(&quot;Test&quot;;[.A1106]));[.A1106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2s 152us/step</text:p>
          </table:table-cell>
          <table:table-cell table:number-columns-repeated="4"/>
          <table:table-cell table:formula="of:=IF(ISNUMBER(SEARCH(&quot;Test&quot;;[.A1107]));[.A1107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5, 5) dropout: <text:s/>1.1588130729675292</text:p>
          </table:table-cell>
          <table:table-cell table:number-columns-repeated="4"/>
          <table:table-cell table:formula="of:=IF(ISNUMBER(SEARCH(&quot;Test&quot;;[.A1108]));[.A1108];&quot;&quot;)" office:value-type="string" office:string-value="Test loss kernel: (8, 8) stride: (5, 5) dropout:  1.1588130729675292" calcext:value-type="string">
            <text:p>Test loss kernel: (8, 8) stride: (5, 5) dropout: <text:s/>1.1588130729675292</text:p>
          </table:table-cell>
        </table:table-row>
        <table:table-row table:style-name="ro1">
          <table:table-cell office:value-type="string" calcext:value-type="string">
            <text:p>Test accuracy kernel: (8, 8) stride: (5, 5) dropout: <text:s/>0.5863</text:p>
          </table:table-cell>
          <table:table-cell table:number-columns-repeated="4"/>
          <table:table-cell table:formula="of:=IF(ISNUMBER(SEARCH(&quot;Test&quot;;[.A1109]));[.A1109];&quot;&quot;)" office:value-type="string" office:string-value="Test accuracy kernel: (8, 8) stride: (5, 5) dropout:  0.5863" calcext:value-type="string">
            <text:p>Test accuracy kernel: (8, 8) stride: (5, 5) dropout: <text:s/>0.5863</text:p>
          </table:table-cell>
        </table:table-row>
        <table:table-row table:style-name="ro1">
          <table:table-cell table:number-columns-repeated="5"/>
          <table:table-cell table:formula="of:=IF(ISNUMBER(SEARCH(&quot;Test&quot;;[.A1110]));[.A1110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2s</text:p>
          </table:table-cell>
          <table:table-cell table:number-columns-repeated="4"/>
          <table:table-cell table:formula="of:=IF(ISNUMBER(SEARCH(&quot;Test&quot;;[.A1111]));[.A1111];&quot;&quot;)">
            <text:p/>
          </table:table-cell>
        </table:table-row>
        <table:table-row table:style-name="ro1">
          <table:table-cell office:value-type="string" calcext:value-type="string">
            <text:p><text:s text:c="2"/>352/10000 [&gt;.............................] - ETA: 1s</text:p>
          </table:table-cell>
          <table:table-cell table:number-columns-repeated="4"/>
          <table:table-cell table:formula="of:=IF(ISNUMBER(SEARCH(&quot;Test&quot;;[.A1112]));[.A1112];&quot;&quot;)">
            <text:p/>
          </table:table-cell>
        </table:table-row>
        <table:table-row table:style-name="ro1">
          <table:table-cell office:value-type="string" calcext:value-type="string">
            <text:p><text:s text:c="2"/>672/10000 [=&gt;............................] - ETA: 1s</text:p>
          </table:table-cell>
          <table:table-cell table:number-columns-repeated="4"/>
          <table:table-cell table:formula="of:=IF(ISNUMBER(SEARCH(&quot;Test&quot;;[.A1113]));[.A1113];&quot;&quot;)">
            <text:p/>
          </table:table-cell>
        </table:table-row>
        <table:table-row table:style-name="ro1">
          <table:table-cell office:value-type="string" calcext:value-type="string">
            <text:p><text:s/>1056/10000 [==&gt;...........................] - ETA: 1s</text:p>
          </table:table-cell>
          <table:table-cell table:number-columns-repeated="4"/>
          <table:table-cell table:formula="of:=IF(ISNUMBER(SEARCH(&quot;Test&quot;;[.A1114]));[.A1114];&quot;&quot;)">
            <text:p/>
          </table:table-cell>
        </table:table-row>
        <table:table-row table:style-name="ro1">
          <table:table-cell office:value-type="string" calcext:value-type="string">
            <text:p><text:s/>1472/10000 [===&gt;..........................] - ETA: 1s</text:p>
          </table:table-cell>
          <table:table-cell table:number-columns-repeated="4"/>
          <table:table-cell table:formula="of:=IF(ISNUMBER(SEARCH(&quot;Test&quot;;[.A1115]));[.A1115];&quot;&quot;)">
            <text:p/>
          </table:table-cell>
        </table:table-row>
        <table:table-row table:style-name="ro1">
          <table:table-cell office:value-type="string" calcext:value-type="string">
            <text:p><text:s/>1920/10000 [====&gt;.........................] - ETA: 1s</text:p>
          </table:table-cell>
          <table:table-cell table:number-columns-repeated="4"/>
          <table:table-cell table:formula="of:=IF(ISNUMBER(SEARCH(&quot;Test&quot;;[.A1116]));[.A1116];&quot;&quot;)">
            <text:p/>
          </table:table-cell>
        </table:table-row>
        <table:table-row table:style-name="ro1">
          <table:table-cell office:value-type="string" calcext:value-type="string">
            <text:p><text:s/>2336/10000 [======&gt;.......................] - ETA: 1s</text:p>
          </table:table-cell>
          <table:table-cell table:number-columns-repeated="4"/>
          <table:table-cell table:formula="of:=IF(ISNUMBER(SEARCH(&quot;Test&quot;;[.A1117]));[.A1117];&quot;&quot;)">
            <text:p/>
          </table:table-cell>
        </table:table-row>
        <table:table-row table:style-name="ro1">
          <table:table-cell office:value-type="string" calcext:value-type="string">
            <text:p><text:s/>2688/10000 [=======&gt;......................] - ETA: 1s</text:p>
          </table:table-cell>
          <table:table-cell table:number-columns-repeated="4"/>
          <table:table-cell table:formula="of:=IF(ISNUMBER(SEARCH(&quot;Test&quot;;[.A1118]));[.A1118];&quot;&quot;)">
            <text:p/>
          </table:table-cell>
        </table:table-row>
        <table:table-row table:style-name="ro1">
          <table:table-cell office:value-type="string" calcext:value-type="string">
            <text:p><text:s/>3008/10000 [========&gt;.....................] - ETA: 0s</text:p>
          </table:table-cell>
          <table:table-cell table:number-columns-repeated="4"/>
          <table:table-cell table:formula="of:=IF(ISNUMBER(SEARCH(&quot;Test&quot;;[.A1119]));[.A1119];&quot;&quot;)">
            <text:p/>
          </table:table-cell>
        </table:table-row>
        <table:table-row table:style-name="ro1">
          <table:table-cell office:value-type="string" calcext:value-type="string">
            <text:p><text:s/>3232/10000 [========&gt;.....................] - ETA: 0s</text:p>
          </table:table-cell>
          <table:table-cell table:number-columns-repeated="4"/>
          <table:table-cell table:formula="of:=IF(ISNUMBER(SEARCH(&quot;Test&quot;;[.A1120]));[.A1120];&quot;&quot;)">
            <text:p/>
          </table:table-cell>
        </table:table-row>
        <table:table-row table:style-name="ro1">
          <table:table-cell office:value-type="string" calcext:value-type="string">
            <text:p><text:s/>3616/10000 [=========&gt;....................] - ETA: 0s</text:p>
          </table:table-cell>
          <table:table-cell table:number-columns-repeated="4"/>
          <table:table-cell table:formula="of:=IF(ISNUMBER(SEARCH(&quot;Test&quot;;[.A1121]));[.A1121];&quot;&quot;)">
            <text:p/>
          </table:table-cell>
        </table:table-row>
        <table:table-row table:style-name="ro1">
          <table:table-cell office:value-type="string" calcext:value-type="string">
            <text:p><text:s/>4064/10000 [===========&gt;..................] - ETA: 0s</text:p>
          </table:table-cell>
          <table:table-cell table:number-columns-repeated="4"/>
          <table:table-cell table:formula="of:=IF(ISNUMBER(SEARCH(&quot;Test&quot;;[.A1122]));[.A1122];&quot;&quot;)">
            <text:p/>
          </table:table-cell>
        </table:table-row>
        <table:table-row table:style-name="ro1">
          <table:table-cell office:value-type="string" calcext:value-type="string">
            <text:p><text:s/>4512/10000 [============&gt;.................] - ETA: 0s</text:p>
          </table:table-cell>
          <table:table-cell table:number-columns-repeated="4"/>
          <table:table-cell table:formula="of:=IF(ISNUMBER(SEARCH(&quot;Test&quot;;[.A1123]));[.A1123];&quot;&quot;)">
            <text:p/>
          </table:table-cell>
        </table:table-row>
        <table:table-row table:style-name="ro1">
          <table:table-cell office:value-type="string" calcext:value-type="string">
            <text:p><text:s/>4832/10000 [=============&gt;................] - ETA: 0s</text:p>
          </table:table-cell>
          <table:table-cell table:number-columns-repeated="4"/>
          <table:table-cell table:formula="of:=IF(ISNUMBER(SEARCH(&quot;Test&quot;;[.A1124]));[.A1124];&quot;&quot;)">
            <text:p/>
          </table:table-cell>
        </table:table-row>
        <table:table-row table:style-name="ro1">
          <table:table-cell office:value-type="string" calcext:value-type="string">
            <text:p><text:s/>5120/10000 [==============&gt;...............] - ETA: 0s</text:p>
          </table:table-cell>
          <table:table-cell table:number-columns-repeated="4"/>
          <table:table-cell table:formula="of:=IF(ISNUMBER(SEARCH(&quot;Test&quot;;[.A1125]));[.A1125];&quot;&quot;)">
            <text:p/>
          </table:table-cell>
        </table:table-row>
        <table:table-row table:style-name="ro1">
          <table:table-cell office:value-type="string" calcext:value-type="string">
            <text:p><text:s/>5504/10000 [===============&gt;..............] - ETA: 0s</text:p>
          </table:table-cell>
          <table:table-cell table:number-columns-repeated="4"/>
          <table:table-cell table:formula="of:=IF(ISNUMBER(SEARCH(&quot;Test&quot;;[.A1126]));[.A1126];&quot;&quot;)">
            <text:p/>
          </table:table-cell>
        </table:table-row>
        <table:table-row table:style-name="ro1">
          <table:table-cell office:value-type="string" calcext:value-type="string">
            <text:p><text:s/>5824/10000 [================&gt;.............] - ETA: 0s</text:p>
          </table:table-cell>
          <table:table-cell table:number-columns-repeated="4"/>
          <table:table-cell table:formula="of:=IF(ISNUMBER(SEARCH(&quot;Test&quot;;[.A1127]));[.A1127];&quot;&quot;)">
            <text:p/>
          </table:table-cell>
        </table:table-row>
        <table:table-row table:style-name="ro1">
          <table:table-cell office:value-type="string" calcext:value-type="string">
            <text:p><text:s/>6144/10000 [=================&gt;............] - ETA: 0s</text:p>
          </table:table-cell>
          <table:table-cell table:number-columns-repeated="4"/>
          <table:table-cell table:formula="of:=IF(ISNUMBER(SEARCH(&quot;Test&quot;;[.A1128]));[.A1128];&quot;&quot;)">
            <text:p/>
          </table:table-cell>
        </table:table-row>
        <table:table-row table:style-name="ro1">
          <table:table-cell office:value-type="string" calcext:value-type="string">
            <text:p><text:s/>6464/10000 [==================&gt;...........] - ETA: 0s</text:p>
          </table:table-cell>
          <table:table-cell table:number-columns-repeated="4"/>
          <table:table-cell table:formula="of:=IF(ISNUMBER(SEARCH(&quot;Test&quot;;[.A1129]));[.A1129];&quot;&quot;)">
            <text:p/>
          </table:table-cell>
        </table:table-row>
        <table:table-row table:style-name="ro1">
          <table:table-cell office:value-type="string" calcext:value-type="string">
            <text:p><text:s/>6752/10000 [===================&gt;..........] - ETA: 0s</text:p>
          </table:table-cell>
          <table:table-cell table:number-columns-repeated="4"/>
          <table:table-cell table:formula="of:=IF(ISNUMBER(SEARCH(&quot;Test&quot;;[.A1130]));[.A1130];&quot;&quot;)">
            <text:p/>
          </table:table-cell>
        </table:table-row>
        <table:table-row table:style-name="ro1">
          <table:table-cell office:value-type="string" calcext:value-type="string">
            <text:p><text:s/>6976/10000 [===================&gt;..........] - ETA: 0s</text:p>
          </table:table-cell>
          <table:table-cell table:number-columns-repeated="4"/>
          <table:table-cell table:formula="of:=IF(ISNUMBER(SEARCH(&quot;Test&quot;;[.A1131]));[.A1131];&quot;&quot;)">
            <text:p/>
          </table:table-cell>
        </table:table-row>
        <table:table-row table:style-name="ro1">
          <table:table-cell office:value-type="string" calcext:value-type="string">
            <text:p><text:s/>7264/10000 [====================&gt;.........] - ETA: 0s</text:p>
          </table:table-cell>
          <table:table-cell table:number-columns-repeated="4"/>
          <table:table-cell table:formula="of:=IF(ISNUMBER(SEARCH(&quot;Test&quot;;[.A1132]));[.A1132];&quot;&quot;)">
            <text:p/>
          </table:table-cell>
        </table:table-row>
        <table:table-row table:style-name="ro1">
          <table:table-cell office:value-type="string" calcext:value-type="string">
            <text:p><text:s/>7616/10000 [=====================&gt;........] - ETA: 0s</text:p>
          </table:table-cell>
          <table:table-cell table:number-columns-repeated="4"/>
          <table:table-cell table:formula="of:=IF(ISNUMBER(SEARCH(&quot;Test&quot;;[.A1133]));[.A1133];&quot;&quot;)">
            <text:p/>
          </table:table-cell>
        </table:table-row>
        <table:table-row table:style-name="ro1">
          <table:table-cell office:value-type="string" calcext:value-type="string">
            <text:p><text:s/>7936/10000 [======================&gt;.......] - ETA: 0s</text:p>
          </table:table-cell>
          <table:table-cell table:number-columns-repeated="4"/>
          <table:table-cell table:formula="of:=IF(ISNUMBER(SEARCH(&quot;Test&quot;;[.A1134]));[.A1134];&quot;&quot;)">
            <text:p/>
          </table:table-cell>
        </table:table-row>
        <table:table-row table:style-name="ro1">
          <table:table-cell office:value-type="string" calcext:value-type="string">
            <text:p><text:s/>8288/10000 [=======================&gt;......] - ETA: 0s</text:p>
          </table:table-cell>
          <table:table-cell table:number-columns-repeated="4"/>
          <table:table-cell table:formula="of:=IF(ISNUMBER(SEARCH(&quot;Test&quot;;[.A1135]));[.A1135];&quot;&quot;)">
            <text:p/>
          </table:table-cell>
        </table:table-row>
        <table:table-row table:style-name="ro1">
          <table:table-cell office:value-type="string" calcext:value-type="string">
            <text:p><text:s/>8608/10000 [========================&gt;.....] - ETA: 0s</text:p>
          </table:table-cell>
          <table:table-cell table:number-columns-repeated="4"/>
          <table:table-cell table:formula="of:=IF(ISNUMBER(SEARCH(&quot;Test&quot;;[.A1136]));[.A1136];&quot;&quot;)">
            <text:p/>
          </table:table-cell>
        </table:table-row>
        <table:table-row table:style-name="ro1">
          <table:table-cell office:value-type="string" calcext:value-type="string">
            <text:p><text:s/>8992/10000 [=========================&gt;....] - ETA: 0s</text:p>
          </table:table-cell>
          <table:table-cell table:number-columns-repeated="4"/>
          <table:table-cell table:formula="of:=IF(ISNUMBER(SEARCH(&quot;Test&quot;;[.A1137]));[.A1137];&quot;&quot;)">
            <text:p/>
          </table:table-cell>
        </table:table-row>
        <table:table-row table:style-name="ro1">
          <table:table-cell office:value-type="string" calcext:value-type="string">
            <text:p><text:s/>9376/10000 [===========================&gt;..] - ETA: 0s</text:p>
          </table:table-cell>
          <table:table-cell table:number-columns-repeated="4"/>
          <table:table-cell table:formula="of:=IF(ISNUMBER(SEARCH(&quot;Test&quot;;[.A1138]));[.A1138];&quot;&quot;)">
            <text:p/>
          </table:table-cell>
        </table:table-row>
        <table:table-row table:style-name="ro1">
          <table:table-cell office:value-type="string" calcext:value-type="string">
            <text:p><text:s/>9824/10000 [============================&gt;.] - ETA: 0s</text:p>
          </table:table-cell>
          <table:table-cell table:number-columns-repeated="4"/>
          <table:table-cell table:formula="of:=IF(ISNUMBER(SEARCH(&quot;Test&quot;;[.A1139]));[.A1139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2s 151us/step</text:p>
          </table:table-cell>
          <table:table-cell table:number-columns-repeated="4"/>
          <table:table-cell table:formula="of:=IF(ISNUMBER(SEARCH(&quot;Test&quot;;[.A1140]));[.A1140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6, 6): <text:s/>1.2839711610794067</text:p>
          </table:table-cell>
          <table:table-cell table:number-columns-repeated="4"/>
          <table:table-cell table:formula="of:=IF(ISNUMBER(SEARCH(&quot;Test&quot;;[.A1141]));[.A1141];&quot;&quot;)" office:value-type="string" office:string-value="Test loss kernel: (8, 8) stride: (6, 6):  1.2839711610794067" calcext:value-type="string">
            <text:p>Test loss kernel: (8, 8) stride: (6, 6): <text:s/>1.2839711610794067</text:p>
          </table:table-cell>
        </table:table-row>
        <table:table-row table:style-name="ro1">
          <table:table-cell office:value-type="string" calcext:value-type="string">
            <text:p>Test accuracy kernel: (8, 8) stride: (6, 6): <text:s/>0.5495</text:p>
          </table:table-cell>
          <table:table-cell table:number-columns-repeated="4"/>
          <table:table-cell table:formula="of:=IF(ISNUMBER(SEARCH(&quot;Test&quot;;[.A1142]));[.A1142];&quot;&quot;)" office:value-type="string" office:string-value="Test accuracy kernel: (8, 8) stride: (6, 6):  0.5495" calcext:value-type="string">
            <text:p>Test accuracy kernel: (8, 8) stride: (6, 6): <text:s/>0.5495</text:p>
          </table:table-cell>
        </table:table-row>
        <table:table-row table:style-name="ro1">
          <table:table-cell table:number-columns-repeated="5"/>
          <table:table-cell table:formula="of:=IF(ISNUMBER(SEARCH(&quot;Test&quot;;[.A1143]));[.A1143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1144]));[.A1144];&quot;&quot;)">
            <text:p/>
          </table:table-cell>
        </table:table-row>
        <table:table-row table:style-name="ro1">
          <table:table-cell office:value-type="string" calcext:value-type="string">
            <text:p><text:s text:c="2"/>352/10000 [&gt;.............................] - ETA: 1s</text:p>
          </table:table-cell>
          <table:table-cell table:number-columns-repeated="4"/>
          <table:table-cell table:formula="of:=IF(ISNUMBER(SEARCH(&quot;Test&quot;;[.A1145]));[.A1145];&quot;&quot;)">
            <text:p/>
          </table:table-cell>
        </table:table-row>
        <table:table-row table:style-name="ro1">
          <table:table-cell office:value-type="string" calcext:value-type="string">
            <text:p><text:s text:c="2"/>736/10000 [=&gt;............................] - ETA: 1s</text:p>
          </table:table-cell>
          <table:table-cell table:number-columns-repeated="4"/>
          <table:table-cell table:formula="of:=IF(ISNUMBER(SEARCH(&quot;Test&quot;;[.A1146]));[.A1146];&quot;&quot;)">
            <text:p/>
          </table:table-cell>
        </table:table-row>
        <table:table-row table:style-name="ro1">
          <table:table-cell office:value-type="string" calcext:value-type="string">
            <text:p><text:s/>1184/10000 [==&gt;...........................] - ETA: 1s</text:p>
          </table:table-cell>
          <table:table-cell table:number-columns-repeated="4"/>
          <table:table-cell table:formula="of:=IF(ISNUMBER(SEARCH(&quot;Test&quot;;[.A1147]));[.A1147];&quot;&quot;)">
            <text:p/>
          </table:table-cell>
        </table:table-row>
        <table:table-row table:style-name="ro1">
          <table:table-cell office:value-type="string" calcext:value-type="string">
            <text:p><text:s/>1696/10000 [====&gt;.........................] - ETA: 1s</text:p>
          </table:table-cell>
          <table:table-cell table:number-columns-repeated="4"/>
          <table:table-cell table:formula="of:=IF(ISNUMBER(SEARCH(&quot;Test&quot;;[.A1148]));[.A1148];&quot;&quot;)">
            <text:p/>
          </table:table-cell>
        </table:table-row>
        <table:table-row table:style-name="ro1">
          <table:table-cell office:value-type="string" calcext:value-type="string">
            <text:p><text:s/>2176/10000 [=====&gt;........................] - ETA: 0s</text:p>
          </table:table-cell>
          <table:table-cell table:number-columns-repeated="4"/>
          <table:table-cell table:formula="of:=IF(ISNUMBER(SEARCH(&quot;Test&quot;;[.A1149]));[.A1149];&quot;&quot;)">
            <text:p/>
          </table:table-cell>
        </table:table-row>
        <table:table-row table:style-name="ro1">
          <table:table-cell office:value-type="string" calcext:value-type="string">
            <text:p><text:s/>2656/10000 [======&gt;.......................] - ETA: 0s</text:p>
          </table:table-cell>
          <table:table-cell table:number-columns-repeated="4"/>
          <table:table-cell table:formula="of:=IF(ISNUMBER(SEARCH(&quot;Test&quot;;[.A1150]));[.A1150];&quot;&quot;)">
            <text:p/>
          </table:table-cell>
        </table:table-row>
        <table:table-row table:style-name="ro1">
          <table:table-cell office:value-type="string" calcext:value-type="string">
            <text:p><text:s/>2944/10000 [=======&gt;......................] - ETA: 0s</text:p>
          </table:table-cell>
          <table:table-cell table:number-columns-repeated="4"/>
          <table:table-cell table:formula="of:=IF(ISNUMBER(SEARCH(&quot;Test&quot;;[.A1151]));[.A1151];&quot;&quot;)">
            <text:p/>
          </table:table-cell>
        </table:table-row>
        <table:table-row table:style-name="ro1">
          <table:table-cell office:value-type="string" calcext:value-type="string">
            <text:p><text:s/>3200/10000 [========&gt;.....................] - ETA: 0s</text:p>
          </table:table-cell>
          <table:table-cell table:number-columns-repeated="4"/>
          <table:table-cell table:formula="of:=IF(ISNUMBER(SEARCH(&quot;Test&quot;;[.A1152]));[.A1152];&quot;&quot;)">
            <text:p/>
          </table:table-cell>
        </table:table-row>
        <table:table-row table:style-name="ro1">
          <table:table-cell office:value-type="string" calcext:value-type="string">
            <text:p><text:s/>3584/10000 [=========&gt;....................] - ETA: 0s</text:p>
          </table:table-cell>
          <table:table-cell table:number-columns-repeated="4"/>
          <table:table-cell table:formula="of:=IF(ISNUMBER(SEARCH(&quot;Test&quot;;[.A1153]));[.A1153];&quot;&quot;)">
            <text:p/>
          </table:table-cell>
        </table:table-row>
        <table:table-row table:style-name="ro1">
          <table:table-cell office:value-type="string" calcext:value-type="string">
            <text:p><text:s/>4064/10000 [===========&gt;..................] - ETA: 0s</text:p>
          </table:table-cell>
          <table:table-cell table:number-columns-repeated="4"/>
          <table:table-cell table:formula="of:=IF(ISNUMBER(SEARCH(&quot;Test&quot;;[.A1154]));[.A1154];&quot;&quot;)">
            <text:p/>
          </table:table-cell>
        </table:table-row>
        <table:table-row table:style-name="ro1">
          <table:table-cell office:value-type="string" calcext:value-type="string">
            <text:p><text:s/>4544/10000 [============&gt;.................] - ETA: 0s</text:p>
          </table:table-cell>
          <table:table-cell table:number-columns-repeated="4"/>
          <table:table-cell table:formula="of:=IF(ISNUMBER(SEARCH(&quot;Test&quot;;[.A1155]));[.A1155];&quot;&quot;)">
            <text:p/>
          </table:table-cell>
        </table:table-row>
        <table:table-row table:style-name="ro1">
          <table:table-cell office:value-type="string" calcext:value-type="string">
            <text:p><text:s/>4992/10000 [=============&gt;................] - ETA: 0s</text:p>
          </table:table-cell>
          <table:table-cell table:number-columns-repeated="4"/>
          <table:table-cell table:formula="of:=IF(ISNUMBER(SEARCH(&quot;Test&quot;;[.A1156]));[.A1156];&quot;&quot;)">
            <text:p/>
          </table:table-cell>
        </table:table-row>
        <table:table-row table:style-name="ro1">
          <table:table-cell office:value-type="string" calcext:value-type="string">
            <text:p><text:s/>5312/10000 [==============&gt;...............] - ETA: 0s</text:p>
          </table:table-cell>
          <table:table-cell table:number-columns-repeated="4"/>
          <table:table-cell table:formula="of:=IF(ISNUMBER(SEARCH(&quot;Test&quot;;[.A1157]));[.A1157];&quot;&quot;)">
            <text:p/>
          </table:table-cell>
        </table:table-row>
        <table:table-row table:style-name="ro1">
          <table:table-cell office:value-type="string" calcext:value-type="string">
            <text:p><text:s/>5600/10000 [===============&gt;..............] - ETA: 0s</text:p>
          </table:table-cell>
          <table:table-cell table:number-columns-repeated="4"/>
          <table:table-cell table:formula="of:=IF(ISNUMBER(SEARCH(&quot;Test&quot;;[.A1158]));[.A1158];&quot;&quot;)">
            <text:p/>
          </table:table-cell>
        </table:table-row>
        <table:table-row table:style-name="ro1">
          <table:table-cell office:value-type="string" calcext:value-type="string">
            <text:p><text:s/>5984/10000 [================&gt;.............] - ETA: 0s</text:p>
          </table:table-cell>
          <table:table-cell table:number-columns-repeated="4"/>
          <table:table-cell table:formula="of:=IF(ISNUMBER(SEARCH(&quot;Test&quot;;[.A1159]));[.A1159];&quot;&quot;)">
            <text:p/>
          </table:table-cell>
        </table:table-row>
        <table:table-row table:style-name="ro1">
          <table:table-cell office:value-type="string" calcext:value-type="string">
            <text:p><text:s/>6304/10000 [=================&gt;............] - ETA: 0s</text:p>
          </table:table-cell>
          <table:table-cell table:number-columns-repeated="4"/>
          <table:table-cell table:formula="of:=IF(ISNUMBER(SEARCH(&quot;Test&quot;;[.A1160]));[.A1160];&quot;&quot;)">
            <text:p/>
          </table:table-cell>
        </table:table-row>
        <table:table-row table:style-name="ro1">
          <table:table-cell office:value-type="string" calcext:value-type="string">
            <text:p><text:s/>6624/10000 [==================&gt;...........] - ETA: 0s</text:p>
          </table:table-cell>
          <table:table-cell table:number-columns-repeated="4"/>
          <table:table-cell table:formula="of:=IF(ISNUMBER(SEARCH(&quot;Test&quot;;[.A1161]));[.A1161];&quot;&quot;)">
            <text:p/>
          </table:table-cell>
        </table:table-row>
        <table:table-row table:style-name="ro1">
          <table:table-cell office:value-type="string" calcext:value-type="string">
            <text:p><text:s/>6976/10000 [===================&gt;..........] - ETA: 0s</text:p>
          </table:table-cell>
          <table:table-cell table:number-columns-repeated="4"/>
          <table:table-cell table:formula="of:=IF(ISNUMBER(SEARCH(&quot;Test&quot;;[.A1162]));[.A1162];&quot;&quot;)">
            <text:p/>
          </table:table-cell>
        </table:table-row>
        <table:table-row table:style-name="ro1">
          <table:table-cell office:value-type="string" calcext:value-type="string">
            <text:p><text:s/>7328/10000 [====================&gt;.........] - ETA: 0s</text:p>
          </table:table-cell>
          <table:table-cell table:number-columns-repeated="4"/>
          <table:table-cell table:formula="of:=IF(ISNUMBER(SEARCH(&quot;Test&quot;;[.A1163]));[.A1163];&quot;&quot;)">
            <text:p/>
          </table:table-cell>
        </table:table-row>
        <table:table-row table:style-name="ro1">
          <table:table-cell office:value-type="string" calcext:value-type="string">
            <text:p><text:s/>7584/10000 [=====================&gt;........] - ETA: 0s</text:p>
          </table:table-cell>
          <table:table-cell table:number-columns-repeated="4"/>
          <table:table-cell table:formula="of:=IF(ISNUMBER(SEARCH(&quot;Test&quot;;[.A1164]));[.A1164];&quot;&quot;)">
            <text:p/>
          </table:table-cell>
        </table:table-row>
        <table:table-row table:style-name="ro1">
          <table:table-cell office:value-type="string" calcext:value-type="string">
            <text:p><text:s/>7840/10000 [======================&gt;.......] - ETA: 0s</text:p>
          </table:table-cell>
          <table:table-cell table:number-columns-repeated="4"/>
          <table:table-cell table:formula="of:=IF(ISNUMBER(SEARCH(&quot;Test&quot;;[.A1165]));[.A1165];&quot;&quot;)">
            <text:p/>
          </table:table-cell>
        </table:table-row>
        <table:table-row table:style-name="ro1">
          <table:table-cell office:value-type="string" calcext:value-type="string">
            <text:p><text:s/>8128/10000 [=======================&gt;......] - ETA: 0s</text:p>
          </table:table-cell>
          <table:table-cell table:number-columns-repeated="4"/>
          <table:table-cell table:formula="of:=IF(ISNUMBER(SEARCH(&quot;Test&quot;;[.A1166]));[.A1166];&quot;&quot;)">
            <text:p/>
          </table:table-cell>
        </table:table-row>
        <table:table-row table:style-name="ro1">
          <table:table-cell office:value-type="string" calcext:value-type="string">
            <text:p><text:s/>8480/10000 [========================&gt;.....] - ETA: 0s</text:p>
          </table:table-cell>
          <table:table-cell table:number-columns-repeated="4"/>
          <table:table-cell table:formula="of:=IF(ISNUMBER(SEARCH(&quot;Test&quot;;[.A1167]));[.A1167];&quot;&quot;)">
            <text:p/>
          </table:table-cell>
        </table:table-row>
        <table:table-row table:style-name="ro1">
          <table:table-cell office:value-type="string" calcext:value-type="string">
            <text:p><text:s/>8832/10000 [=========================&gt;....] - ETA: 0s</text:p>
          </table:table-cell>
          <table:table-cell table:number-columns-repeated="4"/>
          <table:table-cell table:formula="of:=IF(ISNUMBER(SEARCH(&quot;Test&quot;;[.A1168]));[.A1168];&quot;&quot;)">
            <text:p/>
          </table:table-cell>
        </table:table-row>
        <table:table-row table:style-name="ro1">
          <table:table-cell office:value-type="string" calcext:value-type="string">
            <text:p><text:s/>9184/10000 [==========================&gt;...] - ETA: 0s</text:p>
          </table:table-cell>
          <table:table-cell table:number-columns-repeated="4"/>
          <table:table-cell table:formula="of:=IF(ISNUMBER(SEARCH(&quot;Test&quot;;[.A1169]));[.A1169];&quot;&quot;)">
            <text:p/>
          </table:table-cell>
        </table:table-row>
        <table:table-row table:style-name="ro1">
          <table:table-cell office:value-type="string" calcext:value-type="string">
            <text:p><text:s/>9568/10000 [===========================&gt;..] - ETA: 0s</text:p>
          </table:table-cell>
          <table:table-cell table:number-columns-repeated="4"/>
          <table:table-cell table:formula="of:=IF(ISNUMBER(SEARCH(&quot;Test&quot;;[.A1170]));[.A1170];&quot;&quot;)">
            <text:p/>
          </table:table-cell>
        </table:table-row>
        <table:table-row table:style-name="ro1">
          <table:table-cell office:value-type="string" calcext:value-type="string">
            <text:p><text:s/>9984/10000 [============================&gt;.] - ETA: 0s</text:p>
          </table:table-cell>
          <table:table-cell table:number-columns-repeated="4"/>
          <table:table-cell table:formula="of:=IF(ISNUMBER(SEARCH(&quot;Test&quot;;[.A1171]));[.A1171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42us/step</text:p>
          </table:table-cell>
          <table:table-cell table:number-columns-repeated="4"/>
          <table:table-cell table:formula="of:=IF(ISNUMBER(SEARCH(&quot;Test&quot;;[.A1172]));[.A1172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6, 6) dropout: <text:s/>1.242049803543091</text:p>
          </table:table-cell>
          <table:table-cell table:number-columns-repeated="4"/>
          <table:table-cell table:formula="of:=IF(ISNUMBER(SEARCH(&quot;Test&quot;;[.A1173]));[.A1173];&quot;&quot;)" office:value-type="string" office:string-value="Test loss kernel: (8, 8) stride: (6, 6) dropout:  1.242049803543091" calcext:value-type="string">
            <text:p>Test loss kernel: (8, 8) stride: (6, 6) dropout: <text:s/>1.242049803543091</text:p>
          </table:table-cell>
        </table:table-row>
        <table:table-row table:style-name="ro1">
          <table:table-cell office:value-type="string" calcext:value-type="string">
            <text:p>Test accuracy kernel: (8, 8) stride: (6, 6) dropout: <text:s/>0.5502</text:p>
          </table:table-cell>
          <table:table-cell table:number-columns-repeated="4"/>
          <table:table-cell table:formula="of:=IF(ISNUMBER(SEARCH(&quot;Test&quot;;[.A1174]));[.A1174];&quot;&quot;)" office:value-type="string" office:string-value="Test accuracy kernel: (8, 8) stride: (6, 6) dropout:  0.5502" calcext:value-type="string">
            <text:p>Test accuracy kernel: (8, 8) stride: (6, 6) dropout: <text:s/>0.5502</text:p>
          </table:table-cell>
        </table:table-row>
        <table:table-row table:style-name="ro1">
          <table:table-cell table:number-columns-repeated="5"/>
          <table:table-cell table:formula="of:=IF(ISNUMBER(SEARCH(&quot;Test&quot;;[.A1175]));[.A1175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3s</text:p>
          </table:table-cell>
          <table:table-cell table:number-columns-repeated="4"/>
          <table:table-cell table:formula="of:=IF(ISNUMBER(SEARCH(&quot;Test&quot;;[.A1176]));[.A1176];&quot;&quot;)">
            <text:p/>
          </table:table-cell>
        </table:table-row>
        <table:table-row table:style-name="ro1">
          <table:table-cell office:value-type="string" calcext:value-type="string">
            <text:p><text:s text:c="2"/>384/10000 [&gt;.............................] - ETA: 1s</text:p>
          </table:table-cell>
          <table:table-cell table:number-columns-repeated="4"/>
          <table:table-cell table:formula="of:=IF(ISNUMBER(SEARCH(&quot;Test&quot;;[.A1177]));[.A1177];&quot;&quot;)">
            <text:p/>
          </table:table-cell>
        </table:table-row>
        <table:table-row table:style-name="ro1">
          <table:table-cell office:value-type="string" calcext:value-type="string">
            <text:p><text:s text:c="2"/>736/10000 [=&gt;............................] - ETA: 1s</text:p>
          </table:table-cell>
          <table:table-cell table:number-columns-repeated="4"/>
          <table:table-cell table:formula="of:=IF(ISNUMBER(SEARCH(&quot;Test&quot;;[.A1178]));[.A1178];&quot;&quot;)">
            <text:p/>
          </table:table-cell>
        </table:table-row>
        <table:table-row table:style-name="ro1">
          <table:table-cell office:value-type="string" calcext:value-type="string">
            <text:p><text:s/>1184/10000 [==&gt;...........................] - ETA: 1s</text:p>
          </table:table-cell>
          <table:table-cell table:number-columns-repeated="4"/>
          <table:table-cell table:formula="of:=IF(ISNUMBER(SEARCH(&quot;Test&quot;;[.A1179]));[.A1179];&quot;&quot;)">
            <text:p/>
          </table:table-cell>
        </table:table-row>
        <table:table-row table:style-name="ro1">
          <table:table-cell office:value-type="string" calcext:value-type="string">
            <text:p><text:s/>1696/10000 [====&gt;.........................] - ETA: 1s</text:p>
          </table:table-cell>
          <table:table-cell table:number-columns-repeated="4"/>
          <table:table-cell table:formula="of:=IF(ISNUMBER(SEARCH(&quot;Test&quot;;[.A1180]));[.A1180];&quot;&quot;)">
            <text:p/>
          </table:table-cell>
        </table:table-row>
        <table:table-row table:style-name="ro1">
          <table:table-cell office:value-type="string" calcext:value-type="string">
            <text:p><text:s/>2176/10000 [=====&gt;........................] - ETA: 0s</text:p>
          </table:table-cell>
          <table:table-cell table:number-columns-repeated="4"/>
          <table:table-cell table:formula="of:=IF(ISNUMBER(SEARCH(&quot;Test&quot;;[.A1181]));[.A1181];&quot;&quot;)">
            <text:p/>
          </table:table-cell>
        </table:table-row>
        <table:table-row table:style-name="ro1">
          <table:table-cell office:value-type="string" calcext:value-type="string">
            <text:p><text:s/>2624/10000 [======&gt;.......................] - ETA: 0s</text:p>
          </table:table-cell>
          <table:table-cell table:number-columns-repeated="4"/>
          <table:table-cell table:formula="of:=IF(ISNUMBER(SEARCH(&quot;Test&quot;;[.A1182]));[.A1182];&quot;&quot;)">
            <text:p/>
          </table:table-cell>
        </table:table-row>
        <table:table-row table:style-name="ro1">
          <table:table-cell office:value-type="string" calcext:value-type="string">
            <text:p><text:s/>2944/10000 [=======&gt;......................] - ETA: 0s</text:p>
          </table:table-cell>
          <table:table-cell table:number-columns-repeated="4"/>
          <table:table-cell table:formula="of:=IF(ISNUMBER(SEARCH(&quot;Test&quot;;[.A1183]));[.A1183];&quot;&quot;)">
            <text:p/>
          </table:table-cell>
        </table:table-row>
        <table:table-row table:style-name="ro1">
          <table:table-cell office:value-type="string" calcext:value-type="string">
            <text:p><text:s/>3232/10000 [========&gt;.....................] - ETA: 0s</text:p>
          </table:table-cell>
          <table:table-cell table:number-columns-repeated="4"/>
          <table:table-cell table:formula="of:=IF(ISNUMBER(SEARCH(&quot;Test&quot;;[.A1184]));[.A1184];&quot;&quot;)">
            <text:p/>
          </table:table-cell>
        </table:table-row>
        <table:table-row table:style-name="ro1">
          <table:table-cell office:value-type="string" calcext:value-type="string">
            <text:p><text:s/>3520/10000 [=========&gt;....................] - ETA: 0s</text:p>
          </table:table-cell>
          <table:table-cell table:number-columns-repeated="4"/>
          <table:table-cell table:formula="of:=IF(ISNUMBER(SEARCH(&quot;Test&quot;;[.A1185]));[.A1185];&quot;&quot;)">
            <text:p/>
          </table:table-cell>
        </table:table-row>
        <table:table-row table:style-name="ro1">
          <table:table-cell office:value-type="string" calcext:value-type="string">
            <text:p><text:s/>3968/10000 [==========&gt;...................] - ETA: 0s</text:p>
          </table:table-cell>
          <table:table-cell table:number-columns-repeated="4"/>
          <table:table-cell table:formula="of:=IF(ISNUMBER(SEARCH(&quot;Test&quot;;[.A1186]));[.A1186];&quot;&quot;)">
            <text:p/>
          </table:table-cell>
        </table:table-row>
        <table:table-row table:style-name="ro1">
          <table:table-cell office:value-type="string" calcext:value-type="string">
            <text:p><text:s/>4448/10000 [============&gt;.................] - ETA: 0s</text:p>
          </table:table-cell>
          <table:table-cell table:number-columns-repeated="4"/>
          <table:table-cell table:formula="of:=IF(ISNUMBER(SEARCH(&quot;Test&quot;;[.A1187]));[.A1187];&quot;&quot;)">
            <text:p/>
          </table:table-cell>
        </table:table-row>
        <table:table-row table:style-name="ro1">
          <table:table-cell office:value-type="string" calcext:value-type="string">
            <text:p><text:s/>4928/10000 [=============&gt;................] - ETA: 0s</text:p>
          </table:table-cell>
          <table:table-cell table:number-columns-repeated="4"/>
          <table:table-cell table:formula="of:=IF(ISNUMBER(SEARCH(&quot;Test&quot;;[.A1188]));[.A1188];&quot;&quot;)">
            <text:p/>
          </table:table-cell>
        </table:table-row>
        <table:table-row table:style-name="ro1">
          <table:table-cell office:value-type="string" calcext:value-type="string">
            <text:p><text:s/>5248/10000 [==============&gt;...............] - ETA: 0s</text:p>
          </table:table-cell>
          <table:table-cell table:number-columns-repeated="4"/>
          <table:table-cell table:formula="of:=IF(ISNUMBER(SEARCH(&quot;Test&quot;;[.A1189]));[.A1189];&quot;&quot;)">
            <text:p/>
          </table:table-cell>
        </table:table-row>
        <table:table-row table:style-name="ro1">
          <table:table-cell office:value-type="string" calcext:value-type="string">
            <text:p><text:s/>5504/10000 [===============&gt;..............] - ETA: 0s</text:p>
          </table:table-cell>
          <table:table-cell table:number-columns-repeated="4"/>
          <table:table-cell table:formula="of:=IF(ISNUMBER(SEARCH(&quot;Test&quot;;[.A1190]));[.A1190];&quot;&quot;)">
            <text:p/>
          </table:table-cell>
        </table:table-row>
        <table:table-row table:style-name="ro1">
          <table:table-cell office:value-type="string" calcext:value-type="string">
            <text:p><text:s/>5888/10000 [================&gt;.............] - ETA: 0s</text:p>
          </table:table-cell>
          <table:table-cell table:number-columns-repeated="4"/>
          <table:table-cell table:formula="of:=IF(ISNUMBER(SEARCH(&quot;Test&quot;;[.A1191]));[.A1191];&quot;&quot;)">
            <text:p/>
          </table:table-cell>
        </table:table-row>
        <table:table-row table:style-name="ro1">
          <table:table-cell office:value-type="string" calcext:value-type="string">
            <text:p><text:s/>6240/10000 [=================&gt;............] - ETA: 0s</text:p>
          </table:table-cell>
          <table:table-cell table:number-columns-repeated="4"/>
          <table:table-cell table:formula="of:=IF(ISNUMBER(SEARCH(&quot;Test&quot;;[.A1192]));[.A1192];&quot;&quot;)">
            <text:p/>
          </table:table-cell>
        </table:table-row>
        <table:table-row table:style-name="ro1">
          <table:table-cell office:value-type="string" calcext:value-type="string">
            <text:p><text:s/>6624/10000 [==================&gt;...........] - ETA: 0s</text:p>
          </table:table-cell>
          <table:table-cell table:number-columns-repeated="4"/>
          <table:table-cell table:formula="of:=IF(ISNUMBER(SEARCH(&quot;Test&quot;;[.A1193]));[.A1193];&quot;&quot;)">
            <text:p/>
          </table:table-cell>
        </table:table-row>
        <table:table-row table:style-name="ro1">
          <table:table-cell office:value-type="string" calcext:value-type="string">
            <text:p><text:s/>6944/10000 [===================&gt;..........] - ETA: 0s</text:p>
          </table:table-cell>
          <table:table-cell table:number-columns-repeated="4"/>
          <table:table-cell table:formula="of:=IF(ISNUMBER(SEARCH(&quot;Test&quot;;[.A1194]));[.A1194];&quot;&quot;)">
            <text:p/>
          </table:table-cell>
        </table:table-row>
        <table:table-row table:style-name="ro1">
          <table:table-cell office:value-type="string" calcext:value-type="string">
            <text:p><text:s/>7200/10000 [====================&gt;.........] - ETA: 0s</text:p>
          </table:table-cell>
          <table:table-cell table:number-columns-repeated="4"/>
          <table:table-cell table:formula="of:=IF(ISNUMBER(SEARCH(&quot;Test&quot;;[.A1195]));[.A1195];&quot;&quot;)">
            <text:p/>
          </table:table-cell>
        </table:table-row>
        <table:table-row table:style-name="ro1">
          <table:table-cell office:value-type="string" calcext:value-type="string">
            <text:p><text:s/>7552/10000 [=====================&gt;........] - ETA: 0s</text:p>
          </table:table-cell>
          <table:table-cell table:number-columns-repeated="4"/>
          <table:table-cell table:formula="of:=IF(ISNUMBER(SEARCH(&quot;Test&quot;;[.A1196]));[.A1196];&quot;&quot;)">
            <text:p/>
          </table:table-cell>
        </table:table-row>
        <table:table-row table:style-name="ro1">
          <table:table-cell office:value-type="string" calcext:value-type="string">
            <text:p><text:s/>7904/10000 [======================&gt;.......] - ETA: 0s</text:p>
          </table:table-cell>
          <table:table-cell table:number-columns-repeated="4"/>
          <table:table-cell table:formula="of:=IF(ISNUMBER(SEARCH(&quot;Test&quot;;[.A1197]));[.A1197];&quot;&quot;)">
            <text:p/>
          </table:table-cell>
        </table:table-row>
        <table:table-row table:style-name="ro1">
          <table:table-cell office:value-type="string" calcext:value-type="string">
            <text:p><text:s/>8320/10000 [=======================&gt;......] - ETA: 0s</text:p>
          </table:table-cell>
          <table:table-cell table:number-columns-repeated="4"/>
          <table:table-cell table:formula="of:=IF(ISNUMBER(SEARCH(&quot;Test&quot;;[.A1198]));[.A1198];&quot;&quot;)">
            <text:p/>
          </table:table-cell>
        </table:table-row>
        <table:table-row table:style-name="ro1">
          <table:table-cell office:value-type="string" calcext:value-type="string">
            <text:p><text:s/>8736/10000 [=========================&gt;....] - ETA: 0s</text:p>
          </table:table-cell>
          <table:table-cell table:number-columns-repeated="4"/>
          <table:table-cell table:formula="of:=IF(ISNUMBER(SEARCH(&quot;Test&quot;;[.A1199]));[.A1199];&quot;&quot;)">
            <text:p/>
          </table:table-cell>
        </table:table-row>
        <table:table-row table:style-name="ro1">
          <table:table-cell office:value-type="string" calcext:value-type="string">
            <text:p><text:s/>9120/10000 [==========================&gt;...] - ETA: 0s</text:p>
          </table:table-cell>
          <table:table-cell table:number-columns-repeated="4"/>
          <table:table-cell table:formula="of:=IF(ISNUMBER(SEARCH(&quot;Test&quot;;[.A1200]));[.A1200];&quot;&quot;)">
            <text:p/>
          </table:table-cell>
        </table:table-row>
        <table:table-row table:style-name="ro1">
          <table:table-cell office:value-type="string" calcext:value-type="string">
            <text:p><text:s/>9600/10000 [===========================&gt;..] - ETA: 0s</text:p>
          </table:table-cell>
          <table:table-cell table:number-columns-repeated="4"/>
          <table:table-cell table:formula="of:=IF(ISNUMBER(SEARCH(&quot;Test&quot;;[.A1201]));[.A1201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37us/step</text:p>
          </table:table-cell>
          <table:table-cell table:number-columns-repeated="4"/>
          <table:table-cell table:formula="of:=IF(ISNUMBER(SEARCH(&quot;Test&quot;;[.A1202]));[.A1202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7, 7): <text:s/>1.305949288368225</text:p>
          </table:table-cell>
          <table:table-cell table:number-columns-repeated="4"/>
          <table:table-cell table:formula="of:=IF(ISNUMBER(SEARCH(&quot;Test&quot;;[.A1203]));[.A1203];&quot;&quot;)" office:value-type="string" office:string-value="Test loss kernel: (8, 8) stride: (7, 7):  1.305949288368225" calcext:value-type="string">
            <text:p>Test loss kernel: (8, 8) stride: (7, 7): <text:s/>1.305949288368225</text:p>
          </table:table-cell>
        </table:table-row>
        <table:table-row table:style-name="ro1">
          <table:table-cell office:value-type="string" calcext:value-type="string">
            <text:p>Test accuracy kernel: (8, 8) stride: (7, 7): <text:s/>0.5396</text:p>
          </table:table-cell>
          <table:table-cell table:number-columns-repeated="4"/>
          <table:table-cell table:formula="of:=IF(ISNUMBER(SEARCH(&quot;Test&quot;;[.A1204]));[.A1204];&quot;&quot;)" office:value-type="string" office:string-value="Test accuracy kernel: (8, 8) stride: (7, 7):  0.5396" calcext:value-type="string">
            <text:p>Test accuracy kernel: (8, 8) stride: (7, 7): <text:s/>0.5396</text:p>
          </table:table-cell>
        </table:table-row>
        <table:table-row table:style-name="ro1">
          <table:table-cell table:number-columns-repeated="5"/>
          <table:table-cell table:formula="of:=IF(ISNUMBER(SEARCH(&quot;Test&quot;;[.A1205]));[.A1205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1206]));[.A1206];&quot;&quot;)">
            <text:p/>
          </table:table-cell>
        </table:table-row>
        <table:table-row table:style-name="ro1">
          <table:table-cell office:value-type="string" calcext:value-type="string">
            <text:p><text:s text:c="2"/>352/10000 [&gt;.............................] - ETA: 1s</text:p>
          </table:table-cell>
          <table:table-cell table:number-columns-repeated="4"/>
          <table:table-cell table:formula="of:=IF(ISNUMBER(SEARCH(&quot;Test&quot;;[.A1207]));[.A1207];&quot;&quot;)">
            <text:p/>
          </table:table-cell>
        </table:table-row>
        <table:table-row table:style-name="ro1">
          <table:table-cell office:value-type="string" calcext:value-type="string">
            <text:p><text:s text:c="2"/>736/10000 [=&gt;............................] - ETA: 1s</text:p>
          </table:table-cell>
          <table:table-cell table:number-columns-repeated="4"/>
          <table:table-cell table:formula="of:=IF(ISNUMBER(SEARCH(&quot;Test&quot;;[.A1208]));[.A1208];&quot;&quot;)">
            <text:p/>
          </table:table-cell>
        </table:table-row>
        <table:table-row table:style-name="ro1">
          <table:table-cell office:value-type="string" calcext:value-type="string">
            <text:p><text:s/>1216/10000 [==&gt;...........................] - ETA: 1s</text:p>
          </table:table-cell>
          <table:table-cell table:number-columns-repeated="4"/>
          <table:table-cell table:formula="of:=IF(ISNUMBER(SEARCH(&quot;Test&quot;;[.A1209]));[.A1209];&quot;&quot;)">
            <text:p/>
          </table:table-cell>
        </table:table-row>
        <table:table-row table:style-name="ro1">
          <table:table-cell office:value-type="string" calcext:value-type="string">
            <text:p><text:s/>1728/10000 [====&gt;.........................] - ETA: 1s</text:p>
          </table:table-cell>
          <table:table-cell table:number-columns-repeated="4"/>
          <table:table-cell table:formula="of:=IF(ISNUMBER(SEARCH(&quot;Test&quot;;[.A1210]));[.A1210];&quot;&quot;)">
            <text:p/>
          </table:table-cell>
        </table:table-row>
        <table:table-row table:style-name="ro1">
          <table:table-cell office:value-type="string" calcext:value-type="string">
            <text:p><text:s/>2208/10000 [=====&gt;........................] - ETA: 0s</text:p>
          </table:table-cell>
          <table:table-cell table:number-columns-repeated="4"/>
          <table:table-cell table:formula="of:=IF(ISNUMBER(SEARCH(&quot;Test&quot;;[.A1211]));[.A1211];&quot;&quot;)">
            <text:p/>
          </table:table-cell>
        </table:table-row>
        <table:table-row table:style-name="ro1">
          <table:table-cell office:value-type="string" calcext:value-type="string">
            <text:p><text:s/>2624/10000 [======&gt;.......................] - ETA: 0s</text:p>
          </table:table-cell>
          <table:table-cell table:number-columns-repeated="4"/>
          <table:table-cell table:formula="of:=IF(ISNUMBER(SEARCH(&quot;Test&quot;;[.A1212]));[.A1212];&quot;&quot;)">
            <text:p/>
          </table:table-cell>
        </table:table-row>
        <table:table-row table:style-name="ro1">
          <table:table-cell office:value-type="string" calcext:value-type="string">
            <text:p><text:s/>2912/10000 [=======&gt;......................] - ETA: 0s</text:p>
          </table:table-cell>
          <table:table-cell table:number-columns-repeated="4"/>
          <table:table-cell table:formula="of:=IF(ISNUMBER(SEARCH(&quot;Test&quot;;[.A1213]));[.A1213];&quot;&quot;)">
            <text:p/>
          </table:table-cell>
        </table:table-row>
        <table:table-row table:style-name="ro1">
          <table:table-cell office:value-type="string" calcext:value-type="string">
            <text:p><text:s/>3168/10000 [========&gt;.....................] - ETA: 0s</text:p>
          </table:table-cell>
          <table:table-cell table:number-columns-repeated="4"/>
          <table:table-cell table:formula="of:=IF(ISNUMBER(SEARCH(&quot;Test&quot;;[.A1214]));[.A1214];&quot;&quot;)">
            <text:p/>
          </table:table-cell>
        </table:table-row>
        <table:table-row table:style-name="ro1">
          <table:table-cell office:value-type="string" calcext:value-type="string">
            <text:p><text:s/>3520/10000 [=========&gt;....................] - ETA: 0s</text:p>
          </table:table-cell>
          <table:table-cell table:number-columns-repeated="4"/>
          <table:table-cell table:formula="of:=IF(ISNUMBER(SEARCH(&quot;Test&quot;;[.A1215]));[.A1215];&quot;&quot;)">
            <text:p/>
          </table:table-cell>
        </table:table-row>
        <table:table-row table:style-name="ro1">
          <table:table-cell office:value-type="string" calcext:value-type="string">
            <text:p><text:s/>3872/10000 [==========&gt;...................] - ETA: 0s</text:p>
          </table:table-cell>
          <table:table-cell table:number-columns-repeated="4"/>
          <table:table-cell table:formula="of:=IF(ISNUMBER(SEARCH(&quot;Test&quot;;[.A1216]));[.A1216];&quot;&quot;)">
            <text:p/>
          </table:table-cell>
        </table:table-row>
        <table:table-row table:style-name="ro1">
          <table:table-cell office:value-type="string" calcext:value-type="string">
            <text:p><text:s/>4352/10000 [============&gt;.................] - ETA: 0s</text:p>
          </table:table-cell>
          <table:table-cell table:number-columns-repeated="4"/>
          <table:table-cell table:formula="of:=IF(ISNUMBER(SEARCH(&quot;Test&quot;;[.A1217]));[.A1217];&quot;&quot;)">
            <text:p/>
          </table:table-cell>
        </table:table-row>
        <table:table-row table:style-name="ro1">
          <table:table-cell office:value-type="string" calcext:value-type="string">
            <text:p><text:s/>4704/10000 [=============&gt;................] - ETA: 0s</text:p>
          </table:table-cell>
          <table:table-cell table:number-columns-repeated="4"/>
          <table:table-cell table:formula="of:=IF(ISNUMBER(SEARCH(&quot;Test&quot;;[.A1218]));[.A1218];&quot;&quot;)">
            <text:p/>
          </table:table-cell>
        </table:table-row>
        <table:table-row table:style-name="ro1">
          <table:table-cell office:value-type="string" calcext:value-type="string">
            <text:p><text:s/>4896/10000 [=============&gt;................] - ETA: 0s</text:p>
          </table:table-cell>
          <table:table-cell table:number-columns-repeated="4"/>
          <table:table-cell table:formula="of:=IF(ISNUMBER(SEARCH(&quot;Test&quot;;[.A1219]));[.A1219];&quot;&quot;)">
            <text:p/>
          </table:table-cell>
        </table:table-row>
        <table:table-row table:style-name="ro1">
          <table:table-cell office:value-type="string" calcext:value-type="string">
            <text:p><text:s/>5184/10000 [==============&gt;...............] - ETA: 0s</text:p>
          </table:table-cell>
          <table:table-cell table:number-columns-repeated="4"/>
          <table:table-cell table:formula="of:=IF(ISNUMBER(SEARCH(&quot;Test&quot;;[.A1220]));[.A1220];&quot;&quot;)">
            <text:p/>
          </table:table-cell>
        </table:table-row>
        <table:table-row table:style-name="ro1">
          <table:table-cell office:value-type="string" calcext:value-type="string">
            <text:p><text:s/>5504/10000 [===============&gt;..............] - ETA: 0s</text:p>
          </table:table-cell>
          <table:table-cell table:number-columns-repeated="4"/>
          <table:table-cell table:formula="of:=IF(ISNUMBER(SEARCH(&quot;Test&quot;;[.A1221]));[.A1221];&quot;&quot;)">
            <text:p/>
          </table:table-cell>
        </table:table-row>
        <table:table-row table:style-name="ro1">
          <table:table-cell office:value-type="string" calcext:value-type="string">
            <text:p><text:s/>5792/10000 [================&gt;.............] - ETA: 0s</text:p>
          </table:table-cell>
          <table:table-cell table:number-columns-repeated="4"/>
          <table:table-cell table:formula="of:=IF(ISNUMBER(SEARCH(&quot;Test&quot;;[.A1222]));[.A1222];&quot;&quot;)">
            <text:p/>
          </table:table-cell>
        </table:table-row>
        <table:table-row table:style-name="ro1">
          <table:table-cell office:value-type="string" calcext:value-type="string">
            <text:p><text:s/>6080/10000 [=================&gt;............] - ETA: 0s</text:p>
          </table:table-cell>
          <table:table-cell table:number-columns-repeated="4"/>
          <table:table-cell table:formula="of:=IF(ISNUMBER(SEARCH(&quot;Test&quot;;[.A1223]));[.A1223];&quot;&quot;)">
            <text:p/>
          </table:table-cell>
        </table:table-row>
        <table:table-row table:style-name="ro1">
          <table:table-cell office:value-type="string" calcext:value-type="string">
            <text:p><text:s/>6368/10000 [==================&gt;...........] - ETA: 0s</text:p>
          </table:table-cell>
          <table:table-cell table:number-columns-repeated="4"/>
          <table:table-cell table:formula="of:=IF(ISNUMBER(SEARCH(&quot;Test&quot;;[.A1224]));[.A1224];&quot;&quot;)">
            <text:p/>
          </table:table-cell>
        </table:table-row>
        <table:table-row table:style-name="ro1">
          <table:table-cell office:value-type="string" calcext:value-type="string">
            <text:p><text:s/>6656/10000 [==================&gt;...........] - ETA: 0s</text:p>
          </table:table-cell>
          <table:table-cell table:number-columns-repeated="4"/>
          <table:table-cell table:formula="of:=IF(ISNUMBER(SEARCH(&quot;Test&quot;;[.A1225]));[.A1225];&quot;&quot;)">
            <text:p/>
          </table:table-cell>
        </table:table-row>
        <table:table-row table:style-name="ro1">
          <table:table-cell office:value-type="string" calcext:value-type="string">
            <text:p><text:s/>6816/10000 [===================&gt;..........] - ETA: 0s</text:p>
          </table:table-cell>
          <table:table-cell table:number-columns-repeated="4"/>
          <table:table-cell table:formula="of:=IF(ISNUMBER(SEARCH(&quot;Test&quot;;[.A1226]));[.A1226];&quot;&quot;)">
            <text:p/>
          </table:table-cell>
        </table:table-row>
        <table:table-row table:style-name="ro1">
          <table:table-cell office:value-type="string" calcext:value-type="string">
            <text:p><text:s/>6912/10000 [===================&gt;..........] - ETA: 0s</text:p>
          </table:table-cell>
          <table:table-cell table:number-columns-repeated="4"/>
          <table:table-cell table:formula="of:=IF(ISNUMBER(SEARCH(&quot;Test&quot;;[.A1227]));[.A1227];&quot;&quot;)">
            <text:p/>
          </table:table-cell>
        </table:table-row>
        <table:table-row table:style-name="ro1">
          <table:table-cell office:value-type="string" calcext:value-type="string">
            <text:p><text:s/>7104/10000 [====================&gt;.........] - ETA: 0s</text:p>
          </table:table-cell>
          <table:table-cell table:number-columns-repeated="4"/>
          <table:table-cell table:formula="of:=IF(ISNUMBER(SEARCH(&quot;Test&quot;;[.A1228]));[.A1228];&quot;&quot;)">
            <text:p/>
          </table:table-cell>
        </table:table-row>
        <table:table-row table:style-name="ro1">
          <table:table-cell office:value-type="string" calcext:value-type="string">
            <text:p><text:s/>7424/10000 [=====================&gt;........] - ETA: 0s</text:p>
          </table:table-cell>
          <table:table-cell table:number-columns-repeated="4"/>
          <table:table-cell table:formula="of:=IF(ISNUMBER(SEARCH(&quot;Test&quot;;[.A1229]));[.A1229];&quot;&quot;)">
            <text:p/>
          </table:table-cell>
        </table:table-row>
        <table:table-row table:style-name="ro1">
          <table:table-cell office:value-type="string" calcext:value-type="string">
            <text:p><text:s/>7808/10000 [======================&gt;.......] - ETA: 0s</text:p>
          </table:table-cell>
          <table:table-cell table:number-columns-repeated="4"/>
          <table:table-cell table:formula="of:=IF(ISNUMBER(SEARCH(&quot;Test&quot;;[.A1230]));[.A1230];&quot;&quot;)">
            <text:p/>
          </table:table-cell>
        </table:table-row>
        <table:table-row table:style-name="ro1">
          <table:table-cell office:value-type="string" calcext:value-type="string">
            <text:p><text:s/>8224/10000 [=======================&gt;......] - ETA: 0s</text:p>
          </table:table-cell>
          <table:table-cell table:number-columns-repeated="4"/>
          <table:table-cell table:formula="of:=IF(ISNUMBER(SEARCH(&quot;Test&quot;;[.A1231]));[.A1231];&quot;&quot;)">
            <text:p/>
          </table:table-cell>
        </table:table-row>
        <table:table-row table:style-name="ro1">
          <table:table-cell office:value-type="string" calcext:value-type="string">
            <text:p><text:s/>8672/10000 [=========================&gt;....] - ETA: 0s</text:p>
          </table:table-cell>
          <table:table-cell table:number-columns-repeated="4"/>
          <table:table-cell table:formula="of:=IF(ISNUMBER(SEARCH(&quot;Test&quot;;[.A1232]));[.A1232];&quot;&quot;)">
            <text:p/>
          </table:table-cell>
        </table:table-row>
        <table:table-row table:style-name="ro1">
          <table:table-cell office:value-type="string" calcext:value-type="string">
            <text:p><text:s/>9120/10000 [==========================&gt;...] - ETA: 0s</text:p>
          </table:table-cell>
          <table:table-cell table:number-columns-repeated="4"/>
          <table:table-cell table:formula="of:=IF(ISNUMBER(SEARCH(&quot;Test&quot;;[.A1233]));[.A1233];&quot;&quot;)">
            <text:p/>
          </table:table-cell>
        </table:table-row>
        <table:table-row table:style-name="ro1">
          <table:table-cell office:value-type="string" calcext:value-type="string">
            <text:p><text:s/>9568/10000 [===========================&gt;..] - ETA: 0s</text:p>
          </table:table-cell>
          <table:table-cell table:number-columns-repeated="4"/>
          <table:table-cell table:formula="of:=IF(ISNUMBER(SEARCH(&quot;Test&quot;;[.A1234]));[.A1234];&quot;&quot;)">
            <text:p/>
          </table:table-cell>
        </table:table-row>
        <table:table-row table:style-name="ro1">
          <table:table-cell office:value-type="string" calcext:value-type="string">
            <text:p><text:s/>9984/10000 [============================&gt;.] - ETA: 0s</text:p>
          </table:table-cell>
          <table:table-cell table:number-columns-repeated="4"/>
          <table:table-cell table:formula="of:=IF(ISNUMBER(SEARCH(&quot;Test&quot;;[.A1235]));[.A1235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2s 157us/step</text:p>
          </table:table-cell>
          <table:table-cell table:number-columns-repeated="4"/>
          <table:table-cell table:formula="of:=IF(ISNUMBER(SEARCH(&quot;Test&quot;;[.A1236]));[.A1236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7, 7) dropout: <text:s/>1.2961026411056518</text:p>
          </table:table-cell>
          <table:table-cell table:number-columns-repeated="4"/>
          <table:table-cell table:formula="of:=IF(ISNUMBER(SEARCH(&quot;Test&quot;;[.A1237]));[.A1237];&quot;&quot;)" office:value-type="string" office:string-value="Test loss kernel: (8, 8) stride: (7, 7) dropout:  1.2961026411056518" calcext:value-type="string">
            <text:p>Test loss kernel: (8, 8) stride: (7, 7) dropout: <text:s/>1.2961026411056518</text:p>
          </table:table-cell>
        </table:table-row>
        <table:table-row table:style-name="ro1">
          <table:table-cell office:value-type="string" calcext:value-type="string">
            <text:p>Test accuracy kernel: (8, 8) stride: (7, 7) dropout: <text:s/>0.5333</text:p>
          </table:table-cell>
          <table:table-cell table:number-columns-repeated="4"/>
          <table:table-cell table:formula="of:=IF(ISNUMBER(SEARCH(&quot;Test&quot;;[.A1238]));[.A1238];&quot;&quot;)" office:value-type="string" office:string-value="Test accuracy kernel: (8, 8) stride: (7, 7) dropout:  0.5333" calcext:value-type="string">
            <text:p>Test accuracy kernel: (8, 8) stride: (7, 7) dropout: <text:s/>0.5333</text:p>
          </table:table-cell>
        </table:table-row>
        <table:table-row table:style-name="ro1">
          <table:table-cell table:number-columns-repeated="5"/>
          <table:table-cell table:formula="of:=IF(ISNUMBER(SEARCH(&quot;Test&quot;;[.A1239]));[.A1239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3s</text:p>
          </table:table-cell>
          <table:table-cell table:number-columns-repeated="4"/>
          <table:table-cell table:formula="of:=IF(ISNUMBER(SEARCH(&quot;Test&quot;;[.A1240]));[.A1240];&quot;&quot;)">
            <text:p/>
          </table:table-cell>
        </table:table-row>
        <table:table-row table:style-name="ro1">
          <table:table-cell office:value-type="string" calcext:value-type="string">
            <text:p><text:s text:c="2"/>288/10000 [..............................] - ETA: 2s</text:p>
          </table:table-cell>
          <table:table-cell table:number-columns-repeated="4"/>
          <table:table-cell table:formula="of:=IF(ISNUMBER(SEARCH(&quot;Test&quot;;[.A1241]));[.A1241];&quot;&quot;)">
            <text:p/>
          </table:table-cell>
        </table:table-row>
        <table:table-row table:style-name="ro1">
          <table:table-cell office:value-type="string" calcext:value-type="string">
            <text:p><text:s text:c="2"/>576/10000 [&gt;.............................] - ETA: 1s</text:p>
          </table:table-cell>
          <table:table-cell table:number-columns-repeated="4"/>
          <table:table-cell table:formula="of:=IF(ISNUMBER(SEARCH(&quot;Test&quot;;[.A1242]));[.A1242];&quot;&quot;)">
            <text:p/>
          </table:table-cell>
        </table:table-row>
        <table:table-row table:style-name="ro1">
          <table:table-cell office:value-type="string" calcext:value-type="string">
            <text:p><text:s text:c="2"/>928/10000 [=&gt;............................] - ETA: 1s</text:p>
          </table:table-cell>
          <table:table-cell table:number-columns-repeated="4"/>
          <table:table-cell table:formula="of:=IF(ISNUMBER(SEARCH(&quot;Test&quot;;[.A1243]));[.A1243];&quot;&quot;)">
            <text:p/>
          </table:table-cell>
        </table:table-row>
        <table:table-row table:style-name="ro1">
          <table:table-cell office:value-type="string" calcext:value-type="string">
            <text:p><text:s/>1344/10000 [===&gt;..........................] - ETA: 1s</text:p>
          </table:table-cell>
          <table:table-cell table:number-columns-repeated="4"/>
          <table:table-cell table:formula="of:=IF(ISNUMBER(SEARCH(&quot;Test&quot;;[.A1244]));[.A1244];&quot;&quot;)">
            <text:p/>
          </table:table-cell>
        </table:table-row>
        <table:table-row table:style-name="ro1">
          <table:table-cell office:value-type="string" calcext:value-type="string">
            <text:p><text:s/>1696/10000 [====&gt;.........................] - ETA: 1s</text:p>
          </table:table-cell>
          <table:table-cell table:number-columns-repeated="4"/>
          <table:table-cell table:formula="of:=IF(ISNUMBER(SEARCH(&quot;Test&quot;;[.A1245]));[.A1245];&quot;&quot;)">
            <text:p/>
          </table:table-cell>
        </table:table-row>
        <table:table-row table:style-name="ro1">
          <table:table-cell office:value-type="string" calcext:value-type="string">
            <text:p><text:s/>2048/10000 [=====&gt;........................] - ETA: 1s</text:p>
          </table:table-cell>
          <table:table-cell table:number-columns-repeated="4"/>
          <table:table-cell table:formula="of:=IF(ISNUMBER(SEARCH(&quot;Test&quot;;[.A1246]));[.A1246];&quot;&quot;)">
            <text:p/>
          </table:table-cell>
        </table:table-row>
        <table:table-row table:style-name="ro1">
          <table:table-cell office:value-type="string" calcext:value-type="string">
            <text:p><text:s/>2368/10000 [======&gt;.......................] - ETA: 1s</text:p>
          </table:table-cell>
          <table:table-cell table:number-columns-repeated="4"/>
          <table:table-cell table:formula="of:=IF(ISNUMBER(SEARCH(&quot;Test&quot;;[.A1247]));[.A1247];&quot;&quot;)">
            <text:p/>
          </table:table-cell>
        </table:table-row>
        <table:table-row table:style-name="ro1">
          <table:table-cell office:value-type="string" calcext:value-type="string">
            <text:p><text:s/>2656/10000 [======&gt;.......................] - ETA: 1s</text:p>
          </table:table-cell>
          <table:table-cell table:number-columns-repeated="4"/>
          <table:table-cell table:formula="of:=IF(ISNUMBER(SEARCH(&quot;Test&quot;;[.A1248]));[.A1248];&quot;&quot;)">
            <text:p/>
          </table:table-cell>
        </table:table-row>
        <table:table-row table:style-name="ro1">
          <table:table-cell office:value-type="string" calcext:value-type="string">
            <text:p><text:s/>2912/10000 [=======&gt;......................] - ETA: 1s</text:p>
          </table:table-cell>
          <table:table-cell table:number-columns-repeated="4"/>
          <table:table-cell table:formula="of:=IF(ISNUMBER(SEARCH(&quot;Test&quot;;[.A1249]));[.A1249];&quot;&quot;)">
            <text:p/>
          </table:table-cell>
        </table:table-row>
        <table:table-row table:style-name="ro1">
          <table:table-cell office:value-type="string" calcext:value-type="string">
            <text:p><text:s/>3296/10000 [========&gt;.....................] - ETA: 1s</text:p>
          </table:table-cell>
          <table:table-cell table:number-columns-repeated="4"/>
          <table:table-cell table:formula="of:=IF(ISNUMBER(SEARCH(&quot;Test&quot;;[.A1250]));[.A1250];&quot;&quot;)">
            <text:p/>
          </table:table-cell>
        </table:table-row>
        <table:table-row table:style-name="ro1">
          <table:table-cell office:value-type="string" calcext:value-type="string">
            <text:p><text:s/>3712/10000 [==========&gt;...................] - ETA: 1s</text:p>
          </table:table-cell>
          <table:table-cell table:number-columns-repeated="4"/>
          <table:table-cell table:formula="of:=IF(ISNUMBER(SEARCH(&quot;Test&quot;;[.A1251]));[.A1251];&quot;&quot;)">
            <text:p/>
          </table:table-cell>
        </table:table-row>
        <table:table-row table:style-name="ro1">
          <table:table-cell office:value-type="string" calcext:value-type="string">
            <text:p><text:s/>4096/10000 [===========&gt;..................] - ETA: 0s</text:p>
          </table:table-cell>
          <table:table-cell table:number-columns-repeated="4"/>
          <table:table-cell table:formula="of:=IF(ISNUMBER(SEARCH(&quot;Test&quot;;[.A1252]));[.A1252];&quot;&quot;)">
            <text:p/>
          </table:table-cell>
        </table:table-row>
        <table:table-row table:style-name="ro1">
          <table:table-cell office:value-type="string" calcext:value-type="string">
            <text:p><text:s/>4416/10000 [============&gt;.................] - ETA: 0s</text:p>
          </table:table-cell>
          <table:table-cell table:number-columns-repeated="4"/>
          <table:table-cell table:formula="of:=IF(ISNUMBER(SEARCH(&quot;Test&quot;;[.A1253]));[.A1253];&quot;&quot;)">
            <text:p/>
          </table:table-cell>
        </table:table-row>
        <table:table-row table:style-name="ro1">
          <table:table-cell office:value-type="string" calcext:value-type="string">
            <text:p><text:s/>4704/10000 [=============&gt;................] - ETA: 0s</text:p>
          </table:table-cell>
          <table:table-cell table:number-columns-repeated="4"/>
          <table:table-cell table:formula="of:=IF(ISNUMBER(SEARCH(&quot;Test&quot;;[.A1254]));[.A1254];&quot;&quot;)">
            <text:p/>
          </table:table-cell>
        </table:table-row>
        <table:table-row table:style-name="ro1">
          <table:table-cell office:value-type="string" calcext:value-type="string">
            <text:p><text:s/>5024/10000 [==============&gt;...............] - ETA: 0s</text:p>
          </table:table-cell>
          <table:table-cell table:number-columns-repeated="4"/>
          <table:table-cell table:formula="of:=IF(ISNUMBER(SEARCH(&quot;Test&quot;;[.A1255]));[.A1255];&quot;&quot;)">
            <text:p/>
          </table:table-cell>
        </table:table-row>
        <table:table-row table:style-name="ro1">
          <table:table-cell office:value-type="string" calcext:value-type="string">
            <text:p><text:s/>5312/10000 [==============&gt;...............] - ETA: 0s</text:p>
          </table:table-cell>
          <table:table-cell table:number-columns-repeated="4"/>
          <table:table-cell table:formula="of:=IF(ISNUMBER(SEARCH(&quot;Test&quot;;[.A1256]));[.A1256];&quot;&quot;)">
            <text:p/>
          </table:table-cell>
        </table:table-row>
        <table:table-row table:style-name="ro1">
          <table:table-cell office:value-type="string" calcext:value-type="string">
            <text:p><text:s/>5600/10000 [===============&gt;..............] - ETA: 0s</text:p>
          </table:table-cell>
          <table:table-cell table:number-columns-repeated="4"/>
          <table:table-cell table:formula="of:=IF(ISNUMBER(SEARCH(&quot;Test&quot;;[.A1257]));[.A1257];&quot;&quot;)">
            <text:p/>
          </table:table-cell>
        </table:table-row>
        <table:table-row table:style-name="ro1">
          <table:table-cell office:value-type="string" calcext:value-type="string">
            <text:p><text:s/>5888/10000 [================&gt;.............] - ETA: 0s</text:p>
          </table:table-cell>
          <table:table-cell table:number-columns-repeated="4"/>
          <table:table-cell table:formula="of:=IF(ISNUMBER(SEARCH(&quot;Test&quot;;[.A1258]));[.A1258];&quot;&quot;)">
            <text:p/>
          </table:table-cell>
        </table:table-row>
        <table:table-row table:style-name="ro1">
          <table:table-cell office:value-type="string" calcext:value-type="string">
            <text:p><text:s/>6240/10000 [=================&gt;............] - ETA: 0s</text:p>
          </table:table-cell>
          <table:table-cell table:number-columns-repeated="4"/>
          <table:table-cell table:formula="of:=IF(ISNUMBER(SEARCH(&quot;Test&quot;;[.A1259]));[.A1259];&quot;&quot;)">
            <text:p/>
          </table:table-cell>
        </table:table-row>
        <table:table-row table:style-name="ro1">
          <table:table-cell office:value-type="string" calcext:value-type="string">
            <text:p><text:s/>6432/10000 [==================&gt;...........] - ETA: 0s</text:p>
          </table:table-cell>
          <table:table-cell table:number-columns-repeated="4"/>
          <table:table-cell table:formula="of:=IF(ISNUMBER(SEARCH(&quot;Test&quot;;[.A1260]));[.A1260];&quot;&quot;)">
            <text:p/>
          </table:table-cell>
        </table:table-row>
        <table:table-row table:style-name="ro1">
          <table:table-cell office:value-type="string" calcext:value-type="string">
            <text:p><text:s/>6624/10000 [==================&gt;...........] - ETA: 0s</text:p>
          </table:table-cell>
          <table:table-cell table:number-columns-repeated="4"/>
          <table:table-cell table:formula="of:=IF(ISNUMBER(SEARCH(&quot;Test&quot;;[.A1261]));[.A1261];&quot;&quot;)">
            <text:p/>
          </table:table-cell>
        </table:table-row>
        <table:table-row table:style-name="ro1">
          <table:table-cell office:value-type="string" calcext:value-type="string">
            <text:p><text:s/>6816/10000 [===================&gt;..........] - ETA: 0s</text:p>
          </table:table-cell>
          <table:table-cell table:number-columns-repeated="4"/>
          <table:table-cell table:formula="of:=IF(ISNUMBER(SEARCH(&quot;Test&quot;;[.A1262]));[.A1262];&quot;&quot;)">
            <text:p/>
          </table:table-cell>
        </table:table-row>
        <table:table-row table:style-name="ro1">
          <table:table-cell office:value-type="string" calcext:value-type="string">
            <text:p><text:s/>7136/10000 [====================&gt;.........] - ETA: 0s</text:p>
          </table:table-cell>
          <table:table-cell table:number-columns-repeated="4"/>
          <table:table-cell table:formula="of:=IF(ISNUMBER(SEARCH(&quot;Test&quot;;[.A1263]));[.A1263];&quot;&quot;)">
            <text:p/>
          </table:table-cell>
        </table:table-row>
        <table:table-row table:style-name="ro1">
          <table:table-cell office:value-type="string" calcext:value-type="string">
            <text:p><text:s/>7456/10000 [=====================&gt;........] - ETA: 0s</text:p>
          </table:table-cell>
          <table:table-cell table:number-columns-repeated="4"/>
          <table:table-cell table:formula="of:=IF(ISNUMBER(SEARCH(&quot;Test&quot;;[.A1264]));[.A1264];&quot;&quot;)">
            <text:p/>
          </table:table-cell>
        </table:table-row>
        <table:table-row table:style-name="ro1">
          <table:table-cell office:value-type="string" calcext:value-type="string">
            <text:p><text:s/>7776/10000 [======================&gt;.......] - ETA: 0s</text:p>
          </table:table-cell>
          <table:table-cell table:number-columns-repeated="4"/>
          <table:table-cell table:formula="of:=IF(ISNUMBER(SEARCH(&quot;Test&quot;;[.A1265]));[.A1265];&quot;&quot;)">
            <text:p/>
          </table:table-cell>
        </table:table-row>
        <table:table-row table:style-name="ro1">
          <table:table-cell office:value-type="string" calcext:value-type="string">
            <text:p><text:s/>8192/10000 [=======================&gt;......] - ETA: 0s</text:p>
          </table:table-cell>
          <table:table-cell table:number-columns-repeated="4"/>
          <table:table-cell table:formula="of:=IF(ISNUMBER(SEARCH(&quot;Test&quot;;[.A1266]));[.A1266];&quot;&quot;)">
            <text:p/>
          </table:table-cell>
        </table:table-row>
        <table:table-row table:style-name="ro1">
          <table:table-cell office:value-type="string" calcext:value-type="string">
            <text:p><text:s/>8608/10000 [========================&gt;.....] - ETA: 0s</text:p>
          </table:table-cell>
          <table:table-cell table:number-columns-repeated="4"/>
          <table:table-cell table:formula="of:=IF(ISNUMBER(SEARCH(&quot;Test&quot;;[.A1267]));[.A1267];&quot;&quot;)">
            <text:p/>
          </table:table-cell>
        </table:table-row>
        <table:table-row table:style-name="ro1">
          <table:table-cell office:value-type="string" calcext:value-type="string">
            <text:p><text:s/>9024/10000 [==========================&gt;...] - ETA: 0s</text:p>
          </table:table-cell>
          <table:table-cell table:number-columns-repeated="4"/>
          <table:table-cell table:formula="of:=IF(ISNUMBER(SEARCH(&quot;Test&quot;;[.A1268]));[.A1268];&quot;&quot;)">
            <text:p/>
          </table:table-cell>
        </table:table-row>
        <table:table-row table:style-name="ro1">
          <table:table-cell office:value-type="string" calcext:value-type="string">
            <text:p><text:s/>9440/10000 [===========================&gt;..] - ETA: 0s</text:p>
          </table:table-cell>
          <table:table-cell table:number-columns-repeated="4"/>
          <table:table-cell table:formula="of:=IF(ISNUMBER(SEARCH(&quot;Test&quot;;[.A1269]));[.A1269];&quot;&quot;)">
            <text:p/>
          </table:table-cell>
        </table:table-row>
        <table:table-row table:style-name="ro1">
          <table:table-cell office:value-type="string" calcext:value-type="string">
            <text:p><text:s/>9856/10000 [============================&gt;.] - ETA: 0s</text:p>
          </table:table-cell>
          <table:table-cell table:number-columns-repeated="4"/>
          <table:table-cell table:formula="of:=IF(ISNUMBER(SEARCH(&quot;Test&quot;;[.A1270]));[.A1270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2s 163us/step</text:p>
          </table:table-cell>
          <table:table-cell table:number-columns-repeated="4"/>
          <table:table-cell table:formula="of:=IF(ISNUMBER(SEARCH(&quot;Test&quot;;[.A1271]));[.A1271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8, 8): <text:s/>1.380900682067871</text:p>
          </table:table-cell>
          <table:table-cell table:number-columns-repeated="4"/>
          <table:table-cell table:formula="of:=IF(ISNUMBER(SEARCH(&quot;Test&quot;;[.A1272]));[.A1272];&quot;&quot;)" office:value-type="string" office:string-value="Test loss kernel: (8, 8) stride: (8, 8):  1.380900682067871" calcext:value-type="string">
            <text:p>Test loss kernel: (8, 8) stride: (8, 8): <text:s/>1.380900682067871</text:p>
          </table:table-cell>
        </table:table-row>
        <table:table-row table:style-name="ro1">
          <table:table-cell office:value-type="string" calcext:value-type="string">
            <text:p>Test accuracy kernel: (8, 8) stride: (8, 8): <text:s/>0.5109</text:p>
          </table:table-cell>
          <table:table-cell table:number-columns-repeated="4"/>
          <table:table-cell table:formula="of:=IF(ISNUMBER(SEARCH(&quot;Test&quot;;[.A1273]));[.A1273];&quot;&quot;)" office:value-type="string" office:string-value="Test accuracy kernel: (8, 8) stride: (8, 8):  0.5109" calcext:value-type="string">
            <text:p>Test accuracy kernel: (8, 8) stride: (8, 8): <text:s/>0.5109</text:p>
          </table:table-cell>
        </table:table-row>
        <table:table-row table:style-name="ro1">
          <table:table-cell table:number-columns-repeated="5"/>
          <table:table-cell table:formula="of:=IF(ISNUMBER(SEARCH(&quot;Test&quot;;[.A1274]));[.A1274];&quot;&quot;)">
            <text:p/>
          </table:table-cell>
        </table:table-row>
        <table:table-row table:style-name="ro1">
          <table:table-cell office:value-type="string" calcext:value-type="string">
            <text:p><text:s text:c="3"/>32/10000 [..............................] - ETA: 1s</text:p>
          </table:table-cell>
          <table:table-cell table:number-columns-repeated="4"/>
          <table:table-cell table:formula="of:=IF(ISNUMBER(SEARCH(&quot;Test&quot;;[.A1275]));[.A1275];&quot;&quot;)">
            <text:p/>
          </table:table-cell>
        </table:table-row>
        <table:table-row table:style-name="ro1">
          <table:table-cell office:value-type="string" calcext:value-type="string">
            <text:p><text:s text:c="2"/>320/10000 [..............................] - ETA: 1s</text:p>
          </table:table-cell>
          <table:table-cell table:number-columns-repeated="4"/>
          <table:table-cell table:formula="of:=IF(ISNUMBER(SEARCH(&quot;Test&quot;;[.A1276]));[.A1276];&quot;&quot;)">
            <text:p/>
          </table:table-cell>
        </table:table-row>
        <table:table-row table:style-name="ro1">
          <table:table-cell office:value-type="string" calcext:value-type="string">
            <text:p><text:s text:c="2"/>704/10000 [=&gt;............................] - ETA: 1s</text:p>
          </table:table-cell>
          <table:table-cell table:number-columns-repeated="4"/>
          <table:table-cell table:formula="of:=IF(ISNUMBER(SEARCH(&quot;Test&quot;;[.A1277]));[.A1277];&quot;&quot;)">
            <text:p/>
          </table:table-cell>
        </table:table-row>
        <table:table-row table:style-name="ro1">
          <table:table-cell office:value-type="string" calcext:value-type="string">
            <text:p><text:s/>1088/10000 [==&gt;...........................] - ETA: 1s</text:p>
          </table:table-cell>
          <table:table-cell table:number-columns-repeated="4"/>
          <table:table-cell table:formula="of:=IF(ISNUMBER(SEARCH(&quot;Test&quot;;[.A1278]));[.A1278];&quot;&quot;)">
            <text:p/>
          </table:table-cell>
        </table:table-row>
        <table:table-row table:style-name="ro1">
          <table:table-cell office:value-type="string" calcext:value-type="string">
            <text:p><text:s/>1536/10000 [===&gt;..........................] - ETA: 1s</text:p>
          </table:table-cell>
          <table:table-cell table:number-columns-repeated="4"/>
          <table:table-cell table:formula="of:=IF(ISNUMBER(SEARCH(&quot;Test&quot;;[.A1279]));[.A1279];&quot;&quot;)">
            <text:p/>
          </table:table-cell>
        </table:table-row>
        <table:table-row table:style-name="ro1">
          <table:table-cell office:value-type="string" calcext:value-type="string">
            <text:p><text:s/>1984/10000 [====&gt;.........................] - ETA: 1s</text:p>
          </table:table-cell>
          <table:table-cell table:number-columns-repeated="4"/>
          <table:table-cell table:formula="of:=IF(ISNUMBER(SEARCH(&quot;Test&quot;;[.A1280]));[.A1280];&quot;&quot;)">
            <text:p/>
          </table:table-cell>
        </table:table-row>
        <table:table-row table:style-name="ro1">
          <table:table-cell office:value-type="string" calcext:value-type="string">
            <text:p><text:s/>2464/10000 [======&gt;.......................] - ETA: 0s</text:p>
          </table:table-cell>
          <table:table-cell table:number-columns-repeated="4"/>
          <table:table-cell table:formula="of:=IF(ISNUMBER(SEARCH(&quot;Test&quot;;[.A1281]));[.A1281];&quot;&quot;)">
            <text:p/>
          </table:table-cell>
        </table:table-row>
        <table:table-row table:style-name="ro1">
          <table:table-cell office:value-type="string" calcext:value-type="string">
            <text:p><text:s/>2784/10000 [=======&gt;......................] - ETA: 0s</text:p>
          </table:table-cell>
          <table:table-cell table:number-columns-repeated="4"/>
          <table:table-cell table:formula="of:=IF(ISNUMBER(SEARCH(&quot;Test&quot;;[.A1282]));[.A1282];&quot;&quot;)">
            <text:p/>
          </table:table-cell>
        </table:table-row>
        <table:table-row table:style-name="ro1">
          <table:table-cell office:value-type="string" calcext:value-type="string">
            <text:p><text:s/>3072/10000 [========&gt;.....................] - ETA: 0s</text:p>
          </table:table-cell>
          <table:table-cell table:number-columns-repeated="4"/>
          <table:table-cell table:formula="of:=IF(ISNUMBER(SEARCH(&quot;Test&quot;;[.A1283]));[.A1283];&quot;&quot;)">
            <text:p/>
          </table:table-cell>
        </table:table-row>
        <table:table-row table:style-name="ro1">
          <table:table-cell office:value-type="string" calcext:value-type="string">
            <text:p><text:s/>3360/10000 [=========&gt;....................] - ETA: 0s</text:p>
          </table:table-cell>
          <table:table-cell table:number-columns-repeated="4"/>
          <table:table-cell table:formula="of:=IF(ISNUMBER(SEARCH(&quot;Test&quot;;[.A1284]));[.A1284];&quot;&quot;)">
            <text:p/>
          </table:table-cell>
        </table:table-row>
        <table:table-row table:style-name="ro1">
          <table:table-cell office:value-type="string" calcext:value-type="string">
            <text:p><text:s/>3808/10000 [==========&gt;...................] - ETA: 0s</text:p>
          </table:table-cell>
          <table:table-cell table:number-columns-repeated="4"/>
          <table:table-cell table:formula="of:=IF(ISNUMBER(SEARCH(&quot;Test&quot;;[.A1285]));[.A1285];&quot;&quot;)">
            <text:p/>
          </table:table-cell>
        </table:table-row>
        <table:table-row table:style-name="ro1">
          <table:table-cell office:value-type="string" calcext:value-type="string">
            <text:p><text:s/>4256/10000 [===========&gt;..................] - ETA: 0s</text:p>
          </table:table-cell>
          <table:table-cell table:number-columns-repeated="4"/>
          <table:table-cell table:formula="of:=IF(ISNUMBER(SEARCH(&quot;Test&quot;;[.A1286]));[.A1286];&quot;&quot;)">
            <text:p/>
          </table:table-cell>
        </table:table-row>
        <table:table-row table:style-name="ro1">
          <table:table-cell office:value-type="string" calcext:value-type="string">
            <text:p><text:s/>4672/10000 [=============&gt;................] - ETA: 0s</text:p>
          </table:table-cell>
          <table:table-cell table:number-columns-repeated="4"/>
          <table:table-cell table:formula="of:=IF(ISNUMBER(SEARCH(&quot;Test&quot;;[.A1287]));[.A1287];&quot;&quot;)">
            <text:p/>
          </table:table-cell>
        </table:table-row>
        <table:table-row table:style-name="ro1">
          <table:table-cell office:value-type="string" calcext:value-type="string">
            <text:p><text:s/>4960/10000 [=============&gt;................] - ETA: 0s</text:p>
          </table:table-cell>
          <table:table-cell table:number-columns-repeated="4"/>
          <table:table-cell table:formula="of:=IF(ISNUMBER(SEARCH(&quot;Test&quot;;[.A1288]));[.A1288];&quot;&quot;)">
            <text:p/>
          </table:table-cell>
        </table:table-row>
        <table:table-row table:style-name="ro1">
          <table:table-cell office:value-type="string" calcext:value-type="string">
            <text:p><text:s/>5248/10000 [==============&gt;...............] - ETA: 0s</text:p>
          </table:table-cell>
          <table:table-cell table:number-columns-repeated="4"/>
          <table:table-cell table:formula="of:=IF(ISNUMBER(SEARCH(&quot;Test&quot;;[.A1289]));[.A1289];&quot;&quot;)">
            <text:p/>
          </table:table-cell>
        </table:table-row>
        <table:table-row table:style-name="ro1">
          <table:table-cell office:value-type="string" calcext:value-type="string">
            <text:p><text:s/>5536/10000 [===============&gt;..............] - ETA: 0s</text:p>
          </table:table-cell>
          <table:table-cell table:number-columns-repeated="4"/>
          <table:table-cell table:formula="of:=IF(ISNUMBER(SEARCH(&quot;Test&quot;;[.A1290]));[.A1290];&quot;&quot;)">
            <text:p/>
          </table:table-cell>
        </table:table-row>
        <table:table-row table:style-name="ro1">
          <table:table-cell office:value-type="string" calcext:value-type="string">
            <text:p><text:s/>5888/10000 [================&gt;.............] - ETA: 0s</text:p>
          </table:table-cell>
          <table:table-cell table:number-columns-repeated="4"/>
          <table:table-cell table:formula="of:=IF(ISNUMBER(SEARCH(&quot;Test&quot;;[.A1291]));[.A1291];&quot;&quot;)">
            <text:p/>
          </table:table-cell>
        </table:table-row>
        <table:table-row table:style-name="ro1">
          <table:table-cell office:value-type="string" calcext:value-type="string">
            <text:p><text:s/>6176/10000 [=================&gt;............] - ETA: 0s</text:p>
          </table:table-cell>
          <table:table-cell table:number-columns-repeated="4"/>
          <table:table-cell table:formula="of:=IF(ISNUMBER(SEARCH(&quot;Test&quot;;[.A1292]));[.A1292];&quot;&quot;)">
            <text:p/>
          </table:table-cell>
        </table:table-row>
        <table:table-row table:style-name="ro1">
          <table:table-cell office:value-type="string" calcext:value-type="string">
            <text:p><text:s/>6496/10000 [==================&gt;...........] - ETA: 0s</text:p>
          </table:table-cell>
          <table:table-cell table:number-columns-repeated="4"/>
          <table:table-cell table:formula="of:=IF(ISNUMBER(SEARCH(&quot;Test&quot;;[.A1293]));[.A1293];&quot;&quot;)">
            <text:p/>
          </table:table-cell>
        </table:table-row>
        <table:table-row table:style-name="ro1">
          <table:table-cell office:value-type="string" calcext:value-type="string">
            <text:p><text:s/>6912/10000 [===================&gt;..........] - ETA: 0s</text:p>
          </table:table-cell>
          <table:table-cell table:number-columns-repeated="4"/>
          <table:table-cell table:formula="of:=IF(ISNUMBER(SEARCH(&quot;Test&quot;;[.A1294]));[.A1294];&quot;&quot;)">
            <text:p/>
          </table:table-cell>
        </table:table-row>
        <table:table-row table:style-name="ro1">
          <table:table-cell office:value-type="string" calcext:value-type="string">
            <text:p><text:s/>7296/10000 [====================&gt;.........] - ETA: 0s</text:p>
          </table:table-cell>
          <table:table-cell table:number-columns-repeated="4"/>
          <table:table-cell table:formula="of:=IF(ISNUMBER(SEARCH(&quot;Test&quot;;[.A1295]));[.A1295];&quot;&quot;)">
            <text:p/>
          </table:table-cell>
        </table:table-row>
        <table:table-row table:style-name="ro1">
          <table:table-cell office:value-type="string" calcext:value-type="string">
            <text:p><text:s/>7552/10000 [=====================&gt;........] - ETA: 0s</text:p>
          </table:table-cell>
          <table:table-cell table:number-columns-repeated="4"/>
          <table:table-cell table:formula="of:=IF(ISNUMBER(SEARCH(&quot;Test&quot;;[.A1296]));[.A1296];&quot;&quot;)">
            <text:p/>
          </table:table-cell>
        </table:table-row>
        <table:table-row table:style-name="ro1">
          <table:table-cell office:value-type="string" calcext:value-type="string">
            <text:p><text:s/>7904/10000 [======================&gt;.......] - ETA: 0s</text:p>
          </table:table-cell>
          <table:table-cell table:number-columns-repeated="4"/>
          <table:table-cell table:formula="of:=IF(ISNUMBER(SEARCH(&quot;Test&quot;;[.A1297]));[.A1297];&quot;&quot;)">
            <text:p/>
          </table:table-cell>
        </table:table-row>
        <table:table-row table:style-name="ro1">
          <table:table-cell office:value-type="string" calcext:value-type="string">
            <text:p><text:s/>8160/10000 [=======================&gt;......] - ETA: 0s</text:p>
          </table:table-cell>
          <table:table-cell table:number-columns-repeated="4"/>
          <table:table-cell table:formula="of:=IF(ISNUMBER(SEARCH(&quot;Test&quot;;[.A1298]));[.A1298];&quot;&quot;)">
            <text:p/>
          </table:table-cell>
        </table:table-row>
        <table:table-row table:style-name="ro1">
          <table:table-cell office:value-type="string" calcext:value-type="string">
            <text:p><text:s/>8512/10000 [========================&gt;.....] - ETA: 0s</text:p>
          </table:table-cell>
          <table:table-cell table:number-columns-repeated="4"/>
          <table:table-cell table:formula="of:=IF(ISNUMBER(SEARCH(&quot;Test&quot;;[.A1299]));[.A1299];&quot;&quot;)">
            <text:p/>
          </table:table-cell>
        </table:table-row>
        <table:table-row table:style-name="ro1">
          <table:table-cell office:value-type="string" calcext:value-type="string">
            <text:p><text:s/>8864/10000 [=========================&gt;....] - ETA: 0s</text:p>
          </table:table-cell>
          <table:table-cell table:number-columns-repeated="4"/>
          <table:table-cell table:formula="of:=IF(ISNUMBER(SEARCH(&quot;Test&quot;;[.A1300]));[.A1300];&quot;&quot;)">
            <text:p/>
          </table:table-cell>
        </table:table-row>
        <table:table-row table:style-name="ro1">
          <table:table-cell office:value-type="string" calcext:value-type="string">
            <text:p><text:s/>9216/10000 [==========================&gt;...] - ETA: 0s</text:p>
          </table:table-cell>
          <table:table-cell table:number-columns-repeated="4"/>
          <table:table-cell table:formula="of:=IF(ISNUMBER(SEARCH(&quot;Test&quot;;[.A1301]));[.A1301];&quot;&quot;)">
            <text:p/>
          </table:table-cell>
        </table:table-row>
        <table:table-row table:style-name="ro1">
          <table:table-cell office:value-type="string" calcext:value-type="string">
            <text:p><text:s/>9600/10000 [===========================&gt;..] - ETA: 0s</text:p>
          </table:table-cell>
          <table:table-cell table:number-columns-repeated="4"/>
          <table:table-cell table:formula="of:=IF(ISNUMBER(SEARCH(&quot;Test&quot;;[.A1302]));[.A1302];&quot;&quot;)">
            <text:p/>
          </table:table-cell>
        </table:table-row>
        <table:table-row table:style-name="ro1">
          <table:table-cell office:value-type="string" calcext:value-type="string">
            <text:p>10000/10000 [==============================] - 1s 147us/step</text:p>
          </table:table-cell>
          <table:table-cell table:number-columns-repeated="4"/>
          <table:table-cell table:formula="of:=IF(ISNUMBER(SEARCH(&quot;Test&quot;;[.A1303]));[.A1303];&quot;&quot;)">
            <text:p/>
          </table:table-cell>
        </table:table-row>
        <table:table-row table:style-name="ro1">
          <table:table-cell office:value-type="string" calcext:value-type="string">
            <text:p>Test loss kernel: (8, 8) stride: (8, 8) dropout: <text:s/>1.460533309364319</text:p>
          </table:table-cell>
          <table:table-cell table:number-columns-repeated="4"/>
          <table:table-cell table:formula="of:=IF(ISNUMBER(SEARCH(&quot;Test&quot;;[.A1304]));[.A1304];&quot;&quot;)" office:value-type="string" office:string-value="Test loss kernel: (8, 8) stride: (8, 8) dropout:  1.460533309364319" calcext:value-type="string">
            <text:p>Test loss kernel: (8, 8) stride: (8, 8) dropout: <text:s/>1.460533309364319</text:p>
          </table:table-cell>
        </table:table-row>
        <table:table-row table:style-name="ro1">
          <table:table-cell office:value-type="string" calcext:value-type="string">
            <text:p>Test accuracy kernel: (8, 8) stride: (8, 8) dropout: <text:s/>0.4698</text:p>
          </table:table-cell>
          <table:table-cell table:number-columns-repeated="4"/>
          <table:table-cell table:formula="of:=IF(ISNUMBER(SEARCH(&quot;Test&quot;;[.A1305]));[.A1305];&quot;&quot;)" office:value-type="string" office:string-value="Test accuracy kernel: (8, 8) stride: (8, 8) dropout:  0.4698" calcext:value-type="string">
            <text:p>Test accuracy kernel: (8, 8) stride: (8, 8) dropout: <text:s/>0.4698</text:p>
          </table:table-cell>
        </table:table-row>
        <table:table-row table:style-name="ro1">
          <table:table-cell table:number-columns-repeated="5"/>
          <table:table-cell table:formula="of:=IF(ISNUMBER(SEARCH(&quot;Test&quot;;[.A1306]));[.A1306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07]));[.A1307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08]));[.A1308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09]));[.A1309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10]));[.A1310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11]));[.A1311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12]));[.A1312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13]));[.A1313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14]));[.A1314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15]));[.A1315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16]));[.A1316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17]));[.A1317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18]));[.A1318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19]));[.A1319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20]));[.A1320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21]));[.A1321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22]));[.A1322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23]));[.A1323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24]));[.A1324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25]));[.A1325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26]));[.A1326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27]));[.A1327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28]));[.A1328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29]));[.A1329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30]));[.A1330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31]));[.A1331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32]));[.A1332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33]));[.A1333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34]));[.A1334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35]));[.A1335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36]));[.A1336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37]));[.A1337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38]));[.A1338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39]));[.A1339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40]));[.A1340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41]));[.A1341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42]));[.A1342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43]));[.A1343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44]));[.A1344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45]));[.A1345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46]));[.A1346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47]));[.A1347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48]));[.A1348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49]));[.A1349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50]));[.A1350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51]));[.A1351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52]));[.A1352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53]));[.A1353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54]));[.A1354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55]));[.A1355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56]));[.A1356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57]));[.A1357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58]));[.A1358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59]));[.A1359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60]));[.A1360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61]));[.A1361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62]));[.A1362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63]));[.A1363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64]));[.A1364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65]));[.A1365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66]));[.A1366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67]));[.A1367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68]));[.A1368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69]));[.A1369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70]));[.A1370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71]));[.A1371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72]));[.A1372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73]));[.A1373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74]));[.A1374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75]));[.A1375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76]));[.A1376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77]));[.A1377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78]));[.A1378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79]));[.A1379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80]));[.A1380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81]));[.A1381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82]));[.A1382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83]));[.A1383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84]));[.A1384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85]));[.A1385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86]));[.A1386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87]));[.A1387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88]));[.A1388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89]));[.A1389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90]));[.A1390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91]));[.A1391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92]));[.A1392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93]));[.A1393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94]));[.A1394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95]));[.A1395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96]));[.A1396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97]));[.A1397];&quot;&quot;)">
            <text:p/>
          </table:table-cell>
        </table:table-row>
        <table:table-row table:style-name="ro1">
          <table:table-cell table:number-columns-repeated="5"/>
          <table:table-cell table:formula="of:=IF(ISNUMBER(SEARCH(&quot;Test&quot;;[.A1398]));[.A1398];&quot;&quot;)">
            <text:p/>
          </table:table-cell>
        </table:table-row>
      </table:table>
      <table:named-expressions/>
      <table:database-ranges>
        <table:database-range table:name="__Anonymous_Sheet_DB__1" table:target-range-address="Sheet2.F15:Sheet2.F605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AR PL UMing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10:56:53.850003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1:53:49.322678037</meta:creation-date>
    <dc:date>2018-10-30T11:03:20.222494469</dc:date>
    <meta:editing-duration>PT18M9S</meta:editing-duration>
    <meta:editing-cycles>3</meta:editing-cycles>
    <meta:generator>LibreOffice/6.1.2.1$Linux_X86_64 LibreOffice_project/10$Build-1</meta:generator>
    <meta:document-statistic meta:table-count="2" meta:cell-count="3942" meta:object-count="0"/>
  </office:meta>
</office:document-meta>
</file>